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settings.xml" manifest:media-type="text/xml"/>
  <manifest:file-entry manifest:full-path="styles.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49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9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9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0">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1">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3">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4">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6">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7">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pitch="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9">
      <style:paragraph-properties fo:line-height="100%" fo:text-align="righ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0">
      <style:graphic-properties fo:wrap-option="wrap" fo:padding-top="0.05094in" fo:padding-bottom="0.05094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91">
      <style:graphic-properties draw:fill="none" draw:stroke="solid" svg:stroke-width="0.01042in" svg:stroke-color="#000000" svg:stroke-opacity="100%" draw:stroke-linejoin="miter"/>
    </style:style>
    <style:style style:family="presentation" style:name="a2192">
      <style:graphic-properties fo:wrap-option="wrap" fo:padding-top="0.04995in" fo:padding-bottom="0.04995in" fo:padding-left="0.09989in" fo:padding-right="0.09989in" draw:textarea-vertical-align="top" draw:textarea-horizontal-align="left" draw:fill="none" draw:stroke="none" draw:auto-grow-width="false" draw:auto-grow-height="false"/>
      <style:paragraph-properties style:font-independent-line-spacing="true" style:writing-mode="lr-tb"/>
    </style:style>
    <style:style style:family="drawing-page" style:name="a21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0">
      <style:paragraph-properties fo:line-height="100%" fo:text-align="left" style:tab-stop-distance="1.019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01">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pitch="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03">
      <style:paragraph-properties fo:line-height="100%" fo:text-align="righ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0000cc"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graphic" style:name="a2904">
      <style:graphic-properties fo:wrap-option="wrap" fo:padding-top="0.05095in" fo:padding-bottom="0.05095in" fo:padding-left="0.1019in" fo:padding-right="0.1019in" draw:textarea-vertical-align="bottom" draw:textarea-horizontal-align="left" draw:fill="none" draw:stroke="none" draw:auto-grow-width="false" draw:auto-grow-height="false"/>
      <style:paragraph-properties style:font-independent-line-spacing="true" style:writing-mode="lr-tb"/>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9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9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0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83333in" style:font-size-asian="0.83333in" style:font-size-complex="0.8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新細明體"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10">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complex="Arial" style:font-family-generic="swiss" style:font-family-generic-complex="swiss" style:font-pitch="variable" style:font-pitch-complex="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11">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complex="Arial" style:font-family-generic="swiss" style:font-family-generic-complex="swiss" style:font-pitch="variable" style:font-pitch-complex="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9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01389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9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01389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915" style:parent-style-name="Graphics">
      <style:graphic-properties draw:fill="bitmap" draw:fill-image-name="a2914" style:repeat="stretch" fo:clip="rect(0.02636in 0.76904in -0.00003in 1.54284in)" draw:stroke="none" draw:shadow="visible" draw:shadow-offset-x="-0.04437in" draw:shadow-offset-y="-0.03343in" draw:shadow-color="#000000" draw:shadow-opacity="48%"/>
    </style:style>
    <style:style style:family="text" style:name="a291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8">
      <style:paragraph-properties fo:line-height="100%" fo:text-align="left" style:tab-stop-distance="1.019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9">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260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920">
      <style:graphic-properties draw:fill="none" draw:stroke="solid" svg:stroke-width="0.01042in" svg:stroke-color="#000000" svg:stroke-opacity="100%" draw:stroke-linejoin="miter"/>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921">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2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pitch="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923">
      <style:paragraph-properties fo:line-height="100%" fo:text-align="righ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924">
      <style:graphic-properties fo:wrap-option="wrap" fo:padding-top="0.05095in" fo:padding-bottom="0.05095in" fo:padding-left="0.1019in" fo:padding-right="0.1019in" draw:textarea-vertical-align="bottom" draw:textarea-horizontal-align="left" draw:fill="none" draw:stroke="none" draw:auto-grow-width="false" draw:auto-grow-height="false"/>
      <style:paragraph-properties style:font-independent-line-spacing="true" style:writing-mode="lr-tb"/>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9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9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7">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1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0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1">
      <style:paragraph-properties fo:line-height="0.33333in" fo:text-align="justify" fo:text-align-last="start" style:tab-stop-distance="1in" fo:margin-left="0.375in" fo:margin-right="0in" fo:text-indent="-0.375in" fo:margin-top="0.16667in" fo:margin-bottom="0in" style:punctuation-wrap="hanging" style:vertical-align="auto" style:writing-mode="lr-tb">
        <style:tab-stops>
          <style:tab-stop style:position="0.704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0">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0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3">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4">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3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3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3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2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3">
      <style:paragraph-properties fo:line-height="0.33333in" fo:text-align="justify" fo:text-align-last="start" style:tab-stop-distance="1in" fo:margin-left="0.55382in" fo:margin-right="0in" fo:text-indent="-0.37326in" fo:margin-top="0.16667in" fo:margin-bottom="0in" style:punctuation-wrap="hanging" style:vertical-align="auto" style:writing-mode="lr-tb">
        <style:tab-stops>
          <style:tab-stop style:position="0.5260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5">
      <style:paragraph-properties fo:line-height="0.33333in" fo:text-align="justify" fo:text-align-last="start" style:tab-stop-distance="1in" fo:margin-left="0.55382in" fo:margin-right="0in" fo:text-indent="-0.37326in" fo:margin-top="0.16667in" fo:margin-bottom="0in" style:punctuation-wrap="hanging" style:vertical-align="auto" style:writing-mode="lr-tb">
        <style:tab-stops>
          <style:tab-stop style:position="0.5260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27">
      <style:text-properties fo:font-variant="normal" fo:text-transform="none" fo:color="#0000cc"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62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2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4">
      <style:paragraph-properties fo:line-height="0.33333in" fo:text-align="justify" fo:text-align-last="start" style:tab-stop-distance="1in" fo:margin-left="0.37402in" fo:margin-right="0in" fo:text-indent="0in" fo:margin-top="0.16667in" fo:margin-bottom="0in" style:punctuation-wrap="hanging" style:vertical-align="auto" style:writing-mode="lr-tb">
        <style:tab-stops>
          <style:tab-stop style:position="0.7058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1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1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7">
      <style:paragraph-properties fo:line-height="0.33333in" fo:text-align="justify" fo:text-align-last="start" style:tab-stop-distance="1in" fo:margin-left="0.58681in" fo:margin-right="0in" fo:text-indent="0in" fo:margin-top="0.16667in" fo:margin-bottom="0in" style:punctuation-wrap="hanging" style:vertical-align="auto" style:writing-mode="lr-tb">
        <style:tab-stops>
          <style:tab-stop style:position="0.4930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1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標楷體" style:font-family-asian="標楷體" style:font-family-generic="script" style:font-family-generic-asian="script" style:font-pitch="fixed"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4">
      <style:paragraph-properties fo:line-height="0.33333in" fo:text-align="justify" fo:text-align-last="start" style:tab-stop-distance="1in" fo:margin-left="0.375in" fo:margin-right="0in" fo:text-indent="-0.375in" fo:margin-top="0in" fo:margin-bottom="0in" style:punctuation-wrap="hanging" style:vertical-align="auto" style:writing-mode="lr-tb">
        <style:tab-stops>
          <style:tab-stop style:position="0.704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9">
      <style:paragraph-properties fo:line-height="0.33333in" fo:text-align="justify" fo:text-align-last="start" style:tab-stop-distance="1in" fo:margin-left="0in" fo:margin-right="0in" fo:text-indent="0in" fo:margin-top="0.16667in" fo:margin-bottom="0in" style:punctuation-wrap="hanging" style:vertical-align="auto" style:writing-mode="lr-tb">
        <style:tab-stops>
          <style:tab-stop style:position="1.079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0">
      <style:graphic-properties fo:wrap-option="wrap" fo:padding-top="0.05093in" fo:padding-bottom="0.05093in" fo:padding-left="0.10187in" fo:padding-right="0.10187in" draw:textarea-vertical-align="bottom" draw:textarea-horizontal-align="left" draw:fill="none" draw:stroke="none" draw:auto-grow-width="false" draw:auto-grow-height="false"/>
      <style:paragraph-properties style:font-independent-line-spacing="true" style:writing-mode="lr-tb"/>
    </style:style>
    <style:style style:family="text" style:name="a294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3">
      <style:graphic-properties fo:wrap-option="wrap" fo:padding-top="0.05093in" fo:padding-bottom="0.05093in" fo:padding-left="0.10187in" fo:padding-right="0.10187in" draw:textarea-vertical-align="bottom" draw:textarea-horizontal-align="left" draw:fill="none" draw:stroke="none" draw:auto-grow-width="false" draw:auto-grow-height="false"/>
      <style:paragraph-properties style:font-independent-line-spacing="true" style:writing-mode="lr-tb"/>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pitch="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5">
      <style:paragraph-properties fo:line-height="100%" fo:text-align="righ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06">
      <style:graphic-properties fo:wrap-option="wrap" fo:padding-top="0.05095in" fo:padding-bottom="0.05095in" fo:padding-left="0.1019in" fo:padding-right="0.1019in" draw:textarea-vertical-align="bottom" draw:textarea-horizontal-align="left" draw:fill="none" draw:stroke="none" draw:auto-grow-width="false" draw:auto-grow-height="false"/>
      <style:paragraph-properties style:font-independent-line-spacing="true" style:writing-mode="lr-tb"/>
    </style:style>
    <style:style style:family="paragraph" style:name="a2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7">
      <style:graphic-properties draw:fill="none" draw:stroke="solid" svg:stroke-width="0.01042in" svg:stroke-color="#000000" svg:stroke-opacity="100%" draw:stroke-linejoin="miter"/>
    </style:style>
    <style:style style:family="graphic" style:name="a26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008">
      <style:graphic-properties fo:wrap-option="wrap" fo:padding-top="0.04995in" fo:padding-bottom="0.04995in" fo:padding-left="0.0999in" fo:padding-right="0.0999in" draw:textarea-vertical-align="top" draw:textarea-horizontal-align="left" draw:fill="none" draw:stroke="none" draw:auto-grow-width="false" draw:auto-grow-height="false"/>
      <style:paragraph-properties style:font-independent-line-spacing="true" style:writing-mode="lr-tb"/>
    </style:style>
    <style:style style:family="text" style:name="a263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3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637" style:parent-style-name="Graphics">
      <style:graphic-properties draw:fill="none" fo:clip="rect(0in 0in 0.17079in 0in)" draw:stroke="none"/>
    </style:style>
    <style:style style:family="presentation" style:name="a2638">
      <style:graphic-properties draw:fill="none" draw:stroke="solid" svg:stroke-width="0.01042in" svg:stroke-color="#000000" svg:stroke-opacity="100%" draw:stroke-linejoin="miter"/>
    </style:style>
    <style:style style:family="presentation" style:name="a2639">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232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2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1" style:parent-style-name="Graphics">
      <style:graphic-properties draw:fill="none" draw:stroke="none" draw:shadow="visible" draw:shadow-offset-x="0.01268in" draw:shadow-offset-y="0.0034in" draw:shadow-color="#000000" draw:shadow-opacity="30%"/>
    </style:style>
    <style:style style:family="text" style:name="a232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3">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4">
      <style:paragraph-properties fo:line-height="0.33333in" fo:text-align="justify" fo:text-align-last="start" style:tab-stop-distance="1in" fo:margin-left="0.37402in" fo:margin-right="0in" fo:text-indent="-0.58681in" fo:margin-top="0.16667in" fo:margin-bottom="0in" style:punctuation-wrap="hanging" style:vertical-align="auto" style:writing-mode="lr-tb">
        <style:tab-stops>
          <style:tab-stop style:position="0.7058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4">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295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56">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57">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2953">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01389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01389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59">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5">
      <style:paragraph-properties fo:line-height="0.33333in" fo:text-align="justify" fo:text-align-last="start" style:tab-stop-distance="1in" fo:margin-left="0.375in" fo:margin-right="0in" fo:text-indent="-0.375in" fo:margin-top="0.16667in" fo:margin-bottom="0in" style:punctuation-wrap="hanging" style:vertical-align="auto" style:writing-mode="lr-tb">
        <style:tab-stops>
          <style:tab-stop style:position="0.704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5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0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2">
      <style:paragraph-properties fo:line-height="100%" fo:text-align="left" style:tab-stop-distance="1.019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3">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graphic" style:name="a20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pitch="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5">
      <style:paragraph-properties fo:line-height="100%" fo:text-align="righ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6">
      <style:graphic-properties fo:wrap-option="wrap" fo:padding-top="0.05095in" fo:padding-bottom="0.05095in" fo:padding-left="0.1019in" fo:padding-right="0.101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49" style:parent-style-name="Graphics">
      <style:graphic-properties draw:fill="none" fo:clip="rect(0in 0.89914in 0in 1.40852in)" draw:stroke="none" draw:shadow="visible" draw:shadow-offset-x="-0.10974in" draw:shadow-offset-y="-0.01738in" draw:shadow-color="#000000" draw:shadow-opacity="62%"/>
    </style:style>
    <style:style style:family="text" style:name="a233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60">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pitch="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62">
      <style:paragraph-properties fo:line-height="100%" fo:text-align="righ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63">
      <style:graphic-properties fo:wrap-option="wrap" fo:padding-top="0.05094in" fo:padding-bottom="0.05094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233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764">
      <style:graphic-properties draw:fill="none" draw:stroke="solid" svg:stroke-width="0.01042in" svg:stroke-color="#000000" svg:stroke-opacity="100%" draw:stroke-linejoin="miter"/>
    </style:style>
    <style:style style:family="paragraph" style:name="a29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765">
      <style:graphic-properties fo:wrap-option="wrap" fo:padding-top="0.04995in" fo:padding-bottom="0.04995in" fo:padding-left="0.09989in" fo:padding-right="0.09989in" draw:textarea-vertical-align="top" draw:textarea-horizontal-align="left" draw:fill="none" draw:stroke="none" draw:auto-grow-width="false" draw:auto-grow-height="false"/>
      <style:paragraph-properties style:font-independent-line-spacing="true" style:writing-mode="lr-tb"/>
    </style:style>
    <style:style style:family="presentation" style:name="a29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7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37">
      <style:paragraph-properties fo:line-height="0.33333in" fo:text-align="justify" fo:text-align-last="start" style:tab-stop-distance="1in" fo:margin-left="0.375in" fo:margin-right="0in" fo:text-indent="-0.375in" fo:margin-top="0.16667in" fo:margin-bottom="0in" style:punctuation-wrap="hanging" style:vertical-align="auto" style:writing-mode="lr-tb">
        <style:tab-stops>
          <style:tab-stop style:position="0.704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63" style:parent-style-name="Graphics">
      <style:graphic-properties draw:fill="bitmap" draw:fill-image-name="a2962" style:repeat="stretch" draw:stroke="none" draw:shadow="visible" draw:shadow-offset-x="-0.04437in" draw:shadow-offset-y="-0.03343in" draw:shadow-color="#000000" draw:shadow-opacity="48%"/>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4">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5">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6">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2967">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8">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969">
      <style:graphic-properties fo:wrap-option="wrap" fo:padding-top="0.05093in" fo:padding-bottom="0.05093in" fo:padding-left="0.10187in" fo:padding-right="0.10187in" draw:textarea-vertical-align="bottom" draw:textarea-horizontal-align="left" draw:fill="none" draw:stroke="none" draw:auto-grow-width="false" draw:auto-grow-height="false"/>
      <style:paragraph-properties style:font-independent-line-spacing="true" style:writing-mode="lr-tb"/>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5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1in" style:font-size-asian="1in" style:font-size-complex="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6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65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53">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complex="Arial" style:font-family-generic="swiss" style:font-family-generic-complex="swiss" style:font-pitch="variable" style:font-pitch-complex="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54">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complex="Arial" style:font-family-generic="swiss" style:font-family-generic-complex="swiss" style:font-pitch="variable" style:font-pitch-complex="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6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5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9">
      <style:paragraph-properties fo:line-height="100%" fo:text-align="left" style:tab-stop-distance="1.019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4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4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0">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1">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2">
      <style:graphic-properties fo:wrap-option="wrap" fo:padding-top="0.05093in" fo:padding-bottom="0.05093in" fo:padding-left="0.10187in" fo:padding-right="0.10187in" draw:textarea-vertical-align="bottom" draw:textarea-horizontal-align="left" draw:fill="none" draw:stroke="none" draw:auto-grow-width="false" draw:auto-grow-height="false"/>
      <style:paragraph-properties style:font-independent-line-spacing="true" style:writing-mode="lr-tb"/>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7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pitch="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974">
      <style:paragraph-properties fo:line-height="100%" fo:text-align="righ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9">
      <style:paragraph-properties fo:line-height="0.33333in" fo:text-align="justify" fo:text-align-last="start" style:tab-stop-distance="1in" fo:margin-left="0.37402in" fo:margin-right="0in" fo:text-indent="-0.58681in" fo:margin-top="0.16667in" fo:margin-bottom="0in" style:punctuation-wrap="hanging" style:vertical-align="auto" style:writing-mode="lr-tb">
        <style:tab-stops>
          <style:tab-stop style:position="0.7058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975">
      <style:graphic-properties fo:wrap-option="wrap" fo:padding-top="0.05095in" fo:padding-bottom="0.05095in" fo:padding-left="0.1019in" fo:padding-right="0.1019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76">
      <style:graphic-properties draw:fill="none" draw:stroke="solid" svg:stroke-width="0.01042in" svg:stroke-color="#000000" svg:stroke-opacity="100%" draw:stroke-linejoin="miter"/>
    </style:style>
    <style:style style:family="presentation" style:name="a2977">
      <style:graphic-properties fo:wrap-option="wrap" fo:padding-top="0.04995in" fo:padding-bottom="0.04995in" fo:padding-left="0.0999in" fo:padding-right="0.0999in" draw:textarea-vertical-align="top" draw:textarea-horizontal-align="left" draw:fill="none" draw:stroke="none" draw:auto-grow-width="false" draw:auto-grow-height="false"/>
      <style:paragraph-properties style:font-independent-line-spacing="true" style:writing-mode="lr-tb"/>
    </style:style>
    <style:style style:family="drawing-page" style:name="a29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9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33">
      <style:paragraph-properties fo:line-height="0.33333in" fo:text-align="justify" fo:text-align-last="start" style:tab-stop-distance="1in" fo:margin-left="0.375in" fo:margin-right="0in" fo:text-indent="-0.375in" fo:margin-top="0in" fo:margin-bottom="0in" style:punctuation-wrap="hanging" style:vertical-align="auto" style:writing-mode="lr-tb">
        <style:tab-stops>
          <style:tab-stop style:position="0.704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0">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1">
      <style:graphic-properties draw:fill="none" draw:stroke="solid" svg:stroke-width="0.01042in" svg:stroke-color="#000000" svg:stroke-opacity="100%" draw:stroke-linejoin="miter"/>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2">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5">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68">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新細明體"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52">
      <style:text-properties fo:font-variant="normal" fo:text-transform="none" fo:color="#0000cc"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5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5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80">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generic-asian="script" style:font-pitch-asian="fixed" fo:font-size="0.59722in" style:font-size-asian="0.59722in" style:font-size-complex="0.59722in" fo:letter-spacing="0in" fo:language="en" style:language-asian="zh" fo:country="US" style:country-asian="TW"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9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57">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58">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3">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complex="Arial" style:font-family-generic="swiss" style:font-family-generic-complex="swiss" style:font-pitch="variable" style:font-pitch-complex="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359">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2984">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complex="Arial" style:font-family-generic="swiss" style:font-family-generic-complex="swiss" style:font-pitch="variable" style:font-pitch-complex="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9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987" style:parent-style-name="Graphics">
      <style:graphic-properties draw:fill="none" fo:clip="rect(0in 0in 0in 0in)" draw:stroke="none"/>
    </style:style>
    <style:style style:family="text" style:name="a298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1">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72">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7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7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7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7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60">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1">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362">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paragraph" style:name="a1791">
      <style:paragraph-properties fo:line-height="0.33333in" fo:text-align="justify" fo:text-align-last="start" style:tab-stop-distance="1in" fo:margin-left="0.375in" fo:margin-right="0in" fo:text-indent="-0.375in" fo:margin-top="0in" fo:margin-bottom="0in" style:punctuation-wrap="hanging" style:vertical-align="auto" style:writing-mode="lr-tb">
        <style:tab-stops>
          <style:tab-stop style:position="0.704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3">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4">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5">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paragraph" style:name="a2990">
      <style:paragraph-properties fo:line-height="100%" fo:text-align="left" style:tab-stop-distance="1.019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pitch="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91">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7">
      <style:paragraph-properties fo:line-height="100%" fo:text-align="righ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2">
      <style:graphic-properties draw:fill="none" draw:stroke="solid" svg:stroke-width="0.01042in" svg:stroke-color="#000000" svg:stroke-opacity="100%" draw:stroke-linejoin="miter"/>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8">
      <style:graphic-properties fo:wrap-option="wrap" fo:padding-top="0.05094in" fo:padding-bottom="0.05094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93">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9">
      <style:graphic-properties draw:fill="none" draw:stroke="solid" svg:stroke-width="0.01042in" svg:stroke-color="#000000" svg:stroke-opacity="100%" draw:stroke-linejoin="miter"/>
    </style:style>
    <style:style style:family="text" style:name="a299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pitch="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5">
      <style:paragraph-properties fo:line-height="100%" fo:text-align="righ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6">
      <style:graphic-properties fo:wrap-option="wrap" fo:padding-top="0.05095in" fo:padding-bottom="0.05095in" fo:padding-left="0.1019in" fo:padding-right="0.101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00417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00417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00417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00417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00417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2">
      <style:paragraph-properties fo:line-height="0.33333in" fo:text-align="justify" fo:text-align-last="start" style:tab-stop-distance="1in" fo:margin-left="0.375in" fo:margin-right="0in" fo:text-indent="-0.375in" fo:margin-top="0in" fo:margin-bottom="0in" style:punctuation-wrap="hanging" style:vertical-align="auto" style:writing-mode="lr-tb">
        <style:tab-stops>
          <style:tab-stop style:position="0.704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01389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01389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0">
      <style:graphic-properties fo:wrap-option="wrap" fo:padding-top="0.04995in" fo:padding-bottom="0.04995in" fo:padding-left="0.09989in" fo:padding-right="0.09989in" draw:textarea-vertical-align="top" draw:textarea-horizontal-align="left" draw:fill="none" draw:stroke="none" draw:auto-grow-width="false" draw:auto-grow-height="false"/>
      <style:paragraph-properties style:font-independent-line-spacing="true" style:writing-mode="lr-tb"/>
    </style:style>
    <style:style style:family="drawing-page" style:name="a23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3">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76">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79">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01389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01389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01389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swiss" style:font-family-generic-asian="script" style:font-pitch="variable"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01389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9">
      <style:paragraph-properties fo:line-height="0.33333in" fo:text-align="justify" fo:text-align-last="start" style:tab-stop-distance="1in" fo:margin-left="0.37402in" fo:margin-right="0in" fo:text-indent="-0.58681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8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8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8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8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8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9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97">
      <style:paragraph-properties fo:line-height="0.33333in" fo:text-align="justify" fo:text-align-last="start" style:tab-stop-distance="1in" fo:margin-left="0.375in" fo:margin-right="0in" fo:text-indent="-0.375in" fo:margin-top="0in" fo:margin-bottom="0in" style:punctuation-wrap="hanging" style:vertical-align="auto" style:writing-mode="lr-tb">
        <style:tab-stops>
          <style:tab-stop style:position="0.704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89">
      <style:paragraph-properties fo:line-height="0.33333in" fo:text-align="justify" fo:text-align-last="start" style:tab-stop-distance="1in" fo:margin-left="0.375in" fo:margin-right="0in" fo:text-indent="-0.37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00694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00694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02">
      <style:text-properties fo:font-variant="normal" fo:text-transform="none" fo:color="#0000cc"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907" style:parent-style-name="Graphics">
      <style:graphic-properties draw:fill="none" draw:stroke="none" draw:shadow="visible" draw:shadow-offset-x="0.02946in" draw:shadow-offset-y="0.02946in" draw:shadow-color="#000000" draw:shadow-opacity="45%"/>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0">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3">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5">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6">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pitch="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8">
      <style:paragraph-properties fo:line-height="100%" fo:text-align="righ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9">
      <style:graphic-properties fo:wrap-option="wrap" fo:padding-top="0.05094in" fo:padding-bottom="0.05094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0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0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06">
      <style:paragraph-properties fo:line-height="0.27778in" fo:text-align="left" style:tab-stop-distance="1in" fo:margin-left="0.77778in" fo:margin-right="0in" fo:text-indent="0.00174in" fo:margin-top="0.44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0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0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805">
      <style:paragraph-properties fo:line-height="0.33333in" fo:text-align="justify" fo:text-align-last="start" style:tab-stop-distance="1in" fo:margin-left="0.375in" fo:margin-right="0in" fo:text-indent="-0.375in" fo:margin-top="0.16667in" fo:margin-bottom="0in" style:punctuation-wrap="hanging" style:vertical-align="auto" style:writing-mode="lr-tb">
        <style:tab-stops>
          <style:tab-stop style:position="0.704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9">
      <style:paragraph-properties fo:line-height="0.33333in" fo:text-align="justify" fo:text-align-last="start" style:tab-stop-distance="1in" fo:margin-left="0.37402in" fo:margin-right="0in" fo:text-indent="0in" fo:margin-top="0.08333in" fo:margin-bottom="0in" style:punctuation-wrap="hanging" style:vertical-align="auto" style:writing-mode="lr-tb">
        <style:tab-stops>
          <style:tab-stop style:position="0.7058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0">
      <style:graphic-properties draw:fill="none" draw:stroke="solid" svg:stroke-width="0.01042in" svg:stroke-color="#000000" svg:stroke-opacity="100%" draw:stroke-linejoin="miter"/>
    </style:style>
    <style:style style:family="presentation" style:name="a1921">
      <style:graphic-properties fo:wrap-option="wrap" fo:padding-top="0.04995in" fo:padding-bottom="0.04995in" fo:padding-left="0.09989in" fo:padding-right="0.09989in" draw:textarea-vertical-align="top" draw:textarea-horizontal-align="left" draw:fill="none" draw:stroke="none" draw:auto-grow-width="false" draw:auto-grow-height="false"/>
      <style:paragraph-properties style:font-independent-line-spacing="true" style:writing-mode="lr-tb"/>
    </style:style>
    <style:style style:family="drawing-page" style:name="a19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1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812">
      <style:paragraph-properties fo:line-height="0.33333in" fo:text-align="justify" fo:text-align-last="start" style:tab-stop-distance="1in" fo:margin-left="0.37402in" fo:margin-right="0in" fo:text-indent="0in" fo:margin-top="0.08333in" fo:margin-bottom="0in" style:punctuation-wrap="hanging" style:vertical-align="auto" style:writing-mode="lr-tb">
        <style:tab-stops>
          <style:tab-stop style:position="0.7058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18">
      <style:paragraph-properties fo:line-height="0.27778in" fo:text-align="left" style:tab-stop-distance="1in" fo:margin-left="0.77778in" fo:margin-right="0in" fo:text-indent="0.00174in" fo:margin-top="0.44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1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1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8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19">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9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0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0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0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0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新細明體"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0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08">
      <style:paragraph-properties fo:line-height="0.33333in" fo:text-align="justify" fo:text-align-last="start" style:tab-stop-distance="1in" fo:margin-left="0.375in" fo:margin-right="0in" fo:text-indent="-0.375in" fo:margin-top="0.16667in" fo:margin-bottom="0in" style:punctuation-wrap="hanging" style:vertical-align="auto" style:writing-mode="lr-tb">
        <style:tab-stops>
          <style:tab-stop style:position="0.704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820">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821">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paragraph" style:name="a1626">
      <style:paragraph-properties fo:line-height="0.27778in" fo:text-align="left" style:tab-stop-distance="1in" fo:margin-left="0.77778in" fo:margin-right="0in" fo:text-indent="0.00174in" fo:margin-top="0.4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2">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3">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824">
      <style:graphic-properties fo:wrap-option="wrap" fo:padding-top="0.05093in" fo:padding-bottom="0.05093in" fo:padding-left="0.10187in" fo:padding-right="0.10187in" draw:textarea-vertical-align="bottom" draw:textarea-horizontal-align="left" draw:fill="none" draw:stroke="none" draw:auto-grow-width="false" draw:auto-grow-height="false"/>
      <style:paragraph-properties style:font-independent-line-spacing="true" style:writing-mode="lr-tb"/>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25">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6">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7">
      <style:graphic-properties fo:wrap-option="wrap" fo:padding-top="0.05093in" fo:padding-bottom="0.05093in" fo:padding-left="0.10187in" fo:padding-right="0.10187in" draw:textarea-vertical-align="bottom" draw:textarea-horizontal-align="left" draw:fill="none" draw:stroke="none" draw:auto-grow-width="false" draw:auto-grow-height="false"/>
      <style:paragraph-properties style:font-independent-line-spacing="true" style:writing-mode="lr-tb"/>
    </style:style>
    <style:style style:family="text" style:name="a282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pitch="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9">
      <style:paragraph-properties fo:line-height="100%" fo:text-align="righ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1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1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13">
      <style:paragraph-properties fo:line-height="0.33333in" fo:text-align="justify" fo:text-align-last="start" style:tab-stop-distance="1in" fo:margin-left="0.37402in" fo:margin-right="0in" fo:text-indent="-0.58681in" fo:margin-top="0.16667in" fo:margin-bottom="0in" style:punctuation-wrap="hanging" style:vertical-align="auto" style:writing-mode="lr-tb">
        <style:tab-stops>
          <style:tab-stop style:position="0.7058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16">
      <style:text-properties fo:font-variant="normal" fo:text-transform="none" fo:color="#0000cc"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1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1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830">
      <style:graphic-properties fo:wrap-option="wrap" fo:padding-top="0.05095in" fo:padding-bottom="0.05095in" fo:padding-left="0.1019in" fo:padding-right="0.1019in" draw:textarea-vertical-align="bottom" draw:textarea-horizontal-align="left" draw:fill="none" draw:stroke="none" draw:auto-grow-width="false" draw:auto-grow-height="false"/>
      <style:paragraph-properties style:font-independent-line-spacing="true" style:writing-mode="lr-tb"/>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1">
      <style:graphic-properties draw:fill="none" draw:stroke="solid" svg:stroke-width="0.01042in" svg:stroke-color="#000000" svg:stroke-opacity="100%" draw:stroke-linejoin="miter"/>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36">
      <style:paragraph-properties fo:line-height="0.27778in" fo:text-align="left" style:tab-stop-distance="1in" fo:margin-left="0.77778in" fo:margin-right="0in" fo:text-indent="0.00174in" fo:margin-top="0.4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2">
      <style:graphic-properties fo:wrap-option="wrap" fo:padding-top="0.04995in" fo:padding-bottom="0.04995in" fo:padding-left="0.0999in" fo:padding-right="0.0999in" draw:textarea-vertical-align="top" draw:textarea-horizontal-align="left" draw:fill="none" draw:stroke="none" draw:auto-grow-width="false" draw:auto-grow-height="false"/>
      <style:paragraph-properties style:font-independent-line-spacing="true" style:writing-mode="lr-tb"/>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8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8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3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1in" style:font-size-asian="1in" style:font-size-complex="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838">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complex="Arial" style:font-family-generic="swiss" style:font-family-generic-complex="swiss" style:font-pitch="variable" style:font-pitch-complex="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9">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complex="Arial" style:font-family-generic="swiss" style:font-family-generic-complex="swiss" style:font-pitch="variable" style:font-pitch-complex="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21">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1">
      <style:paragraph-properties fo:line-height="0.33333in" fo:text-align="justify" fo:text-align-last="start" style:tab-stop-distance="1in" fo:margin-left="0.58661in" fo:margin-right="0in" fo:text-indent="-0.375in" fo:margin-top="0.16667in" fo:margin-bottom="0in" style:punctuation-wrap="simple" style:vertical-align="auto" style:writing-mode="lr-tb">
        <style:tab-stops>
          <style:tab-stop style:position="0.493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2">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3">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4">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5">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6">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7">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8">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9">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14">
      <style:paragraph-properties fo:line-height="0.33333in" fo:text-align="justify" fo:text-align-last="start" style:tab-stop-distance="1in" fo:margin-left="0.375in" fo:margin-right="0in" fo:text-indent="-0.375in" fo:margin-top="0in" fo:margin-bottom="0in" style:punctuation-wrap="hanging" style:vertical-align="auto" style:writing-mode="lr-tb">
        <style:tab-stops>
          <style:tab-stop style:position="0.704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4">
      <style:paragraph-properties fo:line-height="0.27778in" fo:text-align="left" style:tab-stop-distance="1in" fo:margin-left="0.77778in" fo:margin-right="0in" fo:text-indent="0.00174in" fo:margin-top="0.4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843" style:parent-style-name="Graphics">
      <style:graphic-properties draw:fill="bitmap" draw:fill-image-name="a2842" style:repeat="stretch" fo:clip="rect(0in 1.6264in 0in 0.54616in)" draw:stroke="none" draw:shadow="visible" draw:shadow-offset-x="-0.04437in" draw:shadow-offset-y="-0.03343in" draw:shadow-color="#000000" draw:shadow-opacity="48%"/>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4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4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6">
      <style:paragraph-properties fo:line-height="100%" fo:text-align="left" style:tab-stop-distance="1.019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7">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48">
      <style:graphic-properties draw:fill="none" draw:stroke="solid" svg:stroke-width="0.01042in" svg:stroke-color="#000000" svg:stroke-opacity="100%" draw:stroke-linejoin="miter"/>
    </style:style>
    <style:style style:family="presentation" style:name="a2849">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253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pitch="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1">
      <style:paragraph-properties fo:line-height="100%" fo:text-align="righ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2">
      <style:graphic-properties fo:wrap-option="wrap" fo:padding-top="0.05094in" fo:padding-bottom="0.05094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3">
      <style:graphic-properties draw:fill="none" draw:stroke="solid" svg:stroke-width="0.01042in" svg:stroke-color="#000000" svg:stroke-opacity="100%" draw:stroke-linejoin="miter"/>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4">
      <style:graphic-properties fo:wrap-option="wrap" fo:padding-top="0.04995in" fo:padding-bottom="0.04995in" fo:padding-left="0.09989in" fo:padding-right="0.09989in" draw:textarea-vertical-align="top" draw:textarea-horizontal-align="left" draw:fill="none" draw:stroke="none" draw:auto-grow-width="false" draw:auto-grow-height="false"/>
      <style:paragraph-properties style:font-independent-line-spacing="true" style:writing-mode="lr-tb"/>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65">
      <style:paragraph-properties fo:line-height="0.33333in" fo:text-align="justify" fo:text-align-last="start" style:tab-stop-distance="1in" fo:margin-left="0.58681in" fo:margin-right="0in" fo:text-indent="-0.58681in" fo:margin-top="0.16667in" fo:margin-bottom="0in" style:punctuation-wrap="hanging" style:vertical-align="auto" style:writing-mode="lr-tb">
        <style:tab-stops>
          <style:tab-stop style:position="0.4930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37">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5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21">
      <style:paragraph-properties fo:line-height="0.33333in" fo:text-align="justify" fo:text-align-last="start" style:tab-stop-distance="1in" fo:margin-left="0.37402in" fo:margin-right="0in" fo:text-indent="-0.58681in" fo:margin-top="0.16667in" fo:margin-bottom="0in" style:punctuation-wrap="hanging" style:vertical-align="auto" style:writing-mode="lr-tb">
        <style:tab-stops>
          <style:tab-stop style:position="0.7058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52">
      <style:paragraph-properties fo:line-height="0.27778in" fo:text-align="left" style:tab-stop-distance="1in" fo:margin-left="0.77778in" fo:margin-right="0in" fo:text-indent="0.00174in" fo:margin-top="0.4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5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pitch="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55">
      <style:paragraph-properties fo:line-height="40%" fo:text-align="left" style:tab-stop-distance="1in" fo:margin-left="0.77778in" fo:margin-right="0in" fo:text-indent="0.00174in" fo:margin-top="0.4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1">
      <style:paragraph-properties fo:line-height="100%" fo:text-align="righ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852">
      <style:graphic-properties fo:wrap-option="wrap" fo:padding-top="0.05095in" fo:padding-bottom="0.05095in" fo:padding-left="0.1019in" fo:padding-right="0.1019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8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8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5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5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5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0">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43">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44">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0.33333in" fo:text-align="justify" fo:text-align-last="start" style:tab-stop-distance="1in" fo:margin-left="0.58661in" fo:margin-right="0in" fo:text-indent="-0.375in" fo:margin-top="0.16667in" fo:margin-bottom="0in" style:punctuation-wrap="simple" style:vertical-align="auto" style:writing-mode="lr-tb">
        <style:tab-stops>
          <style:tab-stop style:position="0.493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標楷體" style:font-family-asian="標楷體" style:font-family-generic="script" style:font-family-generic-asian="script" style:font-pitch="fixed"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標楷體" style:font-family-asian="標楷體" style:font-family-generic="script" style:font-family-generic-asian="script" style:font-pitch="fixed"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78">
      <style:paragraph-properties fo:line-height="0.33333in" fo:text-align="justify" fo:text-align-last="start" style:tab-stop-distance="1in" fo:margin-left="0.58681in" fo:margin-right="0in" fo:text-indent="-0.58681in" fo:margin-top="0.16667in" fo:margin-bottom="0in" style:punctuation-wrap="hanging" style:vertical-align="auto" style:writing-mode="lr-tb">
        <style:tab-stops>
          <style:tab-stop style:position="0.4930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6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complex="Arial" style:font-family-generic="swiss" style:font-family-generic-complex="swiss" style:font-pitch="variable" style:font-pitch-complex="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complex="Arial" style:font-family-generic="swiss" style:font-family-generic-complex="swiss" style:font-pitch="variable" style:font-pitch-complex="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6">
      <style:paragraph-properties fo:line-height="0.33333in" fo:text-align="justify" fo:text-align-last="start" style:tab-stop-distance="1in" fo:margin-left="0.375in" fo:margin-right="0in" fo:text-indent="-0.375in" fo:margin-top="0.16667in" fo:margin-bottom="0in" style:punctuation-wrap="hanging" style:vertical-align="auto" style:writing-mode="lr-tb">
        <style:tab-stops>
          <style:tab-stop style:position="0.704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8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00694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9">
      <style:paragraph-properties fo:line-height="100%" fo:text-align="left" style:tab-stop-distance="1.019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6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6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6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6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5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5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81">
      <style:paragraph-properties fo:line-height="0.33333in" fo:text-align="justify" fo:text-align-last="start" style:tab-stop-distance="1in" fo:margin-left="0.58681in" fo:margin-right="0in" fo:text-indent="-0.58681in" fo:margin-top="0.16667in" fo:margin-bottom="0in" style:punctuation-wrap="hanging" style:vertical-align="auto" style:writing-mode="lr-tb">
        <style:tab-stops>
          <style:tab-stop style:position="0.4930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54">
      <style:paragraph-properties fo:line-height="0.33333in" fo:text-align="justify" fo:text-align-last="start" style:tab-stop-distance="1in" fo:margin-left="0.375in" fo:margin-right="0in" fo:text-indent="-0.375in" fo:margin-top="0.16667in" fo:margin-bottom="0in" style:punctuation-wrap="hanging" style:vertical-align="auto" style:writing-mode="lr-tb">
        <style:tab-stops>
          <style:tab-stop style:position="0.704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4">
      <style:paragraph-properties fo:line-height="0.33333in" fo:text-align="justify" fo:text-align-last="start" style:tab-stop-distance="1in" fo:margin-left="0.58681in" fo:margin-right="0in" fo:text-indent="-0.58681in" fo:margin-top="0.16667in" fo:margin-bottom="0in" style:punctuation-wrap="hanging" style:vertical-align="auto" style:writing-mode="lr-tb">
        <style:tab-stops>
          <style:tab-stop style:position="0.4930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7">
      <style:paragraph-properties fo:line-height="0.36111in" fo:text-align="justify" fo:text-align-last="start" style:tab-stop-distance="1in" fo:margin-left="0.58681in" fo:margin-right="0in" fo:text-indent="-0.58681in" fo:margin-top="0.16667in" fo:margin-bottom="0.08333in" style:punctuation-wrap="hanging" style:vertical-align="auto" style:writing-mode="lr-tb">
        <style:tab-stops>
          <style:tab-stop style:position="0.4930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9">
      <style:paragraph-properties fo:line-height="0.33333in" fo:text-align="justify" fo:text-align-last="start" style:tab-stop-distance="1in" fo:margin-left="0.37402in" fo:margin-right="0in" fo:text-indent="-0.58681in" fo:margin-top="0.16667in" fo:margin-bottom="0in" style:punctuation-wrap="hanging" style:vertical-align="auto" style:writing-mode="lr-tb">
        <style:tab-stops>
          <style:tab-stop style:position="0.7058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0">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1">
      <style:graphic-properties draw:fill="none" draw:stroke="solid" svg:stroke-width="0.01042in" svg:stroke-color="#000000" svg:stroke-opacity="100%" draw:stroke-linejoin="miter"/>
    </style:style>
    <style:style style:family="text" style:name="a224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2">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224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pitch="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4">
      <style:paragraph-properties fo:line-height="100%" fo:text-align="righ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5">
      <style:graphic-properties fo:wrap-option="wrap" fo:padding-top="0.05095in" fo:padding-bottom="0.05095in" fo:padding-left="0.1019in" fo:padding-right="0.1019in" draw:textarea-vertical-align="bottom" draw:textarea-horizontal-align="left" draw:fill="none" draw:stroke="none" draw:auto-grow-width="false" draw:auto-grow-height="false"/>
      <style:paragraph-properties style:font-independent-line-spacing="true" style:writing-mode="lr-tb"/>
    </style:style>
    <style:style style:family="text" style:name="a287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72">
      <style:paragraph-properties fo:line-height="0.33333in" fo:text-align="justify" fo:text-align-last="start" style:tab-stop-distance="1in" fo:margin-left="0.37402in" fo:margin-right="0in" fo:text-indent="-0.375in" fo:margin-top="0.16667in" fo:margin-bottom="0in" style:punctuation-wrap="hanging" style:vertical-align="auto" style:writing-mode="lr-tb">
        <style:tab-stops>
          <style:tab-stop style:position="0.7058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9">
      <style:paragraph-properties fo:line-height="0.33333in" fo:text-align="justify" fo:text-align-last="start" style:tab-stop-distance="1in" fo:margin-left="0.37402in" fo:margin-right="0in" fo:text-indent="-0.58681in" fo:margin-top="0.16667in" fo:margin-bottom="0in" style:punctuation-wrap="hanging" style:vertical-align="auto" style:writing-mode="lr-tb">
        <style:tab-stops>
          <style:tab-stop style:position="0.7058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9" style:parent-style-name="Graphics">
      <style:graphic-properties draw:fill="bitmap" draw:fill-image-name="a1678" style:repeat="stretch" draw:opacity="84%" fo:clip="rect(0in 0in 0in 0in)" draw:stroke="none" draw:shadow="visible" draw:shadow-offset-x="-0.04437in" draw:shadow-offset-y="-0.03343in" draw:shadow-color="#000000" draw:shadow-opacity="48%"/>
    </style:style>
    <style:style style:family="text" style:name="a287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0000cc" style:text-line-through-type="none" style:text-line-through-style="none" style:text-line-through-width="auto" style:text-line-through-color="font-color" style:text-position="0% 100%" fo:font-family="Times New Roman"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2562">
      <style:paragraph-properties fo:line-height="0.33333in" fo:text-align="justify" fo:text-align-last="start" style:tab-stop-distance="1in" fo:margin-left="0.58681in" fo:margin-right="0in" fo:text-indent="-0.58681in" fo:margin-top="0.16667in" fo:margin-bottom="0in" style:punctuation-wrap="hanging" style:vertical-align="auto" style:writing-mode="lr-tb">
        <style:tab-stops>
          <style:tab-stop style:position="0.4930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5">
      <style:text-properties fo:font-variant="normal" fo:text-transform="none" fo:color="#0000cc"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resentation" style:name="a19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6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96">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7">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1in" style:font-size-asian="1in" style:font-size-complex="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2">
      <style:text-properties fo:font-variant="normal" fo:text-transform="none" fo:color="#0000cc"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graphic" style:name="a168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25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complex="Arial" style:font-family-generic="swiss" style:font-family-generic-complex="swiss" style:font-pitch="variable" style:font-pitch-complex="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complex="Arial" style:font-family-generic="swiss" style:font-family-generic-complex="swiss" style:font-pitch="variable" style:font-pitch-complex="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6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8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8">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9">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9">
      <style:paragraph-properties fo:line-height="100%" fo:text-align="left" style:tab-stop-distance="1.019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1" style:parent-style-name="Graphics">
      <style:graphic-properties draw:fill="bitmap" draw:fill-image-name="a2570" style:repeat="stretch" draw:stroke="none" draw:shadow="visible" draw:shadow-offset-x="-0.04437in" draw:shadow-offset-y="-0.03343in" draw:shadow-color="#000000" draw:shadow-opacity="48%"/>
    </style:style>
    <style:style style:family="text" style:name="a2572">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3">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4">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2575">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6">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7">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2578">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9">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1">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0">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graphic" style:name="a2262">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91">
      <style:graphic-properties draw:fill="none" draw:stroke="solid" svg:stroke-width="0.01042in" svg:stroke-color="#000000" svg:stroke-opacity="100%" draw:stroke-linejoin="miter"/>
    </style:style>
    <style:style style:family="text" style:name="a2263">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2">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aragraph" style:name="a2264">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pitch="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65">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289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righ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pitch="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1">
      <style:paragraph-properties fo:line-height="0.33333in" fo:text-align="justify" fo:text-align-last="start" style:tab-stop-distance="1in" fo:margin-left="0.37402in" fo:margin-right="0in" fo:text-indent="-0.375in" fo:margin-top="0.16667in" fo:margin-bottom="0in" style:punctuation-wrap="hanging" style:vertical-align="auto" style:writing-mode="lr-tb">
        <style:tab-stops>
          <style:tab-stop style:position="0.7058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fo:wrap-option="wrap" fo:padding-top="0.05095in" fo:padding-bottom="0.05095in" fo:padding-left="0.1019in" fo:padding-right="0.1019in" draw:textarea-vertical-align="bottom" draw:textarea-horizontal-align="left" draw:fill="none" draw:stroke="none" draw:auto-grow-width="false" draw:auto-grow-height="false"/>
      <style:paragraph-properties style:font-independent-line-spacing="true" style:writing-mode="lr-tb"/>
    </style:style>
    <style:style style:family="paragraph" style:name="a2267">
      <style:paragraph-properties fo:line-height="100%" fo:text-align="righ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11111in" style:font-size-asian="0.11111in" style:font-size-complex="0.1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68">
      <style:graphic-properties fo:wrap-option="wrap" fo:padding-top="0.05094in" fo:padding-bottom="0.05094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paragraph" style:name="a2893">
      <style:paragraph-properties fo:line-height="0.33333in" fo:text-align="justify" fo:text-align-last="start" style:tab-stop-distance="1in" fo:margin-left="0.55382in" fo:margin-right="0in" fo:text-indent="-0.375in" fo:margin-top="0in" fo:margin-bottom="0in" style:punctuation-wrap="hanging" style:vertical-align="auto" style:writing-mode="lr-tb">
        <style:tab-stops>
          <style:tab-stop style:position="0.5260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69">
      <style:graphic-properties draw:fill="none" draw:stroke="solid" svg:stroke-width="0.01042in" svg:stroke-color="#000000" svg:stroke-opacity="100%" draw:stroke-linejoin="miter"/>
    </style:style>
    <style:style style:family="graphic" style:name="a28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5" style:parent-style-name="Graphics">
      <style:graphic-properties draw:fill="none" fo:clip="rect(0in 0in 0in 0in)" draw:stroke="none"/>
    </style:style>
    <style:style style:family="presentation" style:name="a2896">
      <style:graphic-properties draw:fill="none" draw:stroke="solid" svg:stroke-width="0.01042in" svg:stroke-color="#000000" svg:stroke-opacity="100%" draw:stroke-linejoin="miter"/>
    </style:style>
    <style:style style:family="presentation" style:name="a2897">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289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0">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258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pitch="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2">
      <style:paragraph-properties fo:line-height="100%" fo:text-align="righ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3">
      <style:graphic-properties fo:wrap-option="wrap" fo:padding-top="0.05094in" fo:padding-bottom="0.05094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84">
      <style:graphic-properties draw:fill="none" draw:stroke="solid" svg:stroke-width="0.01042in" svg:stroke-color="#000000" svg:stroke-opacity="100%" draw:stroke-linejoin="miter"/>
    </style:style>
    <style:style style:family="presentation" style:name="a2585">
      <style:graphic-properties fo:wrap-option="wrap" fo:padding-top="0.04995in" fo:padding-bottom="0.04995in" fo:padding-left="0.09989in" fo:padding-right="0.09989in" draw:textarea-vertical-align="top" draw:textarea-horizontal-align="left" draw:fill="none" draw:stroke="none" draw:auto-grow-width="false" draw:auto-grow-height="false"/>
      <style:paragraph-properties style:font-independent-line-spacing="true" style:writing-mode="lr-tb"/>
    </style:style>
    <style:style style:family="drawing-page" style:name="a25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8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8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70">
      <style:graphic-properties fo:wrap-option="wrap" fo:padding-top="0.04995in" fo:padding-bottom="0.04995in" fo:padding-left="0.09989in" fo:padding-right="0.09989in" draw:textarea-vertical-align="top" draw:textarea-horizontal-align="left" draw:fill="none" draw:stroke="none" draw:auto-grow-width="false" draw:auto-grow-height="false"/>
      <style:paragraph-properties style:font-independent-line-spacing="true" style:writing-mode="lr-tb"/>
    </style:style>
    <style:style style:family="drawing-page" style:name="a22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9">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97">
      <style:paragraph-properties fo:line-height="0.33333in" fo:text-align="justify" fo:text-align-last="start" style:tab-stop-distance="1in" fo:margin-left="0.55382in" fo:margin-right="0in" fo:text-indent="-0.37326in" fo:margin-top="0.16667in" fo:margin-bottom="0in" style:punctuation-wrap="hanging" style:vertical-align="auto" style:writing-mode="lr-tb">
        <style:tab-stops>
          <style:tab-stop style:position="0.5260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0">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8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8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8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8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8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9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9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9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9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9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9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97">
      <style:paragraph-properties fo:line-height="0.33333in" fo:text-align="justify" fo:text-align-last="start" style:tab-stop-distance="1in" fo:margin-left="0.375in" fo:margin-right="0in" fo:text-indent="-0.375in" fo:margin-top="0in" fo:margin-bottom="0in" style:punctuation-wrap="hanging" style:vertical-align="auto" style:writing-mode="lr-tb">
        <style:tab-stops>
          <style:tab-stop style:position="0.704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4">
      <style:paragraph-properties fo:line-height="0.33333in" fo:text-align="justify" fo:text-align-last="start" style:tab-stop-distance="1in" fo:margin-left="0.37402in" fo:margin-right="0in" fo:text-indent="0in" fo:margin-top="0.16667in" fo:margin-bottom="0in" style:punctuation-wrap="hanging" style:vertical-align="auto" style:writing-mode="lr-tb">
        <style:tab-stops>
          <style:tab-stop style:position="0.7058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7">
      <style:paragraph-properties fo:line-height="0.33333in" fo:text-align="justify" fo:text-align-last="start" style:tab-stop-distance="1in" fo:margin-left="0.37402in" fo:margin-right="0in" fo:text-indent="0in" fo:margin-top="0.16667in" fo:margin-bottom="0in" style:punctuation-wrap="hanging" style:vertical-align="auto" style:writing-mode="lr-tb">
        <style:tab-stops>
          <style:tab-stop style:position="0.7058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0">
      <style:paragraph-properties fo:line-height="0.33333in" fo:text-align="justify" fo:text-align-last="start" style:tab-stop-distance="1in" fo:margin-left="0.37402in" fo:margin-right="0in" fo:text-indent="0in" fo:margin-top="0.16667in" fo:margin-bottom="0in" style:punctuation-wrap="hanging" style:vertical-align="auto" style:writing-mode="lr-tb">
        <style:tab-stops>
          <style:tab-stop style:position="0.7058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3">
      <style:text-properties fo:font-variant="normal" fo:text-transform="none" fo:color="#0000cc"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819" style:parent-style-name="Graphics">
      <style:graphic-properties draw:fill="bitmap" draw:fill-image-name="a1818" style:repeat="stretch" draw:stroke="none" draw:shadow="visible" draw:shadow-offset-x="-0.04437in" draw:shadow-offset-y="-0.03343in" draw:shadow-color="#000000" draw:shadow-opacity="48%"/>
    </style:style>
    <style:style style:family="text" style:name="a270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2">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5">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8">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pitch="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9">
      <style:paragraph-properties fo:line-height="0.33333in" fo:text-align="justify" fo:text-align-last="start" style:tab-stop-distance="1in" fo:margin-left="0.37402in" fo:margin-right="0in" fo:text-indent="-0.58681in" fo:margin-top="0.16667in" fo:margin-bottom="0in" style:punctuation-wrap="hanging" style:vertical-align="auto" style:writing-mode="lr-tb">
        <style:tab-stops>
          <style:tab-stop style:position="0.7058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100%" fo:text-align="righ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1">
      <style:graphic-properties fo:wrap-option="wrap" fo:padding-top="0.05094in" fo:padding-bottom="0.05094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240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2">
      <style:graphic-properties draw:fill="none" draw:stroke="solid" svg:stroke-width="0.01042in" svg:stroke-color="#000000" svg:stroke-opacity="100%" draw:stroke-linejoin="miter"/>
    </style:style>
    <style:style style:family="text" style:name="a240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3">
      <style:graphic-properties fo:wrap-option="wrap" fo:padding-top="0.04995in" fo:padding-bottom="0.04995in" fo:padding-left="0.09989in" fo:padding-right="0.09989in" draw:textarea-vertical-align="top" draw:textarea-horizontal-align="left" draw:fill="none" draw:stroke="none" draw:auto-grow-width="false" draw:auto-grow-height="false"/>
      <style:paragraph-properties style:font-independent-line-spacing="true" style:writing-mode="lr-tb"/>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7">
      <style:paragraph-properties fo:line-height="0.33333in" fo:text-align="justify" fo:text-align-last="start" style:tab-stop-distance="1in" fo:margin-left="0.37402in" fo:margin-right="0in" fo:text-indent="-0.58681in" fo:margin-top="0.16667in" fo:margin-bottom="0in" style:punctuation-wrap="hanging" style:vertical-align="auto" style:writing-mode="lr-tb">
        <style:tab-stops>
          <style:tab-stop style:position="0.7058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2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2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726" style:parent-style-name="Graphics">
      <style:graphic-properties draw:fill="none" fo:clip="rect(0in 0in 0.55206in 0in)" draw:stroke="none"/>
    </style:style>
    <style:style style:family="text" style:name="a2727">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8">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9">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8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1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1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7">
      <style:paragraph-properties fo:line-height="0.33333in" fo:text-align="justify" fo:text-align-last="start" style:tab-stop-distance="1in" fo:margin-left="0.58681in" fo:margin-right="0in" fo:text-indent="-0.58681in" fo:margin-top="0.16667in" fo:margin-bottom="0in" style:punctuation-wrap="hanging" style:vertical-align="auto" style:writing-mode="lr-tb">
        <style:tab-stops>
          <style:tab-stop style:position="0.4930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5">
      <style:paragraph-properties fo:line-height="0.33333in" fo:text-align="justify" fo:text-align-last="start" style:tab-stop-distance="1in" fo:margin-left="0.37402in" fo:margin-right="0in" fo:text-indent="-0.39757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0">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1">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732">
      <style:graphic-properties fo:wrap-option="wrap" fo:padding-top="0.05093in" fo:padding-bottom="0.05093in" fo:padding-left="0.10187in" fo:padding-right="0.10187in" draw:textarea-vertical-align="bottom" draw:textarea-horizontal-align="left" draw:fill="none" draw:stroke="none" draw:auto-grow-width="false" draw:auto-grow-height="false"/>
      <style:paragraph-properties style:font-independent-line-spacing="true" style:writing-mode="lr-tb"/>
    </style:style>
    <style:style style:family="text" style:name="a2108">
      <style:text-properties fo:font-variant="normal" fo:text-transform="none" fo:color="#0000cc"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2733">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34">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5">
      <style:graphic-properties fo:wrap-option="wrap" fo:padding-top="0.05093in" fo:padding-bottom="0.05093in" fo:padding-left="0.10187in" fo:padding-right="0.10187in" draw:textarea-vertical-align="bottom" draw:textarea-horizontal-align="left" draw:fill="none" draw:stroke="none" draw:auto-grow-width="false" draw:auto-grow-height="false"/>
      <style:paragraph-properties style:font-independent-line-spacing="true" style:writing-mode="lr-tb"/>
    </style:style>
    <style:style style:family="text" style:name="a273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pitch="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7">
      <style:paragraph-properties fo:line-height="100%" fo:text-align="righ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8">
      <style:graphic-properties fo:wrap-option="wrap" fo:padding-top="0.05095in" fo:padding-bottom="0.05095in" fo:padding-left="0.1019in" fo:padding-right="0.1019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39">
      <style:graphic-properties draw:fill="none" draw:stroke="solid" svg:stroke-width="0.01042in" svg:stroke-color="#000000" svg:stroke-opacity="100%" draw:stroke-linejoin="miter"/>
    </style:style>
    <style:style style:family="text" style:name="a242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2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2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新細明體"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2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2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25">
      <style:paragraph-properties fo:line-height="0.33333in" fo:text-align="justify" fo:text-align-last="start" style:tab-stop-distance="1in" fo:margin-left="0.375in" fo:margin-right="0in" fo:text-indent="-0.375in" fo:margin-top="0.16667in" fo:margin-bottom="0in" style:punctuation-wrap="hanging" style:vertical-align="auto" style:writing-mode="lr-tb">
        <style:tab-stops>
          <style:tab-stop style:position="0.704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新細明體" style:font-family-asian="標楷體" style:font-family-complex="Arial" style:font-family-generic-asian="script"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2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2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2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14">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61111in" style:font-size-asian="0.61111in" style:font-size-complex="0.61111in" fo:letter-spacing="0in" fo:language="en" style:language-asian="zh" fo:country="US" style:country-asian="TW"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740">
      <style:graphic-properties fo:wrap-option="wrap" fo:padding-top="0.04995in" fo:padding-bottom="0.04995in" fo:padding-left="0.0999in" fo:padding-right="0.0999in" draw:textarea-vertical-align="top" draw:textarea-horizontal-align="left" draw:fill="none" draw:stroke="none" draw:auto-grow-width="false" draw:auto-grow-height="false"/>
      <style:paragraph-properties style:font-independent-line-spacing="true" style:writing-mode="lr-tb"/>
    </style:style>
    <style:style style:family="graphic" style:name="a2115">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61111in" style:font-size-asian="0.61111in" style:font-size-complex="0.61111in" fo:letter-spacing="0in" fo:language="en" style:language-asian="zh" fo:country="US" style:country-asian="TW"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7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center" style:tab-stop-distance="1in" fo:margin-left="0in" fo:margin-right="0in" fo:text-indent="0in" fo:margin-top="1.6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17">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7">
      <style:graphic-properties fo:wrap-option="wrap" fo:padding-top="0.05in" fo:padding-bottom="0.05in" fo:padding-left="0.1in" fo:padding-right="0.1in" draw:textarea-vertical-align="bottom" draw:textarea-horizontal-align="center" draw:fill="none" draw:stroke="none" draw:shadow="visible" draw:shadow-offset-x="0.02778in" draw:shadow-offset-y="0.01389in" draw:shadow-color="#ffffcc" draw:shadow-opacity="100%" draw:auto-grow-width="false" draw:auto-grow-height="false"/>
      <style:paragraph-properties style:font-independent-line-spacing="true" style:writing-mode="lr-tb"/>
    </style:style>
    <style:style style:family="graphic" style:name="a2743" style:parent-style-name="Graphics">
      <style:graphic-properties draw:fill="none" fo:clip="rect(-0.00954in 0.90478in 0.00004in 1.41059in)" draw:stroke="none" draw:shadow="visible" draw:shadow-offset-x="-0.10974in" draw:shadow-offset-y="-0.01738in" draw:shadow-color="#000000" draw:shadow-opacity="62%"/>
    </style:style>
    <style:style style:family="graphic" style:name="a2118">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標楷體" style:font-family-asian="標楷體" style:font-family-generic="script" style:font-family-generic-asian="script" style:font-pitch="fixed" style:font-pitch-asian="fixed" fo:font-size="0.44444in" style:font-size-asian="0.44444in" style:font-size-complex="0.44444in" fo:letter-spacing="0in" fo:language="en" style:language-asian="zh" fo:country="US" style:country-asian="TW"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4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1in" style:font-size-asian="1in" style:font-size-complex="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標楷體" style:font-family-asian="標楷體" style:font-family-generic="script" style:font-family-generic-asian="script" style:font-pitch="fixed"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747">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complex="Arial" style:font-family-generic="swiss" style:font-family-generic-complex="swiss" style:font-pitch="variable" style:font-pitch-complex="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8">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complex="Arial" style:font-family-generic="swiss" style:font-family-generic-complex="swiss" style:font-pitch="variable" style:font-pitch-complex="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3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3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3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35">
      <style:paragraph-properties fo:line-height="0.33333in" fo:text-align="justify" fo:text-align-last="start" style:tab-stop-distance="1in" fo:margin-left="0.37402in" fo:margin-right="0in" fo:text-indent="-0.58681in" fo:margin-top="0.16667in" fo:margin-bottom="0in" style:punctuation-wrap="hanging" style:vertical-align="auto" style:writing-mode="lr-tb">
        <style:tab-stops>
          <style:tab-stop style:position="0.7058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3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38">
      <style:paragraph-properties fo:line-height="0.33333in" fo:text-align="justify" fo:text-align-last="start" style:tab-stop-distance="1in" fo:margin-left="0.37402in" fo:margin-right="0in" fo:text-indent="-0.58681in" fo:margin-top="0.16667in" fo:margin-bottom="0in" style:punctuation-wrap="hanging" style:vertical-align="auto" style:writing-mode="lr-tb">
        <style:tab-stops>
          <style:tab-stop style:position="0.7058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8">
      <style:paragraph-properties fo:line-height="0.33333in" fo:text-align="justify" fo:text-align-last="start" style:tab-stop-distance="1in" fo:margin-left="0.375in" fo:margin-right="0in" fo:text-indent="-0.375in" fo:margin-top="0.16667in" fo:margin-bottom="0in" style:punctuation-wrap="hanging" style:vertical-align="auto" style:writing-mode="lr-tb">
        <style:tab-stops>
          <style:tab-stop style:position="0.704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0">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1">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5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pitch="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2" style:parent-style-name="Graphics">
      <style:graphic-properties draw:fill="none" fo:clip="rect(0in 0in 0in 0in)" draw:stroke="none"/>
    </style:style>
    <style:style style:family="paragraph" style:name="a2123">
      <style:paragraph-properties fo:line-height="100%" fo:text-align="righ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標楷體" style:font-family-asian="標楷體" fo:font-size="0.66667in" style:font-size-asian="0.66667in" style:font-size-complex="0.6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24">
      <style:graphic-properties fo:wrap-option="wrap" fo:padding-top="0.05094in" fo:padding-bottom="0.05094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25">
      <style:graphic-properties draw:fill="none" draw:stroke="solid" svg:stroke-width="0.01042in" svg:stroke-color="#000000" svg:stroke-opacity="100%" draw:stroke-linejoin="miter"/>
    </style:style>
    <style:style style:family="graphic" style:name="a1555">
      <style:graphic-properties fo:wrap-option="no-wrap" fo:padding-top="0.05in" fo:padding-bottom="0.05in" fo:padding-left="0.1in" fo:padding-right="0.1in" draw:textarea-vertical-align="top" draw:textarea-horizontal-align="center" draw:fill="solid" draw:fill-color="#000000" draw:opacity="100%"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275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6">
      <style:graphic-properties fo:wrap-option="wrap" fo:padding-top="0.04995in" fo:padding-bottom="0.04995in" fo:padding-left="0.09989in" fo:padding-right="0.09989in" draw:textarea-vertical-align="top" draw:textarea-horizontal-align="left" draw:fill="none" draw:stroke="none" draw:auto-grow-width="false" draw:auto-grow-height="false"/>
      <style:paragraph-properties style:font-independent-line-spacing="true" style:writing-mode="lr-tb"/>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complex="Arial" style:font-family-generic="swiss" style:font-family-generic-complex="swiss" style:font-pitch="variable" style:font-pitch-complex="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complex="Arial" style:font-family-generic="swiss" style:font-family-generic-complex="swiss" style:font-pitch="variable" style:font-pitch-complex="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3">
      <style:paragraph-properties fo:line-height="100%" fo:text-align="left" style:tab-stop-distance="1.019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4">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55">
      <style:graphic-properties draw:fill="none" draw:stroke="solid" svg:stroke-width="0.01042in" svg:stroke-color="#000000" svg:stroke-opacity="100%" draw:stroke-linejoin="miter"/>
    </style:style>
    <style:style style:family="presentation" style:name="a2756">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275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pitch="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8">
      <style:paragraph-properties fo:line-height="100%" fo:text-align="righ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9">
      <style:graphic-properties fo:wrap-option="wrap" fo:padding-top="0.05095in" fo:padding-bottom="0.05095in" fo:padding-left="0.1019in" fo:padding-right="0.1019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1">
      <style:text-properties fo:font-variant="normal" fo:text-transform="none" fo:color="#0000cc"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6" style:parent-style-name="Graphics">
      <style:graphic-properties draw:fill="none" fo:clip="rect(0in 0in 0in 0in)" draw:stroke="non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7">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8">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9">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1.019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3">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graphic" style:name="a2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4">
      <style:graphic-properties draw:fill="none" draw:stroke="solid" svg:stroke-width="0.01042in" svg:stroke-color="#000000" svg:stroke-opacity="100%" draw:stroke-linejoin="miter"/>
    </style:style>
    <style:style style:family="drawing-page" style:name="a27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5">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drawing-page" style:name="a27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pitch="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2">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7">
      <style:paragraph-properties fo:line-height="100%" fo:text-align="righ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68">
      <style:graphic-properties fo:wrap-option="wrap" fo:padding-top="0.05095in" fo:padding-bottom="0.05095in" fo:padding-left="0.1019in" fo:padding-right="0.1019in" draw:textarea-vertical-align="bottom" draw:textarea-horizontal-align="left" draw:fill="none" draw:stroke="none" draw:auto-grow-width="false" draw:auto-grow-height="false"/>
      <style:paragraph-properties style:font-independent-line-spacing="true" style:writing-mode="lr-tb"/>
    </style:style>
    <style:style style:family="graphic" style:name="a27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5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5">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68">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9">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0">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1">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2">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3">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4">
      <style:paragraph-properties fo:line-height="100%" fo:text-align="lef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5">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pitch="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7">
      <style:paragraph-properties fo:line-height="100%" fo:text-align="right" style:tab-stop-distance="1.019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6">
      <style:paragraph-properties fo:line-height="0.33333in" fo:text-align="justify" fo:text-align-last="start" style:tab-stop-distance="1in" fo:margin-left="0.37402in" fo:margin-right="0in" fo:text-indent="-0.58681in" fo:margin-top="0.16667in" fo:margin-bottom="0in" style:punctuation-wrap="hanging" style:vertical-align="auto" style:writing-mode="lr-tb">
        <style:tab-stops>
          <style:tab-stop style:position="0.7058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8">
      <style:graphic-properties fo:wrap-option="wrap" fo:padding-top="0.05094in" fo:padding-bottom="0.05094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59">
      <style:graphic-properties draw:fill="none" draw:stroke="solid" svg:stroke-width="0.01042in" svg:stroke-color="#000000" svg:stroke-opacity="100%" draw:stroke-linejoin="miter"/>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9">
      <style:paragraph-properties fo:line-height="0.33333in" fo:text-align="justify" fo:text-align-last="start" style:tab-stop-distance="1in" fo:margin-left="0.375in" fo:margin-right="0in" fo:text-indent="-0.375in" fo:margin-top="0.16667in" fo:margin-bottom="0in" style:punctuation-wrap="hanging" style:vertical-align="auto" style:writing-mode="lr-tb">
        <style:tab-stops>
          <style:tab-stop style:position="0.704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7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7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7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7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7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7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7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7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460">
      <style:graphic-properties fo:wrap-option="wrap" fo:padding-top="0.04995in" fo:padding-bottom="0.04995in" fo:padding-left="0.09989in" fo:padding-right="0.09989in" draw:textarea-vertical-align="top" draw:textarea-horizontal-align="left" draw:fill="none" draw:stroke="none" draw:auto-grow-width="false" draw:auto-grow-height="false"/>
      <style:paragraph-properties style:font-independent-line-spacing="true" style:writing-mode="lr-tb"/>
    </style:style>
    <style:style style:family="drawing-page" style:name="a24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標楷體" style:font-family-asian="標楷體" style:font-family-generic="script" style:font-family-generic-asian="script" style:font-pitch="fixed"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3">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0.33333in" fo:text-align="justify" fo:text-align-last="start" style:tab-stop-distance="1in" fo:margin-left="0.58681in" fo:margin-right="0in" fo:text-indent="-0.58681in" fo:margin-top="0.16667in" fo:margin-bottom="0in" style:punctuation-wrap="hanging" style:vertical-align="auto" style:writing-mode="lr-tb">
        <style:tab-stops>
          <style:tab-stop style:position="0.4930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標楷體" style:font-family-asian="標楷體" style:font-family-generic="script" style:font-family-generic-asian="script" style:font-pitch="fixed"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6">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0.33333in" fo:text-align="justify" fo:text-align-last="start" style:tab-stop-distance="1in" fo:margin-left="0.375in" fo:margin-right="0in" fo:text-indent="-0.375in" fo:margin-top="0.16667in" fo:margin-bottom="0in" style:punctuation-wrap="hanging" style:vertical-align="auto" style:writing-mode="lr-tb">
        <style:tab-stops>
          <style:tab-stop style:position="0.704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標楷體" style:font-family-asian="標楷體" style:font-family-generic="script" style:font-family-generic-asian="script" style:font-pitch="fixed"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9">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標楷體" style:font-family-asian="標楷體" style:font-family-generic="script" style:font-family-generic-asian="script" style:font-pitch="fixed" style:font-pitch-asian="fixed"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9">
      <style:paragraph-properties fo:line-height="0.33333in" fo:text-align="justify" fo:text-align-last="start" style:tab-stop-distance="1in" fo:margin-left="0.58681in" fo:margin-right="0in" fo:text-indent="-0.00521in" fo:margin-top="0.16667in" fo:margin-bottom="0in" style:punctuation-wrap="hanging" style:vertical-align="auto" style:writing-mode="lr-tb">
        <style:tab-stops>
          <style:tab-stop style:position="0.4930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82">
      <style:paragraph-properties fo:line-height="80%" fo:text-align="left" style:tab-stop-distance="1in" fo:margin-left="0.38889in" fo:margin-right="0in" fo:text-indent="-0.19444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8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55">
      <style:paragraph-properties fo:line-height="0.33333in" fo:text-align="justify" fo:text-align-last="start" style:tab-stop-distance="1in" fo:margin-left="0.375in" fo:margin-right="0in" fo:text-indent="-0.375in" fo:margin-top="0.16667in" fo:margin-bottom="0in" style:punctuation-wrap="hanging" style:vertical-align="auto" style:writing-mode="lr-tb">
        <style:tab-stops>
          <style:tab-stop style:position="0.704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8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8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8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8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8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8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8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88">
      <style:paragraph-properties fo:line-height="0.33333in" fo:text-align="justify" fo:text-align-last="start" style:tab-stop-distance="1in" fo:margin-left="0.37402in" fo:margin-right="0in" fo:text-indent="-0.39757in" fo:margin-top="0in" fo:margin-bottom="0in" style:punctuation-wrap="hanging" style:vertical-align="auto" style:writing-mode="lr-tb">
        <style:tab-stops>
          <style:tab-stop style:position="0.7058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0">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7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7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7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7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7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7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7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4">
      <style:paragraph-properties fo:line-height="0.27778in" fo:text-align="left" style:tab-stop-distance="1in" fo:margin-left="0.77778in" fo:margin-right="0in" fo:text-indent="0.00174in" fo:margin-top="0.44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6">
      <style:paragraph-properties fo:line-height="0.33333in" fo:text-align="justify" fo:text-align-last="start" style:tab-stop-distance="1in" fo:margin-left="0.37402in" fo:margin-right="0in" fo:text-indent="0in" fo:margin-top="0.16667in" fo:margin-bottom="0in" style:punctuation-wrap="hanging" style:vertical-align="auto" style:writing-mode="lr-tb">
        <style:tab-stops>
          <style:tab-stop style:position="0.7058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9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69">
      <style:paragraph-properties fo:line-height="0.33333in" fo:text-align="justify" fo:text-align-last="start" style:tab-stop-distance="1in" fo:margin-left="0.37402in" fo:margin-right="0in" fo:text-indent="0in" fo:margin-top="0.16667in" fo:margin-bottom="0in" style:punctuation-wrap="hanging" style:vertical-align="auto" style:writing-mode="lr-tb">
        <style:tab-stops>
          <style:tab-stop style:position="0.7058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asian="script" style:font-pitch-asian="fixed"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9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7">
      <style:paragraph-properties fo:line-height="0.33333in" fo:text-align="justify" fo:text-align-last="start" style:tab-stop-distance="1in" fo:margin-left="0.37402in" fo:margin-right="0in" fo:text-indent="0in" fo:margin-top="0.08333in" fo:margin-bottom="0in" style:punctuation-wrap="hanging" style:vertical-align="auto" style:writing-mode="lr-tb">
        <style:tab-stops>
          <style:tab-stop style:position="0.7058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80">
      <style:paragraph-properties fo:line-height="0.33333in" fo:text-align="justify" fo:text-align-last="start" style:tab-stop-distance="1in" fo:margin-left="0.375in" fo:margin-right="0in" fo:text-indent="-0.375in" fo:margin-top="0.16667in" fo:margin-bottom="0in" style:punctuation-wrap="hanging" style:vertical-align="auto" style:writing-mode="lr-tb">
        <style:tab-stops>
          <style:tab-stop style:position="0.704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5">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01389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01389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7">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01389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8">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2">
      <style:text-properties fo:font-variant="normal" fo:text-transform="none" fo:color="#0000cc"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generic-asian="script" style:font-pitch-asian="fixed"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178" style:parent-style-name="Graphics">
      <style:graphic-properties draw:fill="bitmap" draw:fill-image-name="a2177" style:repeat="stretch" draw:stroke="none" draw:shadow="visible" draw:shadow-offset-x="-0.04437in" draw:shadow-offset-y="-0.03343in" draw:shadow-color="#000000" draw:shadow-opacity="48%"/>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Arial" style:font-family-asian="新細明體"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0">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1">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2">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3">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4">
      <style:paragraph-properties fo:line-height="0.33333in" fo:text-align="justify" fo:text-align-last="start" style:tab-stop-distance="1in" fo:margin-left="0.37402in" fo:margin-right="0in" fo:text-indent="-0.58681in" fo:margin-top="0.16667in" fo:margin-bottom="0in" style:punctuation-wrap="hanging" style:vertical-align="auto" style:writing-mode="lr-tb">
        <style:tab-stops>
          <style:tab-stop style:position="0.7058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6">
      <style:text-properties fo:font-variant="normal" fo:text-transform="none" fo:color="#000000" style:text-line-through-type="none" style:text-line-through-style="none" style:text-line-through-width="auto" style:text-line-through-color="font-color" style:text-position="0% 100%" fo:font-family="Arial" style:font-family-asian="標楷體" style:font-family-complex="Arial" style:font-family-generic="swiss" style:font-family-generic-asian="script" style:font-family-generic-complex="swiss" style:font-pitch="variable" style:font-pitch-asian="fixed" style:font-pitch-complex="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text:list-style style:name="a2509">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4375in" text:min-label-width="0.375in"/>
        <style:text-properties fo:font-family="Wingdings" style:font-pitch="variable" fo:font-size="100%"/>
      </text:list-level-style-bullet>
      <text:list-level-style-bullet text:level="3" text:bullet-char="u">
        <style:list-level-properties text:space-before="0.875in" text:min-label-width="0.375in"/>
        <style:text-properties fo:font-family="Wingdings" style:font-pitch="variable" fo:font-size="100%"/>
      </text:list-level-style-bullet>
      <text:list-level-style-bullet text:level="4" text:bullet-char="u">
        <style:list-level-properties text:space-before="1.375in" text:min-label-width="0.375in"/>
        <style:text-properties fo:font-family="Wingdings" style:font-pitch="variable" fo:font-size="100%"/>
      </text:list-level-style-bullet>
      <text:list-level-style-bullet text:level="5" text:bullet-char="u">
        <style:list-level-properties text:space-before="1.875in" text:min-label-width="0.375in"/>
        <style:text-properties fo:font-family="Wingdings" style:font-pitch="variable" fo:font-size="100%"/>
      </text:list-level-style-bullet>
      <text:list-level-style-bullet text:level="6" text:bullet-char="u">
        <style:list-level-properties text:space-before="2.375in" text:min-label-width="0.375in"/>
        <style:text-properties fo:font-family="Wingdings" style:font-pitch="variable" fo:font-size="100%"/>
      </text:list-level-style-bullet>
      <text:list-level-style-bullet text:level="7" text:bullet-char="u">
        <style:list-level-properties text:space-before="2.875in" text:min-label-width="0.375in"/>
        <style:text-properties fo:font-family="Wingdings" style:font-pitch="variable" fo:font-size="100%"/>
      </text:list-level-style-bullet>
      <text:list-level-style-bullet text:level="8" text:bullet-char="u">
        <style:list-level-properties text:space-before="3.375in" text:min-label-width="0.375in"/>
        <style:text-properties fo:font-family="Wingdings" style:font-pitch="variable" fo:font-size="100%"/>
      </text:list-level-style-bullet>
      <text:list-level-style-bullet text:level="9" text:bullet-char="u">
        <style:list-level-properties text:space-before="3.875in" text:min-label-width="0.375in"/>
        <style:text-properties fo:font-family="Wingdings" style:font-pitch="variable" fo:font-size="100%"/>
      </text:list-level-style-bullet>
    </text:list-style>
    <text:list-style style:name="a1979">
      <text:list-level-style-number text:level="1" style:num-format="">
        <style:list-level-properties text:space-before="0in" text:min-label-width="0.58681in"/>
      </text:list-level-style-number>
      <text:list-level-style-number text:level="2" style:num-format="">
        <style:list-level-properties text:space-before="0.4375in" text:min-label-width="0.58681in"/>
      </text:list-level-style-number>
      <text:list-level-style-number text:level="3" style:num-format="">
        <style:list-level-properties text:space-before="0.875in" text:min-label-width="0.58681in"/>
      </text:list-level-style-number>
      <text:list-level-style-number text:level="4" style:num-format="">
        <style:list-level-properties text:space-before="1.375in" text:min-label-width="0.58681in"/>
      </text:list-level-style-number>
      <text:list-level-style-number text:level="5" style:num-format="">
        <style:list-level-properties text:space-before="1.875in" text:min-label-width="0.58681in"/>
      </text:list-level-style-number>
      <text:list-level-style-number text:level="6" style:num-format="">
        <style:list-level-properties text:space-before="2.375in" text:min-label-width="0.58681in"/>
      </text:list-level-style-number>
      <text:list-level-style-number text:level="7" style:num-format="">
        <style:list-level-properties text:space-before="2.875in" text:min-label-width="0.58681in"/>
      </text:list-level-style-number>
      <text:list-level-style-number text:level="8" style:num-format="">
        <style:list-level-properties text:space-before="3.375in" text:min-label-width="0.58681in"/>
      </text:list-level-style-number>
      <text:list-level-style-number text:level="9" style:num-format="">
        <style:list-level-properties text:space-before="3.875in" text:min-label-width="0.58681in"/>
      </text:list-level-style-number>
    </text:list-style>
    <text:list-style style:name="a2222">
      <text:list-level-style-number text:level="1" style:num-format="">
        <style:list-level-properties text:space-before="0in" text:min-label-width="0.58681in"/>
      </text:list-level-style-number>
      <text:list-level-style-number text:level="2" style:num-format="">
        <style:list-level-properties text:space-before="0.22471in" text:min-label-width="0.58681in"/>
      </text:list-level-style-number>
      <text:list-level-style-number text:level="3" style:num-format="">
        <style:list-level-properties text:space-before="0.66221in" text:min-label-width="0.58681in"/>
      </text:list-level-style-number>
      <text:list-level-style-number text:level="4" style:num-format="">
        <style:list-level-properties text:space-before="1.16221in" text:min-label-width="0.58681in"/>
      </text:list-level-style-number>
      <text:list-level-style-number text:level="5" style:num-format="">
        <style:list-level-properties text:space-before="1.66221in" text:min-label-width="0.58681in"/>
      </text:list-level-style-number>
      <text:list-level-style-number text:level="6" style:num-format="">
        <style:list-level-properties text:space-before="2.16221in" text:min-label-width="0.58681in"/>
      </text:list-level-style-number>
      <text:list-level-style-number text:level="7" style:num-format="">
        <style:list-level-properties text:space-before="2.66221in" text:min-label-width="0.58681in"/>
      </text:list-level-style-number>
      <text:list-level-style-number text:level="8" style:num-format="">
        <style:list-level-properties text:space-before="3.16221in" text:min-label-width="0.58681in"/>
      </text:list-level-style-number>
      <text:list-level-style-number text:level="9" style:num-format="">
        <style:list-level-properties text:space-before="3.66221in" text:min-label-width="0.58681in"/>
      </text:list-level-style-number>
    </text:list-style>
    <text:list-style style:name="a2350">
      <text:list-level-style-number text:level="1" style:num-format="">
        <style:list-level-properties text:space-before="0in" text:min-label-width="0.58681in"/>
      </text:list-level-style-number>
      <text:list-level-style-number text:level="2" style:num-format="">
        <style:list-level-properties text:space-before="0.22471in" text:min-label-width="0.58681in"/>
      </text:list-level-style-number>
      <text:list-level-style-number text:level="3" style:num-format="">
        <style:list-level-properties text:space-before="0.66221in" text:min-label-width="0.58681in"/>
      </text:list-level-style-number>
      <text:list-level-style-number text:level="4" style:num-format="">
        <style:list-level-properties text:space-before="1.16221in" text:min-label-width="0.58681in"/>
      </text:list-level-style-number>
      <text:list-level-style-number text:level="5" style:num-format="">
        <style:list-level-properties text:space-before="1.66221in" text:min-label-width="0.58681in"/>
      </text:list-level-style-number>
      <text:list-level-style-number text:level="6" style:num-format="">
        <style:list-level-properties text:space-before="2.16221in" text:min-label-width="0.58681in"/>
      </text:list-level-style-number>
      <text:list-level-style-number text:level="7" style:num-format="">
        <style:list-level-properties text:space-before="2.66221in" text:min-label-width="0.58681in"/>
      </text:list-level-style-number>
      <text:list-level-style-number text:level="8" style:num-format="">
        <style:list-level-properties text:space-before="3.16221in" text:min-label-width="0.58681in"/>
      </text:list-level-style-number>
      <text:list-level-style-number text:level="9" style:num-format="">
        <style:list-level-properties text:space-before="3.66221in" text:min-label-width="0.58681in"/>
      </text:list-level-style-number>
    </text:list-style>
    <text:list-style style:name="a2167">
      <text:list-level-style-number text:level="1" style:num-format="">
        <style:list-level-properties text:space-before="0.37402in"/>
      </text:list-level-style-number>
      <text:list-level-style-number text:level="2" style:num-format="">
        <style:list-level-properties text:space-before="0.81152in"/>
      </text:list-level-style-number>
      <text:list-level-style-number text:level="3" style:num-format="">
        <style:list-level-properties text:space-before="1.24902in"/>
      </text:list-level-style-number>
      <text:list-level-style-number text:level="4" style:num-format="">
        <style:list-level-properties text:space-before="1.74902in"/>
      </text:list-level-style-number>
      <text:list-level-style-number text:level="5" style:num-format="">
        <style:list-level-properties text:space-before="2.24902in"/>
      </text:list-level-style-number>
      <text:list-level-style-number text:level="6" style:num-format="">
        <style:list-level-properties text:space-before="2.74902in"/>
      </text:list-level-style-number>
      <text:list-level-style-number text:level="7" style:num-format="">
        <style:list-level-properties text:space-before="3.24902in"/>
      </text:list-level-style-number>
      <text:list-level-style-number text:level="8" style:num-format="">
        <style:list-level-properties text:space-before="3.74902in"/>
      </text:list-level-style-number>
      <text:list-level-style-number text:level="9" style:num-format="">
        <style:list-level-properties text:space-before="4.24902in"/>
      </text:list-level-style-number>
    </text:list-style>
    <text:list-style style:name="a2798">
      <text:list-level-style-number text:level="1" style:num-format="">
        <style:list-level-properties text:space-before="0.37402in"/>
      </text:list-level-style-number>
      <text:list-level-style-number text:level="2" style:num-format="">
        <style:list-level-properties text:space-before="0.81152in"/>
      </text:list-level-style-number>
      <text:list-level-style-number text:level="3" style:num-format="">
        <style:list-level-properties text:space-before="1.24902in"/>
      </text:list-level-style-number>
      <text:list-level-style-number text:level="4" style:num-format="">
        <style:list-level-properties text:space-before="1.74902in"/>
      </text:list-level-style-number>
      <text:list-level-style-number text:level="5" style:num-format="">
        <style:list-level-properties text:space-before="2.24902in"/>
      </text:list-level-style-number>
      <text:list-level-style-number text:level="6" style:num-format="">
        <style:list-level-properties text:space-before="2.74902in"/>
      </text:list-level-style-number>
      <text:list-level-style-number text:level="7" style:num-format="">
        <style:list-level-properties text:space-before="3.24902in"/>
      </text:list-level-style-number>
      <text:list-level-style-number text:level="8" style:num-format="">
        <style:list-level-properties text:space-before="3.74902in"/>
      </text:list-level-style-number>
      <text:list-level-style-number text:level="9" style:num-format="">
        <style:list-level-properties text:space-before="4.24902in"/>
      </text:list-level-style-number>
    </text:list-style>
    <text:list-style style:name="a1887">
      <text:list-level-style-number text:level="1" style:num-format="">
        <style:list-level-properties text:space-before="0in" text:min-label-width="0.58681in"/>
      </text:list-level-style-number>
      <text:list-level-style-number text:level="2" style:num-format="">
        <style:list-level-properties text:space-before="0.22471in" text:min-label-width="0.58681in"/>
      </text:list-level-style-number>
      <text:list-level-style-number text:level="3" style:num-format="">
        <style:list-level-properties text:space-before="0.66221in" text:min-label-width="0.58681in"/>
      </text:list-level-style-number>
      <text:list-level-style-number text:level="4" style:num-format="">
        <style:list-level-properties text:space-before="1.16221in" text:min-label-width="0.58681in"/>
      </text:list-level-style-number>
      <text:list-level-style-number text:level="5" style:num-format="">
        <style:list-level-properties text:space-before="1.66221in" text:min-label-width="0.58681in"/>
      </text:list-level-style-number>
      <text:list-level-style-number text:level="6" style:num-format="">
        <style:list-level-properties text:space-before="2.16221in" text:min-label-width="0.58681in"/>
      </text:list-level-style-number>
      <text:list-level-style-number text:level="7" style:num-format="">
        <style:list-level-properties text:space-before="2.66221in" text:min-label-width="0.58681in"/>
      </text:list-level-style-number>
      <text:list-level-style-number text:level="8" style:num-format="">
        <style:list-level-properties text:space-before="3.16221in" text:min-label-width="0.58681in"/>
      </text:list-level-style-number>
      <text:list-level-style-number text:level="9" style:num-format="">
        <style:list-level-properties text:space-before="3.66221in" text:min-label-width="0.58681in"/>
      </text:list-level-style-number>
    </text:list-style>
    <text:list-style style:name="a2070">
      <text:list-level-style-number text:level="1" style:num-format="">
        <style:list-level-properties text:space-before="0in" text:min-label-width="0.58681in"/>
      </text:list-level-style-number>
      <text:list-level-style-number text:level="2" style:num-format="">
        <style:list-level-properties text:space-before="0.22471in" text:min-label-width="0.58681in"/>
      </text:list-level-style-number>
      <text:list-level-style-number text:level="3" style:num-format="">
        <style:list-level-properties text:space-before="0.66221in" text:min-label-width="0.58681in"/>
      </text:list-level-style-number>
      <text:list-level-style-number text:level="4" style:num-format="">
        <style:list-level-properties text:space-before="1.16221in" text:min-label-width="0.58681in"/>
      </text:list-level-style-number>
      <text:list-level-style-number text:level="5" style:num-format="">
        <style:list-level-properties text:space-before="1.66221in" text:min-label-width="0.58681in"/>
      </text:list-level-style-number>
      <text:list-level-style-number text:level="6" style:num-format="">
        <style:list-level-properties text:space-before="2.16221in" text:min-label-width="0.58681in"/>
      </text:list-level-style-number>
      <text:list-level-style-number text:level="7" style:num-format="">
        <style:list-level-properties text:space-before="2.66221in" text:min-label-width="0.58681in"/>
      </text:list-level-style-number>
      <text:list-level-style-number text:level="8" style:num-format="">
        <style:list-level-properties text:space-before="3.16221in" text:min-label-width="0.58681in"/>
      </text:list-level-style-number>
      <text:list-level-style-number text:level="9" style:num-format="">
        <style:list-level-properties text:space-before="3.66221in" text:min-label-width="0.58681in"/>
      </text:list-level-style-number>
    </text:list-style>
    <text:list-style style:name="a1792">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4375in" text:min-label-width="0.375in"/>
        <style:text-properties fo:font-family="Wingdings" style:font-pitch="variable" fo:font-size="100%"/>
      </text:list-level-style-bullet>
      <text:list-level-style-bullet text:level="3" text:bullet-char="u">
        <style:list-level-properties text:space-before="0.875in" text:min-label-width="0.375in"/>
        <style:text-properties fo:font-family="Wingdings" style:font-pitch="variable" fo:font-size="100%"/>
      </text:list-level-style-bullet>
      <text:list-level-style-bullet text:level="4" text:bullet-char="u">
        <style:list-level-properties text:space-before="1.375in" text:min-label-width="0.375in"/>
        <style:text-properties fo:font-family="Wingdings" style:font-pitch="variable" fo:font-size="100%"/>
      </text:list-level-style-bullet>
      <text:list-level-style-bullet text:level="5" text:bullet-char="u">
        <style:list-level-properties text:space-before="1.875in" text:min-label-width="0.375in"/>
        <style:text-properties fo:font-family="Wingdings" style:font-pitch="variable" fo:font-size="100%"/>
      </text:list-level-style-bullet>
      <text:list-level-style-bullet text:level="6" text:bullet-char="u">
        <style:list-level-properties text:space-before="2.375in" text:min-label-width="0.375in"/>
        <style:text-properties fo:font-family="Wingdings" style:font-pitch="variable" fo:font-size="100%"/>
      </text:list-level-style-bullet>
      <text:list-level-style-bullet text:level="7" text:bullet-char="u">
        <style:list-level-properties text:space-before="2.875in" text:min-label-width="0.375in"/>
        <style:text-properties fo:font-family="Wingdings" style:font-pitch="variable" fo:font-size="100%"/>
      </text:list-level-style-bullet>
      <text:list-level-style-bullet text:level="8" text:bullet-char="u">
        <style:list-level-properties text:space-before="3.375in" text:min-label-width="0.375in"/>
        <style:text-properties fo:font-family="Wingdings" style:font-pitch="variable" fo:font-size="100%"/>
      </text:list-level-style-bullet>
      <text:list-level-style-bullet text:level="9" text:bullet-char="u">
        <style:list-level-properties text:space-before="3.875in" text:min-label-width="0.375in"/>
        <style:text-properties fo:font-family="Wingdings" style:font-pitch="variable" fo:font-size="100%"/>
      </text:list-level-style-bullet>
    </text:list-style>
    <text:list-style style:name="a2481">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4375in" text:min-label-width="0.375in"/>
        <style:text-properties fo:font-family="Wingdings" style:font-pitch="variable" fo:font-size="100%"/>
      </text:list-level-style-bullet>
      <text:list-level-style-bullet text:level="3" text:bullet-char="u">
        <style:list-level-properties text:space-before="0.875in" text:min-label-width="0.375in"/>
        <style:text-properties fo:font-family="Wingdings" style:font-pitch="variable" fo:font-size="100%"/>
      </text:list-level-style-bullet>
      <text:list-level-style-bullet text:level="4" text:bullet-char="u">
        <style:list-level-properties text:space-before="1.375in" text:min-label-width="0.375in"/>
        <style:text-properties fo:font-family="Wingdings" style:font-pitch="variable" fo:font-size="100%"/>
      </text:list-level-style-bullet>
      <text:list-level-style-bullet text:level="5" text:bullet-char="u">
        <style:list-level-properties text:space-before="1.875in" text:min-label-width="0.375in"/>
        <style:text-properties fo:font-family="Wingdings" style:font-pitch="variable" fo:font-size="100%"/>
      </text:list-level-style-bullet>
      <text:list-level-style-bullet text:level="6" text:bullet-char="u">
        <style:list-level-properties text:space-before="2.375in" text:min-label-width="0.375in"/>
        <style:text-properties fo:font-family="Wingdings" style:font-pitch="variable" fo:font-size="100%"/>
      </text:list-level-style-bullet>
      <text:list-level-style-bullet text:level="7" text:bullet-char="u">
        <style:list-level-properties text:space-before="2.875in" text:min-label-width="0.375in"/>
        <style:text-properties fo:font-family="Wingdings" style:font-pitch="variable" fo:font-size="100%"/>
      </text:list-level-style-bullet>
      <text:list-level-style-bullet text:level="8" text:bullet-char="u">
        <style:list-level-properties text:space-before="3.375in" text:min-label-width="0.375in"/>
        <style:text-properties fo:font-family="Wingdings" style:font-pitch="variable" fo:font-size="100%"/>
      </text:list-level-style-bullet>
      <text:list-level-style-bullet text:level="9" text:bullet-char="u">
        <style:list-level-properties text:space-before="3.875in" text:min-label-width="0.375in"/>
        <style:text-properties fo:font-family="Wingdings" style:font-pitch="variable" fo:font-size="100%"/>
      </text:list-level-style-bullet>
    </text:list-style>
    <text:list-style style:name="a1637">
      <text:list-level-style-number text:level="1" style:num-format="">
        <style:list-level-properties text:space-before="0.34028in"/>
      </text:list-level-style-number>
      <text:list-level-style-number text:level="2" style:num-format="">
        <style:list-level-properties text:space-before="0.77778in"/>
      </text:list-level-style-number>
      <text:list-level-style-number text:level="3" style:num-format="">
        <style:list-level-properties text:space-before="1.21528in"/>
      </text:list-level-style-number>
      <text:list-level-style-number text:level="4" style:num-format="">
        <style:list-level-properties text:space-before="1.71528in"/>
      </text:list-level-style-number>
      <text:list-level-style-number text:level="5" style:num-format="">
        <style:list-level-properties text:space-before="2.21528in"/>
      </text:list-level-style-number>
      <text:list-level-style-number text:level="6" style:num-format="">
        <style:list-level-properties text:space-before="2.71528in"/>
      </text:list-level-style-number>
      <text:list-level-style-number text:level="7" style:num-format="">
        <style:list-level-properties text:space-before="3.21528in"/>
      </text:list-level-style-number>
      <text:list-level-style-number text:level="8" style:num-format="">
        <style:list-level-properties text:space-before="3.71528in"/>
      </text:list-level-style-number>
      <text:list-level-style-number text:level="9" style:num-format="">
        <style:list-level-properties text:space-before="4.21528in"/>
      </text:list-level-style-number>
    </text:list-style>
    <text:list-style style:name="a295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325">
      <text:list-level-style-number text:level="1" style:num-format="">
        <style:list-level-properties text:space-before="0in" text:min-label-width="0.58681in"/>
      </text:list-level-style-number>
      <text:list-level-style-number text:level="2" style:num-format="">
        <style:list-level-properties text:space-before="0.22471in" text:min-label-width="0.58681in"/>
      </text:list-level-style-number>
      <text:list-level-style-number text:level="3" style:num-format="">
        <style:list-level-properties text:space-before="0.66221in" text:min-label-width="0.58681in"/>
      </text:list-level-style-number>
      <text:list-level-style-number text:level="4" style:num-format="">
        <style:list-level-properties text:space-before="1.16221in" text:min-label-width="0.58681in"/>
      </text:list-level-style-number>
      <text:list-level-style-number text:level="5" style:num-format="">
        <style:list-level-properties text:space-before="1.66221in" text:min-label-width="0.58681in"/>
      </text:list-level-style-number>
      <text:list-level-style-number text:level="6" style:num-format="">
        <style:list-level-properties text:space-before="2.16221in" text:min-label-width="0.58681in"/>
      </text:list-level-style-number>
      <text:list-level-style-number text:level="7" style:num-format="">
        <style:list-level-properties text:space-before="2.66221in" text:min-label-width="0.58681in"/>
      </text:list-level-style-number>
      <text:list-level-style-number text:level="8" style:num-format="">
        <style:list-level-properties text:space-before="3.16221in" text:min-label-width="0.58681in"/>
      </text:list-level-style-number>
      <text:list-level-style-number text:level="9" style:num-format="">
        <style:list-level-properties text:space-before="3.66221in" text:min-label-width="0.58681in"/>
      </text:list-level-style-number>
    </text:list-style>
    <text:list-style style:name="a2298">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4375in" text:min-label-width="0.375in"/>
        <style:text-properties fo:font-family="Wingdings" style:font-pitch="variable" fo:font-size="100%"/>
      </text:list-level-style-bullet>
      <text:list-level-style-bullet text:level="3" text:bullet-char="u">
        <style:list-level-properties text:space-before="0.875in" text:min-label-width="0.375in"/>
        <style:text-properties fo:font-family="Wingdings" style:font-pitch="variable" fo:font-size="100%"/>
      </text:list-level-style-bullet>
      <text:list-level-style-bullet text:level="4" text:bullet-char="u">
        <style:list-level-properties text:space-before="1.375in" text:min-label-width="0.375in"/>
        <style:text-properties fo:font-family="Wingdings" style:font-pitch="variable" fo:font-size="100%"/>
      </text:list-level-style-bullet>
      <text:list-level-style-bullet text:level="5" text:bullet-char="u">
        <style:list-level-properties text:space-before="1.875in" text:min-label-width="0.375in"/>
        <style:text-properties fo:font-family="Wingdings" style:font-pitch="variable" fo:font-size="100%"/>
      </text:list-level-style-bullet>
      <text:list-level-style-bullet text:level="6" text:bullet-char="u">
        <style:list-level-properties text:space-before="2.375in" text:min-label-width="0.375in"/>
        <style:text-properties fo:font-family="Wingdings" style:font-pitch="variable" fo:font-size="100%"/>
      </text:list-level-style-bullet>
      <text:list-level-style-bullet text:level="7" text:bullet-char="u">
        <style:list-level-properties text:space-before="2.875in" text:min-label-width="0.375in"/>
        <style:text-properties fo:font-family="Wingdings" style:font-pitch="variable" fo:font-size="100%"/>
      </text:list-level-style-bullet>
      <text:list-level-style-bullet text:level="8" text:bullet-char="u">
        <style:list-level-properties text:space-before="3.375in" text:min-label-width="0.375in"/>
        <style:text-properties fo:font-family="Wingdings" style:font-pitch="variable" fo:font-size="100%"/>
      </text:list-level-style-bullet>
      <text:list-level-style-bullet text:level="9" text:bullet-char="u">
        <style:list-level-properties text:space-before="3.875in" text:min-label-width="0.375in"/>
        <style:text-properties fo:font-family="Wingdings" style:font-pitch="variable" fo:font-size="100%"/>
      </text:list-level-style-bullet>
    </text:list-style>
    <text:list-style style:name="a1982">
      <text:list-level-style-number text:level="1" style:num-format="">
        <style:list-level-properties text:space-before="0in" text:min-label-width="0.58681in"/>
      </text:list-level-style-number>
      <text:list-level-style-number text:level="2" style:num-format="">
        <style:list-level-properties text:space-before="0.4375in" text:min-label-width="0.58681in"/>
      </text:list-level-style-number>
      <text:list-level-style-number text:level="3" style:num-format="">
        <style:list-level-properties text:space-before="0.875in" text:min-label-width="0.58681in"/>
      </text:list-level-style-number>
      <text:list-level-style-number text:level="4" style:num-format="">
        <style:list-level-properties text:space-before="1.375in" text:min-label-width="0.58681in"/>
      </text:list-level-style-number>
      <text:list-level-style-number text:level="5" style:num-format="">
        <style:list-level-properties text:space-before="1.875in" text:min-label-width="0.58681in"/>
      </text:list-level-style-number>
      <text:list-level-style-number text:level="6" style:num-format="">
        <style:list-level-properties text:space-before="2.375in" text:min-label-width="0.58681in"/>
      </text:list-level-style-number>
      <text:list-level-style-number text:level="7" style:num-format="">
        <style:list-level-properties text:space-before="2.875in" text:min-label-width="0.58681in"/>
      </text:list-level-style-number>
      <text:list-level-style-number text:level="8" style:num-format="">
        <style:list-level-properties text:space-before="3.375in" text:min-label-width="0.58681in"/>
      </text:list-level-style-number>
      <text:list-level-style-number text:level="9" style:num-format="">
        <style:list-level-properties text:space-before="3.875in" text:min-label-width="0.58681in"/>
      </text:list-level-style-number>
    </text:list-style>
    <text:list-style style:name="a2514">
      <text:list-level-style-number text:level="1" style:num-format="">
        <style:list-level-properties text:space-before="0in" text:min-label-width="0.58681in"/>
      </text:list-level-style-number>
      <text:list-level-style-number text:level="2" style:num-format="">
        <style:list-level-properties text:space-before="0.22471in" text:min-label-width="0.58681in"/>
      </text:list-level-style-number>
      <text:list-level-style-number text:level="3" style:num-format="">
        <style:list-level-properties text:space-before="0.66221in" text:min-label-width="0.58681in"/>
      </text:list-level-style-number>
      <text:list-level-style-number text:level="4" style:num-format="">
        <style:list-level-properties text:space-before="1.16221in" text:min-label-width="0.58681in"/>
      </text:list-level-style-number>
      <text:list-level-style-number text:level="5" style:num-format="">
        <style:list-level-properties text:space-before="1.66221in" text:min-label-width="0.58681in"/>
      </text:list-level-style-number>
      <text:list-level-style-number text:level="6" style:num-format="">
        <style:list-level-properties text:space-before="2.16221in" text:min-label-width="0.58681in"/>
      </text:list-level-style-number>
      <text:list-level-style-number text:level="7" style:num-format="">
        <style:list-level-properties text:space-before="2.66221in" text:min-label-width="0.58681in"/>
      </text:list-level-style-number>
      <text:list-level-style-number text:level="8" style:num-format="">
        <style:list-level-properties text:space-before="3.16221in" text:min-label-width="0.58681in"/>
      </text:list-level-style-number>
      <text:list-level-style-number text:level="9" style:num-format="">
        <style:list-level-properties text:space-before="3.66221in" text:min-label-width="0.58681in"/>
      </text:list-level-style-number>
    </text:list-style>
    <text:list-style style:name="a2106">
      <text:list-level-style-number text:level="1" style:num-format="">
        <style:list-level-properties text:space-before="0in" text:min-label-width="0.39757in"/>
      </text:list-level-style-number>
      <text:list-level-style-number text:level="2" style:num-format="">
        <style:list-level-properties text:space-before="0.41395in" text:min-label-width="0.39757in"/>
      </text:list-level-style-number>
      <text:list-level-style-number text:level="3" style:num-format="">
        <style:list-level-properties text:space-before="0.85145in" text:min-label-width="0.39757in"/>
      </text:list-level-style-number>
      <text:list-level-style-number text:level="4" style:num-format="">
        <style:list-level-properties text:space-before="1.35145in" text:min-label-width="0.39757in"/>
      </text:list-level-style-number>
      <text:list-level-style-number text:level="5" style:num-format="">
        <style:list-level-properties text:space-before="1.85145in" text:min-label-width="0.39757in"/>
      </text:list-level-style-number>
      <text:list-level-style-number text:level="6" style:num-format="">
        <style:list-level-properties text:space-before="2.35145in" text:min-label-width="0.39757in"/>
      </text:list-level-style-number>
      <text:list-level-style-number text:level="7" style:num-format="">
        <style:list-level-properties text:space-before="2.85145in" text:min-label-width="0.39757in"/>
      </text:list-level-style-number>
      <text:list-level-style-number text:level="8" style:num-format="">
        <style:list-level-properties text:space-before="3.35145in" text:min-label-width="0.39757in"/>
      </text:list-level-style-number>
      <text:list-level-style-number text:level="9" style:num-format="">
        <style:list-level-properties text:space-before="3.85145in" text:min-label-width="0.39757in"/>
      </text:list-level-style-number>
    </text:list-style>
    <text:list-style style:name="a1985">
      <text:list-level-style-number text:level="1" style:num-format="">
        <style:list-level-properties text:space-before="0in" text:min-label-width="0.58681in"/>
      </text:list-level-style-number>
      <text:list-level-style-number text:level="2" style:num-format="">
        <style:list-level-properties text:space-before="0.4375in" text:min-label-width="0.58681in"/>
      </text:list-level-style-number>
      <text:list-level-style-number text:level="3" style:num-format="">
        <style:list-level-properties text:space-before="0.875in" text:min-label-width="0.58681in"/>
      </text:list-level-style-number>
      <text:list-level-style-number text:level="4" style:num-format="">
        <style:list-level-properties text:space-before="1.375in" text:min-label-width="0.58681in"/>
      </text:list-level-style-number>
      <text:list-level-style-number text:level="5" style:num-format="">
        <style:list-level-properties text:space-before="1.875in" text:min-label-width="0.58681in"/>
      </text:list-level-style-number>
      <text:list-level-style-number text:level="6" style:num-format="">
        <style:list-level-properties text:space-before="2.375in" text:min-label-width="0.58681in"/>
      </text:list-level-style-number>
      <text:list-level-style-number text:level="7" style:num-format="">
        <style:list-level-properties text:space-before="2.875in" text:min-label-width="0.58681in"/>
      </text:list-level-style-number>
      <text:list-level-style-number text:level="8" style:num-format="">
        <style:list-level-properties text:space-before="3.375in" text:min-label-width="0.58681in"/>
      </text:list-level-style-number>
      <text:list-level-style-number text:level="9" style:num-format="">
        <style:list-level-properties text:space-before="3.875in" text:min-label-width="0.58681in"/>
      </text:list-level-style-number>
    </text:list-style>
    <text:list-style style:name="a1607">
      <text:list-level-style-number text:level="1" style:num-format="">
        <style:list-level-properties text:space-before="0.34028in"/>
      </text:list-level-style-number>
      <text:list-level-style-number text:level="2" style:num-format="">
        <style:list-level-properties text:space-before="0.77778in"/>
      </text:list-level-style-number>
      <text:list-level-style-number text:level="3" style:num-format="">
        <style:list-level-properties text:space-before="1.21528in"/>
      </text:list-level-style-number>
      <text:list-level-style-number text:level="4" style:num-format="">
        <style:list-level-properties text:space-before="1.71528in"/>
      </text:list-level-style-number>
      <text:list-level-style-number text:level="5" style:num-format="">
        <style:list-level-properties text:space-before="2.21528in"/>
      </text:list-level-style-number>
      <text:list-level-style-number text:level="6" style:num-format="">
        <style:list-level-properties text:space-before="2.71528in"/>
      </text:list-level-style-number>
      <text:list-level-style-number text:level="7" style:num-format="">
        <style:list-level-properties text:space-before="3.21528in"/>
      </text:list-level-style-number>
      <text:list-level-style-number text:level="8" style:num-format="">
        <style:list-level-properties text:space-before="3.71528in"/>
      </text:list-level-style-number>
      <text:list-level-style-number text:level="9" style:num-format="">
        <style:list-level-properties text:space-before="4.21528in"/>
      </text:list-level-style-number>
    </text:list-style>
    <text:list-style style:name="a1988">
      <text:list-level-style-number text:level="1" style:num-format="">
        <style:list-level-properties text:space-before="0in" text:min-label-width="0.58681in"/>
      </text:list-level-style-number>
      <text:list-level-style-number text:level="2" style:num-format="">
        <style:list-level-properties text:space-before="0.4375in" text:min-label-width="0.58681in"/>
      </text:list-level-style-number>
      <text:list-level-style-number text:level="3" style:num-format="">
        <style:list-level-properties text:space-before="0.875in" text:min-label-width="0.58681in"/>
      </text:list-level-style-number>
      <text:list-level-style-number text:level="4" style:num-format="">
        <style:list-level-properties text:space-before="1.375in" text:min-label-width="0.58681in"/>
      </text:list-level-style-number>
      <text:list-level-style-number text:level="5" style:num-format="">
        <style:list-level-properties text:space-before="1.875in" text:min-label-width="0.58681in"/>
      </text:list-level-style-number>
      <text:list-level-style-number text:level="6" style:num-format="">
        <style:list-level-properties text:space-before="2.375in" text:min-label-width="0.58681in"/>
      </text:list-level-style-number>
      <text:list-level-style-number text:level="7" style:num-format="">
        <style:list-level-properties text:space-before="2.875in" text:min-label-width="0.58681in"/>
      </text:list-level-style-number>
      <text:list-level-style-number text:level="8" style:num-format="">
        <style:list-level-properties text:space-before="3.375in" text:min-label-width="0.58681in"/>
      </text:list-level-style-number>
      <text:list-level-style-number text:level="9" style:num-format="">
        <style:list-level-properties text:space-before="3.875in" text:min-label-width="0.58681in"/>
      </text:list-level-style-number>
    </text:list-style>
    <text:list-style style:name="a1952">
      <text:list-level-style-bullet text:level="1" text:bullet-char="u">
        <style:list-level-properties text:space-before="0.21161in" text:min-label-width="0.375in"/>
        <style:text-properties fo:color="#000000" fo:font-family="Wingdings" style:font-pitch="variable" fo:font-size="100%"/>
      </text:list-level-style-bullet>
      <text:list-level-style-bullet text:level="2" text:bullet-char="u">
        <style:list-level-properties text:space-before="0.64911in" text:min-label-width="0.375in"/>
        <style:text-properties fo:color="#000000" fo:font-family="Wingdings" style:font-pitch="variable" fo:font-size="100%"/>
      </text:list-level-style-bullet>
      <text:list-level-style-bullet text:level="3" text:bullet-char="u">
        <style:list-level-properties text:space-before="1.08661in" text:min-label-width="0.375in"/>
        <style:text-properties fo:color="#000000" fo:font-family="Wingdings" style:font-pitch="variable" fo:font-size="100%"/>
      </text:list-level-style-bullet>
      <text:list-level-style-bullet text:level="4" text:bullet-char="u">
        <style:list-level-properties text:space-before="1.58661in" text:min-label-width="0.375in"/>
        <style:text-properties fo:color="#000000" fo:font-family="Wingdings" style:font-pitch="variable" fo:font-size="100%"/>
      </text:list-level-style-bullet>
      <text:list-level-style-bullet text:level="5" text:bullet-char="u">
        <style:list-level-properties text:space-before="2.08661in" text:min-label-width="0.375in"/>
        <style:text-properties fo:color="#000000" fo:font-family="Wingdings" style:font-pitch="variable" fo:font-size="100%"/>
      </text:list-level-style-bullet>
      <text:list-level-style-bullet text:level="6" text:bullet-char="u">
        <style:list-level-properties text:space-before="2.58661in" text:min-label-width="0.375in"/>
        <style:text-properties fo:color="#000000" fo:font-family="Wingdings" style:font-pitch="variable" fo:font-size="100%"/>
      </text:list-level-style-bullet>
      <text:list-level-style-bullet text:level="7" text:bullet-char="u">
        <style:list-level-properties text:space-before="3.08661in" text:min-label-width="0.375in"/>
        <style:text-properties fo:color="#000000" fo:font-family="Wingdings" style:font-pitch="variable" fo:font-size="100%"/>
      </text:list-level-style-bullet>
      <text:list-level-style-bullet text:level="8" text:bullet-char="u">
        <style:list-level-properties text:space-before="3.58661in" text:min-label-width="0.375in"/>
        <style:text-properties fo:color="#000000" fo:font-family="Wingdings" style:font-pitch="variable" fo:font-size="100%"/>
      </text:list-level-style-bullet>
      <text:list-level-style-bullet text:level="9" text:bullet-char="u">
        <style:list-level-properties text:space-before="4.08661in" text:min-label-width="0.375in"/>
        <style:text-properties fo:color="#000000" fo:font-family="Wingdings" style:font-pitch="variable" fo:font-size="100%"/>
      </text:list-level-style-bullet>
    </text:list-style>
    <text:list-style style:name="a1732">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4375in" text:min-label-width="0.375in"/>
        <style:text-properties fo:font-family="Wingdings" style:font-pitch="variable" fo:font-size="100%"/>
      </text:list-level-style-bullet>
      <text:list-level-style-bullet text:level="3" text:bullet-char="u">
        <style:list-level-properties text:space-before="0.875in" text:min-label-width="0.375in"/>
        <style:text-properties fo:font-family="Wingdings" style:font-pitch="variable" fo:font-size="100%"/>
      </text:list-level-style-bullet>
      <text:list-level-style-bullet text:level="4" text:bullet-char="u">
        <style:list-level-properties text:space-before="1.375in" text:min-label-width="0.375in"/>
        <style:text-properties fo:font-family="Wingdings" style:font-pitch="variable" fo:font-size="100%"/>
      </text:list-level-style-bullet>
      <text:list-level-style-bullet text:level="5" text:bullet-char="u">
        <style:list-level-properties text:space-before="1.875in" text:min-label-width="0.375in"/>
        <style:text-properties fo:font-family="Wingdings" style:font-pitch="variable" fo:font-size="100%"/>
      </text:list-level-style-bullet>
      <text:list-level-style-bullet text:level="6" text:bullet-char="u">
        <style:list-level-properties text:space-before="2.375in" text:min-label-width="0.375in"/>
        <style:text-properties fo:font-family="Wingdings" style:font-pitch="variable" fo:font-size="100%"/>
      </text:list-level-style-bullet>
      <text:list-level-style-bullet text:level="7" text:bullet-char="u">
        <style:list-level-properties text:space-before="2.875in" text:min-label-width="0.375in"/>
        <style:text-properties fo:font-family="Wingdings" style:font-pitch="variable" fo:font-size="100%"/>
      </text:list-level-style-bullet>
      <text:list-level-style-bullet text:level="8" text:bullet-char="u">
        <style:list-level-properties text:space-before="3.375in" text:min-label-width="0.375in"/>
        <style:text-properties fo:font-family="Wingdings" style:font-pitch="variable" fo:font-size="100%"/>
      </text:list-level-style-bullet>
      <text:list-level-style-bullet text:level="9" text:bullet-char="u">
        <style:list-level-properties text:space-before="3.875in" text:min-label-width="0.375in"/>
        <style:text-properties fo:font-family="Wingdings" style:font-pitch="variable" fo:font-size="100%"/>
      </text:list-level-style-bullet>
    </text:list-style>
    <text:list-style style:name="a2170">
      <text:list-level-style-number text:level="1" style:num-format="">
        <style:list-level-properties text:space-before="0.37402in"/>
      </text:list-level-style-number>
      <text:list-level-style-number text:level="2" style:num-format="">
        <style:list-level-properties text:space-before="0.81152in"/>
      </text:list-level-style-number>
      <text:list-level-style-number text:level="3" style:num-format="">
        <style:list-level-properties text:space-before="1.24902in"/>
      </text:list-level-style-number>
      <text:list-level-style-number text:level="4" style:num-format="">
        <style:list-level-properties text:space-before="1.74902in"/>
      </text:list-level-style-number>
      <text:list-level-style-number text:level="5" style:num-format="">
        <style:list-level-properties text:space-before="2.24902in"/>
      </text:list-level-style-number>
      <text:list-level-style-number text:level="6" style:num-format="">
        <style:list-level-properties text:space-before="2.74902in"/>
      </text:list-level-style-number>
      <text:list-level-style-number text:level="7" style:num-format="">
        <style:list-level-properties text:space-before="3.24902in"/>
      </text:list-level-style-number>
      <text:list-level-style-number text:level="8" style:num-format="">
        <style:list-level-properties text:space-before="3.74902in"/>
      </text:list-level-style-number>
      <text:list-level-style-number text:level="9" style:num-format="">
        <style:list-level-properties text:space-before="4.24902in"/>
      </text:list-level-style-number>
    </text:list-style>
    <text:list-style style:name="a1890">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4375in" text:min-label-width="0.375in"/>
        <style:text-properties fo:font-family="Wingdings" style:font-pitch="variable" fo:font-size="100%"/>
      </text:list-level-style-bullet>
      <text:list-level-style-bullet text:level="3" text:bullet-char="u">
        <style:list-level-properties text:space-before="0.875in" text:min-label-width="0.375in"/>
        <style:text-properties fo:font-family="Wingdings" style:font-pitch="variable" fo:font-size="100%"/>
      </text:list-level-style-bullet>
      <text:list-level-style-bullet text:level="4" text:bullet-char="u">
        <style:list-level-properties text:space-before="1.375in" text:min-label-width="0.375in"/>
        <style:text-properties fo:font-family="Wingdings" style:font-pitch="variable" fo:font-size="100%"/>
      </text:list-level-style-bullet>
      <text:list-level-style-bullet text:level="5" text:bullet-char="u">
        <style:list-level-properties text:space-before="1.875in" text:min-label-width="0.375in"/>
        <style:text-properties fo:font-family="Wingdings" style:font-pitch="variable" fo:font-size="100%"/>
      </text:list-level-style-bullet>
      <text:list-level-style-bullet text:level="6" text:bullet-char="u">
        <style:list-level-properties text:space-before="2.375in" text:min-label-width="0.375in"/>
        <style:text-properties fo:font-family="Wingdings" style:font-pitch="variable" fo:font-size="100%"/>
      </text:list-level-style-bullet>
      <text:list-level-style-bullet text:level="7" text:bullet-char="u">
        <style:list-level-properties text:space-before="2.875in" text:min-label-width="0.375in"/>
        <style:text-properties fo:font-family="Wingdings" style:font-pitch="variable" fo:font-size="100%"/>
      </text:list-level-style-bullet>
      <text:list-level-style-bullet text:level="8" text:bullet-char="u">
        <style:list-level-properties text:space-before="3.375in" text:min-label-width="0.375in"/>
        <style:text-properties fo:font-family="Wingdings" style:font-pitch="variable" fo:font-size="100%"/>
      </text:list-level-style-bullet>
      <text:list-level-style-bullet text:level="9" text:bullet-char="u">
        <style:list-level-properties text:space-before="3.875in" text:min-label-width="0.375in"/>
        <style:text-properties fo:font-family="Wingdings" style:font-pitch="variable" fo:font-size="100%"/>
      </text:list-level-style-bullet>
    </text:list-style>
    <text:list-style style:name="a2237">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4375in" text:min-label-width="0.375in"/>
        <style:text-properties fo:font-family="Wingdings" style:font-pitch="variable" fo:font-size="100%"/>
      </text:list-level-style-bullet>
      <text:list-level-style-bullet text:level="3" text:bullet-char="u">
        <style:list-level-properties text:space-before="0.875in" text:min-label-width="0.375in"/>
        <style:text-properties fo:font-family="Wingdings" style:font-pitch="variable" fo:font-size="100%"/>
      </text:list-level-style-bullet>
      <text:list-level-style-bullet text:level="4" text:bullet-char="u">
        <style:list-level-properties text:space-before="1.375in" text:min-label-width="0.375in"/>
        <style:text-properties fo:font-family="Wingdings" style:font-pitch="variable" fo:font-size="100%"/>
      </text:list-level-style-bullet>
      <text:list-level-style-bullet text:level="5" text:bullet-char="u">
        <style:list-level-properties text:space-before="1.875in" text:min-label-width="0.375in"/>
        <style:text-properties fo:font-family="Wingdings" style:font-pitch="variable" fo:font-size="100%"/>
      </text:list-level-style-bullet>
      <text:list-level-style-bullet text:level="6" text:bullet-char="u">
        <style:list-level-properties text:space-before="2.375in" text:min-label-width="0.375in"/>
        <style:text-properties fo:font-family="Wingdings" style:font-pitch="variable" fo:font-size="100%"/>
      </text:list-level-style-bullet>
      <text:list-level-style-bullet text:level="7" text:bullet-char="u">
        <style:list-level-properties text:space-before="2.875in" text:min-label-width="0.375in"/>
        <style:text-properties fo:font-family="Wingdings" style:font-pitch="variable" fo:font-size="100%"/>
      </text:list-level-style-bullet>
      <text:list-level-style-bullet text:level="8" text:bullet-char="u">
        <style:list-level-properties text:space-before="3.375in" text:min-label-width="0.375in"/>
        <style:text-properties fo:font-family="Wingdings" style:font-pitch="variable" fo:font-size="100%"/>
      </text:list-level-style-bullet>
      <text:list-level-style-bullet text:level="9" text:bullet-char="u">
        <style:list-level-properties text:space-before="3.875in" text:min-label-width="0.375in"/>
        <style:text-properties fo:font-family="Wingdings" style:font-pitch="variable" fo:font-size="100%"/>
      </text:list-level-style-bullet>
    </text:list-style>
    <text:list-style style:name="a1893">
      <text:list-level-style-number text:level="1" style:num-format="">
        <style:list-level-properties text:space-before="0in" text:min-label-width="0.58681in"/>
      </text:list-level-style-number>
      <text:list-level-style-number text:level="2" style:num-format="">
        <style:list-level-properties text:space-before="0.4375in" text:min-label-width="0.58681in"/>
      </text:list-level-style-number>
      <text:list-level-style-number text:level="3" style:num-format="">
        <style:list-level-properties text:space-before="0.875in" text:min-label-width="0.58681in"/>
      </text:list-level-style-number>
      <text:list-level-style-number text:level="4" style:num-format="">
        <style:list-level-properties text:space-before="1.375in" text:min-label-width="0.58681in"/>
      </text:list-level-style-number>
      <text:list-level-style-number text:level="5" style:num-format="">
        <style:list-level-properties text:space-before="1.875in" text:min-label-width="0.58681in"/>
      </text:list-level-style-number>
      <text:list-level-style-number text:level="6" style:num-format="">
        <style:list-level-properties text:space-before="2.375in" text:min-label-width="0.58681in"/>
      </text:list-level-style-number>
      <text:list-level-style-number text:level="7" style:num-format="">
        <style:list-level-properties text:space-before="2.875in" text:min-label-width="0.58681in"/>
      </text:list-level-style-number>
      <text:list-level-style-number text:level="8" style:num-format="">
        <style:list-level-properties text:space-before="3.375in" text:min-label-width="0.58681in"/>
      </text:list-level-style-number>
      <text:list-level-style-number text:level="9" style:num-format="">
        <style:list-level-properties text:space-before="3.875in" text:min-label-width="0.58681in"/>
      </text:list-level-style-number>
    </text:list-style>
    <text:list-style style:name="a2398">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4375in" text:min-label-width="0.375in"/>
        <style:text-properties fo:font-family="Wingdings" style:font-pitch="variable" fo:font-size="100%"/>
      </text:list-level-style-bullet>
      <text:list-level-style-bullet text:level="3" text:bullet-char="u">
        <style:list-level-properties text:space-before="0.875in" text:min-label-width="0.375in"/>
        <style:text-properties fo:font-family="Wingdings" style:font-pitch="variable" fo:font-size="100%"/>
      </text:list-level-style-bullet>
      <text:list-level-style-bullet text:level="4" text:bullet-char="u">
        <style:list-level-properties text:space-before="1.375in" text:min-label-width="0.375in"/>
        <style:text-properties fo:font-family="Wingdings" style:font-pitch="variable" fo:font-size="100%"/>
      </text:list-level-style-bullet>
      <text:list-level-style-bullet text:level="5" text:bullet-char="u">
        <style:list-level-properties text:space-before="1.875in" text:min-label-width="0.375in"/>
        <style:text-properties fo:font-family="Wingdings" style:font-pitch="variable" fo:font-size="100%"/>
      </text:list-level-style-bullet>
      <text:list-level-style-bullet text:level="6" text:bullet-char="u">
        <style:list-level-properties text:space-before="2.375in" text:min-label-width="0.375in"/>
        <style:text-properties fo:font-family="Wingdings" style:font-pitch="variable" fo:font-size="100%"/>
      </text:list-level-style-bullet>
      <text:list-level-style-bullet text:level="7" text:bullet-char="u">
        <style:list-level-properties text:space-before="2.875in" text:min-label-width="0.375in"/>
        <style:text-properties fo:font-family="Wingdings" style:font-pitch="variable" fo:font-size="100%"/>
      </text:list-level-style-bullet>
      <text:list-level-style-bullet text:level="8" text:bullet-char="u">
        <style:list-level-properties text:space-before="3.375in" text:min-label-width="0.375in"/>
        <style:text-properties fo:font-family="Wingdings" style:font-pitch="variable" fo:font-size="100%"/>
      </text:list-level-style-bullet>
      <text:list-level-style-bullet text:level="9" text:bullet-char="u">
        <style:list-level-properties text:space-before="3.875in" text:min-label-width="0.375in"/>
        <style:text-properties fo:font-family="Wingdings" style:font-pitch="variable" fo:font-size="100%"/>
      </text:list-level-style-bullet>
    </text:list-style>
    <text:list-style style:name="a2426">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4375in" text:min-label-width="0.375in"/>
        <style:text-properties fo:font-family="Wingdings" style:font-pitch="variable" fo:font-size="100%"/>
      </text:list-level-style-bullet>
      <text:list-level-style-bullet text:level="3" text:bullet-char="u">
        <style:list-level-properties text:space-before="0.875in" text:min-label-width="0.375in"/>
        <style:text-properties fo:font-family="Wingdings" style:font-pitch="variable" fo:font-size="100%"/>
      </text:list-level-style-bullet>
      <text:list-level-style-bullet text:level="4" text:bullet-char="u">
        <style:list-level-properties text:space-before="1.375in" text:min-label-width="0.375in"/>
        <style:text-properties fo:font-family="Wingdings" style:font-pitch="variable" fo:font-size="100%"/>
      </text:list-level-style-bullet>
      <text:list-level-style-bullet text:level="5" text:bullet-char="u">
        <style:list-level-properties text:space-before="1.875in" text:min-label-width="0.375in"/>
        <style:text-properties fo:font-family="Wingdings" style:font-pitch="variable" fo:font-size="100%"/>
      </text:list-level-style-bullet>
      <text:list-level-style-bullet text:level="6" text:bullet-char="u">
        <style:list-level-properties text:space-before="2.375in" text:min-label-width="0.375in"/>
        <style:text-properties fo:font-family="Wingdings" style:font-pitch="variable" fo:font-size="100%"/>
      </text:list-level-style-bullet>
      <text:list-level-style-bullet text:level="7" text:bullet-char="u">
        <style:list-level-properties text:space-before="2.875in" text:min-label-width="0.375in"/>
        <style:text-properties fo:font-family="Wingdings" style:font-pitch="variable" fo:font-size="100%"/>
      </text:list-level-style-bullet>
      <text:list-level-style-bullet text:level="8" text:bullet-char="u">
        <style:list-level-properties text:space-before="3.375in" text:min-label-width="0.375in"/>
        <style:text-properties fo:font-family="Wingdings" style:font-pitch="variable" fo:font-size="100%"/>
      </text:list-level-style-bullet>
      <text:list-level-style-bullet text:level="9" text:bullet-char="u">
        <style:list-level-properties text:space-before="3.875in" text:min-label-width="0.375in"/>
        <style:text-properties fo:font-family="Wingdings" style:font-pitch="variable" fo:font-size="100%"/>
      </text:list-level-style-bullet>
    </text:list-style>
    <text:list-style style:name="a1896">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4375in" text:min-label-width="0.375in"/>
        <style:text-properties fo:font-family="Wingdings" style:font-pitch="variable" fo:font-size="100%"/>
      </text:list-level-style-bullet>
      <text:list-level-style-bullet text:level="3" text:bullet-char="u">
        <style:list-level-properties text:space-before="0.875in" text:min-label-width="0.375in"/>
        <style:text-properties fo:font-family="Wingdings" style:font-pitch="variable" fo:font-size="100%"/>
      </text:list-level-style-bullet>
      <text:list-level-style-bullet text:level="4" text:bullet-char="u">
        <style:list-level-properties text:space-before="1.375in" text:min-label-width="0.375in"/>
        <style:text-properties fo:font-family="Wingdings" style:font-pitch="variable" fo:font-size="100%"/>
      </text:list-level-style-bullet>
      <text:list-level-style-bullet text:level="5" text:bullet-char="u">
        <style:list-level-properties text:space-before="1.875in" text:min-label-width="0.375in"/>
        <style:text-properties fo:font-family="Wingdings" style:font-pitch="variable" fo:font-size="100%"/>
      </text:list-level-style-bullet>
      <text:list-level-style-bullet text:level="6" text:bullet-char="u">
        <style:list-level-properties text:space-before="2.375in" text:min-label-width="0.375in"/>
        <style:text-properties fo:font-family="Wingdings" style:font-pitch="variable" fo:font-size="100%"/>
      </text:list-level-style-bullet>
      <text:list-level-style-bullet text:level="7" text:bullet-char="u">
        <style:list-level-properties text:space-before="2.875in" text:min-label-width="0.375in"/>
        <style:text-properties fo:font-family="Wingdings" style:font-pitch="variable" fo:font-size="100%"/>
      </text:list-level-style-bullet>
      <text:list-level-style-bullet text:level="8" text:bullet-char="u">
        <style:list-level-properties text:space-before="3.375in" text:min-label-width="0.375in"/>
        <style:text-properties fo:font-family="Wingdings" style:font-pitch="variable" fo:font-size="100%"/>
      </text:list-level-style-bullet>
      <text:list-level-style-bullet text:level="9" text:bullet-char="u">
        <style:list-level-properties text:space-before="3.875in" text:min-label-width="0.375in"/>
        <style:text-properties fo:font-family="Wingdings" style:font-pitch="variable" fo:font-size="100%"/>
      </text:list-level-style-bullet>
    </text:list-style>
    <text:list-style style:name="a2806">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4375in" text:min-label-width="0.375in"/>
        <style:text-properties fo:font-family="Wingdings" style:font-pitch="variable" fo:font-size="100%"/>
      </text:list-level-style-bullet>
      <text:list-level-style-bullet text:level="3" text:bullet-char="u">
        <style:list-level-properties text:space-before="0.875in" text:min-label-width="0.375in"/>
        <style:text-properties fo:font-family="Wingdings" style:font-pitch="variable" fo:font-size="100%"/>
      </text:list-level-style-bullet>
      <text:list-level-style-bullet text:level="4" text:bullet-char="u">
        <style:list-level-properties text:space-before="1.375in" text:min-label-width="0.375in"/>
        <style:text-properties fo:font-family="Wingdings" style:font-pitch="variable" fo:font-size="100%"/>
      </text:list-level-style-bullet>
      <text:list-level-style-bullet text:level="5" text:bullet-char="u">
        <style:list-level-properties text:space-before="1.875in" text:min-label-width="0.375in"/>
        <style:text-properties fo:font-family="Wingdings" style:font-pitch="variable" fo:font-size="100%"/>
      </text:list-level-style-bullet>
      <text:list-level-style-bullet text:level="6" text:bullet-char="u">
        <style:list-level-properties text:space-before="2.375in" text:min-label-width="0.375in"/>
        <style:text-properties fo:font-family="Wingdings" style:font-pitch="variable" fo:font-size="100%"/>
      </text:list-level-style-bullet>
      <text:list-level-style-bullet text:level="7" text:bullet-char="u">
        <style:list-level-properties text:space-before="2.875in" text:min-label-width="0.375in"/>
        <style:text-properties fo:font-family="Wingdings" style:font-pitch="variable" fo:font-size="100%"/>
      </text:list-level-style-bullet>
      <text:list-level-style-bullet text:level="8" text:bullet-char="u">
        <style:list-level-properties text:space-before="3.375in" text:min-label-width="0.375in"/>
        <style:text-properties fo:font-family="Wingdings" style:font-pitch="variable" fo:font-size="100%"/>
      </text:list-level-style-bullet>
      <text:list-level-style-bullet text:level="9" text:bullet-char="u">
        <style:list-level-properties text:space-before="3.875in" text:min-label-width="0.375in"/>
        <style:text-properties fo:font-family="Wingdings" style:font-pitch="variable" fo:font-size="100%"/>
      </text:list-level-style-bullet>
    </text:list-style>
    <text:list-style style:name="a2555">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4375in" text:min-label-width="0.375in"/>
        <style:text-properties fo:font-family="Wingdings" style:font-pitch="variable" fo:font-size="100%"/>
      </text:list-level-style-bullet>
      <text:list-level-style-bullet text:level="3" text:bullet-char="u">
        <style:list-level-properties text:space-before="0.875in" text:min-label-width="0.375in"/>
        <style:text-properties fo:font-family="Wingdings" style:font-pitch="variable" fo:font-size="100%"/>
      </text:list-level-style-bullet>
      <text:list-level-style-bullet text:level="4" text:bullet-char="u">
        <style:list-level-properties text:space-before="1.375in" text:min-label-width="0.375in"/>
        <style:text-properties fo:font-family="Wingdings" style:font-pitch="variable" fo:font-size="100%"/>
      </text:list-level-style-bullet>
      <text:list-level-style-bullet text:level="5" text:bullet-char="u">
        <style:list-level-properties text:space-before="1.875in" text:min-label-width="0.375in"/>
        <style:text-properties fo:font-family="Wingdings" style:font-pitch="variable" fo:font-size="100%"/>
      </text:list-level-style-bullet>
      <text:list-level-style-bullet text:level="6" text:bullet-char="u">
        <style:list-level-properties text:space-before="2.375in" text:min-label-width="0.375in"/>
        <style:text-properties fo:font-family="Wingdings" style:font-pitch="variable" fo:font-size="100%"/>
      </text:list-level-style-bullet>
      <text:list-level-style-bullet text:level="7" text:bullet-char="u">
        <style:list-level-properties text:space-before="2.875in" text:min-label-width="0.375in"/>
        <style:text-properties fo:font-family="Wingdings" style:font-pitch="variable" fo:font-size="100%"/>
      </text:list-level-style-bullet>
      <text:list-level-style-bullet text:level="8" text:bullet-char="u">
        <style:list-level-properties text:space-before="3.375in" text:min-label-width="0.375in"/>
        <style:text-properties fo:font-family="Wingdings" style:font-pitch="variable" fo:font-size="100%"/>
      </text:list-level-style-bullet>
      <text:list-level-style-bullet text:level="9" text:bullet-char="u">
        <style:list-level-properties text:space-before="3.875in" text:min-label-width="0.375in"/>
        <style:text-properties fo:font-family="Wingdings" style:font-pitch="variable" fo:font-size="100%"/>
      </text:list-level-style-bullet>
    </text:list-style>
    <text:list-style style:name="a1645">
      <text:list-level-style-number text:level="1" style:num-format="">
        <style:list-level-properties text:space-before="0.34028in"/>
      </text:list-level-style-number>
      <text:list-level-style-number text:level="2" style:num-format="">
        <style:list-level-properties text:space-before="0.77778in"/>
      </text:list-level-style-number>
      <text:list-level-style-number text:level="3" style:num-format="">
        <style:list-level-properties text:space-before="1.21528in"/>
      </text:list-level-style-number>
      <text:list-level-style-number text:level="4" style:num-format="">
        <style:list-level-properties text:space-before="1.71528in"/>
      </text:list-level-style-number>
      <text:list-level-style-number text:level="5" style:num-format="">
        <style:list-level-properties text:space-before="2.21528in"/>
      </text:list-level-style-number>
      <text:list-level-style-number text:level="6" style:num-format="">
        <style:list-level-properties text:space-before="2.71528in"/>
      </text:list-level-style-number>
      <text:list-level-style-number text:level="7" style:num-format="">
        <style:list-level-properties text:space-before="3.21528in"/>
      </text:list-level-style-number>
      <text:list-level-style-number text:level="8" style:num-format="">
        <style:list-level-properties text:space-before="3.71528in"/>
      </text:list-level-style-number>
      <text:list-level-style-number text:level="9" style:num-format="">
        <style:list-level-properties text:space-before="4.21528in"/>
      </text:list-level-style-number>
    </text:list-style>
    <text:list-style style:name="a1869">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4375in" text:min-label-width="0.375in"/>
        <style:text-properties fo:font-family="Wingdings" style:font-pitch="variable" fo:font-size="100%"/>
      </text:list-level-style-bullet>
      <text:list-level-style-bullet text:level="3" text:bullet-char="u">
        <style:list-level-properties text:space-before="0.875in" text:min-label-width="0.375in"/>
        <style:text-properties fo:font-family="Wingdings" style:font-pitch="variable" fo:font-size="100%"/>
      </text:list-level-style-bullet>
      <text:list-level-style-bullet text:level="4" text:bullet-char="u">
        <style:list-level-properties text:space-before="1.375in" text:min-label-width="0.375in"/>
        <style:text-properties fo:font-family="Wingdings" style:font-pitch="variable" fo:font-size="100%"/>
      </text:list-level-style-bullet>
      <text:list-level-style-bullet text:level="5" text:bullet-char="u">
        <style:list-level-properties text:space-before="1.875in" text:min-label-width="0.375in"/>
        <style:text-properties fo:font-family="Wingdings" style:font-pitch="variable" fo:font-size="100%"/>
      </text:list-level-style-bullet>
      <text:list-level-style-bullet text:level="6" text:bullet-char="u">
        <style:list-level-properties text:space-before="2.375in" text:min-label-width="0.375in"/>
        <style:text-properties fo:font-family="Wingdings" style:font-pitch="variable" fo:font-size="100%"/>
      </text:list-level-style-bullet>
      <text:list-level-style-bullet text:level="7" text:bullet-char="u">
        <style:list-level-properties text:space-before="2.875in" text:min-label-width="0.375in"/>
        <style:text-properties fo:font-family="Wingdings" style:font-pitch="variable" fo:font-size="100%"/>
      </text:list-level-style-bullet>
      <text:list-level-style-bullet text:level="8" text:bullet-char="u">
        <style:list-level-properties text:space-before="3.375in" text:min-label-width="0.375in"/>
        <style:text-properties fo:font-family="Wingdings" style:font-pitch="variable" fo:font-size="100%"/>
      </text:list-level-style-bullet>
      <text:list-level-style-bullet text:level="9" text:bullet-char="u">
        <style:list-level-properties text:space-before="3.875in" text:min-label-width="0.375in"/>
        <style:text-properties fo:font-family="Wingdings" style:font-pitch="variable" fo:font-size="100%"/>
      </text:list-level-style-bullet>
    </text:list-style>
    <text:list-style style:name="a1583">
      <text:list-level-style-bullet text:level="1" text:bullet-char="n">
        <style:list-level-properties text:space-before="0.19444in" text:min-label-width="0.19444in"/>
        <style:text-properties fo:color="#000000" fo:font-family="Wingdings" style:font-pitch="variable" fo:font-size="80%"/>
      </text:list-level-style-bullet>
      <text:list-level-style-bullet text:level="2" text:bullet-char="n">
        <style:list-level-properties text:space-before="0.63194in" text:min-label-width="0.19444in"/>
        <style:text-properties fo:color="#000000" fo:font-family="Wingdings" style:font-pitch="variable" fo:font-size="80%"/>
      </text:list-level-style-bullet>
      <text:list-level-style-bullet text:level="3" text:bullet-char="n">
        <style:list-level-properties text:space-before="1.06944in" text:min-label-width="0.19444in"/>
        <style:text-properties fo:color="#000000" fo:font-family="Wingdings" style:font-pitch="variable" fo:font-size="80%"/>
      </text:list-level-style-bullet>
      <text:list-level-style-bullet text:level="4" text:bullet-char="n">
        <style:list-level-properties text:space-before="1.56944in" text:min-label-width="0.19444in"/>
        <style:text-properties fo:color="#000000" fo:font-family="Wingdings" style:font-pitch="variable" fo:font-size="80%"/>
      </text:list-level-style-bullet>
      <text:list-level-style-bullet text:level="5" text:bullet-char="n">
        <style:list-level-properties text:space-before="2.06944in" text:min-label-width="0.19444in"/>
        <style:text-properties fo:color="#000000" fo:font-family="Wingdings" style:font-pitch="variable" fo:font-size="80%"/>
      </text:list-level-style-bullet>
      <text:list-level-style-bullet text:level="6" text:bullet-char="n">
        <style:list-level-properties text:space-before="2.56944in" text:min-label-width="0.19444in"/>
        <style:text-properties fo:color="#000000" fo:font-family="Wingdings" style:font-pitch="variable" fo:font-size="80%"/>
      </text:list-level-style-bullet>
      <text:list-level-style-bullet text:level="7" text:bullet-char="n">
        <style:list-level-properties text:space-before="3.06944in" text:min-label-width="0.19444in"/>
        <style:text-properties fo:color="#000000" fo:font-family="Wingdings" style:font-pitch="variable" fo:font-size="80%"/>
      </text:list-level-style-bullet>
      <text:list-level-style-bullet text:level="8" text:bullet-char="n">
        <style:list-level-properties text:space-before="3.56944in" text:min-label-width="0.19444in"/>
        <style:text-properties fo:color="#000000" fo:font-family="Wingdings" style:font-pitch="variable" fo:font-size="80%"/>
      </text:list-level-style-bullet>
      <text:list-level-style-bullet text:level="9" text:bullet-char="n">
        <style:list-level-properties text:space-before="4.06944in" text:min-label-width="0.19444in"/>
        <style:text-properties fo:color="#000000" fo:font-family="Wingdings" style:font-pitch="variable" fo:font-size="80%"/>
      </text:list-level-style-bullet>
    </text:list-style>
    <text:list-style style:name="a2338">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4375in" text:min-label-width="0.375in"/>
        <style:text-properties fo:font-family="Wingdings" style:font-pitch="variable" fo:font-size="100%"/>
      </text:list-level-style-bullet>
      <text:list-level-style-bullet text:level="3" text:bullet-char="u">
        <style:list-level-properties text:space-before="0.875in" text:min-label-width="0.375in"/>
        <style:text-properties fo:font-family="Wingdings" style:font-pitch="variable" fo:font-size="100%"/>
      </text:list-level-style-bullet>
      <text:list-level-style-bullet text:level="4" text:bullet-char="u">
        <style:list-level-properties text:space-before="1.375in" text:min-label-width="0.375in"/>
        <style:text-properties fo:font-family="Wingdings" style:font-pitch="variable" fo:font-size="100%"/>
      </text:list-level-style-bullet>
      <text:list-level-style-bullet text:level="5" text:bullet-char="u">
        <style:list-level-properties text:space-before="1.875in" text:min-label-width="0.375in"/>
        <style:text-properties fo:font-family="Wingdings" style:font-pitch="variable" fo:font-size="100%"/>
      </text:list-level-style-bullet>
      <text:list-level-style-bullet text:level="6" text:bullet-char="u">
        <style:list-level-properties text:space-before="2.375in" text:min-label-width="0.375in"/>
        <style:text-properties fo:font-family="Wingdings" style:font-pitch="variable" fo:font-size="100%"/>
      </text:list-level-style-bullet>
      <text:list-level-style-bullet text:level="7" text:bullet-char="u">
        <style:list-level-properties text:space-before="2.875in" text:min-label-width="0.375in"/>
        <style:text-properties fo:font-family="Wingdings" style:font-pitch="variable" fo:font-size="100%"/>
      </text:list-level-style-bullet>
      <text:list-level-style-bullet text:level="8" text:bullet-char="u">
        <style:list-level-properties text:space-before="3.375in" text:min-label-width="0.375in"/>
        <style:text-properties fo:font-family="Wingdings" style:font-pitch="variable" fo:font-size="100%"/>
      </text:list-level-style-bullet>
      <text:list-level-style-bullet text:level="9" text:bullet-char="u">
        <style:list-level-properties text:space-before="3.875in" text:min-label-width="0.375in"/>
        <style:text-properties fo:font-family="Wingdings" style:font-pitch="variable" fo:font-size="100%"/>
      </text:list-level-style-bullet>
    </text:list-style>
    <text:list-style style:name="a2495">
      <text:list-level-style-number text:level="1" style:num-format="">
        <style:list-level-properties text:space-before="0in" text:min-label-width="0.58681in"/>
      </text:list-level-style-number>
      <text:list-level-style-number text:level="2" style:num-format="">
        <style:list-level-properties text:space-before="0.22471in" text:min-label-width="0.58681in"/>
      </text:list-level-style-number>
      <text:list-level-style-number text:level="3" style:num-format="">
        <style:list-level-properties text:space-before="0.66221in" text:min-label-width="0.58681in"/>
      </text:list-level-style-number>
      <text:list-level-style-number text:level="4" style:num-format="">
        <style:list-level-properties text:space-before="1.16221in" text:min-label-width="0.58681in"/>
      </text:list-level-style-number>
      <text:list-level-style-number text:level="5" style:num-format="">
        <style:list-level-properties text:space-before="1.66221in" text:min-label-width="0.58681in"/>
      </text:list-level-style-number>
      <text:list-level-style-number text:level="6" style:num-format="">
        <style:list-level-properties text:space-before="2.16221in" text:min-label-width="0.58681in"/>
      </text:list-level-style-number>
      <text:list-level-style-number text:level="7" style:num-format="">
        <style:list-level-properties text:space-before="2.66221in" text:min-label-width="0.58681in"/>
      </text:list-level-style-number>
      <text:list-level-style-number text:level="8" style:num-format="">
        <style:list-level-properties text:space-before="3.16221in" text:min-label-width="0.58681in"/>
      </text:list-level-style-number>
      <text:list-level-style-number text:level="9" style:num-format="">
        <style:list-level-properties text:space-before="3.66221in" text:min-label-width="0.58681in"/>
      </text:list-level-style-number>
    </text:list-style>
    <text:list-style style:name="a2683">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4375in" text:min-label-width="0.375in"/>
        <style:text-properties fo:font-family="Wingdings" style:font-pitch="variable" fo:font-size="100%"/>
      </text:list-level-style-bullet>
      <text:list-level-style-bullet text:level="3" text:bullet-char="u">
        <style:list-level-properties text:space-before="0.875in" text:min-label-width="0.375in"/>
        <style:text-properties fo:font-family="Wingdings" style:font-pitch="variable" fo:font-size="100%"/>
      </text:list-level-style-bullet>
      <text:list-level-style-bullet text:level="4" text:bullet-char="u">
        <style:list-level-properties text:space-before="1.375in" text:min-label-width="0.375in"/>
        <style:text-properties fo:font-family="Wingdings" style:font-pitch="variable" fo:font-size="100%"/>
      </text:list-level-style-bullet>
      <text:list-level-style-bullet text:level="5" text:bullet-char="u">
        <style:list-level-properties text:space-before="1.875in" text:min-label-width="0.375in"/>
        <style:text-properties fo:font-family="Wingdings" style:font-pitch="variable" fo:font-size="100%"/>
      </text:list-level-style-bullet>
      <text:list-level-style-bullet text:level="6" text:bullet-char="u">
        <style:list-level-properties text:space-before="2.375in" text:min-label-width="0.375in"/>
        <style:text-properties fo:font-family="Wingdings" style:font-pitch="variable" fo:font-size="100%"/>
      </text:list-level-style-bullet>
      <text:list-level-style-bullet text:level="7" text:bullet-char="u">
        <style:list-level-properties text:space-before="2.875in" text:min-label-width="0.375in"/>
        <style:text-properties fo:font-family="Wingdings" style:font-pitch="variable" fo:font-size="100%"/>
      </text:list-level-style-bullet>
      <text:list-level-style-bullet text:level="8" text:bullet-char="u">
        <style:list-level-properties text:space-before="3.375in" text:min-label-width="0.375in"/>
        <style:text-properties fo:font-family="Wingdings" style:font-pitch="variable" fo:font-size="100%"/>
      </text:list-level-style-bullet>
      <text:list-level-style-bullet text:level="9" text:bullet-char="u">
        <style:list-level-properties text:space-before="3.875in" text:min-label-width="0.375in"/>
        <style:text-properties fo:font-family="Wingdings" style:font-pitch="variable" fo:font-size="100%"/>
      </text:list-level-style-bullet>
    </text:list-style>
    <text:list-style style:name="a1619">
      <text:list-level-style-number text:level="1" style:num-format="">
        <style:list-level-properties text:space-before="0.34028in"/>
      </text:list-level-style-number>
      <text:list-level-style-number text:level="2" style:num-format="">
        <style:list-level-properties text:space-before="0.77778in"/>
      </text:list-level-style-number>
      <text:list-level-style-number text:level="3" style:num-format="">
        <style:list-level-properties text:space-before="1.21528in"/>
      </text:list-level-style-number>
      <text:list-level-style-number text:level="4" style:num-format="">
        <style:list-level-properties text:space-before="1.71528in"/>
      </text:list-level-style-number>
      <text:list-level-style-number text:level="5" style:num-format="">
        <style:list-level-properties text:space-before="2.21528in"/>
      </text:list-level-style-number>
      <text:list-level-style-number text:level="6" style:num-format="">
        <style:list-level-properties text:space-before="2.71528in"/>
      </text:list-level-style-number>
      <text:list-level-style-number text:level="7" style:num-format="">
        <style:list-level-properties text:space-before="3.21528in"/>
      </text:list-level-style-number>
      <text:list-level-style-number text:level="8" style:num-format="">
        <style:list-level-properties text:space-before="3.71528in"/>
      </text:list-level-style-number>
      <text:list-level-style-number text:level="9" style:num-format="">
        <style:list-level-properties text:space-before="4.21528in"/>
      </text:list-level-style-number>
    </text:list-style>
    <text:list-style style:name="a1805">
      <text:list-level-style-number text:level="1" style:num-format="">
        <style:list-level-properties text:space-before="0.37402in"/>
      </text:list-level-style-number>
      <text:list-level-style-number text:level="2" style:num-format="">
        <style:list-level-properties text:space-before="0.81152in"/>
      </text:list-level-style-number>
      <text:list-level-style-number text:level="3" style:num-format="">
        <style:list-level-properties text:space-before="1.24902in"/>
      </text:list-level-style-number>
      <text:list-level-style-number text:level="4" style:num-format="">
        <style:list-level-properties text:space-before="1.74902in"/>
      </text:list-level-style-number>
      <text:list-level-style-number text:level="5" style:num-format="">
        <style:list-level-properties text:space-before="2.24902in"/>
      </text:list-level-style-number>
      <text:list-level-style-number text:level="6" style:num-format="">
        <style:list-level-properties text:space-before="2.74902in"/>
      </text:list-level-style-number>
      <text:list-level-style-number text:level="7" style:num-format="">
        <style:list-level-properties text:space-before="3.24902in"/>
      </text:list-level-style-number>
      <text:list-level-style-number text:level="8" style:num-format="">
        <style:list-level-properties text:space-before="3.74902in"/>
      </text:list-level-style-number>
      <text:list-level-style-number text:level="9" style:num-format="">
        <style:list-level-properties text:space-before="4.24902in"/>
      </text:list-level-style-number>
    </text:list-style>
    <text:list-style style:name="a2873">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49902in" text:min-label-width="0.375in"/>
        <style:text-properties fo:font-family="Wingdings" style:font-pitch="variable" fo:font-size="100%"/>
      </text:list-level-style-bullet>
      <text:list-level-style-bullet text:level="3" text:bullet-char="u">
        <style:list-level-properties text:space-before="0.99902in" text:min-label-width="0.375in"/>
        <style:text-properties fo:font-family="Wingdings" style:font-pitch="variable" fo:font-size="100%"/>
      </text:list-level-style-bullet>
      <text:list-level-style-bullet text:level="4" text:bullet-char="u">
        <style:list-level-properties text:space-before="1.49902in" text:min-label-width="0.375in"/>
        <style:text-properties fo:font-family="Wingdings" style:font-pitch="variable" fo:font-size="100%"/>
      </text:list-level-style-bullet>
      <text:list-level-style-bullet text:level="5" text:bullet-char="u">
        <style:list-level-properties text:space-before="1.99902in" text:min-label-width="0.375in"/>
        <style:text-properties fo:font-family="Wingdings" style:font-pitch="variable" fo:font-size="100%"/>
      </text:list-level-style-bullet>
      <text:list-level-style-bullet text:level="6" text:bullet-char="u">
        <style:list-level-properties text:space-before="2.49902in" text:min-label-width="0.375in"/>
        <style:text-properties fo:font-family="Wingdings" style:font-pitch="variable" fo:font-size="100%"/>
      </text:list-level-style-bullet>
      <text:list-level-style-bullet text:level="7" text:bullet-char="u">
        <style:list-level-properties text:space-before="2.99902in" text:min-label-width="0.375in"/>
        <style:text-properties fo:font-family="Wingdings" style:font-pitch="variable" fo:font-size="100%"/>
      </text:list-level-style-bullet>
      <text:list-level-style-bullet text:level="8" text:bullet-char="u">
        <style:list-level-properties text:space-before="3.49902in" text:min-label-width="0.375in"/>
        <style:text-properties fo:font-family="Wingdings" style:font-pitch="variable" fo:font-size="100%"/>
      </text:list-level-style-bullet>
      <text:list-level-style-bullet text:level="9" text:bullet-char="u">
        <style:list-level-properties text:space-before="3.99902in" text:min-label-width="0.375in"/>
        <style:text-properties fo:font-family="Wingdings" style:font-pitch="variable" fo:font-size="100%"/>
      </text:list-level-style-bullet>
    </text:list-style>
    <text:list-style style:name="a1808">
      <text:list-level-style-number text:level="1" style:num-format="">
        <style:list-level-properties text:space-before="0.37402in"/>
      </text:list-level-style-number>
      <text:list-level-style-number text:level="2" style:num-format="">
        <style:list-level-properties text:space-before="0.81152in"/>
      </text:list-level-style-number>
      <text:list-level-style-number text:level="3" style:num-format="">
        <style:list-level-properties text:space-before="1.24902in"/>
      </text:list-level-style-number>
      <text:list-level-style-number text:level="4" style:num-format="">
        <style:list-level-properties text:space-before="1.74902in"/>
      </text:list-level-style-number>
      <text:list-level-style-number text:level="5" style:num-format="">
        <style:list-level-properties text:space-before="2.24902in"/>
      </text:list-level-style-number>
      <text:list-level-style-number text:level="6" style:num-format="">
        <style:list-level-properties text:space-before="2.74902in"/>
      </text:list-level-style-number>
      <text:list-level-style-number text:level="7" style:num-format="">
        <style:list-level-properties text:space-before="3.24902in"/>
      </text:list-level-style-number>
      <text:list-level-style-number text:level="8" style:num-format="">
        <style:list-level-properties text:space-before="3.74902in"/>
      </text:list-level-style-number>
      <text:list-level-style-number text:level="9" style:num-format="">
        <style:list-level-properties text:space-before="4.24902in"/>
      </text:list-level-style-number>
    </text:list-style>
    <text:list-style style:name="a1966">
      <text:list-level-style-number text:level="1" style:num-format="">
        <style:list-level-properties text:space-before="0in" text:min-label-width="0.58681in"/>
      </text:list-level-style-number>
      <text:list-level-style-number text:level="2" style:num-format="">
        <style:list-level-properties text:space-before="0.4375in" text:min-label-width="0.58681in"/>
      </text:list-level-style-number>
      <text:list-level-style-number text:level="3" style:num-format="">
        <style:list-level-properties text:space-before="0.875in" text:min-label-width="0.58681in"/>
      </text:list-level-style-number>
      <text:list-level-style-number text:level="4" style:num-format="">
        <style:list-level-properties text:space-before="1.375in" text:min-label-width="0.58681in"/>
      </text:list-level-style-number>
      <text:list-level-style-number text:level="5" style:num-format="">
        <style:list-level-properties text:space-before="1.875in" text:min-label-width="0.58681in"/>
      </text:list-level-style-number>
      <text:list-level-style-number text:level="6" style:num-format="">
        <style:list-level-properties text:space-before="2.375in" text:min-label-width="0.58681in"/>
      </text:list-level-style-number>
      <text:list-level-style-number text:level="7" style:num-format="">
        <style:list-level-properties text:space-before="2.875in" text:min-label-width="0.58681in"/>
      </text:list-level-style-number>
      <text:list-level-style-number text:level="8" style:num-format="">
        <style:list-level-properties text:space-before="3.375in" text:min-label-width="0.58681in"/>
      </text:list-level-style-number>
      <text:list-level-style-number text:level="9" style:num-format="">
        <style:list-level-properties text:space-before="3.875in" text:min-label-width="0.58681in"/>
      </text:list-level-style-number>
    </text:list-style>
    <text:list-style style:name="a2436">
      <text:list-level-style-number text:level="1" style:num-format="">
        <style:list-level-properties text:space-before="0in" text:min-label-width="0.58681in"/>
      </text:list-level-style-number>
      <text:list-level-style-number text:level="2" style:num-format="">
        <style:list-level-properties text:space-before="0.22471in" text:min-label-width="0.58681in"/>
      </text:list-level-style-number>
      <text:list-level-style-number text:level="3" style:num-format="">
        <style:list-level-properties text:space-before="0.66221in" text:min-label-width="0.58681in"/>
      </text:list-level-style-number>
      <text:list-level-style-number text:level="4" style:num-format="">
        <style:list-level-properties text:space-before="1.16221in" text:min-label-width="0.58681in"/>
      </text:list-level-style-number>
      <text:list-level-style-number text:level="5" style:num-format="">
        <style:list-level-properties text:space-before="1.66221in" text:min-label-width="0.58681in"/>
      </text:list-level-style-number>
      <text:list-level-style-number text:level="6" style:num-format="">
        <style:list-level-properties text:space-before="2.16221in" text:min-label-width="0.58681in"/>
      </text:list-level-style-number>
      <text:list-level-style-number text:level="7" style:num-format="">
        <style:list-level-properties text:space-before="2.66221in" text:min-label-width="0.58681in"/>
      </text:list-level-style-number>
      <text:list-level-style-number text:level="8" style:num-format="">
        <style:list-level-properties text:space-before="3.16221in" text:min-label-width="0.58681in"/>
      </text:list-level-style-number>
      <text:list-level-style-number text:level="9" style:num-format="">
        <style:list-level-properties text:space-before="3.66221in" text:min-label-width="0.58681in"/>
      </text:list-level-style-number>
    </text:list-style>
    <text:list-style style:name="a2215">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4375in" text:min-label-width="0.375in"/>
        <style:text-properties fo:font-family="Wingdings" style:font-pitch="variable" fo:font-size="100%"/>
      </text:list-level-style-bullet>
      <text:list-level-style-bullet text:level="3" text:bullet-char="u">
        <style:list-level-properties text:space-before="0.875in" text:min-label-width="0.375in"/>
        <style:text-properties fo:font-family="Wingdings" style:font-pitch="variable" fo:font-size="100%"/>
      </text:list-level-style-bullet>
      <text:list-level-style-bullet text:level="4" text:bullet-char="u">
        <style:list-level-properties text:space-before="1.375in" text:min-label-width="0.375in"/>
        <style:text-properties fo:font-family="Wingdings" style:font-pitch="variable" fo:font-size="100%"/>
      </text:list-level-style-bullet>
      <text:list-level-style-bullet text:level="5" text:bullet-char="u">
        <style:list-level-properties text:space-before="1.875in" text:min-label-width="0.375in"/>
        <style:text-properties fo:font-family="Wingdings" style:font-pitch="variable" fo:font-size="100%"/>
      </text:list-level-style-bullet>
      <text:list-level-style-bullet text:level="6" text:bullet-char="u">
        <style:list-level-properties text:space-before="2.375in" text:min-label-width="0.375in"/>
        <style:text-properties fo:font-family="Wingdings" style:font-pitch="variable" fo:font-size="100%"/>
      </text:list-level-style-bullet>
      <text:list-level-style-bullet text:level="7" text:bullet-char="u">
        <style:list-level-properties text:space-before="2.875in" text:min-label-width="0.375in"/>
        <style:text-properties fo:font-family="Wingdings" style:font-pitch="variable" fo:font-size="100%"/>
      </text:list-level-style-bullet>
      <text:list-level-style-bullet text:level="8" text:bullet-char="u">
        <style:list-level-properties text:space-before="3.375in" text:min-label-width="0.375in"/>
        <style:text-properties fo:font-family="Wingdings" style:font-pitch="variable" fo:font-size="100%"/>
      </text:list-level-style-bullet>
      <text:list-level-style-bullet text:level="9" text:bullet-char="u">
        <style:list-level-properties text:space-before="3.875in" text:min-label-width="0.375in"/>
        <style:text-properties fo:font-family="Wingdings" style:font-pitch="variable" fo:font-size="100%"/>
      </text:list-level-style-bullet>
    </text:list-style>
    <text:list-style style:name="a2439">
      <text:list-level-style-number text:level="1" style:num-format="">
        <style:list-level-properties text:space-before="0in" text:min-label-width="0.58681in"/>
      </text:list-level-style-number>
      <text:list-level-style-number text:level="2" style:num-format="">
        <style:list-level-properties text:space-before="0.22471in" text:min-label-width="0.58681in"/>
      </text:list-level-style-number>
      <text:list-level-style-number text:level="3" style:num-format="">
        <style:list-level-properties text:space-before="0.66221in" text:min-label-width="0.58681in"/>
      </text:list-level-style-number>
      <text:list-level-style-number text:level="4" style:num-format="">
        <style:list-level-properties text:space-before="1.16221in" text:min-label-width="0.58681in"/>
      </text:list-level-style-number>
      <text:list-level-style-number text:level="5" style:num-format="">
        <style:list-level-properties text:space-before="1.66221in" text:min-label-width="0.58681in"/>
      </text:list-level-style-number>
      <text:list-level-style-number text:level="6" style:num-format="">
        <style:list-level-properties text:space-before="2.16221in" text:min-label-width="0.58681in"/>
      </text:list-level-style-number>
      <text:list-level-style-number text:level="7" style:num-format="">
        <style:list-level-properties text:space-before="2.66221in" text:min-label-width="0.58681in"/>
      </text:list-level-style-number>
      <text:list-level-style-number text:level="8" style:num-format="">
        <style:list-level-properties text:space-before="3.16221in" text:min-label-width="0.58681in"/>
      </text:list-level-style-number>
      <text:list-level-style-number text:level="9" style:num-format="">
        <style:list-level-properties text:space-before="3.66221in" text:min-label-width="0.58681in"/>
      </text:list-level-style-number>
    </text:list-style>
    <text:list-style style:name="a2810">
      <text:list-level-style-number text:level="1" style:num-format="">
        <style:list-level-properties text:space-before="0.37402in"/>
      </text:list-level-style-number>
      <text:list-level-style-number text:level="2" style:num-format="">
        <style:list-level-properties text:space-before="0.81152in"/>
      </text:list-level-style-number>
      <text:list-level-style-number text:level="3" style:num-format="">
        <style:list-level-properties text:space-before="1.24902in"/>
      </text:list-level-style-number>
      <text:list-level-style-number text:level="4" style:num-format="">
        <style:list-level-properties text:space-before="1.74902in"/>
      </text:list-level-style-number>
      <text:list-level-style-number text:level="5" style:num-format="">
        <style:list-level-properties text:space-before="2.24902in"/>
      </text:list-level-style-number>
      <text:list-level-style-number text:level="6" style:num-format="">
        <style:list-level-properties text:space-before="2.74902in"/>
      </text:list-level-style-number>
      <text:list-level-style-number text:level="7" style:num-format="">
        <style:list-level-properties text:space-before="3.24902in"/>
      </text:list-level-style-number>
      <text:list-level-style-number text:level="8" style:num-format="">
        <style:list-level-properties text:space-before="3.74902in"/>
      </text:list-level-style-number>
      <text:list-level-style-number text:level="9" style:num-format="">
        <style:list-level-properties text:space-before="4.24902in"/>
      </text:list-level-style-number>
    </text:list-style>
    <text:list-style style:name="a2560">
      <text:list-level-style-number text:level="1" style:num-format="">
        <style:list-level-properties text:space-before="0in" text:min-label-width="0.58681in"/>
      </text:list-level-style-number>
      <text:list-level-style-number text:level="2" style:num-format="">
        <style:list-level-properties text:space-before="0.22471in" text:min-label-width="0.58681in"/>
      </text:list-level-style-number>
      <text:list-level-style-number text:level="3" style:num-format="">
        <style:list-level-properties text:space-before="0.66221in" text:min-label-width="0.58681in"/>
      </text:list-level-style-number>
      <text:list-level-style-number text:level="4" style:num-format="">
        <style:list-level-properties text:space-before="1.16221in" text:min-label-width="0.58681in"/>
      </text:list-level-style-number>
      <text:list-level-style-number text:level="5" style:num-format="">
        <style:list-level-properties text:space-before="1.66221in" text:min-label-width="0.58681in"/>
      </text:list-level-style-number>
      <text:list-level-style-number text:level="6" style:num-format="">
        <style:list-level-properties text:space-before="2.16221in" text:min-label-width="0.58681in"/>
      </text:list-level-style-number>
      <text:list-level-style-number text:level="7" style:num-format="">
        <style:list-level-properties text:space-before="2.66221in" text:min-label-width="0.58681in"/>
      </text:list-level-style-number>
      <text:list-level-style-number text:level="8" style:num-format="">
        <style:list-level-properties text:space-before="3.16221in" text:min-label-width="0.58681in"/>
      </text:list-level-style-number>
      <text:list-level-style-number text:level="9" style:num-format="">
        <style:list-level-properties text:space-before="3.66221in" text:min-label-width="0.58681in"/>
      </text:list-level-style-number>
    </text:list-style>
    <text:list-style style:name="a2598">
      <text:list-level-style-bullet text:level="1" text:bullet-char="u">
        <style:list-level-properties text:space-before="0.18056in" text:min-label-width="0.37326in"/>
        <style:text-properties fo:color="#000000" fo:font-family="Wingdings" style:font-pitch="variable" fo:font-size="100%"/>
      </text:list-level-style-bullet>
      <text:list-level-style-bullet text:level="2" text:bullet-char="u">
        <style:list-level-properties text:space-before="0.68056in" text:min-label-width="0.37326in"/>
        <style:text-properties fo:color="#000000" fo:font-family="Wingdings" style:font-pitch="variable" fo:font-size="100%"/>
      </text:list-level-style-bullet>
      <text:list-level-style-bullet text:level="3" text:bullet-char="u">
        <style:list-level-properties text:space-before="1.18056in" text:min-label-width="0.37326in"/>
        <style:text-properties fo:color="#000000" fo:font-family="Wingdings" style:font-pitch="variable" fo:font-size="100%"/>
      </text:list-level-style-bullet>
      <text:list-level-style-bullet text:level="4" text:bullet-char="u">
        <style:list-level-properties text:space-before="1.68056in" text:min-label-width="0.37326in"/>
        <style:text-properties fo:color="#000000" fo:font-family="Wingdings" style:font-pitch="variable" fo:font-size="100%"/>
      </text:list-level-style-bullet>
      <text:list-level-style-bullet text:level="5" text:bullet-char="u">
        <style:list-level-properties text:space-before="2.18056in" text:min-label-width="0.37326in"/>
        <style:text-properties fo:color="#000000" fo:font-family="Wingdings" style:font-pitch="variable" fo:font-size="100%"/>
      </text:list-level-style-bullet>
      <text:list-level-style-bullet text:level="6" text:bullet-char="u">
        <style:list-level-properties text:space-before="2.68056in" text:min-label-width="0.37326in"/>
        <style:text-properties fo:color="#000000" fo:font-family="Wingdings" style:font-pitch="variable" fo:font-size="100%"/>
      </text:list-level-style-bullet>
      <text:list-level-style-bullet text:level="7" text:bullet-char="u">
        <style:list-level-properties text:space-before="3.18056in" text:min-label-width="0.37326in"/>
        <style:text-properties fo:color="#000000" fo:font-family="Wingdings" style:font-pitch="variable" fo:font-size="100%"/>
      </text:list-level-style-bullet>
      <text:list-level-style-bullet text:level="8" text:bullet-char="u">
        <style:list-level-properties text:space-before="3.68056in" text:min-label-width="0.37326in"/>
        <style:text-properties fo:color="#000000" fo:font-family="Wingdings" style:font-pitch="variable" fo:font-size="100%"/>
      </text:list-level-style-bullet>
      <text:list-level-style-bullet text:level="9" text:bullet-char="u">
        <style:list-level-properties text:space-before="4.18056in" text:min-label-width="0.37326in"/>
        <style:text-properties fo:color="#000000" fo:font-family="Wingdings" style:font-pitch="variable" fo:font-size="100%"/>
      </text:list-level-style-bullet>
    </text:list-style>
    <text:list-style style:name="a1900">
      <text:list-level-style-number text:level="1" style:num-format="">
        <style:list-level-properties text:space-before="0.5816in" text:min-label-width="0.00521in"/>
      </text:list-level-style-number>
      <text:list-level-style-number text:level="2" style:num-format="">
        <style:list-level-properties text:space-before="1.0191in" text:min-label-width="0.00521in"/>
      </text:list-level-style-number>
      <text:list-level-style-number text:level="3" style:num-format="">
        <style:list-level-properties text:space-before="1.4566in" text:min-label-width="0.00521in"/>
      </text:list-level-style-number>
      <text:list-level-style-number text:level="4" style:num-format="">
        <style:list-level-properties text:space-before="1.9566in" text:min-label-width="0.00521in"/>
      </text:list-level-style-number>
      <text:list-level-style-number text:level="5" style:num-format="">
        <style:list-level-properties text:space-before="2.4566in" text:min-label-width="0.00521in"/>
      </text:list-level-style-number>
      <text:list-level-style-number text:level="6" style:num-format="">
        <style:list-level-properties text:space-before="2.9566in" text:min-label-width="0.00521in"/>
      </text:list-level-style-number>
      <text:list-level-style-number text:level="7" style:num-format="">
        <style:list-level-properties text:space-before="3.4566in" text:min-label-width="0.00521in"/>
      </text:list-level-style-number>
      <text:list-level-style-number text:level="8" style:num-format="">
        <style:list-level-properties text:space-before="3.9566in" text:min-label-width="0.00521in"/>
      </text:list-level-style-number>
      <text:list-level-style-number text:level="9" style:num-format="">
        <style:list-level-properties text:space-before="4.4566in" text:min-label-width="0.00521in"/>
      </text:list-level-style-number>
    </text:list-style>
    <text:list-style style:name="a2813">
      <text:list-level-style-number text:level="1" style:num-format="">
        <style:list-level-properties text:space-before="0.37402in"/>
      </text:list-level-style-number>
      <text:list-level-style-number text:level="2" style:num-format="">
        <style:list-level-properties text:space-before="0.81152in"/>
      </text:list-level-style-number>
      <text:list-level-style-number text:level="3" style:num-format="">
        <style:list-level-properties text:space-before="1.24902in"/>
      </text:list-level-style-number>
      <text:list-level-style-number text:level="4" style:num-format="">
        <style:list-level-properties text:space-before="1.74902in"/>
      </text:list-level-style-number>
      <text:list-level-style-number text:level="5" style:num-format="">
        <style:list-level-properties text:space-before="2.24902in"/>
      </text:list-level-style-number>
      <text:list-level-style-number text:level="6" style:num-format="">
        <style:list-level-properties text:space-before="2.74902in"/>
      </text:list-level-style-number>
      <text:list-level-style-number text:level="7" style:num-format="">
        <style:list-level-properties text:space-before="3.24902in"/>
      </text:list-level-style-number>
      <text:list-level-style-number text:level="8" style:num-format="">
        <style:list-level-properties text:space-before="3.74902in"/>
      </text:list-level-style-number>
      <text:list-level-style-number text:level="9" style:num-format="">
        <style:list-level-properties text:space-before="4.24902in"/>
      </text:list-level-style-number>
    </text:list-style>
    <text:list-style style:name="a2563">
      <text:list-level-style-number text:level="1" style:num-format="">
        <style:list-level-properties text:space-before="0in" text:min-label-width="0.58681in"/>
      </text:list-level-style-number>
      <text:list-level-style-number text:level="2" style:num-format="">
        <style:list-level-properties text:space-before="0.4375in" text:min-label-width="0.58681in"/>
      </text:list-level-style-number>
      <text:list-level-style-number text:level="3" style:num-format="">
        <style:list-level-properties text:space-before="0.875in" text:min-label-width="0.58681in"/>
      </text:list-level-style-number>
      <text:list-level-style-number text:level="4" style:num-format="">
        <style:list-level-properties text:space-before="1.375in" text:min-label-width="0.58681in"/>
      </text:list-level-style-number>
      <text:list-level-style-number text:level="5" style:num-format="">
        <style:list-level-properties text:space-before="1.875in" text:min-label-width="0.58681in"/>
      </text:list-level-style-number>
      <text:list-level-style-number text:level="6" style:num-format="">
        <style:list-level-properties text:space-before="2.375in" text:min-label-width="0.58681in"/>
      </text:list-level-style-number>
      <text:list-level-style-number text:level="7" style:num-format="">
        <style:list-level-properties text:space-before="2.875in" text:min-label-width="0.58681in"/>
      </text:list-level-style-number>
      <text:list-level-style-number text:level="8" style:num-format="">
        <style:list-level-properties text:space-before="3.375in" text:min-label-width="0.58681in"/>
      </text:list-level-style-number>
      <text:list-level-style-number text:level="9" style:num-format="">
        <style:list-level-properties text:space-before="3.875in" text:min-label-width="0.58681in"/>
      </text:list-level-style-number>
    </text:list-style>
    <text:list-style style:name="a2090">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4375in" text:min-label-width="0.375in"/>
        <style:text-properties fo:font-family="Wingdings" style:font-pitch="variable" fo:font-size="100%"/>
      </text:list-level-style-bullet>
      <text:list-level-style-bullet text:level="3" text:bullet-char="u">
        <style:list-level-properties text:space-before="0.875in" text:min-label-width="0.375in"/>
        <style:text-properties fo:font-family="Wingdings" style:font-pitch="variable" fo:font-size="100%"/>
      </text:list-level-style-bullet>
      <text:list-level-style-bullet text:level="4" text:bullet-char="u">
        <style:list-level-properties text:space-before="1.375in" text:min-label-width="0.375in"/>
        <style:text-properties fo:font-family="Wingdings" style:font-pitch="variable" fo:font-size="100%"/>
      </text:list-level-style-bullet>
      <text:list-level-style-bullet text:level="5" text:bullet-char="u">
        <style:list-level-properties text:space-before="1.875in" text:min-label-width="0.375in"/>
        <style:text-properties fo:font-family="Wingdings" style:font-pitch="variable" fo:font-size="100%"/>
      </text:list-level-style-bullet>
      <text:list-level-style-bullet text:level="6" text:bullet-char="u">
        <style:list-level-properties text:space-before="2.375in" text:min-label-width="0.375in"/>
        <style:text-properties fo:font-family="Wingdings" style:font-pitch="variable" fo:font-size="100%"/>
      </text:list-level-style-bullet>
      <text:list-level-style-bullet text:level="7" text:bullet-char="u">
        <style:list-level-properties text:space-before="2.875in" text:min-label-width="0.375in"/>
        <style:text-properties fo:font-family="Wingdings" style:font-pitch="variable" fo:font-size="100%"/>
      </text:list-level-style-bullet>
      <text:list-level-style-bullet text:level="8" text:bullet-char="u">
        <style:list-level-properties text:space-before="3.375in" text:min-label-width="0.375in"/>
        <style:text-properties fo:font-family="Wingdings" style:font-pitch="variable" fo:font-size="100%"/>
      </text:list-level-style-bullet>
      <text:list-level-style-bullet text:level="9" text:bullet-char="u">
        <style:list-level-properties text:space-before="3.875in" text:min-label-width="0.375in"/>
        <style:text-properties fo:font-family="Wingdings" style:font-pitch="variable" fo:font-size="100%"/>
      </text:list-level-style-bullet>
    </text:list-style>
    <text:list-style style:name="a2156">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4375in" text:min-label-width="0.375in"/>
        <style:text-properties fo:font-family="Wingdings" style:font-pitch="variable" fo:font-size="100%"/>
      </text:list-level-style-bullet>
      <text:list-level-style-bullet text:level="3" text:bullet-char="u">
        <style:list-level-properties text:space-before="0.875in" text:min-label-width="0.375in"/>
        <style:text-properties fo:font-family="Wingdings" style:font-pitch="variable" fo:font-size="100%"/>
      </text:list-level-style-bullet>
      <text:list-level-style-bullet text:level="4" text:bullet-char="u">
        <style:list-level-properties text:space-before="1.375in" text:min-label-width="0.375in"/>
        <style:text-properties fo:font-family="Wingdings" style:font-pitch="variable" fo:font-size="100%"/>
      </text:list-level-style-bullet>
      <text:list-level-style-bullet text:level="5" text:bullet-char="u">
        <style:list-level-properties text:space-before="1.875in" text:min-label-width="0.375in"/>
        <style:text-properties fo:font-family="Wingdings" style:font-pitch="variable" fo:font-size="100%"/>
      </text:list-level-style-bullet>
      <text:list-level-style-bullet text:level="6" text:bullet-char="u">
        <style:list-level-properties text:space-before="2.375in" text:min-label-width="0.375in"/>
        <style:text-properties fo:font-family="Wingdings" style:font-pitch="variable" fo:font-size="100%"/>
      </text:list-level-style-bullet>
      <text:list-level-style-bullet text:level="7" text:bullet-char="u">
        <style:list-level-properties text:space-before="2.875in" text:min-label-width="0.375in"/>
        <style:text-properties fo:font-family="Wingdings" style:font-pitch="variable" fo:font-size="100%"/>
      </text:list-level-style-bullet>
      <text:list-level-style-bullet text:level="8" text:bullet-char="u">
        <style:list-level-properties text:space-before="3.375in" text:min-label-width="0.375in"/>
        <style:text-properties fo:font-family="Wingdings" style:font-pitch="variable" fo:font-size="100%"/>
      </text:list-level-style-bullet>
      <text:list-level-style-bullet text:level="9" text:bullet-char="u">
        <style:list-level-properties text:space-before="3.875in" text:min-label-width="0.375in"/>
        <style:text-properties fo:font-family="Wingdings" style:font-pitch="variable" fo:font-size="100%"/>
      </text:list-level-style-bullet>
    </text:list-style>
    <text:list-style style:name="a1653">
      <text:list-level-style-number text:level="1" style:num-format="">
        <style:list-level-properties text:space-before="0.34028in"/>
      </text:list-level-style-number>
      <text:list-level-style-number text:level="2" style:num-format="">
        <style:list-level-properties text:space-before="0.77778in"/>
      </text:list-level-style-number>
      <text:list-level-style-number text:level="3" style:num-format="">
        <style:list-level-properties text:space-before="1.21528in"/>
      </text:list-level-style-number>
      <text:list-level-style-number text:level="4" style:num-format="">
        <style:list-level-properties text:space-before="1.71528in"/>
      </text:list-level-style-number>
      <text:list-level-style-number text:level="5" style:num-format="">
        <style:list-level-properties text:space-before="2.21528in"/>
      </text:list-level-style-number>
      <text:list-level-style-number text:level="6" style:num-format="">
        <style:list-level-properties text:space-before="2.71528in"/>
      </text:list-level-style-number>
      <text:list-level-style-number text:level="7" style:num-format="">
        <style:list-level-properties text:space-before="3.21528in"/>
      </text:list-level-style-number>
      <text:list-level-style-number text:level="8" style:num-format="">
        <style:list-level-properties text:space-before="3.71528in"/>
      </text:list-level-style-number>
      <text:list-level-style-number text:level="9" style:num-format="">
        <style:list-level-properties text:space-before="4.21528in"/>
      </text:list-level-style-number>
    </text:list-style>
    <text:list-style style:name="a2408">
      <text:list-level-style-number text:level="1" style:num-format="">
        <style:list-level-properties text:space-before="0in" text:min-label-width="0.58681in"/>
      </text:list-level-style-number>
      <text:list-level-style-number text:level="2" style:num-format="">
        <style:list-level-properties text:space-before="0.22471in" text:min-label-width="0.58681in"/>
      </text:list-level-style-number>
      <text:list-level-style-number text:level="3" style:num-format="">
        <style:list-level-properties text:space-before="0.66221in" text:min-label-width="0.58681in"/>
      </text:list-level-style-number>
      <text:list-level-style-number text:level="4" style:num-format="">
        <style:list-level-properties text:space-before="1.16221in" text:min-label-width="0.58681in"/>
      </text:list-level-style-number>
      <text:list-level-style-number text:level="5" style:num-format="">
        <style:list-level-properties text:space-before="1.66221in" text:min-label-width="0.58681in"/>
      </text:list-level-style-number>
      <text:list-level-style-number text:level="6" style:num-format="">
        <style:list-level-properties text:space-before="2.16221in" text:min-label-width="0.58681in"/>
      </text:list-level-style-number>
      <text:list-level-style-number text:level="7" style:num-format="">
        <style:list-level-properties text:space-before="2.66221in" text:min-label-width="0.58681in"/>
      </text:list-level-style-number>
      <text:list-level-style-number text:level="8" style:num-format="">
        <style:list-level-properties text:space-before="3.16221in" text:min-label-width="0.58681in"/>
      </text:list-level-style-number>
      <text:list-level-style-number text:level="9" style:num-format="">
        <style:list-level-properties text:space-before="3.66221in" text:min-label-width="0.58681in"/>
      </text:list-level-style-number>
    </text:list-style>
    <text:list-style style:name="a2789">
      <text:list-level-style-bullet text:level="1" text:bullet-char="u">
        <style:list-level-properties text:space-before="0in" text:min-label-width="0.39757in"/>
        <style:text-properties fo:font-family="Wingdings" style:font-pitch="variable" fo:font-size="100%"/>
      </text:list-level-style-bullet>
      <text:list-level-style-bullet text:level="2" text:bullet-char="u">
        <style:list-level-properties text:space-before="0.41395in" text:min-label-width="0.39757in"/>
        <style:text-properties fo:font-family="Wingdings" style:font-pitch="variable" fo:font-size="100%"/>
      </text:list-level-style-bullet>
      <text:list-level-style-bullet text:level="3" text:bullet-char="u">
        <style:list-level-properties text:space-before="0.85145in" text:min-label-width="0.39757in"/>
        <style:text-properties fo:font-family="Wingdings" style:font-pitch="variable" fo:font-size="100%"/>
      </text:list-level-style-bullet>
      <text:list-level-style-bullet text:level="4" text:bullet-char="u">
        <style:list-level-properties text:space-before="1.35145in" text:min-label-width="0.39757in"/>
        <style:text-properties fo:font-family="Wingdings" style:font-pitch="variable" fo:font-size="100%"/>
      </text:list-level-style-bullet>
      <text:list-level-style-bullet text:level="5" text:bullet-char="u">
        <style:list-level-properties text:space-before="1.85145in" text:min-label-width="0.39757in"/>
        <style:text-properties fo:font-family="Wingdings" style:font-pitch="variable" fo:font-size="100%"/>
      </text:list-level-style-bullet>
      <text:list-level-style-bullet text:level="6" text:bullet-char="u">
        <style:list-level-properties text:space-before="2.35145in" text:min-label-width="0.39757in"/>
        <style:text-properties fo:font-family="Wingdings" style:font-pitch="variable" fo:font-size="100%"/>
      </text:list-level-style-bullet>
      <text:list-level-style-bullet text:level="7" text:bullet-char="u">
        <style:list-level-properties text:space-before="2.85145in" text:min-label-width="0.39757in"/>
        <style:text-properties fo:font-family="Wingdings" style:font-pitch="variable" fo:font-size="100%"/>
      </text:list-level-style-bullet>
      <text:list-level-style-bullet text:level="8" text:bullet-char="u">
        <style:list-level-properties text:space-before="3.35145in" text:min-label-width="0.39757in"/>
        <style:text-properties fo:font-family="Wingdings" style:font-pitch="variable" fo:font-size="100%"/>
      </text:list-level-style-bullet>
      <text:list-level-style-bullet text:level="9" text:bullet-char="u">
        <style:list-level-properties text:space-before="3.85145in" text:min-label-width="0.39757in"/>
        <style:text-properties fo:font-family="Wingdings" style:font-pitch="variable" fo:font-size="100%"/>
      </text:list-level-style-bullet>
    </text:list-style>
    <text:list-style style:name="a1656">
      <text:list-level-style-number text:level="1" style:num-format="">
        <style:list-level-properties text:space-before="0.34028in"/>
      </text:list-level-style-number>
      <text:list-level-style-number text:level="2" style:num-format="">
        <style:list-level-properties text:space-before="0.77778in"/>
      </text:list-level-style-number>
      <text:list-level-style-number text:level="3" style:num-format="">
        <style:list-level-properties text:space-before="1.21528in"/>
      </text:list-level-style-number>
      <text:list-level-style-number text:level="4" style:num-format="">
        <style:list-level-properties text:space-before="1.71528in"/>
      </text:list-level-style-number>
      <text:list-level-style-number text:level="5" style:num-format="">
        <style:list-level-properties text:space-before="2.21528in"/>
      </text:list-level-style-number>
      <text:list-level-style-number text:level="6" style:num-format="">
        <style:list-level-properties text:space-before="2.71528in"/>
      </text:list-level-style-number>
      <text:list-level-style-number text:level="7" style:num-format="">
        <style:list-level-properties text:space-before="3.21528in"/>
      </text:list-level-style-number>
      <text:list-level-style-number text:level="8" style:num-format="">
        <style:list-level-properties text:space-before="3.71528in"/>
      </text:list-level-style-number>
      <text:list-level-style-number text:level="9" style:num-format="">
        <style:list-level-properties text:space-before="4.21528in"/>
      </text:list-level-style-number>
    </text:list-style>
    <text:list-style style:name="a1595">
      <text:list-level-style-number text:level="1" style:num-format="">
        <style:list-level-properties text:space-before="0.34028in"/>
      </text:list-level-style-number>
      <text:list-level-style-number text:level="2" style:num-format="">
        <style:list-level-properties text:space-before="0.77778in"/>
      </text:list-level-style-number>
      <text:list-level-style-number text:level="3" style:num-format="">
        <style:list-level-properties text:space-before="1.21528in"/>
      </text:list-level-style-number>
      <text:list-level-style-number text:level="4" style:num-format="">
        <style:list-level-properties text:space-before="1.71528in"/>
      </text:list-level-style-number>
      <text:list-level-style-number text:level="5" style:num-format="">
        <style:list-level-properties text:space-before="2.21528in"/>
      </text:list-level-style-number>
      <text:list-level-style-number text:level="6" style:num-format="">
        <style:list-level-properties text:space-before="2.71528in"/>
      </text:list-level-style-number>
      <text:list-level-style-number text:level="7" style:num-format="">
        <style:list-level-properties text:space-before="3.21528in"/>
      </text:list-level-style-number>
      <text:list-level-style-number text:level="8" style:num-format="">
        <style:list-level-properties text:space-before="3.71528in"/>
      </text:list-level-style-number>
      <text:list-level-style-number text:level="9" style:num-format="">
        <style:list-level-properties text:space-before="4.21528in"/>
      </text:list-level-style-number>
    </text:list-style>
    <text:list-style style:name="a2720">
      <text:list-level-style-number text:level="1" style:num-format="">
        <style:list-level-properties text:space-before="0in" text:min-label-width="0.58681in"/>
      </text:list-level-style-number>
      <text:list-level-style-number text:level="2" style:num-format="">
        <style:list-level-properties text:space-before="0.22471in" text:min-label-width="0.58681in"/>
      </text:list-level-style-number>
      <text:list-level-style-number text:level="3" style:num-format="">
        <style:list-level-properties text:space-before="0.66221in" text:min-label-width="0.58681in"/>
      </text:list-level-style-number>
      <text:list-level-style-number text:level="4" style:num-format="">
        <style:list-level-properties text:space-before="1.16221in" text:min-label-width="0.58681in"/>
      </text:list-level-style-number>
      <text:list-level-style-number text:level="5" style:num-format="">
        <style:list-level-properties text:space-before="1.66221in" text:min-label-width="0.58681in"/>
      </text:list-level-style-number>
      <text:list-level-style-number text:level="6" style:num-format="">
        <style:list-level-properties text:space-before="2.16221in" text:min-label-width="0.58681in"/>
      </text:list-level-style-number>
      <text:list-level-style-number text:level="7" style:num-format="">
        <style:list-level-properties text:space-before="2.66221in" text:min-label-width="0.58681in"/>
      </text:list-level-style-number>
      <text:list-level-style-number text:level="8" style:num-format="">
        <style:list-level-properties text:space-before="3.16221in" text:min-label-width="0.58681in"/>
      </text:list-level-style-number>
      <text:list-level-style-number text:level="9" style:num-format="">
        <style:list-level-properties text:space-before="3.66221in" text:min-label-width="0.58681in"/>
      </text:list-level-style-number>
    </text:list-style>
    <text:list-style style:name="a1848">
      <text:list-level-style-number text:level="1" style:num-format="">
        <style:list-level-properties text:space-before="0in" text:min-label-width="0.58681in"/>
      </text:list-level-style-number>
      <text:list-level-style-number text:level="2" style:num-format="">
        <style:list-level-properties text:space-before="0.4375in" text:min-label-width="0.58681in"/>
      </text:list-level-style-number>
      <text:list-level-style-number text:level="3" style:num-format="">
        <style:list-level-properties text:space-before="0.875in" text:min-label-width="0.58681in"/>
      </text:list-level-style-number>
      <text:list-level-style-number text:level="4" style:num-format="">
        <style:list-level-properties text:space-before="1.375in" text:min-label-width="0.58681in"/>
      </text:list-level-style-number>
      <text:list-level-style-number text:level="5" style:num-format="">
        <style:list-level-properties text:space-before="1.875in" text:min-label-width="0.58681in"/>
      </text:list-level-style-number>
      <text:list-level-style-number text:level="6" style:num-format="">
        <style:list-level-properties text:space-before="2.375in" text:min-label-width="0.58681in"/>
      </text:list-level-style-number>
      <text:list-level-style-number text:level="7" style:num-format="">
        <style:list-level-properties text:space-before="2.875in" text:min-label-width="0.58681in"/>
      </text:list-level-style-number>
      <text:list-level-style-number text:level="8" style:num-format="">
        <style:list-level-properties text:space-before="3.375in" text:min-label-width="0.58681in"/>
      </text:list-level-style-number>
      <text:list-level-style-number text:level="9" style:num-format="">
        <style:list-level-properties text:space-before="3.875in" text:min-label-width="0.58681in"/>
      </text:list-level-style-number>
    </text:list-style>
    <text:list-style style:name="a1811">
      <text:list-level-style-number text:level="1" style:num-format="">
        <style:list-level-properties text:space-before="0.37402in"/>
      </text:list-level-style-number>
      <text:list-level-style-number text:level="2" style:num-format="">
        <style:list-level-properties text:space-before="0.81152in"/>
      </text:list-level-style-number>
      <text:list-level-style-number text:level="3" style:num-format="">
        <style:list-level-properties text:space-before="1.24902in"/>
      </text:list-level-style-number>
      <text:list-level-style-number text:level="4" style:num-format="">
        <style:list-level-properties text:space-before="1.74902in"/>
      </text:list-level-style-number>
      <text:list-level-style-number text:level="5" style:num-format="">
        <style:list-level-properties text:space-before="2.24902in"/>
      </text:list-level-style-number>
      <text:list-level-style-number text:level="6" style:num-format="">
        <style:list-level-properties text:space-before="2.74902in"/>
      </text:list-level-style-number>
      <text:list-level-style-number text:level="7" style:num-format="">
        <style:list-level-properties text:space-before="3.24902in"/>
      </text:list-level-style-number>
      <text:list-level-style-number text:level="8" style:num-format="">
        <style:list-level-properties text:space-before="3.74902in"/>
      </text:list-level-style-number>
      <text:list-level-style-number text:level="9" style:num-format="">
        <style:list-level-properties text:space-before="4.24902in"/>
      </text:list-level-style-number>
    </text:list-style>
    <text:list-style style:name="a2945">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4375in" text:min-label-width="0.375in"/>
        <style:text-properties fo:font-family="Wingdings" style:font-pitch="variable" fo:font-size="100%"/>
      </text:list-level-style-bullet>
      <text:list-level-style-bullet text:level="3" text:bullet-char="u">
        <style:list-level-properties text:space-before="0.875in" text:min-label-width="0.375in"/>
        <style:text-properties fo:font-family="Wingdings" style:font-pitch="variable" fo:font-size="100%"/>
      </text:list-level-style-bullet>
      <text:list-level-style-bullet text:level="4" text:bullet-char="u">
        <style:list-level-properties text:space-before="1.375in" text:min-label-width="0.375in"/>
        <style:text-properties fo:font-family="Wingdings" style:font-pitch="variable" fo:font-size="100%"/>
      </text:list-level-style-bullet>
      <text:list-level-style-bullet text:level="5" text:bullet-char="u">
        <style:list-level-properties text:space-before="1.875in" text:min-label-width="0.375in"/>
        <style:text-properties fo:font-family="Wingdings" style:font-pitch="variable" fo:font-size="100%"/>
      </text:list-level-style-bullet>
      <text:list-level-style-bullet text:level="6" text:bullet-char="u">
        <style:list-level-properties text:space-before="2.375in" text:min-label-width="0.375in"/>
        <style:text-properties fo:font-family="Wingdings" style:font-pitch="variable" fo:font-size="100%"/>
      </text:list-level-style-bullet>
      <text:list-level-style-bullet text:level="7" text:bullet-char="u">
        <style:list-level-properties text:space-before="2.875in" text:min-label-width="0.375in"/>
        <style:text-properties fo:font-family="Wingdings" style:font-pitch="variable" fo:font-size="100%"/>
      </text:list-level-style-bullet>
      <text:list-level-style-bullet text:level="8" text:bullet-char="u">
        <style:list-level-properties text:space-before="3.375in" text:min-label-width="0.375in"/>
        <style:text-properties fo:font-family="Wingdings" style:font-pitch="variable" fo:font-size="100%"/>
      </text:list-level-style-bullet>
      <text:list-level-style-bullet text:level="9" text:bullet-char="u">
        <style:list-level-properties text:space-before="3.875in" text:min-label-width="0.375in"/>
        <style:text-properties fo:font-family="Wingdings" style:font-pitch="variable" fo:font-size="100%"/>
      </text:list-level-style-bullet>
    </text:list-style>
    <text:list-style style:name="a1627">
      <text:list-level-style-number text:level="1" style:num-format="">
        <style:list-level-properties text:space-before="0.34028in"/>
      </text:list-level-style-number>
      <text:list-level-style-number text:level="2" style:num-format="">
        <style:list-level-properties text:space-before="0.77778in"/>
      </text:list-level-style-number>
      <text:list-level-style-number text:level="3" style:num-format="">
        <style:list-level-properties text:space-before="1.21528in"/>
      </text:list-level-style-number>
      <text:list-level-style-number text:level="4" style:num-format="">
        <style:list-level-properties text:space-before="1.71528in"/>
      </text:list-level-style-number>
      <text:list-level-style-number text:level="5" style:num-format="">
        <style:list-level-properties text:space-before="2.21528in"/>
      </text:list-level-style-number>
      <text:list-level-style-number text:level="6" style:num-format="">
        <style:list-level-properties text:space-before="2.71528in"/>
      </text:list-level-style-number>
      <text:list-level-style-number text:level="7" style:num-format="">
        <style:list-level-properties text:space-before="3.21528in"/>
      </text:list-level-style-number>
      <text:list-level-style-number text:level="8" style:num-format="">
        <style:list-level-properties text:space-before="3.71528in"/>
      </text:list-level-style-number>
      <text:list-level-style-number text:level="9" style:num-format="">
        <style:list-level-properties text:space-before="4.21528in"/>
      </text:list-level-style-number>
    </text:list-style>
    <text:list-style style:name="a2250">
      <text:list-level-style-number text:level="1" style:num-format="">
        <style:list-level-properties text:space-before="0in" text:min-label-width="0.58681in"/>
      </text:list-level-style-number>
      <text:list-level-style-number text:level="2" style:num-format="">
        <style:list-level-properties text:space-before="0.22471in" text:min-label-width="0.58681in"/>
      </text:list-level-style-number>
      <text:list-level-style-number text:level="3" style:num-format="">
        <style:list-level-properties text:space-before="0.66221in" text:min-label-width="0.58681in"/>
      </text:list-level-style-number>
      <text:list-level-style-number text:level="4" style:num-format="">
        <style:list-level-properties text:space-before="1.16221in" text:min-label-width="0.58681in"/>
      </text:list-level-style-number>
      <text:list-level-style-number text:level="5" style:num-format="">
        <style:list-level-properties text:space-before="1.66221in" text:min-label-width="0.58681in"/>
      </text:list-level-style-number>
      <text:list-level-style-number text:level="6" style:num-format="">
        <style:list-level-properties text:space-before="2.16221in" text:min-label-width="0.58681in"/>
      </text:list-level-style-number>
      <text:list-level-style-number text:level="7" style:num-format="">
        <style:list-level-properties text:space-before="2.66221in" text:min-label-width="0.58681in"/>
      </text:list-level-style-number>
      <text:list-level-style-number text:level="8" style:num-format="">
        <style:list-level-properties text:space-before="3.16221in" text:min-label-width="0.58681in"/>
      </text:list-level-style-number>
      <text:list-level-style-number text:level="9" style:num-format="">
        <style:list-level-properties text:space-before="3.66221in" text:min-label-width="0.58681in"/>
      </text:list-level-style-number>
    </text:list-style>
    <text:list-style style:name="a1975">
      <text:list-level-style-bullet text:level="1" text:bullet-char="u">
        <style:list-level-properties text:space-before="0.21161in" text:min-label-width="0.375in"/>
        <style:text-properties fo:color="#000000" fo:font-family="Wingdings" style:font-pitch="variable" fo:font-size="100%"/>
      </text:list-level-style-bullet>
      <text:list-level-style-bullet text:level="2" text:bullet-char="u">
        <style:list-level-properties text:space-before="0.64911in" text:min-label-width="0.375in"/>
        <style:text-properties fo:color="#000000" fo:font-family="Wingdings" style:font-pitch="variable" fo:font-size="100%"/>
      </text:list-level-style-bullet>
      <text:list-level-style-bullet text:level="3" text:bullet-char="u">
        <style:list-level-properties text:space-before="1.08661in" text:min-label-width="0.375in"/>
        <style:text-properties fo:color="#000000" fo:font-family="Wingdings" style:font-pitch="variable" fo:font-size="100%"/>
      </text:list-level-style-bullet>
      <text:list-level-style-bullet text:level="4" text:bullet-char="u">
        <style:list-level-properties text:space-before="1.58661in" text:min-label-width="0.375in"/>
        <style:text-properties fo:color="#000000" fo:font-family="Wingdings" style:font-pitch="variable" fo:font-size="100%"/>
      </text:list-level-style-bullet>
      <text:list-level-style-bullet text:level="5" text:bullet-char="u">
        <style:list-level-properties text:space-before="2.08661in" text:min-label-width="0.375in"/>
        <style:text-properties fo:color="#000000" fo:font-family="Wingdings" style:font-pitch="variable" fo:font-size="100%"/>
      </text:list-level-style-bullet>
      <text:list-level-style-bullet text:level="6" text:bullet-char="u">
        <style:list-level-properties text:space-before="2.58661in" text:min-label-width="0.375in"/>
        <style:text-properties fo:color="#000000" fo:font-family="Wingdings" style:font-pitch="variable" fo:font-size="100%"/>
      </text:list-level-style-bullet>
      <text:list-level-style-bullet text:level="7" text:bullet-char="u">
        <style:list-level-properties text:space-before="3.08661in" text:min-label-width="0.375in"/>
        <style:text-properties fo:color="#000000" fo:font-family="Wingdings" style:font-pitch="variable" fo:font-size="100%"/>
      </text:list-level-style-bullet>
      <text:list-level-style-bullet text:level="8" text:bullet-char="u">
        <style:list-level-properties text:space-before="3.58661in" text:min-label-width="0.375in"/>
        <style:text-properties fo:color="#000000" fo:font-family="Wingdings" style:font-pitch="variable" fo:font-size="100%"/>
      </text:list-level-style-bullet>
      <text:list-level-style-bullet text:level="9" text:bullet-char="u">
        <style:list-level-properties text:space-before="4.08661in" text:min-label-width="0.375in"/>
        <style:text-properties fo:color="#000000" fo:font-family="Wingdings" style:font-pitch="variable" fo:font-size="100%"/>
      </text:list-level-style-bullet>
    </text:list-style>
    <text:list-style style:name="a2034">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4375in" text:min-label-width="0.375in"/>
        <style:text-properties fo:font-family="Wingdings" style:font-pitch="variable" fo:font-size="100%"/>
      </text:list-level-style-bullet>
      <text:list-level-style-bullet text:level="3" text:bullet-char="u">
        <style:list-level-properties text:space-before="0.875in" text:min-label-width="0.375in"/>
        <style:text-properties fo:font-family="Wingdings" style:font-pitch="variable" fo:font-size="100%"/>
      </text:list-level-style-bullet>
      <text:list-level-style-bullet text:level="4" text:bullet-char="u">
        <style:list-level-properties text:space-before="1.375in" text:min-label-width="0.375in"/>
        <style:text-properties fo:font-family="Wingdings" style:font-pitch="variable" fo:font-size="100%"/>
      </text:list-level-style-bullet>
      <text:list-level-style-bullet text:level="5" text:bullet-char="u">
        <style:list-level-properties text:space-before="1.875in" text:min-label-width="0.375in"/>
        <style:text-properties fo:font-family="Wingdings" style:font-pitch="variable" fo:font-size="100%"/>
      </text:list-level-style-bullet>
      <text:list-level-style-bullet text:level="6" text:bullet-char="u">
        <style:list-level-properties text:space-before="2.375in" text:min-label-width="0.375in"/>
        <style:text-properties fo:font-family="Wingdings" style:font-pitch="variable" fo:font-size="100%"/>
      </text:list-level-style-bullet>
      <text:list-level-style-bullet text:level="7" text:bullet-char="u">
        <style:list-level-properties text:space-before="2.875in" text:min-label-width="0.375in"/>
        <style:text-properties fo:font-family="Wingdings" style:font-pitch="variable" fo:font-size="100%"/>
      </text:list-level-style-bullet>
      <text:list-level-style-bullet text:level="8" text:bullet-char="u">
        <style:list-level-properties text:space-before="3.375in" text:min-label-width="0.375in"/>
        <style:text-properties fo:font-family="Wingdings" style:font-pitch="variable" fo:font-size="100%"/>
      </text:list-level-style-bullet>
      <text:list-level-style-bullet text:level="9" text:bullet-char="u">
        <style:list-level-properties text:space-before="3.875in" text:min-label-width="0.375in"/>
        <style:text-properties fo:font-family="Wingdings" style:font-pitch="variable" fo:font-size="100%"/>
      </text:list-level-style-bullet>
    </text:list-style>
  </office:automatic-styles>
  <office:body>
    <office:presentation>
      <draw:page draw:name="Slide673" draw:style-name="a1543" draw:master-page-name="Master1-Layout2-obj-標題及物件" presentation:presentation-page-layout-name="Master1-PPL2" draw:id="Slide-928">
        <draw:custom-shape svg:x="0.59028in" svg:y="2.64777in" svg:width="8.9375in" svg:height="1.65382in" draw:id="id148" draw:style-name="a1547" draw:name="Rectangle 4">
          <svg:title/>
          <svg:desc/>
          <text:p text:style-name="a1546" text:class-names="" text:cond-style-name=""><text:span text:style-name="a1544" text:class-names="">104</text:span><text:span text:style-name="a1545" text:class-names="">年度單位預算<text:line-break/>凍結案報告</text:span></text:p>
          <draw:enhanced-geometry xmlns:dr3d="urn:oasis:names:tc:opendocument:xmlns:dr3d:1.0" draw:type="non-primitive" svg:viewBox="0 0 21600 21600" draw:enhanced-path="M 0 0 L 21600 0 21600 21600 0 21600 Z N"/>
        </draw:custom-shape>
        <draw:frame draw:id="id149" presentation:style-name="a1551" draw:name="Rectangle 6" svg:x="1.53646in" svg:y="6.34075in" svg:width="7.08681in" svg:height="0.56065in" presentation:class="subtitle" presentation:placeholder="false">
          <draw:text-box>
            <text:p text:style-name="a1550" text:class-names="" text:cond-style-name=""><text:span text:style-name="a1548" text:class-names="">報告人：衛生福利部</text:span><text:span text:style-name="a1549" text:class-names=""/></text:p>
          </draw:text-box>
          <svg:title/>
          <svg:desc/>
        </draw:frame>
        <draw:frame draw:id="id150" draw:style-name="a1552" draw:name="Picture 9" svg:x="5.55208in" svg:y="3.43664in" svg:width="4.44792in" svg:height="3.14392in" style:rel-width="scale" style:rel-height="scale">
          <draw:image xlink:href="media/image1.jpeg" xlink:type="simple" xlink:show="embed" xlink:actuate="onLoad"/>
          <svg:title/>
          <svg:desc/>
        </draw:frame>
        <draw:custom-shape svg:x="1.0625in" svg:y="1.57609in" svg:width="8.03125in" svg:height="1.89032in" draw:id="id151" draw:style-name="a1555" draw:name="WordArt 10">
          <svg:title/>
          <svg:desc/>
          <text:p text:style-name="a1554" text:class-names="" text:cond-style-name=""><text:span text:style-name="a1553" text:class-names="">衛生福利部</text:span></text:p>
          <draw:enhanced-geometry xmlns:dr3d="urn:oasis:names:tc:opendocument:xmlns:dr3d:1.0" draw:type="non-primitive" svg:viewBox="0 0 21600 21600" draw:enhanced-path="M ?f20 ?f2 L ?f21 ?f2 N M ?f22 ?f3 L ?f23 ?f3 N" draw:text-areas="?f24 ?f26 ?f25 ?f27" draw:text-path-mode="shape" draw:modifiers="50000" draw:text-path="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f5 / 21600"/>
            <draw:equation draw:name="f9" draw:formula="?f4 / 21600"/>
            <draw:equation draw:name="f10" draw:formula="$0"/>
            <draw:equation draw:name="f11" draw:formula="?f10 * ?f5 / 100000"/>
            <draw:equation draw:name="f12" draw:formula="?f11 - ?f7"/>
            <draw:equation draw:name="f13" draw:formula="?f11 - ?f0"/>
            <draw:equation draw:name="f14" draw:formula="?f1 - ?f11"/>
            <draw:equation draw:name="f15" draw:formula="?f13 * 2"/>
            <draw:equation draw:name="f16" draw:formula="?f14 * 2"/>
            <draw:equation draw:name="f17" draw:formula="if(?f12, ?f16, ?f15)"/>
            <draw:equation draw:name="f18" draw:formula="?f0 + ?f17"/>
            <draw:equation draw:name="f19" draw:formula="?f1 - ?f17"/>
            <draw:equation draw:name="f20" draw:formula="if(?f12, ?f0, ?f19)"/>
            <draw:equation draw:name="f21" draw:formula="if(?f12, ?f18, ?f1)"/>
            <draw:equation draw:name="f22" draw:formula="if(?f12, ?f19, ?f0)"/>
            <draw:equation draw:name="f23" draw:formula="if(?f12, ?f1, ?f18)"/>
            <draw:equation draw:name="f24" draw:formula="0 / ?f8"/>
            <draw:equation draw:name="f25" draw:formula="21600 / ?f8"/>
            <draw:equation draw:name="f26" draw:formula="0 / ?f9"/>
            <draw:equation draw:name="f27" draw:formula="21600 / ?f9"/>
          </draw:enhanced-geometry>
        </draw:custom-shape>
        <draw:frame draw:id="id152" draw:style-name="a1559" draw:name="投影片編號版面配置區 4" svg:x="7.41667in" svg:y="7.00228in" svg:width="2.08333in" svg:height="0.49945in">
          <draw:text-box>
            <text:p text:style-name="a1558" text:class-names="" text:cond-style-name=""><text:span text:style-name="a1556" text:class-names=""><text:page-number style:num-format="1" text:fixed="false">1</text:page-number></text:span><text:span text:style-name="a1557" text:class-names=""/></text:p>
          </draw:text-box>
          <svg:title/>
          <svg:desc/>
        </draw:frame>
        <presentation:notes draw:style-name="a1569">
          <draw:frame draw:id="id153" draw:style-name="a1563" draw:name="Rectangle 8" svg:x="3.57986in" svg:y="10.32292in" svg:width="3.22569in" svg:height="0.54688in">
            <draw:text-box>
              <text:p text:style-name="a1562" text:class-names="" text:cond-style-name=""><text:span text:style-name="a1560" text:class-names=""><text:page-number style:num-format="1" text:fixed="false">1</text:page-number></text:span><text:span text:style-name="a1561" text:class-names=""/></text:p>
            </draw:text-box>
            <svg:title/>
            <svg:desc/>
          </draw:frame>
          <draw:page-thumbnail draw:page-number="1" svg:x="1.04688in" svg:y="0.78819in" svg:width="5.43056in" svg:height="4.07465in" presentation:class="page" draw:id="id154" presentation:style-name="a1564" draw:name="Rectangle 2">
            <svg:title/>
            <svg:desc/>
          </draw:page-thumbnail>
          <draw:frame draw:id="id155" presentation:style-name="a1565" draw:name="Rectangle 3" svg:x="1.04514in" svg:y="5.11979in" svg:width="5.35417in" svg:height="4.93403in" presentation:class="notes" presentation:placeholder="true">
            <draw:text-box/>
            <svg:title/>
            <svg:desc/>
          </draw:frame>
          <draw:frame draw:id="id156" draw:style-name="a1568" draw:name="Rectangle 7" svg:x="4.22049in" svg:y="10.32292in" svg:width="3.22396in" svg:height="0.54688in">
            <draw:text-box>
              <text:p text:style-name="a1567" text:class-names="" text:cond-style-name=""><text:span text:style-name="a1566" text:class-names=""/></text:p>
            </draw:text-box>
            <svg:title/>
            <svg:desc/>
          </draw:frame>
        </presentation:notes>
      </draw:page>
      <draw:page draw:name="Slide674" draw:style-name="a1570" draw:master-page-name="Master1-Layout2-obj-標題及物件" presentation:presentation-page-layout-name="Master1-PPL2" draw:id="Slide-929">
        <draw:frame draw:id="id157" presentation:style-name="a1657" draw:name="Rectangle 3" svg:x="0.51215in" svg:y="1.30983in" svg:width="9.13368in" svg:height="5.96699in" presentation:class="outline" presentation:placeholder="false">
          <draw:text-box>
            <text:list text:style-name="a1583">
              <text:list-item>
                <text:p text:style-name="a1582" text:class-names="" text:cond-style-name=""><text:span text:style-name="a1571" text:class-names="">凍結決議事項</text:span><text:span text:style-name="a1572" text:class-names="">77</text:span><text:span text:style-name="a1573" text:class-names="">案，計</text:span><text:span text:style-name="a1574" text:class-names="">11</text:span><text:span text:style-name="a1575" text:class-names="">億</text:span><text:span text:style-name="a1576" text:class-names="">7,392</text:span><text:span text:style-name="a1577" text:class-names="">萬</text:span><text:span text:style-name="a1578" text:class-names="">6,000</text:span><text:span text:style-name="a1579" text:class-names="">元</text:span><text:span text:style-name="a1580" text:class-names=""><text:s text:c="1"/></text:span><text:span text:style-name="a1581" text:class-names="">：</text:span></text:p>
              </text:list-item>
            </text:list>
            <text:list text:style-name="a1595">
              <text:list-item>
                <text:list text:style-name="a1595">
                  <text:list-item>
                    <text:p text:style-name="a1594" text:class-names="" text:cond-style-name=""><text:span text:style-name="a1584" text:class-names="">壹、衛生福利部</text:span><text:span text:style-name="a1585" text:class-names="">49</text:span><text:span text:style-name="a1586" text:class-names="">案，金額</text:span><text:span text:style-name="a1587" text:class-names="">8</text:span><text:span text:style-name="a1588" text:class-names="">億</text:span><text:span text:style-name="a1589" text:class-names="">0,312</text:span><text:span text:style-name="a1590" text:class-names="">萬</text:span><text:span text:style-name="a1591" text:class-names="">8,000</text:span><text:span text:style-name="a1592" text:class-names="">元<text:s text:c="1"/></text:span><text:span text:style-name="a1593" text:class-names=""/></text:p>
                  </text:list-item>
                </text:list>
              </text:list-item>
            </text:list>
            <text:list text:style-name="a1607">
              <text:list-item>
                <text:list text:style-name="a1607">
                  <text:list-item>
                    <text:p text:style-name="a1606" text:class-names="" text:cond-style-name=""><text:span text:style-name="a1596" text:class-names="">貳、疾病管制署</text:span><text:span text:style-name="a1597" text:class-names="">3</text:span><text:span text:style-name="a1598" text:class-names="">案，金額</text:span><text:span text:style-name="a1599" text:class-names="">1</text:span><text:span text:style-name="a1600" text:class-names="">億</text:span><text:span text:style-name="a1601" text:class-names="">3,881</text:span><text:span text:style-name="a1602" text:class-names="">萬</text:span><text:span text:style-name="a1603" text:class-names="">5,000</text:span><text:span text:style-name="a1604" text:class-names="">元</text:span><text:span text:style-name="a1605" text:class-names=""/></text:p>
                  </text:list-item>
                </text:list>
              </text:list-item>
            </text:list>
            <text:list text:style-name="a1619">
              <text:list-item>
                <text:list text:style-name="a1619">
                  <text:list-item>
                    <text:p text:style-name="a1618" text:class-names="" text:cond-style-name=""><text:span text:style-name="a1608" text:class-names="">参、食品藥物管理署</text:span><text:span text:style-name="a1609" text:class-names="">12</text:span><text:span text:style-name="a1610" text:class-names="">案，金額</text:span><text:span text:style-name="a1611" text:class-names="">1</text:span><text:span text:style-name="a1612" text:class-names="">億</text:span><text:span text:style-name="a1613" text:class-names="">7,336</text:span><text:span text:style-name="a1614" text:class-names="">萬</text:span><text:span text:style-name="a1615" text:class-names="">5,000</text:span><text:span text:style-name="a1616" text:class-names="">元</text:span><text:span text:style-name="a1617" text:class-names=""/></text:p>
                  </text:list-item>
                </text:list>
              </text:list-item>
            </text:list>
            <text:list text:style-name="a1627">
              <text:list-item>
                <text:list text:style-name="a1627">
                  <text:list-item>
                    <text:p text:style-name="a1626" text:class-names="" text:cond-style-name=""><text:span text:style-name="a1620" text:class-names="">肆、中央健康保險署</text:span><text:span text:style-name="a1621" text:class-names="">4</text:span><text:span text:style-name="a1622" text:class-names="">案，金額</text:span><text:span text:style-name="a1623" text:class-names="">550</text:span><text:span text:style-name="a1624" text:class-names="">萬元</text:span><text:span text:style-name="a1625" text:class-names=""/></text:p>
                  </text:list-item>
                </text:list>
              </text:list-item>
            </text:list>
            <text:list text:style-name="a1637">
              <text:list-item>
                <text:list text:style-name="a1637">
                  <text:list-item>
                    <text:p text:style-name="a1636" text:class-names="" text:cond-style-name=""><text:span text:style-name="a1628" text:class-names="">伍、國民健康署</text:span><text:span text:style-name="a1629" text:class-names="">2</text:span><text:span text:style-name="a1630" text:class-names="">案，金額</text:span><text:span text:style-name="a1631" text:class-names="">4,611</text:span><text:span text:style-name="a1632" text:class-names="">萬</text:span><text:span text:style-name="a1633" text:class-names="">8,000</text:span><text:span text:style-name="a1634" text:class-names="">元<text:s text:c="1"/></text:span><text:span text:style-name="a1635" text:class-names=""/></text:p>
                  </text:list-item>
                </text:list>
              </text:list-item>
            </text:list>
            <text:list text:style-name="a1645">
              <text:list-item>
                <text:list text:style-name="a1645">
                  <text:list-item>
                    <text:p text:style-name="a1644" text:class-names="" text:cond-style-name=""><text:span text:style-name="a1638" text:class-names="">陸、社會及家庭署</text:span><text:span text:style-name="a1639" text:class-names="">6</text:span><text:span text:style-name="a1640" text:class-names="">案，金額</text:span><text:span text:style-name="a1641" text:class-names="">600</text:span><text:span text:style-name="a1642" text:class-names="">萬元</text:span><text:span text:style-name="a1643" text:class-names=""/></text:p>
                  </text:list-item>
                </text:list>
              </text:list-item>
            </text:list>
            <text:list text:style-name="a1653">
              <text:list-item>
                <text:list text:style-name="a1653">
                  <text:list-item>
                    <text:p text:style-name="a1652" text:class-names="" text:cond-style-name=""><text:span text:style-name="a1646" text:class-names="">柒、國家中醫藥研究所</text:span><text:span text:style-name="a1647" text:class-names="">1</text:span><text:span text:style-name="a1648" text:class-names="">案，金額</text:span><text:span text:style-name="a1649" text:class-names="">100</text:span><text:span text:style-name="a1650" text:class-names="">萬元</text:span><text:span text:style-name="a1651" text:class-names=""/></text:p>
                  </text:list-item>
                </text:list>
              </text:list-item>
            </text:list>
            <text:list text:style-name="a1656">
              <text:list-item>
                <text:list text:style-name="a1656">
                  <text:list-item>
                    <text:p text:style-name="a1655" text:class-names="" text:cond-style-name=""><text:span text:style-name="a1654" text:class-names="">各項決議詳細資料請參閱書面報告。</text:span></text:p>
                  </text:list-item>
                </text:list>
              </text:list-item>
            </text:list>
          </draw:text-box>
          <svg:title/>
          <svg:desc/>
        </draw:frame>
        <draw:custom-shape svg:x="0.90452in" svg:y="0.3655in" svg:width="8.34896in" svg:height="0.63011in" draw:id="id158" draw:style-name="a1662" draw:name="Rectangle 3">
          <svg:title/>
          <svg:desc/>
          <text:p text:style-name="a1661" text:class-names="" text:cond-style-name=""><text:span text:style-name="a1658" text:class-names="">104</text:span><text:span text:style-name="a1659" text:class-names="">年度凍結預算決議</text:span><text:span text:style-name="a1660" text:class-names=""/></text:p>
          <draw:enhanced-geometry xmlns:dr3d="urn:oasis:names:tc:opendocument:xmlns:dr3d:1.0" draw:type="non-primitive" svg:viewBox="0 0 21600 21600" draw:enhanced-path="M 0 0 L 21600 0 21600 21600 0 21600 Z N"/>
        </draw:custom-shape>
        <draw:frame draw:id="id159" draw:style-name="a1666" draw:name="投影片編號版面配置區 4" svg:x="7.41667in" svg:y="7.00228in" svg:width="2.08333in" svg:height="0.49945in">
          <draw:text-box>
            <text:p text:style-name="a1665" text:class-names="" text:cond-style-name=""><text:span text:style-name="a1663" text:class-names=""><text:page-number style:num-format="1" text:fixed="false">2</text:page-number></text:span><text:span text:style-name="a1664" text:class-names=""/></text:p>
          </draw:text-box>
          <svg:title/>
          <svg:desc/>
        </draw:frame>
        <presentation:notes draw:style-name="a1676">
          <draw:frame draw:id="id160" draw:style-name="a1670" draw:name="Rectangle 8" svg:x="3.57986in" svg:y="10.32292in" svg:width="3.22569in" svg:height="0.54688in">
            <draw:text-box>
              <text:p text:style-name="a1669" text:class-names="" text:cond-style-name=""><text:span text:style-name="a1667" text:class-names=""><text:page-number style:num-format="1" text:fixed="false">2</text:page-number></text:span><text:span text:style-name="a1668" text:class-names=""/></text:p>
            </draw:text-box>
            <svg:title/>
            <svg:desc/>
          </draw:frame>
          <draw:page-thumbnail draw:page-number="2" svg:x="1.04688in" svg:y="0.78819in" svg:width="5.43056in" svg:height="4.07465in" presentation:class="page" draw:id="id161" presentation:style-name="a1671" draw:name="Rectangle 2">
            <svg:title/>
            <svg:desc/>
          </draw:page-thumbnail>
          <draw:frame draw:id="id162" presentation:style-name="a1672" draw:name="Rectangle 3" svg:x="1.04688in" svg:y="5.12153in" svg:width="5.35417in" svg:height="4.93403in" presentation:class="notes" presentation:placeholder="true">
            <draw:text-box/>
            <svg:title/>
            <svg:desc/>
          </draw:frame>
          <draw:frame draw:id="id163" draw:style-name="a1675" draw:name="Rectangle 7" svg:x="4.22049in" svg:y="10.32292in" svg:width="3.22396in" svg:height="0.54688in">
            <draw:text-box>
              <text:p text:style-name="a1674" text:class-names="" text:cond-style-name=""><text:span text:style-name="a1673" text:class-names=""/></text:p>
            </draw:text-box>
            <svg:title/>
            <svg:desc/>
          </draw:frame>
        </presentation:notes>
      </draw:page>
      <draw:page draw:name="Slide675" draw:style-name="a1677" draw:master-page-name="Master1-Layout2-obj-標題及物件" presentation:presentation-page-layout-name="Master1-PPL2" draw:id="Slide-930">
        <draw:frame draw:id="id164" draw:style-name="a1679" draw:name="圖片 2" svg:x="5.47249in" svg:y="4.15438in" svg:width="4.17369in" svg:height="2.82219in" style:rel-width="scale" style:rel-height="scale">
          <draw:image xlink:href="media/image2.jpeg" xlink:type="simple" xlink:show="embed" xlink:actuate="onLoad"/>
          <svg:title/>
          <svg:desc/>
        </draw:frame>
        <draw:custom-shape svg:x="1.37674in" svg:y="2.50058in" svg:width="7.32465in" svg:height="1.25029in" draw:id="id165" draw:style-name="a1682" draw:name="Rectangle 5">
          <svg:title/>
          <svg:desc/>
          <text:p text:style-name="a1681" text:class-names="" text:cond-style-name=""><text:span text:style-name="a1680" text:class-names="">壹、衛生福利部</text:span></text:p>
          <draw:enhanced-geometry xmlns:dr3d="urn:oasis:names:tc:opendocument:xmlns:dr3d:1.0" draw:type="non-primitive" svg:viewBox="0 0 21600 21600" draw:enhanced-path="M 0 0 L 21600 0 21600 21600 0 21600 Z N"/>
        </draw:custom-shape>
        <draw:frame draw:id="id166" draw:style-name="a1686" draw:name="投影片編號版面配置區 4" svg:x="7.41667in" svg:y="7.00228in" svg:width="2.08333in" svg:height="0.49945in">
          <draw:text-box>
            <text:p text:style-name="a1685" text:class-names="" text:cond-style-name=""><text:span text:style-name="a1683" text:class-names=""><text:page-number style:num-format="1" text:fixed="false">3</text:page-number></text:span><text:span text:style-name="a1684" text:class-names=""/></text:p>
          </draw:text-box>
          <svg:title/>
          <svg:desc/>
        </draw:frame>
        <presentation:notes draw:style-name="a1696">
          <draw:frame draw:id="id167" draw:style-name="a1690" draw:name="Rectangle 8" svg:x="3.57986in" svg:y="10.32292in" svg:width="3.22569in" svg:height="0.54688in">
            <draw:text-box>
              <text:p text:style-name="a1689" text:class-names="" text:cond-style-name=""><text:span text:style-name="a1687" text:class-names=""><text:page-number style:num-format="1" text:fixed="false">3</text:page-number></text:span><text:span text:style-name="a1688" text:class-names=""/></text:p>
            </draw:text-box>
            <svg:title/>
            <svg:desc/>
          </draw:frame>
          <draw:page-thumbnail draw:page-number="3" svg:x="1.01215in" svg:y="0.81424in" svg:width="5.43229in" svg:height="4.07639in" presentation:class="page" draw:id="id168" presentation:style-name="a1691" draw:name="Rectangle 2">
            <svg:title/>
            <svg:desc/>
          </draw:page-thumbnail>
          <draw:frame draw:id="id169" presentation:style-name="a1692" draw:name="Rectangle 3" svg:x="1.04688in" svg:y="5.12153in" svg:width="5.35417in" svg:height="4.93403in" presentation:class="notes" presentation:placeholder="true">
            <draw:text-box/>
            <svg:title/>
            <svg:desc/>
          </draw:frame>
          <draw:frame draw:id="id170" draw:style-name="a1695" draw:name="Rectangle 7" svg:x="4.22049in" svg:y="10.32292in" svg:width="3.22396in" svg:height="0.54688in">
            <draw:text-box>
              <text:p text:style-name="a1694" text:class-names="" text:cond-style-name=""><text:span text:style-name="a1693" text:class-names=""/></text:p>
            </draw:text-box>
            <svg:title/>
            <svg:desc/>
          </draw:frame>
        </presentation:notes>
      </draw:page>
      <draw:page draw:name="Slide676" draw:style-name="a1697" draw:master-page-name="Master1-Layout7-blank-空白" presentation:presentation-page-layout-name="Master1-PPL7" draw:id="Slide-931">
        <draw:frame draw:id="id171" draw:style-name="a1700" draw:name="投影片編號版面配置區 3" svg:x="7.41667in" svg:y="7.00228in" svg:width="2.08333in" svg:height="0.49945in">
          <draw:text-box>
            <text:p text:style-name="a1699" text:class-names="" text:cond-style-name=""><text:span text:style-name="a1698" text:class-names=""><text:page-number style:num-format="1" text:fixed="false">4</text:page-number></text:span></text:p>
          </draw:text-box>
          <svg:title/>
          <svg:desc/>
        </draw:frame>
        <draw:frame draw:id="id172" draw:style-name="a1703" draw:name="投影片編號版面配置區 3" svg:x="7.41667in" svg:y="7.00228in" svg:width="2.08333in" svg:height="0.49945in">
          <draw:text-box>
            <text:p text:style-name="a1702" text:class-names="" text:cond-style-name=""><text:span text:style-name="a1701" text:class-names=""><text:page-number style:num-format="1" text:fixed="false">4</text:page-number></text:span></text:p>
          </draw:text-box>
          <svg:title/>
          <svg:desc/>
        </draw:frame>
        <draw:frame draw:id="id173" draw:style-name="a1707" draw:name="投影片編號版面配置區 3" svg:x="7.41667in" svg:y="7.00228in" svg:width="2.08333in" svg:height="0.49945in">
          <draw:text-box>
            <text:p text:style-name="a1706" text:class-names="" text:cond-style-name=""><text:span text:style-name="a1704" text:class-names=""><text:page-number style:num-format="1" text:fixed="false">4</text:page-number></text:span><text:span text:style-name="a1705" text:class-names=""/></text:p>
          </draw:text-box>
          <svg:title/>
          <svg:desc/>
        </draw:frame>
        <draw:frame draw:id="id174" draw:style-name="a1712" draw:name="標題 6" svg:x="1.27604in" svg:y="0.32415in" svg:width="8.58507in" svg:height="0.82526in">
          <draw:text-box>
            <text:p text:style-name="a1711" text:class-names="" text:cond-style-name=""><text:span text:style-name="a1708" text:class-names="">科技發展組</text:span><text:span text:style-name="a1709" text:class-names="">待審議事項辦理情形</text:span><text:span text:style-name="a1710" text:class-names=""/></text:p>
          </draw:text-box>
          <svg:title/>
          <svg:desc/>
        </draw:frame>
        <draw:frame draw:id="id175" draw:style-name="a1750" draw:name="文字版面配置區 5" svg:x="0.51215in" svg:y="1.30817in" svg:width="9.05556in" svg:height="5.94384in">
          <draw:text-box>
            <text:list text:style-name="a1732">
              <text:list-item>
                <text:p text:style-name="a1731" text:class-names="" text:cond-style-name=""><text:span text:style-name="a1713" text:class-names="">「科技發展工作</text:span><text:span text:style-name="a1714" text:class-names="">－</text:span><text:span text:style-name="a1715" text:class-names="">推動衛生福利科技發展與管理」之</text:span><text:span text:style-name="a1716" text:class-names="">醫療科技評估建置</text:span><text:span text:style-name="a1717" text:class-names="">衛生資源分配機制計畫及奈米科技政策科學化及管理體系建構計畫</text:span><text:span text:style-name="a1718" text:class-names="">，計畫內容</text:span><text:span text:style-name="a1719" text:class-names="">與建置</text:span><text:span text:style-name="a1720" text:class-names="">資源分配用途</text:span><text:span text:style-name="a1721" text:class-names="">不符，</text:span><text:span text:style-name="a1722" text:class-names="">經費凍結</text:span><text:span text:style-name="a1723" text:class-names="">2,467</text:span><text:span text:style-name="a1724" text:class-names="">萬</text:span><text:span text:style-name="a1725" text:class-names="">6,000</text:span><text:span text:style-name="a1726" text:class-names="">元。</text:span><text:span text:style-name="a1727" text:class-names="">(</text:span><text:span text:style-name="a1728" text:class-names="">決議</text:span><text:span text:style-name="a1729" text:class-names="">111)</text:span><text:span text:style-name="a1730" text:class-names=""/></text:p>
              </text:list-item>
            </text:list>
            <text:p text:style-name="a1744" text:class-names="" text:cond-style-name=""><text:span text:style-name="a1733" text:class-names="">本計畫為</text:span><text:span text:style-name="a1734" text:class-names="">執行本部新增各項衛生福利政策之醫療科技評估案，研析推動相關政策對社會民生福祉之影響效益，並</text:span><text:span text:style-name="a1735" text:class-names="">完善我國奈米生醫產品法規管理，保障消費者的安全</text:span><text:span text:style-name="a1736" text:class-names="">，具有</text:span><text:span text:style-name="a1737" text:class-names="">明確之研究標的和具體成效</text:span><text:span text:style-name="a1738" text:class-names="">，</text:span><text:span text:style-name="a1739" text:class-names="">確有</text:span><text:span text:style-name="a1740" text:class-names="">其</text:span><text:span text:style-name="a1741" text:class-names="">必要</text:span><text:span text:style-name="a1742" text:class-names="">性。</text:span><text:span text:style-name="a1743" text:class-names=""/></text:p>
            <text:p text:style-name="a1747" text:class-names="" text:cond-style-name=""><text:span text:style-name="a1745" text:class-names=""><text:s text:c="8"/></text:span><text:span text:style-name="a1746" text:class-names=""/></text:p>
            <text:p text:style-name="a1749" text:class-names="" text:cond-style-name=""><text:span text:style-name="a1748" text:class-names=""/></text:p>
          </draw:text-box>
          <svg:title/>
          <svg:desc/>
        </draw:frame>
        <draw:frame draw:id="id176" draw:style-name="a1751" draw:name="圖片 1" svg:x="5.86624in" svg:y="4.5017in" svg:width="3.70147in" svg:height="2.34481in" style:rel-width="scale" style:rel-height="scale">
          <draw:image xlink:href="media/image3.jpeg" xlink:type="simple" xlink:show="embed" xlink:actuate="onLoad"/>
          <svg:title/>
          <svg:desc/>
        </draw:frame>
        <presentation:notes draw:style-name="a1766">
          <draw:frame draw:id="id177" draw:style-name="a1754" draw:name="Rectangle 7" svg:x="3.57986in" svg:y="10.32292in" svg:width="3.22569in" svg:height="0.54688in">
            <draw:text-box>
              <text:p text:style-name="a1753" text:class-names="" text:cond-style-name=""><text:span text:style-name="a1752" text:class-names=""><text:page-number style:num-format="1" text:fixed="false">4</text:page-number></text:span></text:p>
            </draw:text-box>
            <svg:title/>
            <svg:desc/>
          </draw:frame>
          <draw:frame draw:id="id178" draw:style-name="a1757" draw:name="Rectangle 7" svg:x="3.57986in" svg:y="10.32292in" svg:width="3.22569in" svg:height="0.54688in">
            <draw:text-box>
              <text:p text:style-name="a1756" text:class-names="" text:cond-style-name=""><text:span text:style-name="a1755" text:class-names=""><text:page-number style:num-format="1" text:fixed="false">4</text:page-number></text:span></text:p>
            </draw:text-box>
            <svg:title/>
            <svg:desc/>
          </draw:frame>
          <draw:frame draw:id="id179" draw:style-name="a1760" draw:name="Rectangle 7" svg:x="3.57986in" svg:y="10.32292in" svg:width="3.22569in" svg:height="0.54688in">
            <draw:text-box>
              <text:p text:style-name="a1759" text:class-names="" text:cond-style-name=""><text:span text:style-name="a1758" text:class-names=""><text:page-number style:num-format="1" text:fixed="false">4</text:page-number></text:span></text:p>
            </draw:text-box>
            <svg:title/>
            <svg:desc/>
          </draw:frame>
          <draw:frame draw:id="id180" draw:style-name="a1763" draw:name="Rectangle 7" svg:x="4.22049in" svg:y="10.32292in" svg:width="3.22396in" svg:height="0.54688in">
            <draw:text-box>
              <text:p text:style-name="a1762" text:class-names="" text:cond-style-name=""><text:span text:style-name="a1761" text:class-names=""/></text:p>
            </draw:text-box>
            <svg:title/>
            <svg:desc/>
          </draw:frame>
          <draw:page-thumbnail draw:page-number="4" svg:x="1.00694in" svg:y="0.81597in" svg:width="5.43056in" svg:height="4.07465in" presentation:class="page" draw:id="id181" presentation:style-name="a1764" draw:name="Rectangle 2">
            <svg:title/>
            <svg:desc/>
          </draw:page-thumbnail>
          <draw:frame draw:id="id182" presentation:style-name="a1765" draw:name="Rectangle 3" svg:x="1.04688in" svg:y="5.12153in" svg:width="5.35417in" svg:height="4.93403in" presentation:class="notes" presentation:placeholder="true">
            <draw:text-box/>
            <svg:title/>
            <svg:desc/>
          </draw:frame>
        </presentation:notes>
      </draw:page>
      <draw:page draw:name="Slide709" draw:style-name="a1767" draw:master-page-name="Master1-Layout7-blank-空白" presentation:presentation-page-layout-name="Master1-PPL7" draw:id="Slide-964">
        <draw:frame draw:id="id183" draw:style-name="a1770" draw:name="投影片編號版面配置區 3" svg:x="7.41667in" svg:y="7.00228in" svg:width="2.08333in" svg:height="0.49945in">
          <draw:text-box>
            <text:p text:style-name="a1769" text:class-names="" text:cond-style-name=""><text:span text:style-name="a1768" text:class-names=""><text:page-number style:num-format="1" text:fixed="false">5</text:page-number></text:span></text:p>
          </draw:text-box>
          <svg:title/>
          <svg:desc/>
        </draw:frame>
        <draw:frame draw:id="id184" draw:style-name="a1773" draw:name="投影片編號版面配置區 3" svg:x="7.41667in" svg:y="7.00228in" svg:width="2.08333in" svg:height="0.49945in">
          <draw:text-box>
            <text:p text:style-name="a1772" text:class-names="" text:cond-style-name=""><text:span text:style-name="a1771" text:class-names=""><text:page-number style:num-format="1" text:fixed="false">5</text:page-number></text:span></text:p>
          </draw:text-box>
          <svg:title/>
          <svg:desc/>
        </draw:frame>
        <draw:frame draw:id="id185" draw:style-name="a1777" draw:name="投影片編號版面配置區 3" svg:x="7.41667in" svg:y="7.00228in" svg:width="2.08333in" svg:height="0.49945in">
          <draw:text-box>
            <text:p text:style-name="a1776" text:class-names="" text:cond-style-name=""><text:span text:style-name="a1774" text:class-names=""><text:page-number style:num-format="1" text:fixed="false">5</text:page-number></text:span><text:span text:style-name="a1775" text:class-names=""/></text:p>
          </draw:text-box>
          <svg:title/>
          <svg:desc/>
        </draw:frame>
        <draw:frame draw:id="id186" presentation:style-name="a1812" draw:name="文字版面配置區 5" svg:x="0.46875in" svg:y="1.07168in" svg:width="9.05556in" svg:height="6.07614in" presentation:class="outline" presentation:placeholder="false">
          <draw:text-box>
            <text:list text:style-name="a1792">
              <text:list-item>
                <text:p text:style-name="a1791" text:class-names="" text:cond-style-name=""><text:span text:style-name="a1778" text:class-names="">「科技發展</text:span><text:span text:style-name="a1779" text:class-names="">工作</text:span><text:span text:style-name="a1780" text:class-names="">－</text:span><text:span text:style-name="a1781" text:class-names="">建</text:span><text:span text:style-name="a1782" text:class-names="">構偏鄉資訊醫療照護網及健康照護發展計畫」，偏鄉照護系統及網路</text:span><text:span text:style-name="a1783" text:class-names="">應用未妥善建置，凍結</text:span><text:span text:style-name="a1784" text:class-names="">預算</text:span><text:span text:style-name="a1785" text:class-names="">1/5</text:span><text:span text:style-name="a1786" text:class-names="">。</text:span><text:span text:style-name="a1787" text:class-names="">(</text:span><text:span text:style-name="a1788" text:class-names="">決議</text:span><text:span text:style-name="a1789" text:class-names="">112)</text:span><text:span text:style-name="a1790" text:class-names=""/></text:p>
              </text:list-item>
            </text:list>
            <text:list text:style-name="a1805">
              <text:list-item>
                <text:p text:style-name="a1804" text:class-names="" text:cond-style-name=""><text:span text:style-name="a1793" text:class-names="">本計畫乃為強化偏鄉醫療資訊照護網路，以提升醫療可近性及弱勢族群之自我健康管理，</text:span><text:span text:style-name="a1794" text:class-names="">包括：建置</text:span><text:span text:style-name="a1795" text:class-names="">醫療資訊系統</text:span><text:span text:style-name="a1796" text:class-names="">(HIS</text:span><text:span text:style-name="a1797" text:class-names="">及</text:span><text:span text:style-name="a1798" text:class-names="">PACS)</text:span><text:span text:style-name="a1799" text:class-names="">、網路頻寬基礎建置、於公共場所設置社區遠距生理量測服務據點等計畫。編列經費辦理本計畫，確為保障</text:span><text:span text:style-name="a1800" text:class-names="">原住民族及</text:span><text:span text:style-name="a1801" text:class-names="">離島地區民眾健康照護權利業務所必需</text:span><text:span text:style-name="a1802" text:class-names="">。</text:span><text:span text:style-name="a1803" text:class-names=""/></text:p>
              </text:list-item>
            </text:list>
            <text:list text:style-name="a1808">
              <text:list-item>
                <text:p text:style-name="a1807" text:class-names="" text:cond-style-name=""><text:span text:style-name="a1806" text:class-names=""/></text:p>
              </text:list-item>
            </text:list>
            <text:list text:style-name="a1811">
              <text:list-item>
                <text:p text:style-name="a1810" text:class-names="" text:cond-style-name=""><text:span text:style-name="a1809" text:class-names=""/></text:p>
              </text:list-item>
            </text:list>
          </draw:text-box>
          <svg:title/>
          <svg:desc/>
        </draw:frame>
        <draw:frame draw:id="id187" presentation:style-name="a1817" draw:name="標題 6" svg:x="1.27604in" svg:y="0.32415in" svg:width="8.58507in" svg:height="0.82526in" presentation:class="title" presentation:placeholder="false">
          <draw:text-box>
            <text:p text:style-name="a1816" text:class-names="" text:cond-style-name=""><text:span text:style-name="a1813" text:class-names="">照護司</text:span><text:span text:style-name="a1814" text:class-names="">待審議事項辦理情形</text:span><text:span text:style-name="a1815" text:class-names=""/></text:p>
          </draw:text-box>
          <svg:title/>
          <svg:desc/>
        </draw:frame>
        <draw:frame draw:id="id188" draw:style-name="a1819" draw:name="圖片 6" svg:x="6.1956in" svg:y="4.351in" svg:width="3.06815in" svg:height="2.07464in" style:rel-width="scale" style:rel-height="scale">
          <draw:image xlink:href="media/image4.jpeg" xlink:type="simple" xlink:show="embed" xlink:actuate="onLoad"/>
          <svg:title/>
          <svg:desc/>
        </draw:frame>
        <presentation:notes draw:style-name="a1834">
          <draw:frame draw:id="id189" draw:style-name="a1822" draw:name="Rectangle 7" svg:x="3.57986in" svg:y="10.32292in" svg:width="3.22569in" svg:height="0.54688in">
            <draw:text-box>
              <text:p text:style-name="a1821" text:class-names="" text:cond-style-name=""><text:span text:style-name="a1820" text:class-names=""><text:page-number style:num-format="1" text:fixed="false">5</text:page-number></text:span></text:p>
            </draw:text-box>
            <svg:title/>
            <svg:desc/>
          </draw:frame>
          <draw:frame draw:id="id190" draw:style-name="a1825" draw:name="Rectangle 7" svg:x="3.57986in" svg:y="10.32292in" svg:width="3.22569in" svg:height="0.54688in">
            <draw:text-box>
              <text:p text:style-name="a1824" text:class-names="" text:cond-style-name=""><text:span text:style-name="a1823" text:class-names=""><text:page-number style:num-format="1" text:fixed="false">5</text:page-number></text:span></text:p>
            </draw:text-box>
            <svg:title/>
            <svg:desc/>
          </draw:frame>
          <draw:frame draw:id="id191" draw:style-name="a1828" draw:name="Rectangle 7" svg:x="3.57986in" svg:y="10.32292in" svg:width="3.22569in" svg:height="0.54688in">
            <draw:text-box>
              <text:p text:style-name="a1827" text:class-names="" text:cond-style-name=""><text:span text:style-name="a1826" text:class-names=""><text:page-number style:num-format="1" text:fixed="false">5</text:page-number></text:span></text:p>
            </draw:text-box>
            <svg:title/>
            <svg:desc/>
          </draw:frame>
          <draw:frame draw:id="id192" draw:style-name="a1831" draw:name="Rectangle 7" svg:x="4.22049in" svg:y="10.32292in" svg:width="3.22396in" svg:height="0.54688in">
            <draw:text-box>
              <text:p text:style-name="a1830" text:class-names="" text:cond-style-name=""><text:span text:style-name="a1829" text:class-names=""/></text:p>
            </draw:text-box>
            <svg:title/>
            <svg:desc/>
          </draw:frame>
          <draw:page-thumbnail draw:page-number="5" svg:x="1.00694in" svg:y="0.81597in" svg:width="5.43056in" svg:height="4.07465in" presentation:class="page" draw:id="id193" presentation:style-name="a1832" draw:name="Rectangle 2">
            <svg:title/>
            <svg:desc/>
          </draw:page-thumbnail>
          <draw:frame draw:id="id194" presentation:style-name="a1833" draw:name="Rectangle 3" svg:x="1.04688in" svg:y="5.12153in" svg:width="5.35417in" svg:height="4.93403in" presentation:class="notes" presentation:placeholder="true">
            <draw:text-box/>
            <svg:title/>
            <svg:desc/>
          </draw:frame>
        </presentation:notes>
      </draw:page>
      <draw:page draw:name="Slide687" draw:style-name="a1835" draw:master-page-name="Master1-Layout7-blank-空白" presentation:presentation-page-layout-name="Master1-PPL7" draw:id="Slide-942">
        <draw:frame draw:id="id195" draw:style-name="a1838" draw:name="投影片編號版面配置區 3" svg:x="7.41667in" svg:y="7.00228in" svg:width="2.08333in" svg:height="0.49945in">
          <draw:text-box>
            <text:p text:style-name="a1837" text:class-names="" text:cond-style-name=""><text:span text:style-name="a1836" text:class-names=""><text:page-number style:num-format="1" text:fixed="false">6</text:page-number></text:span></text:p>
          </draw:text-box>
          <svg:title/>
          <svg:desc/>
        </draw:frame>
        <draw:frame draw:id="id196" draw:style-name="a1841" draw:name="投影片編號版面配置區 3" svg:x="7.41667in" svg:y="7.00228in" svg:width="2.08333in" svg:height="0.49945in">
          <draw:text-box>
            <text:p text:style-name="a1840" text:class-names="" text:cond-style-name=""><text:span text:style-name="a1839" text:class-names=""><text:page-number style:num-format="1" text:fixed="false">6</text:page-number></text:span></text:p>
          </draw:text-box>
          <svg:title/>
          <svg:desc/>
        </draw:frame>
        <draw:frame draw:id="id197" draw:style-name="a1845" draw:name="投影片編號版面配置區 3" svg:x="7.41667in" svg:y="7.00228in" svg:width="2.08333in" svg:height="0.49945in">
          <draw:text-box>
            <text:p text:style-name="a1844" text:class-names="" text:cond-style-name=""><text:span text:style-name="a1842" text:class-names=""><text:page-number style:num-format="1" text:fixed="false">6</text:page-number></text:span><text:span text:style-name="a1843" text:class-names=""/></text:p>
          </draw:text-box>
          <svg:title/>
          <svg:desc/>
        </draw:frame>
        <draw:frame draw:id="id198" presentation:style-name="a1901" draw:name="文字版面配置區 5" svg:x="0.51215in" svg:y="0.69957in" svg:width="9.05556in" svg:height="6.51606in" presentation:class="outline" presentation:placeholder="false">
          <draw:text-box>
            <text:list text:style-name="a1848">
              <text:list-item>
                <text:p text:style-name="a1847" text:class-names="" text:cond-style-name=""><text:span text:style-name="a1846" text:class-names=""/></text:p>
              </text:list-item>
            </text:list>
            <text:list text:style-name="a1869">
              <text:list-item>
                <text:p text:style-name="a1868" text:class-names="" text:cond-style-name=""><text:span text:style-name="a1849" text:class-names="">「</text:span><text:span text:style-name="a1850" text:class-names="">科技發展</text:span><text:span text:style-name="a1851" text:class-names="">工作</text:span><text:span text:style-name="a1852" text:class-names="">－</text:span><text:span text:style-name="a1853" text:class-names="">以</text:span><text:span text:style-name="a1854" text:class-names="">醫療科技建構社會保險永續發展</text:span><text:span text:style-name="a1855" text:class-names="">藍圖</text:span><text:span text:style-name="a1856" text:class-names="">－</text:span><text:span text:style-name="a1857" text:class-names="">建</text:span><text:span text:style-name="a1858" text:class-names="">構社會保險體系」</text:span><text:span text:style-name="a1859" text:class-names="">無需編列健保計費制度及長照需要調查研究預算，</text:span><text:span text:style-name="a1860" text:class-names="">凍結</text:span><text:span text:style-name="a1861" text:class-names="">預算</text:span><text:span text:style-name="a1862" text:class-names="">1/5</text:span><text:span text:style-name="a1863" text:class-names="">。</text:span><text:span text:style-name="a1864" text:class-names=""><text:s text:c="1"/></text:span><text:span text:style-name="a1865" text:class-names="">(</text:span><text:span text:style-name="a1866" text:class-names="">決議</text:span><text:span text:style-name="a1867" text:class-names="">115)</text:span></text:p>
              </text:list-item>
            </text:list>
            <text:list text:style-name="a1887">
              <text:list-item>
                <text:p text:style-name="a1886" text:class-names="" text:cond-style-name=""><text:span text:style-name="a1870" text:class-names=""><text:s text:c="4"/></text:span><text:span text:style-name="a1871" text:class-names=""><text:tab/></text:span><text:span text:style-name="a1872" text:class-names="">鑑於二</text:span><text:span text:style-name="a1873" text:class-names="">代健保總</text:span><text:span text:style-name="a1874" text:class-names="">檢討報告</text:span><text:span text:style-name="a1875" text:class-names="">提</text:span><text:span text:style-name="a1876" text:class-names="">出健保財務改革議題，為持續</text:span><text:span text:style-name="a1877" text:class-names="">研</text:span><text:span text:style-name="a1878" text:class-names="">議爰需</text:span><text:span text:style-name="a1879" text:class-names="">廣納專業意見以為參考</text:span><text:span text:style-name="a1880" text:class-names="">；且為掌握</text:span><text:span text:style-name="a1881" text:class-names="">國人長照需要及變遷趨勢</text:span><text:span text:style-name="a1882" text:class-names="">，以妥</text:span><text:span text:style-name="a1883" text:class-names="">切規劃長照保險，故相關研究經費之編列實屬必要</text:span><text:span text:style-name="a1884" text:class-names="">。</text:span><text:span text:style-name="a1885" text:class-names=""/></text:p>
              </text:list-item>
            </text:list>
            <text:list text:style-name="a1890">
              <text:list-item>
                <text:p text:style-name="a1889" text:class-names="" text:cond-style-name=""><text:span text:style-name="a1888" text:class-names=""/></text:p>
              </text:list-item>
            </text:list>
            <text:list text:style-name="a1893">
              <text:list-item>
                <text:p text:style-name="a1892" text:class-names="" text:cond-style-name=""><text:span text:style-name="a1891" text:class-names=""/></text:p>
              </text:list-item>
            </text:list>
            <text:list text:style-name="a1896">
              <text:list-item>
                <text:p text:style-name="a1895" text:class-names="" text:cond-style-name=""><text:span text:style-name="a1894" text:class-names=""/></text:p>
              </text:list-item>
            </text:list>
            <text:list text:style-name="a1900">
              <text:list-item>
                <text:p text:style-name="a1899" text:class-names="" text:cond-style-name=""><text:span text:style-name="a1897" text:class-names="">　　</text:span><text:span text:style-name="a1898" text:class-names=""/></text:p>
              </text:list-item>
            </text:list>
          </draw:text-box>
          <svg:title/>
          <svg:desc/>
        </draw:frame>
        <draw:frame draw:id="id199" presentation:style-name="a1906" draw:name="標題 6" svg:x="1.27604in" svg:y="0.32415in" svg:width="8.58507in" svg:height="0.82526in" presentation:class="title" presentation:placeholder="false">
          <draw:text-box>
            <text:p text:style-name="a1905" text:class-names="" text:cond-style-name=""><text:span text:style-name="a1902" text:class-names="">社保司</text:span><text:span text:style-name="a1903" text:class-names="">待審議事項辦理情形</text:span><text:span text:style-name="a1904" text:class-names=""/></text:p>
          </draw:text-box>
          <svg:title/>
          <svg:desc/>
        </draw:frame>
        <draw:frame draw:id="id200" draw:style-name="a1907" draw:transform="translate(-1.5356in -0.97277in) rotate(-6.06182) translate(8.03183in 6.07356in)" draw:name="圖片 2" svg:width="3.07121in" svg:height="1.94555in" style:rel-width="scale" style:rel-height="scale">
          <draw:image xlink:href="media/image5.jpeg" xlink:type="simple" xlink:show="embed" xlink:actuate="onLoad"/>
          <svg:title/>
          <svg:desc/>
        </draw:frame>
        <presentation:notes draw:style-name="a1922">
          <draw:frame draw:id="id201" draw:style-name="a1910" draw:name="Rectangle 7" svg:x="3.57986in" svg:y="10.32292in" svg:width="3.22569in" svg:height="0.54688in">
            <draw:text-box>
              <text:p text:style-name="a1909" text:class-names="" text:cond-style-name=""><text:span text:style-name="a1908" text:class-names=""><text:page-number style:num-format="1" text:fixed="false">6</text:page-number></text:span></text:p>
            </draw:text-box>
            <svg:title/>
            <svg:desc/>
          </draw:frame>
          <draw:frame draw:id="id202" draw:style-name="a1913" draw:name="Rectangle 7" svg:x="3.57986in" svg:y="10.32292in" svg:width="3.22569in" svg:height="0.54688in">
            <draw:text-box>
              <text:p text:style-name="a1912" text:class-names="" text:cond-style-name=""><text:span text:style-name="a1911" text:class-names=""><text:page-number style:num-format="1" text:fixed="false">6</text:page-number></text:span></text:p>
            </draw:text-box>
            <svg:title/>
            <svg:desc/>
          </draw:frame>
          <draw:frame draw:id="id203" draw:style-name="a1916" draw:name="Rectangle 7" svg:x="3.57986in" svg:y="10.32292in" svg:width="3.22569in" svg:height="0.54688in">
            <draw:text-box>
              <text:p text:style-name="a1915" text:class-names="" text:cond-style-name=""><text:span text:style-name="a1914" text:class-names=""><text:page-number style:num-format="1" text:fixed="false">6</text:page-number></text:span></text:p>
            </draw:text-box>
            <svg:title/>
            <svg:desc/>
          </draw:frame>
          <draw:frame draw:id="id204" draw:style-name="a1919" draw:name="Rectangle 7" svg:x="4.22049in" svg:y="10.32292in" svg:width="3.22396in" svg:height="0.54688in">
            <draw:text-box>
              <text:p text:style-name="a1918" text:class-names="" text:cond-style-name=""><text:span text:style-name="a1917" text:class-names=""/></text:p>
            </draw:text-box>
            <svg:title/>
            <svg:desc/>
          </draw:frame>
          <draw:page-thumbnail draw:page-number="6" svg:x="1.00694in" svg:y="0.81597in" svg:width="5.43056in" svg:height="4.07465in" presentation:class="page" draw:id="id205" presentation:style-name="a1920" draw:name="Rectangle 2">
            <svg:title/>
            <svg:desc/>
          </draw:page-thumbnail>
          <draw:frame draw:id="id206" presentation:style-name="a1921" draw:name="Rectangle 3" svg:x="1.04688in" svg:y="5.12153in" svg:width="5.35417in" svg:height="4.93403in" presentation:class="notes" presentation:placeholder="true">
            <draw:text-box/>
            <svg:title/>
            <svg:desc/>
          </draw:frame>
        </presentation:notes>
      </draw:page>
      <draw:page draw:name="Slide722" draw:style-name="a1923" draw:master-page-name="Master2-Layout7-blank-空白" presentation:presentation-page-layout-name="Master2-PPL7" draw:id="Slide-977">
        <draw:frame draw:id="id207" draw:style-name="a1926" draw:name="投影片編號版面配置區 3" svg:x="7.41667in" svg:y="7.00228in" svg:width="2.08333in" svg:height="0.49945in">
          <draw:text-box>
            <text:p text:style-name="a1925" text:class-names="" text:cond-style-name=""><text:span text:style-name="a1924" text:class-names=""><text:page-number style:num-format="1" text:fixed="false">7</text:page-number></text:span></text:p>
          </draw:text-box>
          <svg:title/>
          <svg:desc/>
        </draw:frame>
        <draw:frame draw:id="id208" draw:style-name="a1929" draw:name="投影片編號版面配置區 3" svg:x="7.41667in" svg:y="7.00228in" svg:width="2.08333in" svg:height="0.49945in">
          <draw:text-box>
            <text:p text:style-name="a1928" text:class-names="" text:cond-style-name=""><text:span text:style-name="a1927" text:class-names=""><text:page-number style:num-format="1" text:fixed="false">7</text:page-number></text:span></text:p>
          </draw:text-box>
          <svg:title/>
          <svg:desc/>
        </draw:frame>
        <draw:frame draw:id="id209" draw:style-name="a1932" draw:name="投影片編號版面配置區 3" svg:x="7.41667in" svg:y="7.00228in" svg:width="2.08333in" svg:height="0.49945in">
          <draw:text-box>
            <text:p text:style-name="a1931" text:class-names="" text:cond-style-name=""><text:span text:style-name="a1930" text:class-names=""><text:page-number style:num-format="1" text:fixed="false">7</text:page-number></text:span></text:p>
          </draw:text-box>
          <svg:title/>
          <svg:desc/>
        </draw:frame>
        <draw:frame draw:id="id210" presentation:style-name="a1989" draw:name="文字版面配置區 5" svg:x="0.51215in" svg:y="1.30817in" svg:width="9.05556in" svg:height="5.94384in" presentation:class="outline" presentation:placeholder="false">
          <draw:text-box>
            <text:list text:style-name="a1952">
              <text:list-item>
                <text:p text:style-name="a1951" text:class-names="" text:cond-style-name=""><text:span text:style-name="a1933" text:class-names="">「</text:span><text:span text:style-name="a1934" text:class-names="">科技發展</text:span><text:span text:style-name="a1935" text:class-names="">工作</text:span><text:span text:style-name="a1936" text:class-names="">－</text:span><text:span text:style-name="a1937" text:class-names="">數位</text:span><text:span text:style-name="a1938" text:class-names="">資訊醫療之推動與整合」電子</text:span><text:span text:style-name="a1939" text:class-names="">病歷相關管理配套機制未</text:span><text:span text:style-name="a1940" text:class-names="">有明確法律規範</text:span><text:span text:style-name="a1941" text:class-names="">，</text:span><text:span text:style-name="a1942" text:class-names="">凍結</text:span><text:span text:style-name="a1943" text:class-names="">1,800</text:span><text:span text:style-name="a1944" text:class-names="">萬</text:span><text:span text:style-name="a1945" text:class-names="">元</text:span><text:span text:style-name="a1946" text:class-names="">。<text:s text:c="1"/></text:span><text:span text:style-name="a1947" text:class-names="">(</text:span><text:span text:style-name="a1948" text:class-names="">決議</text:span><text:span text:style-name="a1949" text:class-names="">2)</text:span><text:span text:style-name="a1950" text:class-names=""/></text:p>
              </text:list-item>
            </text:list>
            <text:list text:style-name="a1966">
              <text:list-item>
                <text:p text:style-name="a1965" text:class-names="" text:cond-style-name=""><text:span text:style-name="a1953" text:class-names="">　　電子病歷及相關資訊系統係</text:span><text:span text:style-name="a1954" text:class-names="">依據「醫療法</text:span><text:span text:style-name="a1955" text:class-names="">」、「</text:span><text:span text:style-name="a1956" text:class-names="">個人資料保護法」</text:span><text:span text:style-name="a1957" text:class-names="">及</text:span><text:span text:style-name="a1958" text:class-names="">「醫療機構電子病歷製作及管理辦法」</text:span><text:span text:style-name="a1959" text:class-names="">等法規推動，並以</text:span><text:span text:style-name="a1960" text:class-names="">保障病患隱私為首要工作</text:span><text:span text:style-name="a1961" text:class-names="">，爰</text:span><text:span text:style-name="a1962" text:class-names="">103</text:span><text:span text:style-name="a1963" text:class-names="">年度已辦理有關法規之研究，確認廠商之管束範圍。</text:span><text:span text:style-name="a1964" text:class-names=""/></text:p>
              </text:list-item>
            </text:list>
            <text:list text:style-name="a1975">
              <text:list-item>
                <text:p text:style-name="a1974" text:class-names="" text:cond-style-name=""><text:span text:style-name="a1967" text:class-names="">「科技發展工作－數位資訊醫療之推動與整合、建立雲端醫療照護服務計畫」電子病歷採行電子簽章，未建置辨識系統，凍結預算</text:span><text:span text:style-name="a1968" text:class-names="">1/4</text:span><text:span text:style-name="a1969" text:class-names="">。</text:span><text:span text:style-name="a1970" text:class-names="">(</text:span><text:span text:style-name="a1971" text:class-names="">決議</text:span><text:span text:style-name="a1972" text:class-names="">116)</text:span><text:span text:style-name="a1973" text:class-names=""/></text:p>
              </text:list-item>
            </text:list>
            <text:list text:style-name="a1979">
              <text:list-item>
                <text:p text:style-name="a1978" text:class-names="" text:cond-style-name=""><text:span text:style-name="a1976" text:class-names="">　　電子病歷完成電子簽章後，該病歷即具「不可否認」之法律效力，醫事人員須為其負責，相對保護該病歷免遭受竄改；另本部所屬醫院業已建立電子簽章多憑證驗存證系統，後續將視經費多寡，評估建置醫護專業人員親自簽章系統，以加強簽章稽核。</text:span><text:span text:style-name="a1977" text:class-names=""/></text:p>
              </text:list-item>
            </text:list>
            <text:list text:style-name="a1982">
              <text:list-item>
                <text:p text:style-name="a1981" text:class-names="" text:cond-style-name=""><text:span text:style-name="a1980" text:class-names=""/></text:p>
              </text:list-item>
            </text:list>
            <text:list text:style-name="a1985">
              <text:list-item>
                <text:p text:style-name="a1984" text:class-names="" text:cond-style-name=""><text:span text:style-name="a1983" text:class-names=""/></text:p>
              </text:list-item>
            </text:list>
            <text:list text:style-name="a1988">
              <text:list-item>
                <text:p text:style-name="a1987" text:class-names="" text:cond-style-name=""><text:span text:style-name="a1986" text:class-names=""/></text:p>
              </text:list-item>
            </text:list>
          </draw:text-box>
          <svg:title/>
          <svg:desc/>
        </draw:frame>
        <draw:frame draw:id="id211" presentation:style-name="a1994" draw:name="標題 6" svg:x="1.27604in" svg:y="0.32415in" svg:width="8.58507in" svg:height="0.82526in" presentation:class="title" presentation:placeholder="false">
          <draw:text-box>
            <text:p text:style-name="a1993" text:class-names="" text:cond-style-name=""><text:span text:style-name="a1990" text:class-names="">資訊處</text:span><text:span text:style-name="a1991" text:class-names="">待審議事項辦理情形</text:span><text:span text:style-name="a1992" text:class-names=""/></text:p>
          </draw:text-box>
          <svg:title/>
          <svg:desc/>
        </draw:frame>
        <presentation:notes draw:style-name="a2009">
          <draw:frame draw:id="id212" draw:style-name="a1997" draw:name="Rectangle 7" svg:x="3.57986in" svg:y="10.32292in" svg:width="3.22569in" svg:height="0.54688in">
            <draw:text-box>
              <text:p text:style-name="a1996" text:class-names="" text:cond-style-name=""><text:span text:style-name="a1995" text:class-names=""><text:page-number style:num-format="1" text:fixed="false">7</text:page-number></text:span></text:p>
            </draw:text-box>
            <svg:title/>
            <svg:desc/>
          </draw:frame>
          <draw:frame draw:id="id213" draw:style-name="a2000" draw:name="Rectangle 7" svg:x="3.5816in" svg:y="10.32292in" svg:width="3.22396in" svg:height="0.54688in">
            <draw:text-box>
              <text:p text:style-name="a1999" text:class-names="" text:cond-style-name=""><text:span text:style-name="a1998" text:class-names=""><text:page-number style:num-format="1" text:fixed="false">7</text:page-number></text:span></text:p>
            </draw:text-box>
            <svg:title/>
            <svg:desc/>
          </draw:frame>
          <draw:frame draw:id="id214" draw:style-name="a2003" draw:name="Rectangle 7" svg:x="3.5816in" svg:y="10.32292in" svg:width="3.22396in" svg:height="0.54688in">
            <draw:text-box>
              <text:p text:style-name="a2002" text:class-names="" text:cond-style-name=""><text:span text:style-name="a2001" text:class-names=""><text:page-number style:num-format="1" text:fixed="false">7</text:page-number></text:span></text:p>
            </draw:text-box>
            <svg:title/>
            <svg:desc/>
          </draw:frame>
          <draw:frame draw:id="id215" draw:style-name="a2006" draw:name="Rectangle 7" svg:x="4.21701in" svg:y="10.32292in" svg:width="3.22743in" svg:height="0.54688in">
            <draw:text-box>
              <text:p text:style-name="a2005" text:class-names="" text:cond-style-name=""><text:span text:style-name="a2004" text:class-names=""/></text:p>
            </draw:text-box>
            <svg:title/>
            <svg:desc/>
          </draw:frame>
          <draw:page-thumbnail draw:page-number="7" svg:x="1.00694in" svg:y="0.81597in" svg:width="5.43056in" svg:height="4.07465in" presentation:class="page" draw:id="id216" presentation:style-name="a2007" draw:name="Rectangle 2">
            <svg:title/>
            <svg:desc/>
          </draw:page-thumbnail>
          <draw:frame draw:id="id217" presentation:style-name="a2008" draw:name="Rectangle 3" svg:x="1.04688in" svg:y="5.12153in" svg:width="5.35417in" svg:height="4.93403in" presentation:class="notes" presentation:placeholder="true">
            <draw:text-box/>
            <svg:title/>
            <svg:desc/>
          </draw:frame>
        </presentation:notes>
      </draw:page>
      <draw:page draw:name="Slide718" draw:style-name="a2010" draw:master-page-name="Master1-Layout7-blank-空白" presentation:presentation-page-layout-name="Master1-PPL7" draw:id="Slide-973">
        <draw:frame draw:id="id218" draw:style-name="a2013" draw:name="投影片編號版面配置區 3" svg:x="7.41667in" svg:y="7.00228in" svg:width="2.08333in" svg:height="0.49945in">
          <draw:text-box>
            <text:p text:style-name="a2012" text:class-names="" text:cond-style-name=""><text:span text:style-name="a2011" text:class-names=""><text:page-number style:num-format="1" text:fixed="false">8</text:page-number></text:span></text:p>
          </draw:text-box>
          <svg:title/>
          <svg:desc/>
        </draw:frame>
        <draw:frame draw:id="id219" draw:style-name="a2016" draw:name="投影片編號版面配置區 3" svg:x="7.41667in" svg:y="7.00228in" svg:width="2.08333in" svg:height="0.49945in">
          <draw:text-box>
            <text:p text:style-name="a2015" text:class-names="" text:cond-style-name=""><text:span text:style-name="a2014" text:class-names=""><text:page-number style:num-format="1" text:fixed="false">8</text:page-number></text:span></text:p>
          </draw:text-box>
          <svg:title/>
          <svg:desc/>
        </draw:frame>
        <draw:frame draw:id="id220" draw:style-name="a2019" draw:name="投影片編號版面配置區 3" svg:x="7.41667in" svg:y="7.00228in" svg:width="2.08333in" svg:height="0.49945in">
          <draw:text-box>
            <text:p text:style-name="a2018" text:class-names="" text:cond-style-name=""><text:span text:style-name="a2017" text:class-names=""><text:page-number style:num-format="1" text:fixed="false">8</text:page-number></text:span></text:p>
          </draw:text-box>
          <svg:title/>
          <svg:desc/>
        </draw:frame>
        <draw:frame draw:id="id221" presentation:style-name="a2107" draw:name="文字版面配置區 5" svg:x="0.44444in" svg:y="0.8139in" svg:width="9.05556in" svg:height="6.20555in" presentation:class="outline" presentation:placeholder="false">
          <draw:text-box>
            <text:list text:style-name="a2034">
              <text:list-item>
                <text:p text:style-name="a2033" text:class-names="" text:cond-style-name=""><text:span text:style-name="a2020" text:class-names="">「財團法人國家衛生研究院發展</text:span><text:span text:style-name="a2021" text:class-names="">計畫」國衛院人事費比率偏高，組織應更扁平化以提升研究能力，另應</text:span><text:span text:style-name="a2022" text:class-names="">加強技術研發效益</text:span><text:span text:style-name="a2023" text:class-names="">，凍結預算</text:span><text:span text:style-name="a2024" text:class-names="">1/20</text:span><text:span text:style-name="a2025" text:class-names="">(</text:span><text:span text:style-name="a2026" text:class-names="">不含人事費</text:span><text:span text:style-name="a2027" text:class-names="">)<text:s text:c="1"/></text:span><text:span text:style-name="a2028" text:class-names="">。</text:span><text:span text:style-name="a2029" text:class-names="">(</text:span><text:span text:style-name="a2030" text:class-names="">決議</text:span><text:span text:style-name="a2031" text:class-names="">8)</text:span><text:span text:style-name="a2032" text:class-names=""/></text:p>
              </text:list-item>
            </text:list>
            <text:list text:style-name="a2070">
              <text:list-item>
                <text:p text:style-name="a2069" text:class-names="" text:cond-style-name=""><text:span text:style-name="a2035" text:class-names=""><text:s text:c="5"/></text:span><text:span text:style-name="a2036" text:class-names="">國</text:span><text:span text:style-name="a2037" text:class-names="">衛院董事及諮詢委員為無給職，出席會議才支領出席</text:span><text:span text:style-name="a2038" text:class-names="">費；院長</text:span><text:span text:style-name="a2039" text:class-names="">薪資均依行政院</text:span><text:span text:style-name="a2040" text:class-names="">100</text:span><text:span text:style-name="a2041" text:class-names="">年</text:span><text:span text:style-name="a2042" text:class-names="">10</text:span><text:span text:style-name="a2043" text:class-names="">月</text:span><text:span text:style-name="a2044" text:class-names="">5</text:span><text:span text:style-name="a2045" text:class-names="">日修正之</text:span><text:span text:style-name="a2046" text:class-names="">「</text:span><text:span text:style-name="a2047" text:class-names="">政府捐助之財團法人從業人員薪資處理原則</text:span><text:span text:style-name="a2048" text:class-names="">」</text:span><text:span text:style-name="a2049" text:class-names="">辦理，並報經行政院核准；</text:span><text:span text:style-name="a2050" text:class-names="">生技</text:span><text:span text:style-name="a2051" text:class-names="">醫藥研發成果發酵須較長時間，國衛院成立</text:span><text:span text:style-name="a2052" text:class-names="">迄今</text:span><text:span text:style-name="a2053" text:class-names="">20</text:span><text:span text:style-name="a2054" text:class-names="">年，累積成果已逐漸展現，相較</text:span><text:span text:style-name="a2055" text:class-names="">97</text:span><text:span text:style-name="a2056" text:class-names="">年開始有技轉收入以來，</text:span><text:span text:style-name="a2057" text:class-names="">權利金已成長</text:span><text:span text:style-name="a2058" text:class-names="">6</text:span><text:span text:style-name="a2059" text:class-names="">倍</text:span><text:span text:style-name="a2060" text:class-names="">以上；國</text:span><text:span text:style-name="a2061" text:class-names="">衛院現已施行多項人事管控措施</text:span><text:span text:style-name="a2062" text:class-names="">，如</text:span><text:span text:style-name="a2063" text:class-names="">103</text:span><text:span text:style-name="a2064" text:class-names="">年起調降考績獎金、</text:span><text:span text:style-name="a2065" text:class-names="">104</text:span><text:span text:style-name="a2066" text:class-names="">年凍薪、人事遇缺不補等。國衛院已不斷在強化研發效益，並盡力維持全院人事費比例不</text:span><text:span text:style-name="a2067" text:class-names="">增加。</text:span><text:span text:style-name="a2068" text:class-names=""/></text:p>
              </text:list-item>
            </text:list>
            <text:list text:style-name="a2090">
              <text:list-item>
                <text:p text:style-name="a2089" text:class-names="" text:cond-style-name=""><text:span text:style-name="a2071" text:class-names="">「</text:span><text:span text:style-name="a2072" text:class-names="">財團法人國家衛生研究院發展</text:span><text:span text:style-name="a2073" text:class-names="">計畫</text:span><text:span text:style-name="a2074" text:class-names="">－</text:span><text:span text:style-name="a2075" text:class-names="">促進</text:span><text:span text:style-name="a2076" text:class-names="">健康老化及產業</text:span><text:span text:style-name="a2077" text:class-names="">升級</text:span><text:span text:style-name="a2078" text:class-names="">－</text:span><text:span text:style-name="a2079" text:class-names="">新</text:span><text:span text:style-name="a2080" text:class-names="">藥及保健食品之研發」與國衛院成立之目標顯有不符，</text:span><text:span text:style-name="a2081" text:class-names="">凍結預算</text:span><text:span text:style-name="a2082" text:class-names="">1/5</text:span><text:span text:style-name="a2083" text:class-names="">。</text:span><text:span text:style-name="a2084" text:class-names=""><text:s text:c="1"/>(</text:span><text:span text:style-name="a2085" text:class-names="">決議</text:span><text:span text:style-name="a2086" text:class-names="">117</text:span><text:span text:style-name="a2087" text:class-names="">)</text:span><text:span text:style-name="a2088" text:class-names=""/></text:p>
              </text:list-item>
            </text:list>
            <text:list text:style-name="a2106">
              <text:list-item>
                <text:p text:style-name="a2105" text:class-names="" text:cond-style-name=""><text:span text:style-name="a2091" text:class-names=""><text:s text:c="5"/>本</text:span><text:span text:style-name="a2092" text:class-names="">計畫為雄才大略產學研合作計畫，由國衛院負責新穎藥物研發</text:span><text:span text:style-name="a2093" text:class-names="">計畫，</text:span><text:span text:style-name="a2094" text:class-names="">學界部分由陽明大學主導保健食品與藥妝品研發</text:span><text:span text:style-name="a2095" text:class-names="">，其著眼</text:span><text:span text:style-name="a2096" text:class-names="">於老化過程中常見之健康問題</text:span><text:span text:style-name="a2097" text:class-names="">。該院</text:span><text:span text:style-name="a2098" text:class-names="">所編列經費全數用於研發治療老年易發疾病</text:span><text:span text:style-name="a2099" text:class-names="">(</text:span><text:span text:style-name="a2100" text:class-names="">含糖尿病、癌症</text:span><text:span text:style-name="a2101" text:class-names="">)</text:span><text:span text:style-name="a2102" text:class-names="">之新穎藥物，與保健食品及藥妝品研發並無直接</text:span><text:span text:style-name="a2103" text:class-names="">關連。</text:span><text:span text:style-name="a2104" text:class-names=""/></text:p>
              </text:list-item>
            </text:list>
          </draw:text-box>
          <svg:title/>
          <svg:desc/>
        </draw:frame>
        <draw:frame draw:id="id222" presentation:style-name="a2112" draw:name="標題 6" svg:x="1.2988in" svg:y="0.12842in" svg:width="8.58507in" svg:height="0.82526in" presentation:class="title" presentation:placeholder="false">
          <draw:text-box>
            <text:p text:style-name="a2111" text:class-names="" text:cond-style-name=""><text:span text:style-name="a2108" text:class-names="">國衛院</text:span><text:span text:style-name="a2109" text:class-names="">待審議事項辦理情形</text:span><text:span text:style-name="a2110" text:class-names=""/></text:p>
          </draw:text-box>
          <svg:title/>
          <svg:desc/>
        </draw:frame>
        <presentation:notes draw:style-name="a2127">
          <draw:frame draw:id="id223" draw:style-name="a2115" draw:name="Rectangle 7" svg:x="3.57986in" svg:y="10.32292in" svg:width="3.22569in" svg:height="0.54688in">
            <draw:text-box>
              <text:p text:style-name="a2114" text:class-names="" text:cond-style-name=""><text:span text:style-name="a2113" text:class-names=""><text:page-number style:num-format="1" text:fixed="false">8</text:page-number></text:span></text:p>
            </draw:text-box>
            <svg:title/>
            <svg:desc/>
          </draw:frame>
          <draw:frame draw:id="id224" draw:style-name="a2118" draw:name="Rectangle 7" svg:x="3.57986in" svg:y="10.32292in" svg:width="3.22569in" svg:height="0.54688in">
            <draw:text-box>
              <text:p text:style-name="a2117" text:class-names="" text:cond-style-name=""><text:span text:style-name="a2116" text:class-names=""><text:page-number style:num-format="1" text:fixed="false">8</text:page-number></text:span></text:p>
            </draw:text-box>
            <svg:title/>
            <svg:desc/>
          </draw:frame>
          <draw:frame draw:id="id225" draw:style-name="a2121" draw:name="Rectangle 7" svg:x="3.57986in" svg:y="10.32292in" svg:width="3.22569in" svg:height="0.54688in">
            <draw:text-box>
              <text:p text:style-name="a2120" text:class-names="" text:cond-style-name=""><text:span text:style-name="a2119" text:class-names=""><text:page-number style:num-format="1" text:fixed="false">8</text:page-number></text:span></text:p>
            </draw:text-box>
            <svg:title/>
            <svg:desc/>
          </draw:frame>
          <draw:frame draw:id="id226" draw:style-name="a2124" draw:name="Rectangle 7" svg:x="4.22049in" svg:y="10.32292in" svg:width="3.22396in" svg:height="0.54688in">
            <draw:text-box>
              <text:p text:style-name="a2123" text:class-names="" text:cond-style-name=""><text:span text:style-name="a2122" text:class-names=""/></text:p>
            </draw:text-box>
            <svg:title/>
            <svg:desc/>
          </draw:frame>
          <draw:page-thumbnail draw:page-number="8" svg:x="1.00694in" svg:y="0.81597in" svg:width="5.43056in" svg:height="4.07465in" presentation:class="page" draw:id="id227" presentation:style-name="a2125" draw:name="Rectangle 2">
            <svg:title/>
            <svg:desc/>
          </draw:page-thumbnail>
          <draw:frame draw:id="id228" presentation:style-name="a2126" draw:name="Rectangle 3" svg:x="1.04688in" svg:y="5.12153in" svg:width="5.35417in" svg:height="4.93403in" presentation:class="notes" presentation:placeholder="true">
            <draw:text-box/>
            <svg:title/>
            <svg:desc/>
          </draw:frame>
        </presentation:notes>
      </draw:page>
      <draw:page draw:name="Slide677" draw:style-name="a2128" draw:master-page-name="Master1-Layout7-blank-空白" presentation:presentation-page-layout-name="Master1-PPL7" draw:id="Slide-932">
        <draw:frame draw:id="id229" draw:style-name="a2131" draw:name="投影片編號版面配置區 3" svg:x="7.41667in" svg:y="7.00228in" svg:width="2.08333in" svg:height="0.49945in">
          <draw:text-box>
            <text:p text:style-name="a2130" text:class-names="" text:cond-style-name=""><text:span text:style-name="a2129" text:class-names=""><text:page-number style:num-format="1" text:fixed="false">9</text:page-number></text:span></text:p>
          </draw:text-box>
          <svg:title/>
          <svg:desc/>
        </draw:frame>
        <draw:frame draw:id="id230" draw:style-name="a2134" draw:name="投影片編號版面配置區 3" svg:x="7.41667in" svg:y="7.00228in" svg:width="2.08333in" svg:height="0.49945in">
          <draw:text-box>
            <text:p text:style-name="a2133" text:class-names="" text:cond-style-name=""><text:span text:style-name="a2132" text:class-names=""><text:page-number style:num-format="1" text:fixed="false">9</text:page-number></text:span></text:p>
          </draw:text-box>
          <svg:title/>
          <svg:desc/>
        </draw:frame>
        <draw:frame draw:id="id231" draw:style-name="a2138" draw:name="投影片編號版面配置區 3" svg:x="7.41667in" svg:y="7.00228in" svg:width="2.08333in" svg:height="0.49945in">
          <draw:text-box>
            <text:p text:style-name="a2137" text:class-names="" text:cond-style-name=""><text:span text:style-name="a2135" text:class-names=""><text:page-number style:num-format="1" text:fixed="false">9</text:page-number></text:span><text:span text:style-name="a2136" text:class-names=""/></text:p>
          </draw:text-box>
          <svg:title/>
          <svg:desc/>
        </draw:frame>
        <draw:frame draw:id="id232" presentation:style-name="a2171" draw:name="文字版面配置區 5" svg:x="0.51215in" svg:y="1.1461in" svg:width="9.05556in" svg:height="6.32918in" presentation:class="outline" presentation:placeholder="false">
          <draw:text-box>
            <text:list text:style-name="a2156">
              <text:list-item>
                <text:p text:style-name="a2155" text:class-names="" text:cond-style-name=""><text:span text:style-name="a2139" text:class-names="">「</text:span><text:span text:style-name="a2140" text:class-names="">社會保險行政</text:span><text:span text:style-name="a2141" text:class-names="">工作</text:span><text:span text:style-name="a2142" text:class-names="">－</text:span><text:span text:style-name="a2143" text:class-names="">全民</text:span><text:span text:style-name="a2144" text:class-names="">健康保險醫療費用協定及監理業務」，</text:span><text:span text:style-name="a2145" text:class-names="">部分委員出席</text:span><text:span text:style-name="a2146" text:class-names="">情形不佳，</text:span><text:span text:style-name="a2147" text:class-names="">恐降低其應發揮功能</text:span><text:span text:style-name="a2148" text:class-names="">，凍結</text:span><text:span text:style-name="a2149" text:class-names="">100</text:span><text:span text:style-name="a2150" text:class-names="">萬</text:span><text:span text:style-name="a2151" text:class-names="">元。</text:span><text:span text:style-name="a2152" text:class-names="">(</text:span><text:span text:style-name="a2153" text:class-names="">決議</text:span><text:span text:style-name="a2154" text:class-names="">13)</text:span></text:p>
              </text:list-item>
            </text:list>
            <text:list text:style-name="a2167">
              <text:list-item>
                <text:p text:style-name="a2166" text:class-names="" text:cond-style-name=""><text:span text:style-name="a2157" text:class-names="">本部在辦理第</text:span><text:span text:style-name="a2158" text:class-names="">2</text:span><text:span text:style-name="a2159" text:class-names="">屆委員聘任時，已依規定對任內未親自出席會議次數達三分之一以上委員都不續聘；並尊重大院委員之意見，檢討「全民健康保險會組成及議事辦法」後，於</text:span><text:span text:style-name="a2160" text:class-names="">104</text:span><text:span text:style-name="a2161" text:class-names="">年</text:span><text:span text:style-name="a2162" text:class-names="">5</text:span><text:span text:style-name="a2163" text:class-names="">月</text:span><text:span text:style-name="a2164" text:class-names="">21</text:span><text:span text:style-name="a2165" text:class-names="">日預告修正該辦法相關規定，從嚴規範委員應親自出席會議之次數，並列為續聘之必要條件。</text:span></text:p>
              </text:list-item>
            </text:list>
            <text:list text:style-name="a2170">
              <text:list-item>
                <text:p text:style-name="a2169" text:class-names="" text:cond-style-name=""><text:span text:style-name="a2168" text:class-names=""/></text:p>
              </text:list-item>
            </text:list>
          </draw:text-box>
          <svg:title/>
          <svg:desc/>
        </draw:frame>
        <draw:frame draw:id="id233" presentation:style-name="a2176" draw:name="標題 6" svg:x="1.27604in" svg:y="0.32415in" svg:width="8.58507in" svg:height="0.82526in" presentation:class="title" presentation:placeholder="false">
          <draw:text-box>
            <text:p text:style-name="a2175" text:class-names="" text:cond-style-name=""><text:span text:style-name="a2172" text:class-names="">健保會</text:span><text:span text:style-name="a2173" text:class-names="">待審議事項辦理情形</text:span><text:span text:style-name="a2174" text:class-names=""/></text:p>
          </draw:text-box>
          <svg:title/>
          <svg:desc/>
        </draw:frame>
        <draw:frame draw:id="id234" draw:style-name="a2178" draw:name="圖片 6" svg:x="5.86624in" svg:y="4.57605in" svg:width="3.32122in" svg:height="2.24576in" style:rel-width="scale" style:rel-height="scale">
          <draw:image xlink:href="media/image6.jpeg" xlink:type="simple" xlink:show="embed" xlink:actuate="onLoad"/>
          <svg:title/>
          <svg:desc/>
        </draw:frame>
        <presentation:notes draw:style-name="a2193">
          <draw:frame draw:id="id235" draw:style-name="a2181" draw:name="Rectangle 7" svg:x="3.57986in" svg:y="10.32292in" svg:width="3.22569in" svg:height="0.54688in">
            <draw:text-box>
              <text:p text:style-name="a2180" text:class-names="" text:cond-style-name=""><text:span text:style-name="a2179" text:class-names=""><text:page-number style:num-format="1" text:fixed="false">9</text:page-number></text:span></text:p>
            </draw:text-box>
            <svg:title/>
            <svg:desc/>
          </draw:frame>
          <draw:frame draw:id="id236" draw:style-name="a2184" draw:name="Rectangle 7" svg:x="3.5816in" svg:y="10.32292in" svg:width="3.22396in" svg:height="0.54688in">
            <draw:text-box>
              <text:p text:style-name="a2183" text:class-names="" text:cond-style-name=""><text:span text:style-name="a2182" text:class-names=""><text:page-number style:num-format="1" text:fixed="false">9</text:page-number></text:span></text:p>
            </draw:text-box>
            <svg:title/>
            <svg:desc/>
          </draw:frame>
          <draw:frame draw:id="id237" draw:style-name="a2187" draw:name="Rectangle 7" svg:x="3.5816in" svg:y="10.32292in" svg:width="3.22396in" svg:height="0.54688in">
            <draw:text-box>
              <text:p text:style-name="a2186" text:class-names="" text:cond-style-name=""><text:span text:style-name="a2185" text:class-names=""><text:page-number style:num-format="1" text:fixed="false">9</text:page-number></text:span></text:p>
            </draw:text-box>
            <svg:title/>
            <svg:desc/>
          </draw:frame>
          <draw:frame draw:id="id238" draw:style-name="a2190" draw:name="Rectangle 7" svg:x="4.21701in" svg:y="10.32292in" svg:width="3.22743in" svg:height="0.54688in">
            <draw:text-box>
              <text:p text:style-name="a2189" text:class-names="" text:cond-style-name=""><text:span text:style-name="a2188" text:class-names=""/></text:p>
            </draw:text-box>
            <svg:title/>
            <svg:desc/>
          </draw:frame>
          <draw:page-thumbnail draw:page-number="9" svg:x="1.00694in" svg:y="0.81597in" svg:width="5.43056in" svg:height="4.07465in" presentation:class="page" draw:id="id239" presentation:style-name="a2191" draw:name="Rectangle 2">
            <svg:title/>
            <svg:desc/>
          </draw:page-thumbnail>
          <draw:frame draw:id="id240" presentation:style-name="a2192" draw:name="Rectangle 3" svg:x="1.04688in" svg:y="5.12153in" svg:width="5.35417in" svg:height="4.93403in" presentation:class="notes" presentation:placeholder="true">
            <draw:text-box/>
            <svg:title/>
            <svg:desc/>
          </draw:frame>
        </presentation:notes>
      </draw:page>
      <draw:page draw:name="Slide689" draw:style-name="a2194" draw:master-page-name="Master1-Layout7-blank-空白" presentation:presentation-page-layout-name="Master1-PPL7" draw:id="Slide-944">
        <draw:frame draw:id="id241" draw:style-name="a2197" draw:name="投影片編號版面配置區 3" svg:x="7.41667in" svg:y="7.00228in" svg:width="2.08333in" svg:height="0.49945in">
          <draw:text-box>
            <text:p text:style-name="a2196" text:class-names="" text:cond-style-name=""><text:span text:style-name="a2195" text:class-names=""><text:page-number style:num-format="1" text:fixed="false">10</text:page-number></text:span></text:p>
          </draw:text-box>
          <svg:title/>
          <svg:desc/>
        </draw:frame>
        <draw:frame draw:id="id242" draw:style-name="a2200" draw:name="投影片編號版面配置區 3" svg:x="7.41667in" svg:y="7.00228in" svg:width="2.08333in" svg:height="0.49945in">
          <draw:text-box>
            <text:p text:style-name="a2199" text:class-names="" text:cond-style-name=""><text:span text:style-name="a2198" text:class-names=""><text:page-number style:num-format="1" text:fixed="false">10</text:page-number></text:span></text:p>
          </draw:text-box>
          <svg:title/>
          <svg:desc/>
        </draw:frame>
        <draw:frame draw:id="id243" draw:style-name="a2204" draw:name="投影片編號版面配置區 3" svg:x="7.41667in" svg:y="7.00228in" svg:width="2.08333in" svg:height="0.49945in">
          <draw:text-box>
            <text:p text:style-name="a2203" text:class-names="" text:cond-style-name=""><text:span text:style-name="a2201" text:class-names=""><text:page-number style:num-format="1" text:fixed="false">10</text:page-number></text:span><text:span text:style-name="a2202" text:class-names=""/></text:p>
          </draw:text-box>
          <svg:title/>
          <svg:desc/>
        </draw:frame>
        <draw:frame draw:id="id244" presentation:style-name="a2251" draw:name="文字版面配置區 5" svg:x="0.51215in" svg:y="1.30817in" svg:width="9.05556in" svg:height="6.32918in" presentation:class="outline" presentation:placeholder="false">
          <draw:text-box>
            <text:list text:style-name="a2215">
              <text:list-item>
                <text:p text:style-name="a2214" text:class-names="" text:cond-style-name=""><text:span text:style-name="a2205" text:class-names="">「醫政業務」</text:span><text:span text:style-name="a2206" text:class-names="">忽視政策對國內公共醫療衝擊</text:span><text:span text:style-name="a2207" text:class-names="">，凍結業務費預算</text:span><text:span text:style-name="a2208" text:class-names="">1/10</text:span><text:span text:style-name="a2209" text:class-names="">。</text:span><text:span text:style-name="a2210" text:class-names="">(</text:span><text:span text:style-name="a2211" text:class-names="">決議</text:span><text:span text:style-name="a2212" text:class-names="">121)</text:span><text:span text:style-name="a2213" text:class-names=""/></text:p>
              </text:list-item>
            </text:list>
            <text:list text:style-name="a2222">
              <text:list-item>
                <text:p text:style-name="a2221" text:class-names="" text:cond-style-name=""><text:span text:style-name="a2216" text:class-names=""><text:s text:c="5"/>將檢視</text:span><text:span text:style-name="a2217" text:class-names="">兩岸服務貿易協議與開放自由經濟示範區對於國內醫療體系之衝擊，研</text:span><text:span text:style-name="a2218" text:class-names="">提「臺商投資中國醫療服務業現況調查報告」、「醫療服務產業化對臺灣醫事人力影響評估報告」及「推動國際健康產業對臺灣醫療環境及制度影響評估報告」等</text:span><text:span text:style-name="a2219" text:class-names="">3</text:span><text:span text:style-name="a2220" text:class-names="">份報告。</text:span></text:p>
              </text:list-item>
            </text:list>
            <text:list text:style-name="a2237">
              <text:list-item>
                <text:p text:style-name="a2236" text:class-names="" text:cond-style-name=""><text:span text:style-name="a2223" text:class-names="">「醫政</text:span><text:span text:style-name="a2224" text:class-names="">業務</text:span><text:span text:style-name="a2225" text:class-names="">」應針對</text:span><text:span text:style-name="a2226" text:class-names="">在宅醫療</text:span><text:span text:style-name="a2227" text:class-names="">議題擬訂</text:span><text:span text:style-name="a2228" text:class-names="">具體「居家整合醫療試辦計畫」，</text:span><text:span text:style-name="a2229" text:class-names="">凍結</text:span><text:span text:style-name="a2230" text:class-names="">500</text:span><text:span text:style-name="a2231" text:class-names="">萬元。</text:span><text:span text:style-name="a2232" text:class-names="">(</text:span><text:span text:style-name="a2233" text:class-names="">決議</text:span><text:span text:style-name="a2234" text:class-names="">17)</text:span><text:span text:style-name="a2235" text:class-names=""/></text:p>
              </text:list-item>
            </text:list>
            <text:list text:style-name="a2250">
              <text:list-item>
                <text:p text:style-name="a2249" text:class-names="" text:cond-style-name=""><text:span text:style-name="a2238" text:class-names=""><text:s text:c="5"/></text:span><text:span text:style-name="a2239" text:class-names="">本部已於</text:span><text:span text:style-name="a2240" text:class-names="">104</text:span><text:span text:style-name="a2241" text:class-names="">年</text:span><text:span text:style-name="a2242" text:class-names="">4</text:span><text:span text:style-name="a2243" text:class-names="">月</text:span><text:span text:style-name="a2244" text:class-names="">23</text:span><text:span text:style-name="a2245" text:class-names="">日發布「</text:span><text:span text:style-name="a2246" text:class-names="">104</text:span><text:span text:style-name="a2247" text:class-names="">年全民健康保險居家醫療整合照護試辦計畫」，並自公告日起生效實施</text:span><text:span text:style-name="a2248" text:class-names="">。</text:span></text:p>
              </text:list-item>
            </text:list>
          </draw:text-box>
          <svg:title/>
          <svg:desc/>
        </draw:frame>
        <draw:frame draw:id="id245" presentation:style-name="a2256" draw:name="標題 6" svg:x="1.27604in" svg:y="0.32415in" svg:width="8.58507in" svg:height="0.82526in" presentation:class="title" presentation:placeholder="false">
          <draw:text-box>
            <text:p text:style-name="a2255" text:class-names="" text:cond-style-name=""><text:span text:style-name="a2252" text:class-names="">醫事司</text:span><text:span text:style-name="a2253" text:class-names="">待審議事項辦理情形</text:span><text:span text:style-name="a2254" text:class-names="">(1/5)</text:span></text:p>
          </draw:text-box>
          <svg:title/>
          <svg:desc/>
        </draw:frame>
        <presentation:notes draw:style-name="a2271">
          <draw:frame draw:id="id246" draw:style-name="a2259" draw:name="Rectangle 7" svg:x="3.57986in" svg:y="10.32292in" svg:width="3.22569in" svg:height="0.54688in">
            <draw:text-box>
              <text:p text:style-name="a2258" text:class-names="" text:cond-style-name=""><text:span text:style-name="a2257" text:class-names=""><text:page-number style:num-format="1" text:fixed="false">10</text:page-number></text:span></text:p>
            </draw:text-box>
            <svg:title/>
            <svg:desc/>
          </draw:frame>
          <draw:frame draw:id="id247" draw:style-name="a2262" draw:name="Rectangle 7" svg:x="3.57986in" svg:y="10.32292in" svg:width="3.22569in" svg:height="0.54688in">
            <draw:text-box>
              <text:p text:style-name="a2261" text:class-names="" text:cond-style-name=""><text:span text:style-name="a2260" text:class-names=""><text:page-number style:num-format="1" text:fixed="false">10</text:page-number></text:span></text:p>
            </draw:text-box>
            <svg:title/>
            <svg:desc/>
          </draw:frame>
          <draw:frame draw:id="id248" draw:style-name="a2265" draw:name="Rectangle 7" svg:x="3.57986in" svg:y="10.32292in" svg:width="3.22569in" svg:height="0.54688in">
            <draw:text-box>
              <text:p text:style-name="a2264" text:class-names="" text:cond-style-name=""><text:span text:style-name="a2263" text:class-names=""><text:page-number style:num-format="1" text:fixed="false">10</text:page-number></text:span></text:p>
            </draw:text-box>
            <svg:title/>
            <svg:desc/>
          </draw:frame>
          <draw:frame draw:id="id249" draw:style-name="a2268" draw:name="Rectangle 7" svg:x="4.22049in" svg:y="10.32292in" svg:width="3.22396in" svg:height="0.54688in">
            <draw:text-box>
              <text:p text:style-name="a2267" text:class-names="" text:cond-style-name=""><text:span text:style-name="a2266" text:class-names=""/></text:p>
            </draw:text-box>
            <svg:title/>
            <svg:desc/>
          </draw:frame>
          <draw:page-thumbnail draw:page-number="10" svg:x="1.00694in" svg:y="0.81597in" svg:width="5.43056in" svg:height="4.07465in" presentation:class="page" draw:id="id250" presentation:style-name="a2269" draw:name="Rectangle 2">
            <svg:title/>
            <svg:desc/>
          </draw:page-thumbnail>
          <draw:frame draw:id="id251" presentation:style-name="a2270" draw:name="Rectangle 3" svg:x="1.04688in" svg:y="5.12153in" svg:width="5.35417in" svg:height="4.93403in" presentation:class="notes" presentation:placeholder="true">
            <draw:text-box/>
            <svg:title/>
            <svg:desc/>
          </draw:frame>
        </presentation:notes>
      </draw:page>
      <draw:page draw:name="Slide690" draw:style-name="a2272" draw:master-page-name="Master1-Layout7-blank-空白" presentation:presentation-page-layout-name="Master1-PPL7" draw:id="Slide-945">
        <draw:frame draw:id="id252" draw:style-name="a2275" draw:name="投影片編號版面配置區 3" svg:x="7.41667in" svg:y="7.00228in" svg:width="2.08333in" svg:height="0.49945in">
          <draw:text-box>
            <text:p text:style-name="a2274" text:class-names="" text:cond-style-name=""><text:span text:style-name="a2273" text:class-names=""><text:page-number style:num-format="1" text:fixed="false">11</text:page-number></text:span></text:p>
          </draw:text-box>
          <svg:title/>
          <svg:desc/>
        </draw:frame>
        <draw:frame draw:id="id253" draw:style-name="a2278" draw:name="投影片編號版面配置區 3" svg:x="7.41667in" svg:y="7.00228in" svg:width="2.08333in" svg:height="0.49945in">
          <draw:text-box>
            <text:p text:style-name="a2277" text:class-names="" text:cond-style-name=""><text:span text:style-name="a2276" text:class-names=""><text:page-number style:num-format="1" text:fixed="false">11</text:page-number></text:span></text:p>
          </draw:text-box>
          <svg:title/>
          <svg:desc/>
        </draw:frame>
        <draw:frame draw:id="id254" draw:style-name="a2282" draw:name="投影片編號版面配置區 3" svg:x="7.41667in" svg:y="7.00228in" svg:width="2.08333in" svg:height="0.49945in">
          <draw:text-box>
            <text:p text:style-name="a2281" text:class-names="" text:cond-style-name=""><text:span text:style-name="a2279" text:class-names=""><text:page-number style:num-format="1" text:fixed="false">11</text:page-number></text:span><text:span text:style-name="a2280" text:class-names=""/></text:p>
          </draw:text-box>
          <svg:title/>
          <svg:desc/>
        </draw:frame>
        <draw:frame draw:id="id255" presentation:style-name="a2351" draw:name="文字版面配置區 5" svg:x="0.51215in" svg:y="1.30817in" svg:width="9.05556in" svg:height="6.32918in" presentation:class="outline" presentation:placeholder="false">
          <draw:text-box>
            <text:list text:style-name="a2298">
              <text:list-item>
                <text:p text:style-name="a2297" text:class-names="" text:cond-style-name=""><text:span text:style-name="a2283" text:class-names="">「醫</text:span><text:span text:style-name="a2284" text:class-names="">政業務－健全醫療衛生體系</text:span><text:span text:style-name="a2285" text:class-names="">」釐清「住院</text:span><text:span text:style-name="a2286" text:class-names="">護理照護品質</text:span><text:span text:style-name="a2287" text:class-names="">方案」之</text:span><text:span text:style-name="a2288" text:class-names="">實施與解決護理人力荒之間之成效</text:span><text:span text:style-name="a2289" text:class-names="">，凍結</text:span><text:span text:style-name="a2290" text:class-names="">500</text:span><text:span text:style-name="a2291" text:class-names="">萬</text:span><text:span text:style-name="a2292" text:class-names="">元。</text:span><text:span text:style-name="a2293" text:class-names="">(</text:span><text:span text:style-name="a2294" text:class-names="">決議</text:span><text:span text:style-name="a2295" text:class-names="">18)</text:span><text:span text:style-name="a2296" text:class-names=""/></text:p>
              </text:list-item>
            </text:list>
            <text:list text:style-name="a2325">
              <text:list-item>
                <text:p text:style-name="a2324" text:class-names="" text:cond-style-name=""><text:span text:style-name="a2299" text:class-names=""><text:s text:c="1"/></text:span><text:span text:style-name="a2300" text:class-names=""><text:s text:c="4"/>全民</text:span><text:span text:style-name="a2301" text:class-names="">健康保險提升住院護理照護品質方案，實施</text:span><text:span text:style-name="a2302" text:class-names="">6</text:span><text:span text:style-name="a2303" text:class-names="">年以來，累計</text:span><text:span text:style-name="a2304" text:class-names="">4</text:span><text:span text:style-name="a2305" text:class-names="">年共增加護理人力</text:span><text:span text:style-name="a2306" text:class-names="">6,205</text:span><text:span text:style-name="a2307" text:class-names="">人</text:span><text:span text:style-name="a2308" text:class-names="">，護理</text:span><text:span text:style-name="a2309" text:class-names="">人員平均薪資調幅約</text:span><text:span text:style-name="a2310" text:class-names="">8.08%</text:span><text:span text:style-name="a2311" text:class-names="">；</text:span><text:span text:style-name="a2312" text:class-names="">另</text:span><text:span text:style-name="a2313" text:class-names="">101</text:span><text:span text:style-name="a2314" text:class-names="">年已有</text:span><text:span text:style-name="a2315" text:class-names="">67%</text:span><text:span text:style-name="a2316" text:class-names="">醫院加薪、</text:span><text:span text:style-name="a2317" text:class-names="">64%</text:span><text:span text:style-name="a2318" text:class-names="">醫院調高夜班費、</text:span><text:span text:style-name="a2319" text:class-names="">103</text:span><text:span text:style-name="a2320" text:class-names="">年</text:span><text:span text:style-name="a2321" text:class-names="">80%</text:span><text:span text:style-name="a2322" text:class-names="">公立醫院提高夜班</text:span><text:span text:style-name="a2323" text:class-names="">費。</text:span></text:p>
              </text:list-item>
            </text:list>
            <text:list text:style-name="a2338">
              <text:list-item>
                <text:p text:style-name="a2337" text:class-names="" text:cond-style-name=""><text:span text:style-name="a2326" text:class-names="">「醫</text:span><text:span text:style-name="a2327" text:class-names="">政</text:span><text:span text:style-name="a2328" text:class-names="">業務－提升醫事機構服務品質」應澈底檢討家庭醫師試辦</text:span><text:span text:style-name="a2329" text:class-names="">計畫，</text:span><text:span text:style-name="a2330" text:class-names="">凍結</text:span><text:span text:style-name="a2331" text:class-names="">500</text:span><text:span text:style-name="a2332" text:class-names="">萬元。</text:span><text:span text:style-name="a2333" text:class-names="">(</text:span><text:span text:style-name="a2334" text:class-names="">決議</text:span><text:span text:style-name="a2335" text:class-names="">20)</text:span><text:span text:style-name="a2336" text:class-names=""/></text:p>
              </text:list-item>
            </text:list>
            <text:list text:style-name="a2350">
              <text:list-item>
                <text:p text:style-name="a2349" text:class-names="" text:cond-style-name=""><text:span text:style-name="a2339" text:class-names=""><text:s text:c="5"/>本計畫</text:span><text:span text:style-name="a2340" text:class-names="">係專款專用提升基層品質</text:span><text:span text:style-name="a2341" text:class-names="">，每年</text:span><text:span text:style-name="a2342" text:class-names="">定期檢討修訂</text:span><text:span text:style-name="a2343" text:class-names="">，且</text:span><text:span text:style-name="a2344" text:class-names="">通過本部全民健康保險會評核始繼續編列，</text:span><text:span text:style-name="a2345" text:class-names="">104</text:span><text:span text:style-name="a2346" text:class-names="">年將加強擇優汰劣，增加連續性照護、擴大參與，</text:span><text:span text:style-name="a2347" text:class-names="">並配合政策推動</text:span><text:span text:style-name="a2348" text:class-names="">調整監控指標。</text:span></text:p>
              </text:list-item>
            </text:list>
          </draw:text-box>
          <svg:title/>
          <svg:desc/>
        </draw:frame>
        <draw:frame draw:id="id256" presentation:style-name="a2356" draw:name="標題 6" svg:x="1.27604in" svg:y="0.32415in" svg:width="8.58507in" svg:height="0.82526in" presentation:class="title" presentation:placeholder="false">
          <draw:text-box>
            <text:p text:style-name="a2355" text:class-names="" text:cond-style-name=""><text:span text:style-name="a2352" text:class-names="">醫事司</text:span><text:span text:style-name="a2353" text:class-names="">待審議事項辦理情形</text:span><text:span text:style-name="a2354" text:class-names="">(2/5)</text:span></text:p>
          </draw:text-box>
          <svg:title/>
          <svg:desc/>
        </draw:frame>
        <presentation:notes draw:style-name="a2371">
          <draw:frame draw:id="id257" draw:style-name="a2359" draw:name="Rectangle 7" svg:x="3.57986in" svg:y="10.32292in" svg:width="3.22569in" svg:height="0.54688in">
            <draw:text-box>
              <text:p text:style-name="a2358" text:class-names="" text:cond-style-name=""><text:span text:style-name="a2357" text:class-names=""><text:page-number style:num-format="1" text:fixed="false">11</text:page-number></text:span></text:p>
            </draw:text-box>
            <svg:title/>
            <svg:desc/>
          </draw:frame>
          <draw:frame draw:id="id258" draw:style-name="a2362" draw:name="Rectangle 7" svg:x="3.57986in" svg:y="10.32292in" svg:width="3.22569in" svg:height="0.54688in">
            <draw:text-box>
              <text:p text:style-name="a2361" text:class-names="" text:cond-style-name=""><text:span text:style-name="a2360" text:class-names=""><text:page-number style:num-format="1" text:fixed="false">11</text:page-number></text:span></text:p>
            </draw:text-box>
            <svg:title/>
            <svg:desc/>
          </draw:frame>
          <draw:frame draw:id="id259" draw:style-name="a2365" draw:name="Rectangle 7" svg:x="3.57986in" svg:y="10.32292in" svg:width="3.22569in" svg:height="0.54688in">
            <draw:text-box>
              <text:p text:style-name="a2364" text:class-names="" text:cond-style-name=""><text:span text:style-name="a2363" text:class-names=""><text:page-number style:num-format="1" text:fixed="false">11</text:page-number></text:span></text:p>
            </draw:text-box>
            <svg:title/>
            <svg:desc/>
          </draw:frame>
          <draw:frame draw:id="id260" draw:style-name="a2368" draw:name="Rectangle 7" svg:x="4.22049in" svg:y="10.32292in" svg:width="3.22396in" svg:height="0.54688in">
            <draw:text-box>
              <text:p text:style-name="a2367" text:class-names="" text:cond-style-name=""><text:span text:style-name="a2366" text:class-names=""/></text:p>
            </draw:text-box>
            <svg:title/>
            <svg:desc/>
          </draw:frame>
          <draw:page-thumbnail draw:page-number="11" svg:x="1.00694in" svg:y="0.81597in" svg:width="5.43056in" svg:height="4.07465in" presentation:class="page" draw:id="id261" presentation:style-name="a2369" draw:name="Rectangle 2">
            <svg:title/>
            <svg:desc/>
          </draw:page-thumbnail>
          <draw:frame draw:id="id262" presentation:style-name="a2370" draw:name="Rectangle 3" svg:x="1.04688in" svg:y="5.12153in" svg:width="5.35417in" svg:height="4.93403in" presentation:class="notes" presentation:placeholder="true">
            <draw:text-box/>
            <svg:title/>
            <svg:desc/>
          </draw:frame>
        </presentation:notes>
      </draw:page>
      <draw:page draw:name="Slide691" draw:style-name="a2372" draw:master-page-name="Master1-Layout7-blank-空白" presentation:presentation-page-layout-name="Master1-PPL7" draw:id="Slide-946">
        <draw:frame draw:id="id263" draw:style-name="a2375" draw:name="投影片編號版面配置區 3" svg:x="7.41667in" svg:y="7.00228in" svg:width="2.08333in" svg:height="0.49945in">
          <draw:text-box>
            <text:p text:style-name="a2374" text:class-names="" text:cond-style-name=""><text:span text:style-name="a2373" text:class-names=""><text:page-number style:num-format="1" text:fixed="false">12</text:page-number></text:span></text:p>
          </draw:text-box>
          <svg:title/>
          <svg:desc/>
        </draw:frame>
        <draw:frame draw:id="id264" draw:style-name="a2378" draw:name="投影片編號版面配置區 3" svg:x="7.41667in" svg:y="7.00228in" svg:width="2.08333in" svg:height="0.49945in">
          <draw:text-box>
            <text:p text:style-name="a2377" text:class-names="" text:cond-style-name=""><text:span text:style-name="a2376" text:class-names=""><text:page-number style:num-format="1" text:fixed="false">12</text:page-number></text:span></text:p>
          </draw:text-box>
          <svg:title/>
          <svg:desc/>
        </draw:frame>
        <draw:frame draw:id="id265" draw:style-name="a2382" draw:name="投影片編號版面配置區 3" svg:x="7.41667in" svg:y="7.00228in" svg:width="2.08333in" svg:height="0.49945in">
          <draw:text-box>
            <text:p text:style-name="a2381" text:class-names="" text:cond-style-name=""><text:span text:style-name="a2379" text:class-names=""><text:page-number style:num-format="1" text:fixed="false">12</text:page-number></text:span><text:span text:style-name="a2380" text:class-names=""/></text:p>
          </draw:text-box>
          <svg:title/>
          <svg:desc/>
        </draw:frame>
        <draw:frame draw:id="id266" presentation:style-name="a2440" draw:name="文字版面配置區 5" svg:x="0.51215in" svg:y="1.30817in" svg:width="9.05556in" svg:height="6.00007in" presentation:class="outline" presentation:placeholder="false">
          <draw:text-box>
            <text:list text:style-name="a2398">
              <text:list-item>
                <text:p text:style-name="a2397" text:class-names="" text:cond-style-name=""><text:span text:style-name="a2383" text:class-names="">「醫</text:span><text:span text:style-name="a2384" text:class-names="">政業務－提升醫事機構服務品質</text:span><text:span text:style-name="a2385" text:class-names="">」</text:span><text:span text:style-name="a2386" text:class-names="">應研議將全體</text:span><text:span text:style-name="a2387" text:class-names="">受僱醫師納入勞基法</text:span><text:span text:style-name="a2388" text:class-names="">時程</text:span><text:span text:style-name="a2389" text:class-names="">規劃，凍結</text:span><text:span text:style-name="a2390" text:class-names="">500</text:span><text:span text:style-name="a2391" text:class-names="">萬</text:span><text:span text:style-name="a2392" text:class-names="">元。</text:span><text:span text:style-name="a2393" text:class-names="">(</text:span><text:span text:style-name="a2394" text:class-names="">決議</text:span><text:span text:style-name="a2395" text:class-names="">21)</text:span><text:span text:style-name="a2396" text:class-names=""/></text:p>
              </text:list-item>
            </text:list>
            <text:list text:style-name="a2408">
              <text:list-item>
                <text:p text:style-name="a2407" text:class-names="" text:cond-style-name=""><text:span text:style-name="a2399" text:class-names=""><text:s text:c="5"/>有關</text:span><text:span text:style-name="a2400" text:class-names="">住院醫師工時及休息規定</text:span><text:span text:style-name="a2401" text:class-names="">，已納入</text:span><text:span text:style-name="a2402" text:class-names="">104</text:span><text:span text:style-name="a2403" text:class-names="">年教學醫院正式評鑑項目及各縣市政府衛生局醫政業務督導考核項目。至於將全體醫師納入勞基法及建立吹哨者條款之時程規劃</text:span><text:span text:style-name="a2404" text:class-names="">，業</text:span><text:span text:style-name="a2405" text:class-names="">持續召開相關會議研</text:span><text:span text:style-name="a2406" text:class-names="">議。</text:span></text:p>
              </text:list-item>
            </text:list>
            <text:list text:style-name="a2426">
              <text:list-item>
                <text:p text:style-name="a2425" text:class-names="" text:cond-style-name=""><text:span text:style-name="a2409" text:class-names="">「醫</text:span><text:span text:style-name="a2410" text:class-names="">政業務－醫事人力培育與訓練</text:span><text:span text:style-name="a2411" text:class-names="">」</text:span><text:span text:style-name="a2412" text:class-names="">會同教育部提出實習醫學生學習權益保障及申訴管道措施</text:span><text:span text:style-name="a2413" text:class-names="">，凍結預算</text:span><text:span text:style-name="a2414" text:class-names="">1/20</text:span><text:span text:style-name="a2415" text:class-names="">及</text:span><text:span text:style-name="a2416" text:class-names="">1</text:span><text:span text:style-name="a2417" text:class-names="">億元。</text:span><text:span text:style-name="a2418" text:class-names="">(</text:span><text:span text:style-name="a2419" text:class-names="">決議</text:span><text:span text:style-name="a2420" text:class-names="">23</text:span><text:span text:style-name="a2421" text:class-names="">)(</text:span><text:span text:style-name="a2422" text:class-names="">決議</text:span><text:span text:style-name="a2423" text:class-names="">122)</text:span><text:span text:style-name="a2424" text:class-names=""/></text:p>
              </text:list-item>
            </text:list>
            <text:list text:style-name="a2436">
              <text:list-item>
                <text:p text:style-name="a2435" text:class-names="" text:cond-style-name=""><text:span text:style-name="a2427" text:class-names=""><text:s text:c="5"/>實習</text:span><text:span text:style-name="a2428" text:class-names="">醫學生實習規範及是否參考技術</text:span><text:span text:style-name="a2429" text:class-names="">生準用</text:span><text:span text:style-name="a2430" text:class-names="">相關勞動法規保障，係屬教育部權責</text:span><text:span text:style-name="a2431" text:class-names="">，本部已</text:span><text:span text:style-name="a2432" text:class-names="">積極配合教育部政策，要求教學醫院落實實習醫學生之權益保障</text:span><text:span text:style-name="a2433" text:class-names="">措施。</text:span><text:span text:style-name="a2434" text:class-names=""/></text:p>
              </text:list-item>
            </text:list>
            <text:list text:style-name="a2439">
              <text:list-item>
                <text:p text:style-name="a2438" text:class-names="" text:cond-style-name=""><text:span text:style-name="a2437" text:class-names=""/></text:p>
              </text:list-item>
            </text:list>
          </draw:text-box>
          <svg:title/>
          <svg:desc/>
        </draw:frame>
        <draw:frame draw:id="id267" presentation:style-name="a2445" draw:name="標題 6" svg:x="1.27604in" svg:y="0.32415in" svg:width="8.58507in" svg:height="0.82526in" presentation:class="title" presentation:placeholder="false">
          <draw:text-box>
            <text:p text:style-name="a2444" text:class-names="" text:cond-style-name=""><text:span text:style-name="a2441" text:class-names="">醫事司</text:span><text:span text:style-name="a2442" text:class-names="">待審議事項辦理情形</text:span><text:span text:style-name="a2443" text:class-names="">(3/5)</text:span></text:p>
          </draw:text-box>
          <svg:title/>
          <svg:desc/>
        </draw:frame>
        <draw:frame draw:id="id268" draw:style-name="a2446" draw:name="Picture 10" svg:x="7.37327in" svg:y="4.97275in" svg:width="2.12674in" svg:height="1.80101in" style:rel-width="scale" style:rel-height="scale">
          <draw:image xlink:href="media/image7.jpeg" xlink:type="simple" xlink:show="embed" xlink:actuate="onLoad"/>
          <svg:title/>
          <svg:desc>植物,照相,矢車菊,自然,花朵,花朵盛開,花瓣,藍色花朵,藍調,香矢車菊</svg:desc>
        </draw:frame>
        <presentation:notes draw:style-name="a2461">
          <draw:frame draw:id="id269" draw:style-name="a2449" draw:name="Rectangle 7" svg:x="3.57986in" svg:y="10.32292in" svg:width="3.22569in" svg:height="0.54688in">
            <draw:text-box>
              <text:p text:style-name="a2448" text:class-names="" text:cond-style-name=""><text:span text:style-name="a2447" text:class-names=""><text:page-number style:num-format="1" text:fixed="false">12</text:page-number></text:span></text:p>
            </draw:text-box>
            <svg:title/>
            <svg:desc/>
          </draw:frame>
          <draw:frame draw:id="id270" draw:style-name="a2452" draw:name="Rectangle 7" svg:x="3.57986in" svg:y="10.32292in" svg:width="3.22569in" svg:height="0.54688in">
            <draw:text-box>
              <text:p text:style-name="a2451" text:class-names="" text:cond-style-name=""><text:span text:style-name="a2450" text:class-names=""><text:page-number style:num-format="1" text:fixed="false">12</text:page-number></text:span></text:p>
            </draw:text-box>
            <svg:title/>
            <svg:desc/>
          </draw:frame>
          <draw:frame draw:id="id271" draw:style-name="a2455" draw:name="Rectangle 7" svg:x="3.57986in" svg:y="10.32292in" svg:width="3.22569in" svg:height="0.54688in">
            <draw:text-box>
              <text:p text:style-name="a2454" text:class-names="" text:cond-style-name=""><text:span text:style-name="a2453" text:class-names=""><text:page-number style:num-format="1" text:fixed="false">12</text:page-number></text:span></text:p>
            </draw:text-box>
            <svg:title/>
            <svg:desc/>
          </draw:frame>
          <draw:frame draw:id="id272" draw:style-name="a2458" draw:name="Rectangle 7" svg:x="4.22049in" svg:y="10.32292in" svg:width="3.22396in" svg:height="0.54688in">
            <draw:text-box>
              <text:p text:style-name="a2457" text:class-names="" text:cond-style-name=""><text:span text:style-name="a2456" text:class-names=""/></text:p>
            </draw:text-box>
            <svg:title/>
            <svg:desc/>
          </draw:frame>
          <draw:page-thumbnail draw:page-number="12" svg:x="1.00694in" svg:y="0.81597in" svg:width="5.43056in" svg:height="4.07465in" presentation:class="page" draw:id="id273" presentation:style-name="a2459" draw:name="Rectangle 2">
            <svg:title/>
            <svg:desc/>
          </draw:page-thumbnail>
          <draw:frame draw:id="id274" presentation:style-name="a2460" draw:name="Rectangle 3" svg:x="1.04688in" svg:y="5.12153in" svg:width="5.35417in" svg:height="4.93403in" presentation:class="notes" presentation:placeholder="true">
            <draw:text-box/>
            <svg:title/>
            <svg:desc/>
          </draw:frame>
        </presentation:notes>
      </draw:page>
      <draw:page draw:name="Slide692" draw:style-name="a2462" draw:master-page-name="Master1-Layout7-blank-空白" presentation:presentation-page-layout-name="Master1-PPL7" draw:id="Slide-947">
        <draw:frame draw:id="id275" draw:style-name="a2465" draw:name="投影片編號版面配置區 3" svg:x="7.41667in" svg:y="7.00228in" svg:width="2.08333in" svg:height="0.49945in">
          <draw:text-box>
            <text:p text:style-name="a2464" text:class-names="" text:cond-style-name=""><text:span text:style-name="a2463" text:class-names=""><text:page-number style:num-format="1" text:fixed="false">13</text:page-number></text:span></text:p>
          </draw:text-box>
          <svg:title/>
          <svg:desc/>
        </draw:frame>
        <draw:frame draw:id="id276" draw:style-name="a2468" draw:name="投影片編號版面配置區 3" svg:x="7.41667in" svg:y="7.00228in" svg:width="2.08333in" svg:height="0.49945in">
          <draw:text-box>
            <text:p text:style-name="a2467" text:class-names="" text:cond-style-name=""><text:span text:style-name="a2466" text:class-names=""><text:page-number style:num-format="1" text:fixed="false">13</text:page-number></text:span></text:p>
          </draw:text-box>
          <svg:title/>
          <svg:desc/>
        </draw:frame>
        <draw:frame draw:id="id277" draw:style-name="a2472" draw:name="投影片編號版面配置區 3" svg:x="7.41667in" svg:y="7.00228in" svg:width="2.08333in" svg:height="0.49945in">
          <draw:text-box>
            <text:p text:style-name="a2471" text:class-names="" text:cond-style-name=""><text:span text:style-name="a2469" text:class-names=""><text:page-number style:num-format="1" text:fixed="false">13</text:page-number></text:span><text:span text:style-name="a2470" text:class-names=""/></text:p>
          </draw:text-box>
          <svg:title/>
          <svg:desc/>
        </draw:frame>
        <draw:frame draw:id="id278" presentation:style-name="a2515" draw:name="文字版面配置區 5" svg:x="0.51215in" svg:y="1.30817in" svg:width="9.05556in" svg:height="6.32918in" presentation:class="outline" presentation:placeholder="false">
          <draw:text-box>
            <text:list text:style-name="a2481">
              <text:list-item>
                <text:p text:style-name="a2480" text:class-names="" text:cond-style-name=""><text:span text:style-name="a2473" text:class-names="">「醫政業務－醫事人力培育與訓練」僅將住院醫師工時項目納為評鑑重要項目，難以真正解決醫師過勞及病人安全問題，凍結預算</text:span><text:span text:style-name="a2474" text:class-names="">1/20</text:span><text:span text:style-name="a2475" text:class-names="">。</text:span><text:span text:style-name="a2476" text:class-names="">(</text:span><text:span text:style-name="a2477" text:class-names="">決議</text:span><text:span text:style-name="a2478" text:class-names="">22)</text:span><text:span text:style-name="a2479" text:class-names=""/></text:p>
              </text:list-item>
            </text:list>
            <text:list text:style-name="a2495">
              <text:list-item>
                <text:p text:style-name="a2494" text:class-names="" text:cond-style-name=""><text:span text:style-name="a2482" text:class-names=""><text:s text:c="5"/>住院醫師工時之評鑑項目已於</text:span><text:span text:style-name="a2483" text:class-names="">104</text:span><text:span text:style-name="a2484" text:class-names="">年正式納為教學醫院評鑑之必要項目，</text:span><text:span text:style-name="a2485" text:class-names="">並於</text:span><text:span text:style-name="a2486" text:class-names="">103</text:span><text:span text:style-name="a2487" text:class-names="">年公布個別醫院（去辨識）之「住院醫師工時安排適當</text:span><text:span text:style-name="a2488" text:class-names="">」試評數據，自</text:span><text:span text:style-name="a2489" text:class-names="">96</text:span><text:span text:style-name="a2490" text:class-names="">年起亦邀請醫事團體擔任觀察員，列席參與實地評鑑，並自</text:span><text:span text:style-name="a2491" text:class-names="">99</text:span><text:span text:style-name="a2492" text:class-names="">年新增醫用者擔任觀察員。</text:span><text:span text:style-name="a2493" text:class-names=""/></text:p>
              </text:list-item>
            </text:list>
            <text:list text:style-name="a2509">
              <text:list-item>
                <text:p text:style-name="a2508" text:class-names="" text:cond-style-name=""><text:span text:style-name="a2496" text:class-names="">「醫</text:span><text:span text:style-name="a2497" text:class-names="">政業務－醫事人力培育與訓練</text:span><text:span text:style-name="a2498" text:class-names="">」</text:span><text:span text:style-name="a2499" text:class-names="">健保</text:span><text:span text:style-name="a2500" text:class-names="">總額挹注龐大經費，無法落實改善急重難科別醫師待遇</text:span><text:span text:style-name="a2501" text:class-names="">，凍結預算</text:span><text:span text:style-name="a2502" text:class-names="">1/20</text:span><text:span text:style-name="a2503" text:class-names="">。</text:span><text:span text:style-name="a2504" text:class-names="">(</text:span><text:span text:style-name="a2505" text:class-names="">決議</text:span><text:span text:style-name="a2506" text:class-names="">24)</text:span><text:span text:style-name="a2507" text:class-names=""/></text:p>
              </text:list-item>
            </text:list>
            <text:list text:style-name="a2514">
              <text:list-item>
                <text:p text:style-name="a2513" text:class-names="" text:cond-style-name=""><text:span text:style-name="a2510" text:class-names=""><text:s text:c="5"/>各</text:span><text:span text:style-name="a2511" text:class-names="">醫院均已依醫師之貢獻程度，撥付一定比率之金額予執行醫師，應符健保調整急重難五大科別支付標準之原意</text:span><text:span text:style-name="a2512" text:class-names="">。</text:span></text:p>
              </text:list-item>
            </text:list>
          </draw:text-box>
          <svg:title/>
          <svg:desc/>
        </draw:frame>
        <draw:frame draw:id="id279" presentation:style-name="a2520" draw:name="標題 6" svg:x="1.27604in" svg:y="0.32415in" svg:width="8.58507in" svg:height="0.82526in" presentation:class="title" presentation:placeholder="false">
          <draw:text-box>
            <text:p text:style-name="a2519" text:class-names="" text:cond-style-name=""><text:span text:style-name="a2516" text:class-names="">醫事司</text:span><text:span text:style-name="a2517" text:class-names="">待審議事項辦理情形</text:span><text:span text:style-name="a2518" text:class-names="">(4/5)</text:span></text:p>
          </draw:text-box>
          <svg:title/>
          <svg:desc/>
        </draw:frame>
        <presentation:notes draw:style-name="a2535">
          <draw:frame draw:id="id280" draw:style-name="a2523" draw:name="Rectangle 7" svg:x="3.57986in" svg:y="10.32292in" svg:width="3.22569in" svg:height="0.54688in">
            <draw:text-box>
              <text:p text:style-name="a2522" text:class-names="" text:cond-style-name=""><text:span text:style-name="a2521" text:class-names=""><text:page-number style:num-format="1" text:fixed="false">13</text:page-number></text:span></text:p>
            </draw:text-box>
            <svg:title/>
            <svg:desc/>
          </draw:frame>
          <draw:frame draw:id="id281" draw:style-name="a2526" draw:name="Rectangle 7" svg:x="3.57986in" svg:y="10.32292in" svg:width="3.22569in" svg:height="0.54688in">
            <draw:text-box>
              <text:p text:style-name="a2525" text:class-names="" text:cond-style-name=""><text:span text:style-name="a2524" text:class-names=""><text:page-number style:num-format="1" text:fixed="false">13</text:page-number></text:span></text:p>
            </draw:text-box>
            <svg:title/>
            <svg:desc/>
          </draw:frame>
          <draw:frame draw:id="id282" draw:style-name="a2529" draw:name="Rectangle 7" svg:x="3.57986in" svg:y="10.32292in" svg:width="3.22569in" svg:height="0.54688in">
            <draw:text-box>
              <text:p text:style-name="a2528" text:class-names="" text:cond-style-name=""><text:span text:style-name="a2527" text:class-names=""><text:page-number style:num-format="1" text:fixed="false">13</text:page-number></text:span></text:p>
            </draw:text-box>
            <svg:title/>
            <svg:desc/>
          </draw:frame>
          <draw:frame draw:id="id283" draw:style-name="a2532" draw:name="Rectangle 7" svg:x="4.22049in" svg:y="10.32292in" svg:width="3.22396in" svg:height="0.54688in">
            <draw:text-box>
              <text:p text:style-name="a2531" text:class-names="" text:cond-style-name=""><text:span text:style-name="a2530" text:class-names=""/></text:p>
            </draw:text-box>
            <svg:title/>
            <svg:desc/>
          </draw:frame>
          <draw:page-thumbnail draw:page-number="13" svg:x="1.00694in" svg:y="0.81597in" svg:width="5.43056in" svg:height="4.07465in" presentation:class="page" draw:id="id284" presentation:style-name="a2533" draw:name="Rectangle 2">
            <svg:title/>
            <svg:desc/>
          </draw:page-thumbnail>
          <draw:frame draw:id="id285" presentation:style-name="a2534" draw:name="Rectangle 3" svg:x="1.04688in" svg:y="5.12153in" svg:width="5.35417in" svg:height="4.93403in" presentation:class="notes" presentation:placeholder="true">
            <draw:text-box/>
            <svg:title/>
            <svg:desc/>
          </draw:frame>
        </presentation:notes>
      </draw:page>
      <draw:page draw:name="Slide693" draw:style-name="a2536" draw:master-page-name="Master1-Layout7-blank-空白" presentation:presentation-page-layout-name="Master1-PPL7" draw:id="Slide-948">
        <draw:frame draw:id="id286" draw:style-name="a2539" draw:name="投影片編號版面配置區 3" svg:x="7.41667in" svg:y="7.00228in" svg:width="2.08333in" svg:height="0.49945in">
          <draw:text-box>
            <text:p text:style-name="a2538" text:class-names="" text:cond-style-name=""><text:span text:style-name="a2537" text:class-names=""><text:page-number style:num-format="1" text:fixed="false">14</text:page-number></text:span></text:p>
          </draw:text-box>
          <svg:title/>
          <svg:desc/>
        </draw:frame>
        <draw:frame draw:id="id287" draw:style-name="a2542" draw:name="投影片編號版面配置區 3" svg:x="7.41667in" svg:y="7.00228in" svg:width="2.08333in" svg:height="0.49945in">
          <draw:text-box>
            <text:p text:style-name="a2541" text:class-names="" text:cond-style-name=""><text:span text:style-name="a2540" text:class-names=""><text:page-number style:num-format="1" text:fixed="false">14</text:page-number></text:span></text:p>
          </draw:text-box>
          <svg:title/>
          <svg:desc/>
        </draw:frame>
        <draw:frame draw:id="id288" draw:style-name="a2546" draw:name="投影片編號版面配置區 3" svg:x="7.41667in" svg:y="7.00228in" svg:width="2.08333in" svg:height="0.49945in">
          <draw:text-box>
            <text:p text:style-name="a2545" text:class-names="" text:cond-style-name=""><text:span text:style-name="a2543" text:class-names=""><text:page-number style:num-format="1" text:fixed="false">14</text:page-number></text:span><text:span text:style-name="a2544" text:class-names=""/></text:p>
          </draw:text-box>
          <svg:title/>
          <svg:desc/>
        </draw:frame>
        <draw:frame draw:id="id289" presentation:style-name="a2564" draw:name="文字版面配置區 5" svg:x="0.51215in" svg:y="1.30817in" svg:width="9.05556in" svg:height="6.32918in" presentation:class="outline" presentation:placeholder="false">
          <draw:text-box>
            <text:list text:style-name="a2555">
              <text:list-item>
                <text:p text:style-name="a2554" text:class-names="" text:cond-style-name=""><text:span text:style-name="a2547" text:class-names="">「醫政業務－醫事人力培育與訓練」對所屬醫院督導不周，未善盡補助經費考核、監督，凍結預算</text:span><text:span text:style-name="a2548" text:class-names="">1/20</text:span><text:span text:style-name="a2549" text:class-names="">。</text:span><text:span text:style-name="a2550" text:class-names="">(</text:span><text:span text:style-name="a2551" text:class-names="">決議</text:span><text:span text:style-name="a2552" text:class-names="">25)</text:span><text:span text:style-name="a2553" text:class-names=""/></text:p>
              </text:list-item>
            </text:list>
            <text:list text:style-name="a2560">
              <text:list-item>
                <text:p text:style-name="a2559" text:class-names="" text:cond-style-name=""><text:span text:style-name="a2556" text:class-names=""><text:s text:c="5"/>已訂有持續品質改善機制，除定期召開醫療品質會議，每年均訂有計畫辦理相關教育訓練或</text:span><text:span text:style-name="a2557" text:class-names="">活動，因本部所屬醫院於公共政策之執行責任極為重要，編列相關經費實有必要</text:span><text:span text:style-name="a2558" text:class-names="">。</text:span></text:p>
              </text:list-item>
            </text:list>
            <text:list text:style-name="a2563">
              <text:list-item>
                <text:p text:style-name="a2562" text:class-names="" text:cond-style-name=""><text:span text:style-name="a2561" text:class-names=""/></text:p>
              </text:list-item>
            </text:list>
          </draw:text-box>
          <svg:title/>
          <svg:desc/>
        </draw:frame>
        <draw:frame draw:id="id290" presentation:style-name="a2569" draw:name="標題 6" svg:x="1.27604in" svg:y="0.32415in" svg:width="8.58507in" svg:height="0.82526in" presentation:class="title" presentation:placeholder="false">
          <draw:text-box>
            <text:p text:style-name="a2568" text:class-names="" text:cond-style-name=""><text:span text:style-name="a2565" text:class-names="">醫事司</text:span><text:span text:style-name="a2566" text:class-names="">待審議事項辦理情形</text:span><text:span text:style-name="a2567" text:class-names="">(5/5)</text:span></text:p>
          </draw:text-box>
          <svg:title/>
          <svg:desc/>
        </draw:frame>
        <draw:frame draw:id="id291" draw:style-name="a2571" draw:transform="translate(-1.60995in -1.01987in) rotate(-6.05636) translate(7.72375in 5.98971in)" draw:name="圖片 3" svg:width="3.2199in" svg:height="2.03974in" style:rel-width="scale" style:rel-height="scale">
          <draw:image xlink:href="media/image8.jpeg" xlink:type="simple" xlink:show="embed" xlink:actuate="onLoad"/>
          <svg:title/>
          <svg:desc/>
        </draw:frame>
        <presentation:notes draw:style-name="a2586">
          <draw:frame draw:id="id292" draw:style-name="a2574" draw:name="Rectangle 7" svg:x="3.57986in" svg:y="10.32292in" svg:width="3.22569in" svg:height="0.54688in">
            <draw:text-box>
              <text:p text:style-name="a2573" text:class-names="" text:cond-style-name=""><text:span text:style-name="a2572" text:class-names=""><text:page-number style:num-format="1" text:fixed="false">14</text:page-number></text:span></text:p>
            </draw:text-box>
            <svg:title/>
            <svg:desc/>
          </draw:frame>
          <draw:frame draw:id="id293" draw:style-name="a2577" draw:name="Rectangle 7" svg:x="3.57986in" svg:y="10.32292in" svg:width="3.22569in" svg:height="0.54688in">
            <draw:text-box>
              <text:p text:style-name="a2576" text:class-names="" text:cond-style-name=""><text:span text:style-name="a2575" text:class-names=""><text:page-number style:num-format="1" text:fixed="false">14</text:page-number></text:span></text:p>
            </draw:text-box>
            <svg:title/>
            <svg:desc/>
          </draw:frame>
          <draw:frame draw:id="id294" draw:style-name="a2580" draw:name="Rectangle 7" svg:x="3.57986in" svg:y="10.32292in" svg:width="3.22569in" svg:height="0.54688in">
            <draw:text-box>
              <text:p text:style-name="a2579" text:class-names="" text:cond-style-name=""><text:span text:style-name="a2578" text:class-names=""><text:page-number style:num-format="1" text:fixed="false">14</text:page-number></text:span></text:p>
            </draw:text-box>
            <svg:title/>
            <svg:desc/>
          </draw:frame>
          <draw:frame draw:id="id295" draw:style-name="a2583" draw:name="Rectangle 7" svg:x="4.22049in" svg:y="10.32292in" svg:width="3.22396in" svg:height="0.54688in">
            <draw:text-box>
              <text:p text:style-name="a2582" text:class-names="" text:cond-style-name=""><text:span text:style-name="a2581" text:class-names=""/></text:p>
            </draw:text-box>
            <svg:title/>
            <svg:desc/>
          </draw:frame>
          <draw:page-thumbnail draw:page-number="14" svg:x="1.00694in" svg:y="0.81597in" svg:width="5.43056in" svg:height="4.07465in" presentation:class="page" draw:id="id296" presentation:style-name="a2584" draw:name="Rectangle 2">
            <svg:title/>
            <svg:desc/>
          </draw:page-thumbnail>
          <draw:frame draw:id="id297" presentation:style-name="a2585" draw:name="Rectangle 3" svg:x="1.04688in" svg:y="5.12153in" svg:width="5.35417in" svg:height="4.93403in" presentation:class="notes" presentation:placeholder="true">
            <draw:text-box/>
            <svg:title/>
            <svg:desc/>
          </draw:frame>
        </presentation:notes>
      </draw:page>
      <draw:page draw:name="Slide717" draw:style-name="a2587" draw:master-page-name="Master1-Layout7-blank-空白" presentation:presentation-page-layout-name="Master1-PPL7" draw:id="Slide-972">
        <draw:custom-shape svg:x="0.23611in" svg:y="1.07168in" svg:width="9.60764in" svg:height="6.58717in" draw:id="id298" draw:style-name="a2626" draw:name="文字版面配置區 5">
          <svg:title/>
          <svg:desc/>
          <text:list text:style-name="a2598">
            <text:list-item>
              <text:p text:style-name="a2597" text:class-names="" text:cond-style-name=""><text:span text:style-name="a2588" text:class-names="">「醫院營運業務</text:span><text:span text:style-name="a2589" text:class-names="">－</text:span><text:span text:style-name="a2590" text:class-names="">醫院營運輔導」針對所屬醫院編列高額獎勵金，且發放金額漫無標準，凍結獎補助費</text:span><text:span text:style-name="a2591" text:class-names="">2</text:span><text:span text:style-name="a2592" text:class-names="">億元。<text:s text:c="1"/></text:span><text:span text:style-name="a2593" text:class-names="">(</text:span><text:span text:style-name="a2594" text:class-names="">決議</text:span><text:span text:style-name="a2595" text:class-names="">124)</text:span><text:span text:style-name="a2596" text:class-names=""/></text:p>
            </text:list-item>
          </text:list>
          <text:p text:style-name="a2623" text:class-names="" text:cond-style-name=""><text:span text:style-name="a2599" text:class-names=""><text:s text:c="6"/></text:span><text:span text:style-name="a2600" text:class-names="">本部所屬醫院獎勵金的提撥方式，係由業務總收入扣除</text:span><text:span text:style-name="a2601" text:class-names="">成本後，再</text:span><text:span text:style-name="a2602" text:class-names="">依「公立醫療機構人員獎勵金發給要點」及「本部所屬醫療機構績效評核原則」提撥</text:span><text:span text:style-name="a2603" text:class-names="">80%</text:span><text:span text:style-name="a2604" text:class-names="">發放獎勵金。所屬醫院自</text:span><text:span text:style-name="a2605" text:class-names="">92</text:span><text:span text:style-name="a2606" text:class-names="">年至</text:span><text:span text:style-name="a2607" text:class-names="">104</text:span><text:span text:style-name="a2608" text:class-names="">年公務預算補助減少</text:span><text:span text:style-name="a2609" text:class-names="">45.56%</text:span><text:span text:style-name="a2610" text:class-names="">，但醫療淨收入由</text:span><text:span text:style-name="a2611" text:class-names="">92</text:span><text:span text:style-name="a2612" text:class-names="">年</text:span><text:span text:style-name="a2613" text:class-names="">175</text:span><text:span text:style-name="a2614" text:class-names="">億元增加至</text:span><text:span text:style-name="a2615" text:class-names="">103</text:span><text:span text:style-name="a2616" text:class-names="">年</text:span><text:span text:style-name="a2617" text:class-names="">227</text:span><text:span text:style-name="a2618" text:class-names="">億元</text:span><text:span text:style-name="a2619" text:class-names="">，</text:span><text:span text:style-name="a2620" text:class-names="">經營</text:span><text:span text:style-name="a2621" text:class-names="">效益顯著。</text:span><text:span text:style-name="a2622" text:class-names=""/></text:p>
          <text:p text:style-name="a2625" text:class-names="" text:cond-style-name=""><text:span text:style-name="a2624" text:class-names=""/></text:p>
          <draw:enhanced-geometry xmlns:dr3d="urn:oasis:names:tc:opendocument:xmlns:dr3d:1.0" draw:type="non-primitive" svg:viewBox="0 0 21600 21600" draw:enhanced-path="M 0 0 L 21600 0 21600 21600 0 21600 Z N"/>
        </draw:custom-shape>
        <draw:custom-shape svg:x="0.6684in" svg:y="0.08931in" svg:width="8.90972in" svg:height="0.82526in" draw:id="id299" draw:style-name="a2632" draw:name="標題 6">
          <svg:title/>
          <svg:desc/>
          <text:p text:style-name="a2631" text:class-names="" text:cond-style-name=""><text:span text:style-name="a2627" text:class-names="">醫福會</text:span><text:span text:style-name="a2628" text:class-names="">待審議事項辦理</text:span><text:span text:style-name="a2629" text:class-names="">情形</text:span><text:span text:style-name="a2630" text:class-names=""/></text:p>
          <draw:enhanced-geometry xmlns:dr3d="urn:oasis:names:tc:opendocument:xmlns:dr3d:1.0" draw:type="non-primitive" svg:viewBox="0 0 21600 21600" draw:enhanced-path="M 0 0 L 21600 0 21600 21600 0 21600 Z N"/>
        </draw:custom-shape>
        <draw:frame draw:id="id300" draw:style-name="a2636" draw:name="投影片編號版面配置區 5" svg:x="9.22049in" svg:y="6.9014in" svg:width="0.58333in" svg:height="0.41676in">
          <draw:text-box>
            <text:p text:style-name="a2635" text:class-names="" text:cond-style-name=""><text:span text:style-name="a2633" text:class-names=""><text:page-number style:num-format="1" text:fixed="false">15</text:page-number></text:span><text:span text:style-name="a2634" text:class-names=""/></text:p>
          </draw:text-box>
          <svg:title/>
          <svg:desc/>
        </draw:frame>
        <draw:frame draw:id="id301" draw:style-name="a2637" draw:name="Picture 7" svg:x="6.10249in" svg:y="3.4787in" svg:width="3.47212in" svg:height="3.1407in" style:rel-width="scale" style:rel-height="scale">
          <draw:image xlink:href="media/image9.jpeg" xlink:type="simple" xlink:show="embed" xlink:actuate="onLoad"/>
          <svg:title/>
          <svg:desc>芳香療法,開花,蠟燭,香,和諧,奢侈品,自然,蘭花,安撫,平和,倒影,使人耳目一新的,矯正的,慰藉的,水療,Fotolia
</svg:desc>
        </draw:frame>
        <presentation:notes draw:style-name="a2647">
          <draw:page-thumbnail draw:page-number="15" svg:x="1.01215in" svg:y="0.81424in" svg:width="5.43229in" svg:height="4.07639in" presentation:class="page" draw:id="id302" presentation:style-name="a2638" draw:name="投影片圖像版面配置區 1">
            <svg:title/>
            <svg:desc/>
          </draw:page-thumbnail>
          <draw:frame draw:id="id303" presentation:style-name="a2639" draw:name="備忘稿版面配置區 2" svg:x="1.04688in" svg:y="5.12153in" svg:width="5.35417in" svg:height="4.93403in" presentation:class="notes" presentation:placeholder="true">
            <draw:text-box/>
            <svg:title/>
            <svg:desc/>
          </draw:frame>
          <draw:frame draw:id="id304" draw:style-name="a2643" draw:name="投影片編號版面配置區 3" svg:x="3.57986in" svg:y="10.32292in" svg:width="3.22569in" svg:height="0.54688in">
            <draw:text-box>
              <text:p text:style-name="a2642" text:class-names="" text:cond-style-name=""><text:span text:style-name="a2640" text:class-names=""><text:page-number style:num-format="1" text:fixed="false">15</text:page-number></text:span><text:span text:style-name="a2641" text:class-names=""/></text:p>
            </draw:text-box>
            <svg:title/>
            <svg:desc/>
          </draw:frame>
          <draw:frame draw:id="id305" draw:style-name="a2646" draw:name="Rectangle 7" svg:x="4.22049in" svg:y="10.32292in" svg:width="3.22396in" svg:height="0.54688in">
            <draw:text-box>
              <text:p text:style-name="a2645" text:class-names="" text:cond-style-name=""><text:span text:style-name="a2644" text:class-names=""/></text:p>
            </draw:text-box>
            <svg:title/>
            <svg:desc/>
          </draw:frame>
        </presentation:notes>
      </draw:page>
      <draw:page draw:name="Slide679" draw:style-name="a2648" draw:master-page-name="Master1-Layout2-obj-標題及物件" presentation:presentation-page-layout-name="Master1-PPL2" draw:id="Slide-934">
        <draw:frame draw:id="id306" draw:style-name="a2649" draw:transform="translate(-1.25886in -1.52508in) rotate(-0.23532) translate(8.25116in 5.71363in)" draw:name="圖片 2" svg:width="2.51773in" svg:height="3.05016in" style:rel-width="scale" style:rel-height="scale">
          <draw:image xlink:href="media/image10.jpeg" xlink:type="simple" xlink:show="embed" xlink:actuate="onLoad"/>
          <svg:title/>
          <svg:desc/>
        </draw:frame>
        <draw:custom-shape svg:x="0.78819in" svg:y="2.70069in" svg:width="9.25174in" svg:height="1.25029in" draw:id="id307" draw:style-name="a2652" draw:name="Rectangle 5">
          <svg:title/>
          <svg:desc/>
          <text:p text:style-name="a2651" text:class-names="" text:cond-style-name=""><text:span text:style-name="a2650" text:class-names="">貳、疾病管制署</text:span></text:p>
          <draw:enhanced-geometry xmlns:dr3d="urn:oasis:names:tc:opendocument:xmlns:dr3d:1.0" draw:type="non-primitive" svg:viewBox="0 0 21600 21600" draw:enhanced-path="M 0 0 L 21600 0 21600 21600 0 21600 Z N"/>
        </draw:custom-shape>
        <draw:frame draw:id="id308" draw:style-name="a2656" draw:name="投影片編號版面配置區 4" svg:x="7.41667in" svg:y="7.00228in" svg:width="2.08333in" svg:height="0.49945in">
          <draw:text-box>
            <text:p text:style-name="a2655" text:class-names="" text:cond-style-name=""><text:span text:style-name="a2653" text:class-names=""><text:page-number style:num-format="1" text:fixed="false">16</text:page-number></text:span><text:span text:style-name="a2654" text:class-names=""/></text:p>
          </draw:text-box>
          <svg:title/>
          <svg:desc/>
        </draw:frame>
        <presentation:notes draw:style-name="a2663">
          <draw:frame draw:id="id309" draw:style-name="a2660" draw:name="Rectangle 8" svg:x="3.57986in" svg:y="10.32292in" svg:width="3.22569in" svg:height="0.54688in">
            <draw:text-box>
              <text:p text:style-name="a2659" text:class-names="" text:cond-style-name=""><text:span text:style-name="a2657" text:class-names=""><text:page-number style:num-format="1" text:fixed="false">16</text:page-number></text:span><text:span text:style-name="a2658" text:class-names=""/></text:p>
            </draw:text-box>
            <svg:title/>
            <svg:desc/>
          </draw:frame>
          <draw:page-thumbnail draw:page-number="16" svg:x="1.01215in" svg:y="0.81424in" svg:width="5.43229in" svg:height="4.07639in" presentation:class="page" draw:id="id310" presentation:style-name="a2661" draw:name="Rectangle 2">
            <svg:title/>
            <svg:desc/>
          </draw:page-thumbnail>
          <draw:frame draw:id="id311" presentation:style-name="a2662" draw:name="Rectangle 3" svg:x="1.04688in" svg:y="5.12153in" svg:width="5.35417in" svg:height="4.93403in" presentation:class="notes" presentation:placeholder="true">
            <draw:text-box/>
            <svg:title/>
            <svg:desc/>
          </draw:frame>
        </presentation:notes>
      </draw:page>
      <draw:page draw:name="Slide705" draw:style-name="a2664" draw:master-page-name="Master1-Layout7-blank-空白" presentation:presentation-page-layout-name="Master1-PPL7" draw:id="Slide-960">
        <draw:frame draw:id="id312" draw:style-name="a2667" draw:name="投影片編號版面配置區 3" svg:x="7.41667in" svg:y="7.00228in" svg:width="2.08333in" svg:height="0.49945in">
          <draw:text-box>
            <text:p text:style-name="a2666" text:class-names="" text:cond-style-name=""><text:span text:style-name="a2665" text:class-names=""><text:page-number style:num-format="1" text:fixed="false">17</text:page-number></text:span></text:p>
          </draw:text-box>
          <svg:title/>
          <svg:desc/>
        </draw:frame>
        <draw:frame draw:id="id313" draw:style-name="a2670" draw:name="投影片編號版面配置區 3" svg:x="7.41667in" svg:y="7.00228in" svg:width="2.08333in" svg:height="0.49945in">
          <draw:text-box>
            <text:p text:style-name="a2669" text:class-names="" text:cond-style-name=""><text:span text:style-name="a2668" text:class-names=""><text:page-number style:num-format="1" text:fixed="false">17</text:page-number></text:span></text:p>
          </draw:text-box>
          <svg:title/>
          <svg:desc/>
        </draw:frame>
        <draw:frame draw:id="id314" draw:style-name="a2674" draw:name="投影片編號版面配置區 3" svg:x="7.41667in" svg:y="7.00228in" svg:width="2.08333in" svg:height="0.49945in">
          <draw:text-box>
            <text:p text:style-name="a2673" text:class-names="" text:cond-style-name=""><text:span text:style-name="a2671" text:class-names=""><text:page-number style:num-format="1" text:fixed="false">17</text:page-number></text:span><text:span text:style-name="a2672" text:class-names=""/></text:p>
          </draw:text-box>
          <svg:title/>
          <svg:desc/>
        </draw:frame>
        <draw:frame draw:id="id315" presentation:style-name="a2721" draw:name="文字版面配置區 5" svg:x="0.51215in" svg:y="1.30817in" svg:width="9.05556in" svg:height="6.32918in" presentation:class="outline" presentation:placeholder="false">
          <draw:text-box>
            <text:list text:style-name="a2683">
              <text:list-item>
                <text:p text:style-name="a2682" text:class-names="" text:cond-style-name=""><text:span text:style-name="a2675" text:class-names="">「防疫業務」為撙節開支，凍結預算</text:span><text:span text:style-name="a2676" text:class-names="">1/30</text:span><text:span text:style-name="a2677" text:class-names=""><text:s text:c="1"/>。</text:span><text:span text:style-name="a2678" text:class-names="">(</text:span><text:span text:style-name="a2679" text:class-names="">決議</text:span><text:span text:style-name="a2680" text:class-names="">1)</text:span><text:span text:style-name="a2681" text:class-names=""/></text:p>
              </text:list-item>
            </text:list>
            <text:list text:style-name="a2720">
              <text:list-item>
                <text:p text:style-name="a2719" text:class-names="" text:cond-style-name=""><text:span text:style-name="a2684" text:class-names=""><text:s text:c="1"/></text:span><text:span text:style-name="a2685" text:class-names=""><text:s text:c="4"/></text:span><text:span text:style-name="a2686" text:class-names="">104</text:span><text:span text:style-name="a2687" text:class-names="">年</text:span><text:span text:style-name="a2688" text:class-names="">增派</text:span><text:span text:style-name="a2689" text:class-names="">1</text:span><text:span text:style-name="a2690" text:class-names="">名參與美國疾病管制</text:span><text:span text:style-name="a2691" text:class-names="">中心</text:span><text:span text:style-name="a2692" text:class-names="">「疾病流行調查服務訓練</text:span><text:span text:style-name="a2693" text:class-names="">計畫」，</text:span><text:span text:style-name="a2694" text:class-names="">故出國</text:span><text:span text:style-name="a2695" text:class-names="">人日數較</text:span><text:span text:style-name="a2696" text:class-names="">103</text:span><text:span text:style-name="a2697" text:class-names="">年</text:span><text:span text:style-name="a2698" text:class-names="">增加，但</text:span><text:span text:style-name="a2699" text:class-names="">總預算</text:span><text:span text:style-name="a2700" text:class-names="">減少；</text:span><text:span text:style-name="a2701" text:class-names="">疾管署已</text:span><text:span text:style-name="a2702" text:class-names="">訂有</text:span><text:span text:style-name="a2703" text:class-names="">委辦費</text:span><text:span text:style-name="a2704" text:class-names="">使用之相關規範並嚴格督導，</text:span><text:span text:style-name="a2705" text:class-names="">受委託單位亦應依</text:span><text:span text:style-name="a2706" text:class-names="">政府採購法</text:span><text:span text:style-name="a2707" text:class-names="">、契約等</text:span><text:span text:style-name="a2708" text:class-names="">規定支用</text:span><text:span text:style-name="a2709" text:class-names="">經費及提報成果</text:span><text:span text:style-name="a2710" text:class-names="">；</text:span><text:span text:style-name="a2711" text:class-names="">資訊軟硬體設備費屬分項執行計畫</text:span><text:span text:style-name="a2712" text:class-names="">，</text:span><text:span text:style-name="a2713" text:class-names="">未達需報院</text:span><text:span text:style-name="a2714" text:class-names="">審查</text:span><text:span text:style-name="a2715" text:class-names="">之標準，資安保護則結合既有設備及委外監控</text:span><text:span text:style-name="a2716" text:class-names="">服務，依</text:span><text:span text:style-name="a2717" text:class-names="">相關資安規範</text:span><text:span text:style-name="a2718" text:class-names="">管理。</text:span></text:p>
              </text:list-item>
            </text:list>
          </draw:text-box>
          <svg:title/>
          <svg:desc/>
        </draw:frame>
        <draw:frame draw:id="id316" presentation:style-name="a2725" draw:name="標題 6" svg:x="1.27604in" svg:y="0.32415in" svg:width="8.22396in" svg:height="0.82526in" presentation:class="title" presentation:placeholder="false">
          <draw:text-box>
            <text:p text:style-name="a2724" text:class-names="" text:cond-style-name=""><text:span text:style-name="a2722" text:class-names="">待審議事項辦理情形</text:span><text:span text:style-name="a2723" text:class-names=""/></text:p>
          </draw:text-box>
          <svg:title/>
          <svg:desc/>
        </draw:frame>
        <draw:frame draw:id="id317" draw:style-name="a2726" draw:name="Picture 11" svg:x="6.33949in" svg:y="4.12595in" svg:width="3.16051in" svg:height="2.51864in" style:rel-width="scale" style:rel-height="scale">
          <draw:image xlink:href="media/image11.jpeg" xlink:type="simple" xlink:show="embed" xlink:actuate="onLoad"/>
          <svg:title/>
          <svg:desc>Fotolia,冬天,剪影,枝,樹,照片,群,翅膀,自然,飛,鳥,黑白</svg:desc>
        </draw:frame>
        <presentation:notes draw:style-name="a2741">
          <draw:frame draw:id="id318" draw:style-name="a2729" draw:name="Rectangle 7" svg:x="3.57986in" svg:y="10.32292in" svg:width="3.22569in" svg:height="0.54688in">
            <draw:text-box>
              <text:p text:style-name="a2728" text:class-names="" text:cond-style-name=""><text:span text:style-name="a2727" text:class-names=""><text:page-number style:num-format="1" text:fixed="false">17</text:page-number></text:span></text:p>
            </draw:text-box>
            <svg:title/>
            <svg:desc/>
          </draw:frame>
          <draw:frame draw:id="id319" draw:style-name="a2732" draw:name="Rectangle 7" svg:x="3.57986in" svg:y="10.32292in" svg:width="3.22569in" svg:height="0.54688in">
            <draw:text-box>
              <text:p text:style-name="a2731" text:class-names="" text:cond-style-name=""><text:span text:style-name="a2730" text:class-names=""><text:page-number style:num-format="1" text:fixed="false">17</text:page-number></text:span></text:p>
            </draw:text-box>
            <svg:title/>
            <svg:desc/>
          </draw:frame>
          <draw:frame draw:id="id320" draw:style-name="a2735" draw:name="Rectangle 7" svg:x="3.57986in" svg:y="10.32292in" svg:width="3.22569in" svg:height="0.54688in">
            <draw:text-box>
              <text:p text:style-name="a2734" text:class-names="" text:cond-style-name=""><text:span text:style-name="a2733" text:class-names=""><text:page-number style:num-format="1" text:fixed="false">17</text:page-number></text:span></text:p>
            </draw:text-box>
            <svg:title/>
            <svg:desc/>
          </draw:frame>
          <draw:frame draw:id="id321" draw:style-name="a2738" draw:name="Rectangle 7" svg:x="4.22049in" svg:y="10.32292in" svg:width="3.22396in" svg:height="0.54688in">
            <draw:text-box>
              <text:p text:style-name="a2737" text:class-names="" text:cond-style-name=""><text:span text:style-name="a2736" text:class-names=""/></text:p>
            </draw:text-box>
            <svg:title/>
            <svg:desc/>
          </draw:frame>
          <draw:page-thumbnail draw:page-number="17" svg:x="1.00694in" svg:y="0.81597in" svg:width="5.43056in" svg:height="4.07465in" presentation:class="page" draw:id="id322" presentation:style-name="a2739" draw:name="Rectangle 2">
            <svg:title/>
            <svg:desc/>
          </draw:page-thumbnail>
          <draw:frame draw:id="id323" presentation:style-name="a2740" draw:name="Rectangle 3" svg:x="1.04688in" svg:y="5.12153in" svg:width="5.35417in" svg:height="4.93403in" presentation:class="notes" presentation:placeholder="true">
            <draw:text-box/>
            <svg:title/>
            <svg:desc/>
          </draw:frame>
        </presentation:notes>
      </draw:page>
      <draw:page draw:name="Slide696" draw:style-name="a2742" draw:master-page-name="Master1-Layout2-obj-標題及物件" presentation:presentation-page-layout-name="Master1-PPL2" draw:id="Slide-951">
        <draw:frame draw:id="id324" draw:style-name="a2743" draw:transform="translate(-1.27256in -1.57431in) rotate(-0.24986) translate(8.16213in 5.64561in)" draw:name="圖片 2" svg:width="2.54511in" svg:height="3.14863in" style:rel-width="scale" style:rel-height="scale">
          <draw:image xlink:href="media/image12.jpeg" xlink:type="simple" xlink:show="embed" xlink:actuate="onLoad"/>
          <svg:title/>
          <svg:desc/>
        </draw:frame>
        <draw:custom-shape svg:x="0.55208in" svg:y="2.77511in" svg:width="9.25174in" svg:height="1.25029in" draw:id="id325" draw:style-name="a2746" draw:name="Rectangle 5">
          <svg:title/>
          <svg:desc/>
          <text:p text:style-name="a2745" text:class-names="" text:cond-style-name=""><text:span text:style-name="a2744" text:class-names="">參、食品藥物管理署</text:span></text:p>
          <draw:enhanced-geometry xmlns:dr3d="urn:oasis:names:tc:opendocument:xmlns:dr3d:1.0" draw:type="non-primitive" svg:viewBox="0 0 21600 21600" draw:enhanced-path="M 0 0 L 21600 0 21600 21600 0 21600 Z N"/>
        </draw:custom-shape>
        <draw:frame draw:id="id326" draw:style-name="a2750" draw:name="投影片編號版面配置區 4" svg:x="7.41667in" svg:y="7.00228in" svg:width="2.08333in" svg:height="0.49945in">
          <draw:text-box>
            <text:p text:style-name="a2749" text:class-names="" text:cond-style-name=""><text:span text:style-name="a2747" text:class-names=""><text:page-number style:num-format="1" text:fixed="false">18</text:page-number></text:span><text:span text:style-name="a2748" text:class-names=""/></text:p>
          </draw:text-box>
          <svg:title/>
          <svg:desc/>
        </draw:frame>
        <presentation:notes draw:style-name="a2760">
          <draw:frame draw:id="id327" draw:style-name="a2754" draw:name="Rectangle 8" svg:x="3.57986in" svg:y="10.32292in" svg:width="3.22569in" svg:height="0.54688in">
            <draw:text-box>
              <text:p text:style-name="a2753" text:class-names="" text:cond-style-name=""><text:span text:style-name="a2751" text:class-names=""><text:page-number style:num-format="1" text:fixed="false">18</text:page-number></text:span><text:span text:style-name="a2752" text:class-names=""/></text:p>
            </draw:text-box>
            <svg:title/>
            <svg:desc/>
          </draw:frame>
          <draw:page-thumbnail draw:page-number="18" svg:x="1.01215in" svg:y="0.81424in" svg:width="5.43229in" svg:height="4.07639in" presentation:class="page" draw:id="id328" presentation:style-name="a2755" draw:name="Rectangle 2">
            <svg:title/>
            <svg:desc/>
          </draw:page-thumbnail>
          <draw:frame draw:id="id329" presentation:style-name="a2756" draw:name="Rectangle 3" svg:x="1.04688in" svg:y="5.12153in" svg:width="5.35417in" svg:height="4.93403in" presentation:class="notes" presentation:placeholder="true">
            <draw:text-box/>
            <svg:title/>
            <svg:desc/>
          </draw:frame>
          <draw:frame draw:id="id330" draw:style-name="a2759" draw:name="Rectangle 7" svg:x="4.22049in" svg:y="10.32292in" svg:width="3.22396in" svg:height="0.54688in">
            <draw:text-box>
              <text:p text:style-name="a2758" text:class-names="" text:cond-style-name=""><text:span text:style-name="a2757" text:class-names=""/></text:p>
            </draw:text-box>
            <svg:title/>
            <svg:desc/>
          </draw:frame>
        </presentation:notes>
      </draw:page>
      <draw:page draw:name="Slide712" draw:style-name="a2761" draw:master-page-name="Master1-Layout7-blank-空白" presentation:presentation-page-layout-name="Master1-PPL7" draw:id="Slide-967">
        <draw:frame draw:id="id331" draw:style-name="a2764" draw:name="投影片編號版面配置區 3" svg:x="7.41667in" svg:y="7.00228in" svg:width="2.08333in" svg:height="0.49945in">
          <draw:text-box>
            <text:p text:style-name="a2763" text:class-names="" text:cond-style-name=""><text:span text:style-name="a2762" text:class-names=""><text:page-number style:num-format="1" text:fixed="false">19</text:page-number></text:span></text:p>
          </draw:text-box>
          <svg:title/>
          <svg:desc/>
        </draw:frame>
        <draw:frame draw:id="id332" draw:style-name="a2767" draw:name="投影片編號版面配置區 3" svg:x="7.41667in" svg:y="7.00228in" svg:width="2.08333in" svg:height="0.49945in">
          <draw:text-box>
            <text:p text:style-name="a2766" text:class-names="" text:cond-style-name=""><text:span text:style-name="a2765" text:class-names=""><text:page-number style:num-format="1" text:fixed="false">19</text:page-number></text:span></text:p>
          </draw:text-box>
          <svg:title/>
          <svg:desc/>
        </draw:frame>
        <draw:frame draw:id="id333" draw:style-name="a2771" draw:name="投影片編號版面配置區 3" svg:x="7.41667in" svg:y="7.00228in" svg:width="2.08333in" svg:height="0.49945in">
          <draw:text-box>
            <text:p text:style-name="a2770" text:class-names="" text:cond-style-name=""><text:span text:style-name="a2768" text:class-names=""><text:page-number style:num-format="1" text:fixed="false">19</text:page-number></text:span><text:span text:style-name="a2769" text:class-names=""/></text:p>
          </draw:text-box>
          <svg:title/>
          <svg:desc/>
        </draw:frame>
        <draw:frame draw:id="id334" presentation:style-name="a2814" draw:name="文字版面配置區 5" svg:x="0.51215in" svg:y="1.30817in" svg:width="9.21278in" svg:height="6.32918in" presentation:class="outline" presentation:placeholder="false">
          <draw:text-box>
            <text:list text:style-name="a2789">
              <text:list-item>
                <text:p text:style-name="a2788" text:class-names="" text:cond-style-name=""><text:span text:style-name="a2772" text:class-names="">「科技發展</text:span><text:span text:style-name="a2773" text:class-names="">工作</text:span><text:span text:style-name="a2774" text:class-names="">－</text:span><text:span text:style-name="a2775" text:class-names="">導入</text:span><text:span text:style-name="a2776" text:class-names="">健康風險</text:span><text:span text:style-name="a2777" text:class-names="">評估</text:span><text:span text:style-name="a2778" text:class-names="">科技</text:span><text:span text:style-name="a2779" text:class-names="">及</text:span><text:span text:style-name="a2780" text:class-names="">精進我國食品安全</text:span><text:span text:style-name="a2781" text:class-names="">」，政府應重新思考食安問題管控方法，凍結預算</text:span><text:span text:style-name="a2782" text:class-names="">1/5</text:span><text:span text:style-name="a2783" text:class-names="">。</text:span><text:span text:style-name="a2784" text:class-names="">(</text:span><text:span text:style-name="a2785" text:class-names="">決議</text:span><text:span text:style-name="a2786" text:class-names="">32)</text:span><text:span text:style-name="a2787" text:class-names=""/></text:p>
              </text:list-item>
            </text:list>
            <text:list text:style-name="a2798">
              <text:list-item>
                <text:p text:style-name="a2797" text:class-names="" text:cond-style-name=""><text:span text:style-name="a2790" text:class-names="">本計畫</text:span><text:span text:style-name="a2791" text:class-names="">以本部食</text:span><text:span text:style-name="a2792" text:class-names="">藥署、國衛院及學術界專家之研究量能為基礎，導入風險評估之方法，所獲之結果及科學數據，作為我國食品法規標準、管理制度及決策分析之基礎，並發展食品檢驗技術，以因應非預期添加物及攙偽物質檢驗之需求，</text:span><text:span text:style-name="a2793" text:class-names="">希以</text:span><text:span text:style-name="a2794" text:class-names="">完善且科學之方法解決食安問題</text:span><text:span text:style-name="a2795" text:class-names="">。</text:span><text:span text:style-name="a2796" text:class-names=""/></text:p>
              </text:list-item>
            </text:list>
            <text:list text:style-name="a2806">
              <text:list-item>
                <text:p text:style-name="a2805" text:class-names="" text:cond-style-name=""><text:span text:style-name="a2799" text:class-names="">「食品藥物管理業務－重建食品藥物安全計畫」凍結預算</text:span><text:span text:style-name="a2800" text:class-names="">1/5</text:span><text:span text:style-name="a2801" text:class-names="">。</text:span><text:span text:style-name="a2802" text:class-names="">(</text:span><text:span text:style-name="a2803" text:class-names="">決議</text:span><text:span text:style-name="a2804" text:class-names="">34)</text:span></text:p>
              </text:list-item>
            </text:list>
            <text:list text:style-name="a2810">
              <text:list-item>
                <text:p text:style-name="a2809" text:class-names="" text:cond-style-name=""><text:span text:style-name="a2807" text:class-names="">鑑於近年食安經費編列十分窘迫，國人每年每人食安經費更遠低於歐美國家，規劃由本計畫推動食品登錄、食品添加物三分策略</text:span><text:span text:style-name="a2808" text:class-names="">及工作、食品工廠分廠分照及三級品管，凍結本計畫經費，則重要食安推動工作無法順遂開展，計畫執行更無法擴散管理效益。</text:span></text:p>
              </text:list-item>
            </text:list>
            <text:list text:style-name="a2813">
              <text:list-item>
                <text:p text:style-name="a2812" text:class-names="" text:cond-style-name=""><text:span text:style-name="a2811" text:class-names=""/></text:p>
              </text:list-item>
            </text:list>
          </draw:text-box>
          <svg:title/>
          <svg:desc/>
        </draw:frame>
        <draw:frame draw:id="id335" presentation:style-name="a2818" draw:name="標題 6" svg:x="1.27604in" svg:y="0.32415in" svg:width="8.58507in" svg:height="0.82526in" presentation:class="title" presentation:placeholder="false">
          <draw:text-box>
            <text:p text:style-name="a2817" text:class-names="" text:cond-style-name=""><text:span text:style-name="a2815" text:class-names="">待審議事項辦理情形</text:span><text:span text:style-name="a2816" text:class-names=""/></text:p>
          </draw:text-box>
          <svg:title/>
          <svg:desc/>
        </draw:frame>
        <presentation:notes draw:style-name="a2833">
          <draw:frame draw:id="id336" draw:style-name="a2821" draw:name="Rectangle 7" svg:x="3.57986in" svg:y="10.32292in" svg:width="3.22569in" svg:height="0.54688in">
            <draw:text-box>
              <text:p text:style-name="a2820" text:class-names="" text:cond-style-name=""><text:span text:style-name="a2819" text:class-names=""><text:page-number style:num-format="1" text:fixed="false">19</text:page-number></text:span></text:p>
            </draw:text-box>
            <svg:title/>
            <svg:desc/>
          </draw:frame>
          <draw:frame draw:id="id337" draw:style-name="a2824" draw:name="Rectangle 7" svg:x="3.57986in" svg:y="10.32292in" svg:width="3.22569in" svg:height="0.54688in">
            <draw:text-box>
              <text:p text:style-name="a2823" text:class-names="" text:cond-style-name=""><text:span text:style-name="a2822" text:class-names=""><text:page-number style:num-format="1" text:fixed="false">19</text:page-number></text:span></text:p>
            </draw:text-box>
            <svg:title/>
            <svg:desc/>
          </draw:frame>
          <draw:frame draw:id="id338" draw:style-name="a2827" draw:name="Rectangle 7" svg:x="3.57986in" svg:y="10.32292in" svg:width="3.22569in" svg:height="0.54688in">
            <draw:text-box>
              <text:p text:style-name="a2826" text:class-names="" text:cond-style-name=""><text:span text:style-name="a2825" text:class-names=""><text:page-number style:num-format="1" text:fixed="false">19</text:page-number></text:span></text:p>
            </draw:text-box>
            <svg:title/>
            <svg:desc/>
          </draw:frame>
          <draw:frame draw:id="id339" draw:style-name="a2830" draw:name="Rectangle 7" svg:x="4.22049in" svg:y="10.32292in" svg:width="3.22396in" svg:height="0.54688in">
            <draw:text-box>
              <text:p text:style-name="a2829" text:class-names="" text:cond-style-name=""><text:span text:style-name="a2828" text:class-names=""/></text:p>
            </draw:text-box>
            <svg:title/>
            <svg:desc/>
          </draw:frame>
          <draw:page-thumbnail draw:page-number="19" svg:x="1.00694in" svg:y="0.81597in" svg:width="5.43056in" svg:height="4.07465in" presentation:class="page" draw:id="id340" presentation:style-name="a2831" draw:name="Rectangle 2">
            <svg:title/>
            <svg:desc/>
          </draw:page-thumbnail>
          <draw:frame draw:id="id341" presentation:style-name="a2832" draw:name="Rectangle 3" svg:x="1.04688in" svg:y="5.12153in" svg:width="5.35417in" svg:height="4.93403in" presentation:class="notes" presentation:placeholder="true">
            <draw:text-box/>
            <svg:title/>
            <svg:desc/>
          </draw:frame>
        </presentation:notes>
      </draw:page>
      <draw:page draw:name="Slide697" draw:style-name="a2834" draw:master-page-name="Master1-Layout2-obj-標題及物件" presentation:presentation-page-layout-name="Master1-PPL2" draw:id="Slide-952">
        <draw:custom-shape svg:x="0.43229in" svg:y="2.876in" svg:width="9.25174in" svg:height="1.25029in" draw:id="id342" draw:style-name="a2837" draw:name="Rectangle 5">
          <svg:title/>
          <svg:desc/>
          <text:p text:style-name="a2836" text:class-names="" text:cond-style-name=""><text:span text:style-name="a2835" text:class-names="">肆、中央健康保險署</text:span></text:p>
          <draw:enhanced-geometry xmlns:dr3d="urn:oasis:names:tc:opendocument:xmlns:dr3d:1.0" draw:type="non-primitive" svg:viewBox="0 0 21600 21600" draw:enhanced-path="M 0 0 L 21600 0 21600 21600 0 21600 Z N"/>
        </draw:custom-shape>
        <draw:frame draw:id="id343" draw:style-name="a2841" draw:name="投影片編號版面配置區 4" svg:x="7.41667in" svg:y="7.00228in" svg:width="2.08333in" svg:height="0.49945in">
          <draw:text-box>
            <text:p text:style-name="a2840" text:class-names="" text:cond-style-name=""><text:span text:style-name="a2838" text:class-names=""><text:page-number style:num-format="1" text:fixed="false">20</text:page-number></text:span><text:span text:style-name="a2839" text:class-names=""/></text:p>
          </draw:text-box>
          <svg:title/>
          <svg:desc/>
        </draw:frame>
        <draw:frame draw:id="id344" draw:style-name="a2843" draw:transform="translate(-1.24575in -1.57699in) rotate(-0.64112) translate(8.12636in 5.80122in)" draw:name="圖片 4" svg:width="2.49149in" svg:height="3.15398in" style:rel-width="scale" style:rel-height="scale">
          <draw:image xlink:href="media/image13.jpeg" xlink:type="simple" xlink:show="embed" xlink:actuate="onLoad"/>
          <svg:title/>
          <svg:desc/>
        </draw:frame>
        <presentation:notes draw:style-name="a2853">
          <draw:frame draw:id="id345" draw:style-name="a2847" draw:name="Rectangle 8" svg:x="3.57986in" svg:y="10.32292in" svg:width="3.22569in" svg:height="0.54688in">
            <draw:text-box>
              <text:p text:style-name="a2846" text:class-names="" text:cond-style-name=""><text:span text:style-name="a2844" text:class-names=""><text:page-number style:num-format="1" text:fixed="false">20</text:page-number></text:span><text:span text:style-name="a2845" text:class-names=""/></text:p>
            </draw:text-box>
            <svg:title/>
            <svg:desc/>
          </draw:frame>
          <draw:page-thumbnail draw:page-number="20" svg:x="1.01215in" svg:y="0.81424in" svg:width="5.43229in" svg:height="4.07639in" presentation:class="page" draw:id="id346" presentation:style-name="a2848" draw:name="Rectangle 2">
            <svg:title/>
            <svg:desc/>
          </draw:page-thumbnail>
          <draw:frame draw:id="id347" presentation:style-name="a2849" draw:name="Rectangle 3" svg:x="1.04688in" svg:y="5.12153in" svg:width="5.35417in" svg:height="4.93403in" presentation:class="notes" presentation:placeholder="true">
            <draw:text-box/>
            <svg:title/>
            <svg:desc/>
          </draw:frame>
          <draw:frame draw:id="id348" draw:style-name="a2852" draw:name="Rectangle 7" svg:x="4.22049in" svg:y="10.32292in" svg:width="3.22396in" svg:height="0.54688in">
            <draw:text-box>
              <text:p text:style-name="a2851" text:class-names="" text:cond-style-name=""><text:span text:style-name="a2850" text:class-names=""/></text:p>
            </draw:text-box>
            <svg:title/>
            <svg:desc/>
          </draw:frame>
        </presentation:notes>
      </draw:page>
      <draw:page draw:name="Slide707" draw:style-name="a2854" draw:master-page-name="Master1-Layout7-blank-空白" presentation:presentation-page-layout-name="Master1-PPL7" draw:id="Slide-962">
        <draw:custom-shape svg:x="1.61458in" svg:y="0.31588in" svg:width="8.27951in" svg:height="0.63011in" draw:id="id349" draw:style-name="a2858" draw:name="標題 6">
          <svg:title/>
          <svg:desc/>
          <text:p text:style-name="a2857" text:class-names="" text:cond-style-name=""><text:span text:style-name="a2855" text:class-names="">待審議事項辦理情形</text:span><text:span text:style-name="a2856" text:class-names=""/></text:p>
          <draw:enhanced-geometry xmlns:dr3d="urn:oasis:names:tc:opendocument:xmlns:dr3d:1.0" draw:type="non-primitive" svg:viewBox="0 0 21600 21600" draw:enhanced-path="M 0 0 L 21600 0 21600 21600 0 21600 Z N"/>
        </draw:custom-shape>
        <draw:frame draw:id="id350" draw:style-name="a2862" draw:name="投影片編號版面配置區 5" svg:x="9.17361in" svg:y="7.08497in" svg:width="0.58333in" svg:height="0.41676in">
          <draw:text-box>
            <text:p text:style-name="a2861" text:class-names="" text:cond-style-name=""><text:span text:style-name="a2859" text:class-names=""><text:page-number style:num-format="1" text:fixed="false">21</text:page-number></text:span><text:span text:style-name="a2860" text:class-names=""/></text:p>
          </draw:text-box>
          <svg:title/>
          <svg:desc/>
        </draw:frame>
        <draw:custom-shape svg:x="0.51215in" svg:y="1.30817in" svg:width="9.2934in" svg:height="5.4758in" draw:id="id351" draw:style-name="a2894" draw:name="文字版面配置區 5">
          <svg:title/>
          <svg:desc/>
          <text:list text:style-name="a2873">
            <text:list-item>
              <text:p text:style-name="a2872" text:class-names="" text:cond-style-name=""><text:span text:style-name="a2863" text:class-names="">「</text:span><text:span text:style-name="a2864" text:class-names="">健保業務」總額審查作業公開度及透明度明顯不足，有規避監督之意，</text:span><text:span text:style-name="a2865" text:class-names="">凍結</text:span><text:span text:style-name="a2866" text:class-names="">500</text:span><text:span text:style-name="a2867" text:class-names="">萬元。</text:span><text:span text:style-name="a2868" text:class-names="">(</text:span><text:span text:style-name="a2869" text:class-names="">決議</text:span><text:span text:style-name="a2870" text:class-names="">2)</text:span><text:span text:style-name="a2871" text:class-names=""/></text:p>
            </text:list-item>
          </text:list>
          <text:p text:style-name="a2891" text:class-names="" text:cond-style-name=""><text:span text:style-name="a2874" text:class-names=""><text:s text:c="2"/></text:span><text:span text:style-name="a2875" text:class-names=""><text:tab/></text:span><text:span text:style-name="a2876" text:class-names="">依健保法第</text:span><text:span text:style-name="a2877" text:class-names="">63</text:span><text:span text:style-name="a2878" text:class-names="">條</text:span><text:span text:style-name="a2879" text:class-names="">規定，審查業務得委託相關專業機構、團體辦理之。中央健康保險署據以將審查業務透過</text:span><text:span text:style-name="a2880" text:class-names="">公開招標</text:span><text:span text:style-name="a2881" text:class-names="">辦理，抽審指標與審查注意事項等，皆於該署全球資訊網公開</text:span><text:span text:style-name="a2882" text:class-names="">。</text:span><text:span text:style-name="a2883" text:class-names="">為確保醫療品質，透過多元化審查方式管理及醫界同儕制約，</text:span><text:span text:style-name="a2884" text:class-names="">103</text:span><text:span text:style-name="a2885" text:class-names="">年共審查超過</text:span><text:span text:style-name="a2886" text:class-names="">250</text:span><text:span text:style-name="a2887" text:class-names="">萬件醫療案件，經審查核減不適當醫療費用約</text:span><text:span text:style-name="a2888" text:class-names="">100</text:span><text:span text:style-name="a2889" text:class-names="">多億點。</text:span><text:span text:style-name="a2890" text:class-names=""/></text:p>
          <text:p text:style-name="a2893" text:class-names="" text:cond-style-name=""><text:span text:style-name="a2892" text:class-names=""/></text:p>
          <draw:enhanced-geometry xmlns:dr3d="urn:oasis:names:tc:opendocument:xmlns:dr3d:1.0" draw:type="non-primitive" svg:viewBox="0 0 21600 21600" draw:enhanced-path="M 0 0 L 21600 0 21600 21600 0 21600 Z N"/>
        </draw:custom-shape>
        <draw:frame draw:id="id352" draw:style-name="a2895" draw:transform="translate(-1.12472in -1.15417in) rotate(-4.52263) translate(8.24613in 5.52066in)" draw:name="Picture 8" svg:width="2.24944in" svg:height="2.30835in" style:rel-width="scale" style:rel-height="scale">
          <draw:image xlink:href="media/image14.jpeg" xlink:type="simple" xlink:show="embed" xlink:actuate="onLoad"/>
          <svg:title/>
          <svg:desc>攝影,植物,自然,花朵,花的,鳶尾花</svg:desc>
        </draw:frame>
        <presentation:notes draw:style-name="a2905">
          <draw:page-thumbnail draw:page-number="21" svg:x="1.01215in" svg:y="0.81424in" svg:width="5.43229in" svg:height="4.07639in" presentation:class="page" draw:id="id353" presentation:style-name="a2896" draw:name="投影片圖像版面配置區 1">
            <svg:title/>
            <svg:desc/>
          </draw:page-thumbnail>
          <draw:frame draw:id="id354" presentation:style-name="a2897" draw:name="備忘稿版面配置區 2" svg:x="1.04688in" svg:y="5.12153in" svg:width="5.35417in" svg:height="4.93403in" presentation:class="notes" presentation:placeholder="true">
            <draw:text-box/>
            <svg:title/>
            <svg:desc/>
          </draw:frame>
          <draw:frame draw:id="id355" draw:style-name="a2901" draw:name="投影片編號版面配置區 3" svg:x="3.57986in" svg:y="10.32292in" svg:width="3.22569in" svg:height="0.54688in">
            <draw:text-box>
              <text:p text:style-name="a2900" text:class-names="" text:cond-style-name=""><text:span text:style-name="a2898" text:class-names=""><text:page-number style:num-format="1" text:fixed="false">21</text:page-number></text:span><text:span text:style-name="a2899" text:class-names=""/></text:p>
            </draw:text-box>
            <svg:title/>
            <svg:desc/>
          </draw:frame>
          <draw:frame draw:id="id356" draw:style-name="a2904" draw:name="Rectangle 7" svg:x="4.22049in" svg:y="10.32292in" svg:width="3.22396in" svg:height="0.54688in">
            <draw:text-box>
              <text:p text:style-name="a2903" text:class-names="" text:cond-style-name=""><text:span text:style-name="a2902" text:class-names=""/></text:p>
            </draw:text-box>
            <svg:title/>
            <svg:desc/>
          </draw:frame>
        </presentation:notes>
      </draw:page>
      <draw:page draw:name="Slide700" draw:style-name="a2906" draw:master-page-name="Master1-Layout2-obj-標題及物件" presentation:presentation-page-layout-name="Master1-PPL2" draw:id="Slide-955">
        <draw:custom-shape svg:x="0.63021in" svg:y="2.79992in" svg:width="9.25174in" svg:height="1.25029in" draw:id="id357" draw:style-name="a2909" draw:name="Rectangle 5">
          <svg:title/>
          <svg:desc/>
          <text:p text:style-name="a2908" text:class-names="" text:cond-style-name=""><text:span text:style-name="a2907" text:class-names="">伍、國家中醫藥研究所</text:span></text:p>
          <draw:enhanced-geometry xmlns:dr3d="urn:oasis:names:tc:opendocument:xmlns:dr3d:1.0" draw:type="non-primitive" svg:viewBox="0 0 21600 21600" draw:enhanced-path="M 0 0 L 21600 0 21600 21600 0 21600 Z N"/>
        </draw:custom-shape>
        <draw:frame draw:id="id358" draw:style-name="a2913" draw:name="投影片編號版面配置區 4" svg:x="7.41667in" svg:y="7.00228in" svg:width="2.08333in" svg:height="0.49945in">
          <draw:text-box>
            <text:p text:style-name="a2912" text:class-names="" text:cond-style-name=""><text:span text:style-name="a2910" text:class-names=""><text:page-number style:num-format="1" text:fixed="false">22</text:page-number></text:span><text:span text:style-name="a2911" text:class-names=""/></text:p>
          </draw:text-box>
          <svg:title/>
          <svg:desc/>
        </draw:frame>
        <draw:frame draw:id="id359" draw:style-name="a2915" draw:transform="translate(-1.19824in -1.57907in) rotate(-0.5261) translate(8.27202in 5.68339in)" draw:name="圖片 4" svg:width="2.39648in" svg:height="3.15815in" style:rel-width="scale" style:rel-height="scale">
          <draw:image xlink:href="media/image15.jpeg" xlink:type="simple" xlink:show="embed" xlink:actuate="onLoad"/>
          <svg:title/>
          <svg:desc/>
        </draw:frame>
        <presentation:notes draw:style-name="a2925">
          <draw:frame draw:id="id360" draw:style-name="a2919" draw:name="Rectangle 8" svg:x="3.57986in" svg:y="10.32292in" svg:width="3.22569in" svg:height="0.54688in">
            <draw:text-box>
              <text:p text:style-name="a2918" text:class-names="" text:cond-style-name=""><text:span text:style-name="a2916" text:class-names=""><text:page-number style:num-format="1" text:fixed="false">22</text:page-number></text:span><text:span text:style-name="a2917" text:class-names=""/></text:p>
            </draw:text-box>
            <svg:title/>
            <svg:desc/>
          </draw:frame>
          <draw:page-thumbnail draw:page-number="22" svg:x="1.01215in" svg:y="0.81424in" svg:width="5.43229in" svg:height="4.07639in" presentation:class="page" draw:id="id361" presentation:style-name="a2920" draw:name="Rectangle 2">
            <svg:title/>
            <svg:desc/>
          </draw:page-thumbnail>
          <draw:frame draw:id="id362" presentation:style-name="a2921" draw:name="Rectangle 3" svg:x="1.04688in" svg:y="5.12153in" svg:width="5.35417in" svg:height="4.93403in" presentation:class="notes" presentation:placeholder="true">
            <draw:text-box/>
            <svg:title/>
            <svg:desc/>
          </draw:frame>
          <draw:frame draw:id="id363" draw:style-name="a2924" draw:name="Rectangle 7" svg:x="4.22049in" svg:y="10.32292in" svg:width="3.22396in" svg:height="0.54688in">
            <draw:text-box>
              <text:p text:style-name="a2923" text:class-names="" text:cond-style-name=""><text:span text:style-name="a2922" text:class-names=""/></text:p>
            </draw:text-box>
            <svg:title/>
            <svg:desc/>
          </draw:frame>
        </presentation:notes>
      </draw:page>
      <draw:page draw:name="Slide704" draw:style-name="a2926" draw:master-page-name="Master1-Layout7-blank-空白" presentation:presentation-page-layout-name="Master1-PPL7" draw:id="Slide-959">
        <draw:frame draw:id="id364" draw:style-name="a2929" draw:name="投影片編號版面配置區 3" svg:x="7.41667in" svg:y="7.00228in" svg:width="2.08333in" svg:height="0.49945in">
          <draw:text-box>
            <text:p text:style-name="a2928" text:class-names="" text:cond-style-name=""><text:span text:style-name="a2927" text:class-names=""><text:page-number style:num-format="1" text:fixed="false">23</text:page-number></text:span></text:p>
          </draw:text-box>
          <svg:title/>
          <svg:desc/>
        </draw:frame>
        <draw:frame draw:id="id365" draw:style-name="a2932" draw:name="投影片編號版面配置區 3" svg:x="7.41667in" svg:y="7.00228in" svg:width="2.08333in" svg:height="0.49945in">
          <draw:text-box>
            <text:p text:style-name="a2931" text:class-names="" text:cond-style-name=""><text:span text:style-name="a2930" text:class-names=""><text:page-number style:num-format="1" text:fixed="false">23</text:page-number></text:span></text:p>
          </draw:text-box>
          <svg:title/>
          <svg:desc/>
        </draw:frame>
        <draw:frame draw:id="id366" draw:style-name="a2936" draw:name="投影片編號版面配置區 3" svg:x="7.41667in" svg:y="7.00228in" svg:width="2.08333in" svg:height="0.49945in">
          <draw:text-box>
            <text:p text:style-name="a2935" text:class-names="" text:cond-style-name=""><text:span text:style-name="a2933" text:class-names=""><text:page-number style:num-format="1" text:fixed="false">23</text:page-number></text:span><text:span text:style-name="a2934" text:class-names=""/></text:p>
          </draw:text-box>
          <svg:title/>
          <svg:desc/>
        </draw:frame>
        <draw:frame draw:id="id367" presentation:style-name="a2957" draw:name="文字版面配置區 5" svg:x="0.51215in" svg:y="1.30817in" svg:width="9.05556in" svg:height="6.32918in" presentation:class="outline" presentation:placeholder="false">
          <draw:text-box>
            <text:list text:style-name="a2945">
              <text:list-item>
                <text:p text:style-name="a2944" text:class-names="" text:cond-style-name=""><text:span text:style-name="a2937" text:class-names="">「科技發展計畫」為撙節政府支出，凍結</text:span><text:span text:style-name="a2938" text:class-names="">100</text:span><text:span text:style-name="a2939" text:class-names="">萬元。</text:span><text:span text:style-name="a2940" text:class-names="">(</text:span><text:span text:style-name="a2941" text:class-names="">決議</text:span><text:span text:style-name="a2942" text:class-names="">1)</text:span><text:span text:style-name="a2943" text:class-names=""/></text:p>
              </text:list-item>
            </text:list>
            <text:list text:style-name="a2956">
              <text:list-item>
                <text:p text:style-name="a2955" text:class-names="" text:cond-style-name=""><text:span text:style-name="a2946" text:class-names=""><text:s text:c="5"/>科技發展計畫執行中藥材化學指紋圖譜分析之品項均與中醫藥司共同討論，不會有重覆藥材研究之情事，規劃購置儀器設備高效液相層析儀等確為推動研究計畫所需；</text:span><text:span text:style-name="a2947" text:class-names="">103</text:span><text:span text:style-name="a2948" text:class-names="">年度科技發展計畫成果業已完成審查，並於</text:span><text:span text:style-name="a2949" text:class-names="">104</text:span><text:span text:style-name="a2950" text:class-names="">年</text:span><text:span text:style-name="a2951" text:class-names="">3</text:span><text:span text:style-name="a2952" text:class-names="">月底報請本部備查</text:span><text:span text:style-name="a2953" text:class-names="">。<text:s text:c="1"/></text:span><text:span text:style-name="a2954" text:class-names=""/></text:p>
              </text:list-item>
            </text:list>
          </draw:text-box>
          <svg:title/>
          <svg:desc/>
        </draw:frame>
        <draw:frame draw:id="id368" presentation:style-name="a2961" draw:name="標題 6" svg:x="1.27604in" svg:y="0.32415in" svg:width="8.58507in" svg:height="0.82526in" presentation:class="title" presentation:placeholder="false">
          <draw:text-box>
            <text:p text:style-name="a2960" text:class-names="" text:cond-style-name=""><text:span text:style-name="a2958" text:class-names="">待審議事項辦理情形</text:span><text:span text:style-name="a2959" text:class-names=""/></text:p>
          </draw:text-box>
          <svg:title/>
          <svg:desc/>
        </draw:frame>
        <draw:frame draw:id="id369" draw:style-name="a2963" draw:name="圖片 2" svg:x="5.78749in" svg:y="4.49558in" svg:width="3.84179in" svg:height="2.4337in" style:rel-width="scale" style:rel-height="scale">
          <draw:image xlink:href="media/image16.jpeg" xlink:type="simple" xlink:show="embed" xlink:actuate="onLoad"/>
          <svg:title/>
          <svg:desc/>
        </draw:frame>
        <presentation:notes draw:style-name="a2978">
          <draw:frame draw:id="id370" draw:style-name="a2966" draw:name="Rectangle 7" svg:x="3.57986in" svg:y="10.32292in" svg:width="3.22569in" svg:height="0.54688in">
            <draw:text-box>
              <text:p text:style-name="a2965" text:class-names="" text:cond-style-name=""><text:span text:style-name="a2964" text:class-names=""><text:page-number style:num-format="1" text:fixed="false">23</text:page-number></text:span></text:p>
            </draw:text-box>
            <svg:title/>
            <svg:desc/>
          </draw:frame>
          <draw:frame draw:id="id371" draw:style-name="a2969" draw:name="Rectangle 7" svg:x="3.5816in" svg:y="10.32292in" svg:width="3.22396in" svg:height="0.54688in">
            <draw:text-box>
              <text:p text:style-name="a2968" text:class-names="" text:cond-style-name=""><text:span text:style-name="a2967" text:class-names=""><text:page-number style:num-format="1" text:fixed="false">23</text:page-number></text:span></text:p>
            </draw:text-box>
            <svg:title/>
            <svg:desc/>
          </draw:frame>
          <draw:frame draw:id="id372" draw:style-name="a2972" draw:name="Rectangle 7" svg:x="3.5816in" svg:y="10.32292in" svg:width="3.22396in" svg:height="0.54688in">
            <draw:text-box>
              <text:p text:style-name="a2971" text:class-names="" text:cond-style-name=""><text:span text:style-name="a2970" text:class-names=""><text:page-number style:num-format="1" text:fixed="false">23</text:page-number></text:span></text:p>
            </draw:text-box>
            <svg:title/>
            <svg:desc/>
          </draw:frame>
          <draw:frame draw:id="id373" draw:style-name="a2975" draw:name="Rectangle 7" svg:x="4.21701in" svg:y="10.32292in" svg:width="3.22743in" svg:height="0.54688in">
            <draw:text-box>
              <text:p text:style-name="a2974" text:class-names="" text:cond-style-name=""><text:span text:style-name="a2973" text:class-names=""/></text:p>
            </draw:text-box>
            <svg:title/>
            <svg:desc/>
          </draw:frame>
          <draw:page-thumbnail draw:page-number="23" svg:x="1.00694in" svg:y="0.81597in" svg:width="5.43056in" svg:height="4.07465in" presentation:class="page" draw:id="id374" presentation:style-name="a2976" draw:name="Rectangle 2">
            <svg:title/>
            <svg:desc/>
          </draw:page-thumbnail>
          <draw:frame draw:id="id375" presentation:style-name="a2977" draw:name="Rectangle 3" svg:x="1.04688in" svg:y="5.12153in" svg:width="5.35417in" svg:height="4.93403in" presentation:class="notes" presentation:placeholder="true">
            <draw:text-box/>
            <svg:title/>
            <svg:desc/>
          </draw:frame>
        </presentation:notes>
      </draw:page>
      <draw:page draw:name="Slide695" draw:style-name="a2979" draw:master-page-name="Master1-Layout2-obj-標題及物件" presentation:presentation-page-layout-name="Master1-PPL2" draw:id="Slide-950">
        <draw:frame draw:id="id376" presentation:style-name="a2982" draw:name="Rectangle 3" svg:x="0.6684in" svg:y="1.23044in" svg:width="8.70139in" svg:height="2.28393in" presentation:class="title" presentation:placeholder="false">
          <draw:text-box>
            <text:p text:style-name="a2981" text:class-names="" text:cond-style-name=""><text:span text:style-name="a2980" text:class-names="">以上簡報敬請指教、支持！ <text:s text:c="20"/><text:line-break/> 各項決議詳細資料請參閱書面報告。謝謝！</text:span></text:p>
          </draw:text-box>
          <svg:title/>
          <svg:desc/>
        </draw:frame>
        <draw:frame draw:id="id377" draw:style-name="a2986" draw:name="投影片編號版面配置區 4" svg:x="9.17361in" svg:y="7.00063in" svg:width="0.55208in" svg:height="0.31423in">
          <draw:text-box>
            <text:p text:style-name="a2985" text:class-names="" text:cond-style-name=""><text:span text:style-name="a2983" text:class-names=""><text:page-number style:num-format="1" text:fixed="false">24</text:page-number></text:span><text:span text:style-name="a2984" text:class-names=""/></text:p>
          </draw:text-box>
          <svg:title/>
          <svg:desc/>
        </draw:frame>
        <draw:frame draw:id="id378" draw:style-name="a2987" draw:name="Picture 8" svg:x="5.5in" svg:y="3.97579in" svg:width="3.74479in" svg:height="3.19353in" style:rel-width="scale" style:rel-height="scale">
          <draw:image xlink:href="media/image17.wmf" xlink:type="simple" xlink:show="embed" xlink:actuate="onLoad"/>
          <svg:title/>
          <svg:desc>MC900359575[1]</svg:desc>
        </draw:frame>
        <presentation:notes draw:style-name="a2997">
          <draw:frame draw:id="id379" draw:style-name="a2991" draw:name="Rectangle 8" svg:x="3.57986in" svg:y="10.32292in" svg:width="3.22569in" svg:height="0.54688in">
            <draw:text-box>
              <text:p text:style-name="a2990" text:class-names="" text:cond-style-name=""><text:span text:style-name="a2988" text:class-names=""><text:page-number style:num-format="1" text:fixed="false">24</text:page-number></text:span><text:span text:style-name="a2989" text:class-names=""/></text:p>
            </draw:text-box>
            <svg:title/>
            <svg:desc/>
          </draw:frame>
          <draw:page-thumbnail draw:page-number="24" svg:x="1.01215in" svg:y="0.81424in" svg:width="5.43229in" svg:height="4.07639in" presentation:class="page" draw:id="id380" presentation:style-name="a2992" draw:name="Rectangle 2">
            <svg:title/>
            <svg:desc/>
          </draw:page-thumbnail>
          <draw:frame draw:id="id381" presentation:style-name="a2993" draw:name="Rectangle 3" svg:x="1.04514in" svg:y="5.12153in" svg:width="5.35417in" svg:height="4.93403in" presentation:class="notes" presentation:placeholder="true">
            <draw:text-box/>
            <svg:title/>
            <svg:desc/>
          </draw:frame>
          <draw:frame draw:id="id382" draw:style-name="a2996" draw:name="Rectangle 7" svg:x="4.22049in" svg:y="10.32292in" svg:width="3.22396in" svg:height="0.54688in">
            <draw:text-box>
              <text:p text:style-name="a2995" text:class-names="" text:cond-style-name=""><text:span text:style-name="a2994"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標題投影片">
      <presentation:placeholder presentation:object="title" svg:x="0.75in" svg:y="2.50058in" svg:width="8.5in" svg:height="1.25029in"/>
      <presentation:placeholder presentation:object="subtitle" svg:x="1.5in" svg:y="4.25032in" svg:width="7in" svg:height="1.91843in"/>
      <presentation:placeholder presentation:object="date-time" svg:x="0.75in" svg:y="6.83525in" svg:width="2.08333in" svg:height="0.49945in"/>
      <presentation:placeholder presentation:object="footer" svg:x="3.41667in" svg:y="6.83525in" svg:width="3.16667in" svg:height="0.49945in"/>
      <presentation:placeholder presentation:object="page-number" svg:x="7.16667in" svg:y="6.83525in" svg:width="2.08333in" svg:height="0.49945in"/>
    </style:presentation-page-layout>
    <style:presentation-page-layout style:name="Master1-PPL2" style:display-name="標題及物件">
      <presentation:placeholder presentation:object="title" svg:x="0.75in" svg:y="0.66649in" svg:width="8.5in" svg:height="1.25029in"/>
      <presentation:placeholder presentation:object="object" svg:x="0.75in" svg:y="2.16651in" svg:width="8.5in" svg:height="4.5017in"/>
      <presentation:placeholder presentation:object="date-time" svg:x="0.75in" svg:y="6.83525in" svg:width="2.08333in" svg:height="0.49945in"/>
      <presentation:placeholder presentation:object="footer" svg:x="3.41667in" svg:y="6.83525in" svg:width="3.16667in" svg:height="0.49945in"/>
      <presentation:placeholder presentation:object="page-number" svg:x="7.41667in" svg:y="7.00228in" svg:width="2.08333in" svg:height="0.49945in"/>
    </style:presentation-page-layout>
    <style:presentation-page-layout style:name="Master1-PPL3" style:display-name="章節標題">
      <presentation:placeholder presentation:object="title" svg:x="0.78993in" svg:y="4.82089in" svg:width="8.5in" svg:height="1.49009in"/>
      <presentation:placeholder presentation:object="outline" svg:x="0.78993in" svg:y="3.1803in" svg:width="8.5in" svg:height="1.64059in"/>
      <presentation:placeholder presentation:object="date-time" svg:x="0.75in" svg:y="6.83525in" svg:width="2.08333in" svg:height="0.49945in"/>
      <presentation:placeholder presentation:object="footer" svg:x="3.41667in" svg:y="6.83525in" svg:width="3.16667in" svg:height="0.49945in"/>
      <presentation:placeholder presentation:object="page-number" svg:x="7.41667in" svg:y="7.00228in" svg:width="2.08333in" svg:height="0.49945in"/>
    </style:presentation-page-layout>
    <style:presentation-page-layout style:name="Master1-PPL4" style:display-name="兩項物件">
      <presentation:placeholder presentation:object="title" svg:x="0.75in" svg:y="0.66649in" svg:width="8.5in" svg:height="1.25029in"/>
      <presentation:placeholder presentation:object="object" svg:x="0.75in" svg:y="2.16651in" svg:width="4.16667in" svg:height="4.5017in"/>
      <presentation:placeholder presentation:object="object" svg:x="5.08333in" svg:y="2.16651in" svg:width="4.16667in" svg:height="4.5017in"/>
      <presentation:placeholder presentation:object="date-time" svg:x="0.75in" svg:y="6.83525in" svg:width="2.08333in" svg:height="0.49945in"/>
      <presentation:placeholder presentation:object="footer" svg:x="3.41667in" svg:y="6.83525in" svg:width="3.16667in" svg:height="0.49945in"/>
      <presentation:placeholder presentation:object="page-number" svg:x="7.41667in" svg:y="7.00228in" svg:width="2.08333in" svg:height="0.49945in"/>
    </style:presentation-page-layout>
    <style:presentation-page-layout style:name="Master1-PPL5" style:display-name="比對">
      <presentation:placeholder presentation:object="title" svg:x="0.5in" svg:y="0.301in" svg:width="9in" svg:height="1.25029in"/>
      <presentation:placeholder presentation:object="outline" svg:x="0.5in" svg:y="1.67863in" svg:width="4.4184in" svg:height="0.70122in"/>
      <presentation:placeholder presentation:object="object" svg:x="0.5in" svg:y="2.37985in" svg:width="4.4184in" svg:height="4.32144in"/>
      <presentation:placeholder presentation:object="outline" svg:x="5.07986in" svg:y="1.67863in" svg:width="4.42014in" svg:height="0.70122in"/>
      <presentation:placeholder presentation:object="object" svg:x="5.07986in" svg:y="2.37985in" svg:width="4.42014in" svg:height="4.32144in"/>
      <presentation:placeholder presentation:object="date-time" svg:x="0.75in" svg:y="6.83525in" svg:width="2.08333in" svg:height="0.49945in"/>
      <presentation:placeholder presentation:object="footer" svg:x="3.41667in" svg:y="6.83525in" svg:width="3.16667in" svg:height="0.49945in"/>
      <presentation:placeholder presentation:object="page-number" svg:x="7.41667in" svg:y="7.00228in" svg:width="2.08333in" svg:height="0.49945in"/>
    </style:presentation-page-layout>
    <style:presentation-page-layout style:name="Master1-PPL6" style:display-name="只有標題">
      <presentation:placeholder presentation:object="title" svg:x="0.75in" svg:y="0.66649in" svg:width="8.5in" svg:height="1.25029in"/>
      <presentation:placeholder presentation:object="date-time" svg:x="0.75in" svg:y="6.83525in" svg:width="2.08333in" svg:height="0.49945in"/>
      <presentation:placeholder presentation:object="footer" svg:x="3.41667in" svg:y="6.83525in" svg:width="3.16667in" svg:height="0.49945in"/>
      <presentation:placeholder presentation:object="page-number" svg:x="7.41667in" svg:y="7.00228in" svg:width="2.08333in" svg:height="0.49945in"/>
    </style:presentation-page-layout>
    <style:presentation-page-layout style:name="Master1-PPL7" style:display-name="空白">
      <presentation:placeholder presentation:object="date-time" svg:x="0.75in" svg:y="6.83525in" svg:width="2.08333in" svg:height="0.49945in"/>
      <presentation:placeholder presentation:object="footer" svg:x="3.41667in" svg:y="6.83525in" svg:width="3.16667in" svg:height="0.49945in"/>
      <presentation:placeholder presentation:object="page-number" svg:x="7.41667in" svg:y="7.00228in" svg:width="2.08333in" svg:height="0.49945in"/>
    </style:presentation-page-layout>
    <style:presentation-page-layout style:name="Master1-PPL8" style:display-name="含標題的內容">
      <presentation:placeholder presentation:object="title" svg:x="0.5in" svg:y="0.29934in" svg:width="3.28993in" svg:height="1.27014in"/>
      <presentation:placeholder presentation:object="object" svg:x="3.90972in" svg:y="0.29934in" svg:width="5.59028in" svg:height="6.40194in"/>
      <presentation:placeholder presentation:object="outline" svg:x="0.5in" svg:y="1.56948in" svg:width="3.28993in" svg:height="5.13181in"/>
      <presentation:placeholder presentation:object="date-time" svg:x="0.75in" svg:y="6.83525in" svg:width="2.08333in" svg:height="0.49945in"/>
      <presentation:placeholder presentation:object="footer" svg:x="3.41667in" svg:y="6.83525in" svg:width="3.16667in" svg:height="0.49945in"/>
      <presentation:placeholder presentation:object="page-number" svg:x="7.41667in" svg:y="7.00228in" svg:width="2.08333in" svg:height="0.49945in"/>
    </style:presentation-page-layout>
    <style:presentation-page-layout style:name="Master1-PPL9" style:display-name="含標題的圖片">
      <presentation:placeholder presentation:object="title" svg:x="1.96007in" svg:y="5.25089in" svg:width="6in" svg:height="0.62018in"/>
      <presentation:placeholder presentation:object="graphic" svg:x="1.96007in" svg:y="0.6698in" svg:width="6in" svg:height="4.5017in"/>
      <presentation:placeholder presentation:object="outline" svg:x="1.96007in" svg:y="5.87107in" svg:width="6in" svg:height="0.87983in"/>
      <presentation:placeholder presentation:object="date-time" svg:x="0.75in" svg:y="6.83525in" svg:width="2.08333in" svg:height="0.49945in"/>
      <presentation:placeholder presentation:object="footer" svg:x="3.41667in" svg:y="6.83525in" svg:width="3.16667in" svg:height="0.49945in"/>
      <presentation:placeholder presentation:object="page-number" svg:x="7.41667in" svg:y="7.00228in" svg:width="2.08333in" svg:height="0.49945in"/>
    </style:presentation-page-layout>
    <style:presentation-page-layout style:name="Master1-PPL10" style:display-name="標題及直排文字">
      <presentation:placeholder presentation:object="title" svg:x="0.75in" svg:y="0.66649in" svg:width="8.5in" svg:height="1.25029in"/>
      <presentation:placeholder presentation:object="outline" svg:x="0.75in" svg:y="2.16651in" svg:width="8.5in" svg:height="4.5017in"/>
      <presentation:placeholder presentation:object="date-time" svg:x="0.75in" svg:y="6.83525in" svg:width="2.08333in" svg:height="0.49945in"/>
      <presentation:placeholder presentation:object="footer" svg:x="3.41667in" svg:y="6.83525in" svg:width="3.16667in" svg:height="0.49945in"/>
      <presentation:placeholder presentation:object="page-number" svg:x="7.41667in" svg:y="7.00228in" svg:width="2.08333in" svg:height="0.49945in"/>
    </style:presentation-page-layout>
    <style:presentation-page-layout style:name="Master1-PPL11" style:display-name="直排標題及文字">
      <presentation:placeholder presentation:object="title" svg:x="7.125in" svg:y="0.66649in" svg:width="2.125in" svg:height="6.00172in"/>
      <presentation:placeholder presentation:object="outline" svg:x="0.75in" svg:y="0.66649in" svg:width="6.20833in" svg:height="6.00172in"/>
      <presentation:placeholder presentation:object="date-time" svg:x="0.75in" svg:y="6.83525in" svg:width="2.08333in" svg:height="0.49945in"/>
      <presentation:placeholder presentation:object="footer" svg:x="3.41667in" svg:y="6.83525in" svg:width="3.16667in" svg:height="0.49945in"/>
      <presentation:placeholder presentation:object="page-number" svg:x="7.41667in" svg:y="7.00228in" svg:width="2.08333in" svg:height="0.49945in"/>
    </style:presentation-page-layout>
    <style:presentation-page-layout style:name="Master1-PPL12" style:display-name="標題，文字及物件">
      <presentation:placeholder presentation:object="title" svg:x="0.75in" svg:y="0.66649in" svg:width="8.5in" svg:height="1.25029in"/>
      <presentation:placeholder presentation:object="outline" svg:x="0.75in" svg:y="2.16651in" svg:width="4.16667in" svg:height="4.5017in"/>
      <presentation:placeholder presentation:object="object" svg:x="5.08333in" svg:y="2.16651in" svg:width="4.16667in" svg:height="4.5017in"/>
      <presentation:placeholder presentation:object="date-time" svg:x="0.75in" svg:y="6.83525in" svg:width="2.08333in" svg:height="0.49945in"/>
      <presentation:placeholder presentation:object="footer" svg:x="3.41667in" svg:y="6.83525in" svg:width="3.16667in" svg:height="0.49945in"/>
      <presentation:placeholder presentation:object="page-number" svg:x="7.41667in" svg:y="7.00228in" svg:width="2.08333in" svg:height="0.49945in"/>
    </style:presentation-page-layout>
    <style:presentation-page-layout style:name="Master2-PPL1" style:display-name="標題投影片">
      <presentation:placeholder presentation:object="title" svg:x="0.75in" svg:y="2.50058in" svg:width="8.5in" svg:height="1.25029in"/>
      <presentation:placeholder presentation:object="subtitle" svg:x="1.5in" svg:y="4.25032in" svg:width="7in" svg:height="1.91843in"/>
      <presentation:placeholder presentation:object="date-time" svg:x="0.75in" svg:y="6.83525in" svg:width="2.08333in" svg:height="0.49945in"/>
      <presentation:placeholder presentation:object="footer" svg:x="3.41667in" svg:y="6.83525in" svg:width="3.16667in" svg:height="0.49945in"/>
      <presentation:placeholder presentation:object="page-number" svg:x="7.16667in" svg:y="6.83525in" svg:width="2.08333in" svg:height="0.49945in"/>
    </style:presentation-page-layout>
    <style:presentation-page-layout style:name="Master2-PPL2" style:display-name="標題及物件">
      <presentation:placeholder presentation:object="title" svg:x="0.75in" svg:y="0.66649in" svg:width="8.5in" svg:height="1.25029in"/>
      <presentation:placeholder presentation:object="object" svg:x="0.75in" svg:y="2.16651in" svg:width="8.5in" svg:height="4.5017in"/>
      <presentation:placeholder presentation:object="date-time" svg:x="0.75in" svg:y="6.83525in" svg:width="2.08333in" svg:height="0.49945in"/>
      <presentation:placeholder presentation:object="footer" svg:x="3.41667in" svg:y="6.83525in" svg:width="3.16667in" svg:height="0.49945in"/>
      <presentation:placeholder presentation:object="page-number" svg:x="7.41667in" svg:y="7.00228in" svg:width="2.08333in" svg:height="0.49945in"/>
    </style:presentation-page-layout>
    <style:presentation-page-layout style:name="Master2-PPL3" style:display-name="章節標題">
      <presentation:placeholder presentation:object="title" svg:x="0.78993in" svg:y="4.82089in" svg:width="8.5in" svg:height="1.49009in"/>
      <presentation:placeholder presentation:object="outline" svg:x="0.78993in" svg:y="3.1803in" svg:width="8.5in" svg:height="1.64059in"/>
      <presentation:placeholder presentation:object="date-time" svg:x="0.75in" svg:y="6.83525in" svg:width="2.08333in" svg:height="0.49945in"/>
      <presentation:placeholder presentation:object="footer" svg:x="3.41667in" svg:y="6.83525in" svg:width="3.16667in" svg:height="0.49945in"/>
      <presentation:placeholder presentation:object="page-number" svg:x="7.41667in" svg:y="7.00228in" svg:width="2.08333in" svg:height="0.49945in"/>
    </style:presentation-page-layout>
    <style:presentation-page-layout style:name="Master2-PPL4" style:display-name="兩項物件">
      <presentation:placeholder presentation:object="title" svg:x="0.75in" svg:y="0.66649in" svg:width="8.5in" svg:height="1.25029in"/>
      <presentation:placeholder presentation:object="object" svg:x="0.75in" svg:y="2.16651in" svg:width="4.16667in" svg:height="4.5017in"/>
      <presentation:placeholder presentation:object="object" svg:x="5.08333in" svg:y="2.16651in" svg:width="4.16667in" svg:height="4.5017in"/>
      <presentation:placeholder presentation:object="date-time" svg:x="0.75in" svg:y="6.83525in" svg:width="2.08333in" svg:height="0.49945in"/>
      <presentation:placeholder presentation:object="footer" svg:x="3.41667in" svg:y="6.83525in" svg:width="3.16667in" svg:height="0.49945in"/>
      <presentation:placeholder presentation:object="page-number" svg:x="7.41667in" svg:y="7.00228in" svg:width="2.08333in" svg:height="0.49945in"/>
    </style:presentation-page-layout>
    <style:presentation-page-layout style:name="Master2-PPL5" style:display-name="比對">
      <presentation:placeholder presentation:object="title" svg:x="0.5in" svg:y="0.301in" svg:width="9in" svg:height="1.25029in"/>
      <presentation:placeholder presentation:object="outline" svg:x="0.5in" svg:y="1.67863in" svg:width="4.4184in" svg:height="0.70122in"/>
      <presentation:placeholder presentation:object="object" svg:x="0.5in" svg:y="2.37985in" svg:width="4.4184in" svg:height="4.32144in"/>
      <presentation:placeholder presentation:object="outline" svg:x="5.07986in" svg:y="1.67863in" svg:width="4.42014in" svg:height="0.70122in"/>
      <presentation:placeholder presentation:object="object" svg:x="5.07986in" svg:y="2.37985in" svg:width="4.42014in" svg:height="4.32144in"/>
      <presentation:placeholder presentation:object="date-time" svg:x="0.75in" svg:y="6.83525in" svg:width="2.08333in" svg:height="0.49945in"/>
      <presentation:placeholder presentation:object="footer" svg:x="3.41667in" svg:y="6.83525in" svg:width="3.16667in" svg:height="0.49945in"/>
      <presentation:placeholder presentation:object="page-number" svg:x="7.41667in" svg:y="7.00228in" svg:width="2.08333in" svg:height="0.49945in"/>
    </style:presentation-page-layout>
    <style:presentation-page-layout style:name="Master2-PPL6" style:display-name="只有標題">
      <presentation:placeholder presentation:object="title" svg:x="0.75in" svg:y="0.66649in" svg:width="8.5in" svg:height="1.25029in"/>
      <presentation:placeholder presentation:object="date-time" svg:x="0.75in" svg:y="6.83525in" svg:width="2.08333in" svg:height="0.49945in"/>
      <presentation:placeholder presentation:object="footer" svg:x="3.41667in" svg:y="6.83525in" svg:width="3.16667in" svg:height="0.49945in"/>
      <presentation:placeholder presentation:object="page-number" svg:x="7.41667in" svg:y="7.00228in" svg:width="2.08333in" svg:height="0.49945in"/>
    </style:presentation-page-layout>
    <style:presentation-page-layout style:name="Master2-PPL7" style:display-name="空白">
      <presentation:placeholder presentation:object="date-time" svg:x="0.75in" svg:y="6.83525in" svg:width="2.08333in" svg:height="0.49945in"/>
      <presentation:placeholder presentation:object="footer" svg:x="3.41667in" svg:y="6.83525in" svg:width="3.16667in" svg:height="0.49945in"/>
      <presentation:placeholder presentation:object="page-number" svg:x="7.41667in" svg:y="7.00228in" svg:width="2.08333in" svg:height="0.49945in"/>
    </style:presentation-page-layout>
    <style:presentation-page-layout style:name="Master2-PPL8" style:display-name="含標題的內容">
      <presentation:placeholder presentation:object="title" svg:x="0.5in" svg:y="0.29934in" svg:width="3.28993in" svg:height="1.27014in"/>
      <presentation:placeholder presentation:object="object" svg:x="3.90972in" svg:y="0.29934in" svg:width="5.59028in" svg:height="6.40194in"/>
      <presentation:placeholder presentation:object="outline" svg:x="0.5in" svg:y="1.56948in" svg:width="3.28993in" svg:height="5.13181in"/>
      <presentation:placeholder presentation:object="date-time" svg:x="0.75in" svg:y="6.83525in" svg:width="2.08333in" svg:height="0.49945in"/>
      <presentation:placeholder presentation:object="footer" svg:x="3.41667in" svg:y="6.83525in" svg:width="3.16667in" svg:height="0.49945in"/>
      <presentation:placeholder presentation:object="page-number" svg:x="7.41667in" svg:y="7.00228in" svg:width="2.08333in" svg:height="0.49945in"/>
    </style:presentation-page-layout>
    <style:presentation-page-layout style:name="Master2-PPL9" style:display-name="含標題的圖片">
      <presentation:placeholder presentation:object="title" svg:x="1.96007in" svg:y="5.25089in" svg:width="6in" svg:height="0.62018in"/>
      <presentation:placeholder presentation:object="graphic" svg:x="1.96007in" svg:y="0.6698in" svg:width="6in" svg:height="4.5017in"/>
      <presentation:placeholder presentation:object="outline" svg:x="1.96007in" svg:y="5.87107in" svg:width="6in" svg:height="0.87983in"/>
      <presentation:placeholder presentation:object="date-time" svg:x="0.75in" svg:y="6.83525in" svg:width="2.08333in" svg:height="0.49945in"/>
      <presentation:placeholder presentation:object="footer" svg:x="3.41667in" svg:y="6.83525in" svg:width="3.16667in" svg:height="0.49945in"/>
      <presentation:placeholder presentation:object="page-number" svg:x="7.41667in" svg:y="7.00228in" svg:width="2.08333in" svg:height="0.49945in"/>
    </style:presentation-page-layout>
    <style:presentation-page-layout style:name="Master2-PPL10" style:display-name="標題及直排文字">
      <presentation:placeholder presentation:object="title" svg:x="0.75in" svg:y="0.66649in" svg:width="8.5in" svg:height="1.25029in"/>
      <presentation:placeholder presentation:object="outline" svg:x="0.75in" svg:y="2.16651in" svg:width="8.5in" svg:height="4.5017in"/>
      <presentation:placeholder presentation:object="date-time" svg:x="0.75in" svg:y="6.83525in" svg:width="2.08333in" svg:height="0.49945in"/>
      <presentation:placeholder presentation:object="footer" svg:x="3.41667in" svg:y="6.83525in" svg:width="3.16667in" svg:height="0.49945in"/>
      <presentation:placeholder presentation:object="page-number" svg:x="7.41667in" svg:y="7.00228in" svg:width="2.08333in" svg:height="0.49945in"/>
    </style:presentation-page-layout>
    <style:presentation-page-layout style:name="Master2-PPL11" style:display-name="直排標題及文字">
      <presentation:placeholder presentation:object="title" svg:x="7.125in" svg:y="0.66649in" svg:width="2.125in" svg:height="6.00172in"/>
      <presentation:placeholder presentation:object="outline" svg:x="0.75in" svg:y="0.66649in" svg:width="6.20833in" svg:height="6.00172in"/>
      <presentation:placeholder presentation:object="date-time" svg:x="0.75in" svg:y="6.83525in" svg:width="2.08333in" svg:height="0.49945in"/>
      <presentation:placeholder presentation:object="footer" svg:x="3.41667in" svg:y="6.83525in" svg:width="3.16667in" svg:height="0.49945in"/>
      <presentation:placeholder presentation:object="page-number" svg:x="7.41667in" svg:y="7.00228in" svg:width="2.08333in" svg:height="0.49945in"/>
    </style:presentation-page-layout>
    <style:presentation-page-layout style:name="Master2-PPL12" style:display-name="標題，文字及物件">
      <presentation:placeholder presentation:object="title" svg:x="0.75in" svg:y="0.66649in" svg:width="8.5in" svg:height="1.25029in"/>
      <presentation:placeholder presentation:object="outline" svg:x="0.75in" svg:y="2.16651in" svg:width="4.16667in" svg:height="4.5017in"/>
      <presentation:placeholder presentation:object="object" svg:x="5.08333in" svg:y="2.16651in" svg:width="4.16667in" svg:height="4.5017in"/>
      <presentation:placeholder presentation:object="date-time" svg:x="0.75in" svg:y="6.83525in" svg:width="2.08333in" svg:height="0.49945in"/>
      <presentation:placeholder presentation:object="footer" svg:x="3.41667in" svg:y="6.83525in" svg:width="3.16667in" svg:height="0.49945in"/>
      <presentation:placeholder presentation:object="page-number" svg:x="7.41667in" svg:y="7.00228in" svg:width="2.08333in" svg:height="0.49945in"/>
    </style:presentation-page-layout>
    <style:style style:family="graphic" style:name="Graphics"/>
    <style:default-style style:family="graphic">
      <style:graphic-properties draw:fill="solid" draw:fill-color="#00cc99" draw:opacity="100%" draw:stroke="solid" svg:stroke-width="0.02778in" svg:stroke-color="#00956f" svg:stroke-opacity="100%"/>
    </style:default-style>
    <draw:fill-image draw:name="a2570" xlink:href="media/image18.wmf" xlink:show="embed" xlink:actuate="onLoad"/>
    <draw:fill-image draw:name="a2914" xlink:href="media/image18.wmf" xlink:show="embed" xlink:actuate="onLoad"/>
    <draw:fill-image draw:name="a1818" xlink:href="media/image18.wmf" xlink:show="embed" xlink:actuate="onLoad"/>
    <draw:fill-image draw:name="a2177" xlink:href="media/image18.wmf" xlink:show="embed" xlink:actuate="onLoad"/>
    <draw:fill-image draw:name="a1678" xlink:href="media/image18.wmf" xlink:show="embed" xlink:actuate="onLoad"/>
    <draw:fill-image draw:name="a2962" xlink:href="media/image18.wmf" xlink:show="embed" xlink:actuate="onLoad"/>
    <draw:fill-image draw:name="a2842" xlink:href="media/image18.wmf" xlink:show="embed" xlink:actuate="onLoad"/>
  </office:styles>
  <office:automatic-styles>
    <style:page-layout style:name="pageLayout1">
      <style:page-layout-properties fo:page-width="10in" fo:page-height="7.50174in" style:print-orientation="landscape" style:register-truth-ref-style-name=""/>
    </style:page-layout>
    <style:page-layout style:name="pageLayout2">
      <style:page-layout-properties fo:page-width="7.44444in" fo:page-height="10.86979in" style:print-orientation="portrait" style:register-truth-ref-style-name=""/>
    </style:page-layout>
    <style:page-layout style:name="pageLayout3">
      <style:page-layout-properties fo:page-width="7.44444in" fo:page-height="10.86979in" style:print-orientation="portrait" style:register-truth-ref-style-name=""/>
    </style:page-layout>
    <style:style style:family="text" style:name="a99">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1">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4">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4">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0">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3">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drawing-page" style:name="a5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14">
      <style:graphic-properties draw:fill="none" draw:stroke="solid" svg:stroke-width="0.01042in" svg:stroke-color="#000000" svg:stroke-opacity="100%" draw:stroke-linejoin="miter"/>
    </style:style>
    <style:style style:family="drawing-page" style:name="a5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1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resentation" style:name="a264">
      <style:graphic-properties draw:fill="none" draw:stroke="solid" svg:stroke-width="0.01042in" svg:stroke-color="#000000" svg:stroke-opacity="100%" draw:stroke-linejoin="miter"/>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132">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5">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45">
      <style:graphic-properties draw:fill="none" draw:stroke="solid" svg:stroke-width="0.01042in" svg:stroke-color="#000000" svg:stroke-opacity="100%" draw:stroke-linejoin="miter"/>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00">
      <style:graphic-properties draw:fill="none" draw:stroke="solid" svg:stroke-width="0.01042in" svg:stroke-color="#000000" svg:stroke-opacity="100%" draw:stroke-linejoin="miter"/>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2">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5">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8">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2">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3">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resentation" style:name="a1157">
      <style:graphic-properties draw:fill="none" draw:stroke="solid" svg:stroke-width="0.01042in" svg:stroke-color="#000000" svg:stroke-opacity="100%" draw:stroke-linejoin="miter"/>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aragraph" style:name="a1412">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818">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6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center"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5">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426">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4">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0">
      <style:graphic-properties draw:fill="none" draw:stroke="solid" svg:stroke-width="0.01042in" svg:stroke-color="#000000" svg:stroke-opacity="100%" draw:stroke-linejoin="miter"/>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3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7">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0">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resentation" style:name="a845">
      <style:graphic-properties draw:fill="none" draw:stroke="solid" svg:stroke-width="0.01042in" svg:stroke-color="#000000" svg:stroke-opacity="100%" draw:stroke-linejoin="miter"/>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5">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aragraph" style:name="a84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8">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1">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192">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5">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6">
      <style:graphic-properties draw:fill="none" draw:stroke="solid" svg:stroke-width="0.01042in" svg:stroke-color="#000000" svg:stroke-opacity="100%" draw:stroke-linejoin="miter"/>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1">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paragraph" style:name="a85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9">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5">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2">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65">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8">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6">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3">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2">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9">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
      <style:graphic-properties draw:fill="none" draw:stroke="solid" svg:stroke-width="0.01042in" svg:stroke-color="#000000" svg:stroke-opacity="100%" draw:stroke-linejoin="miter"/>
    </style:style>
    <style:style style:family="presentation" style:name="a8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aragraph" style:name="a1004">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7">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11">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
      <style:text-properties fo:text-transform="uppercase" fo:color="#000000" style:text-line-through-type="none" style:text-line-through-style="none" style:text-line-through-width="auto" style:text-line-through-color="font-color" style:text-position="0% 100%" fo:font-family="Times New Roman" style:font-family-asian="新細明體" fo:font-size="0.55556in" style:font-size-asian="0.55556in" style:font-size-complex="0.55556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5">
      <style:text-properties fo:text-transform="uppercase" fo:color="#000000" style:text-line-through-type="none" style:text-line-through-style="none" style:text-line-through-width="auto" style:text-line-through-color="font-color" style:text-position="0% 100%" fo:font-family="Times New Roman" style:font-family-asian="新細明體" fo:font-size="0.55556in" style:font-size-asian="0.55556in" style:font-size-complex="0.55556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6">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aragraph" style:name="a1024">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5">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9">
      <style:graphic-properties draw:fill="none" draw:stroke="solid" svg:stroke-width="0.01042in" svg:stroke-color="#000000" svg:stroke-opacity="100%" draw:stroke-linejoin="miter"/>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resentation" style:name="a431">
      <style:graphic-properties draw:fill="none" draw:stroke="solid" svg:stroke-width="0.01042in" svg:stroke-color="#000000" svg:stroke-opacity="100%" draw:stroke-linejoin="miter"/>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resentation" style:name="a187">
      <style:graphic-properties draw:fill="none" draw:stroke="solid" svg:stroke-width="0.01042in" svg:stroke-color="#000000" svg:stroke-opacity="100%" draw:stroke-linejoin="miter"/>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4">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aragraph" style:name="a448">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6">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3">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7">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6">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50">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0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5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0">
      <style:graphic-properties draw:fill="none" draw:stroke="solid" svg:stroke-width="0.01042in" svg:stroke-color="#000000" svg:stroke-opacity="100%" draw:stroke-linejoin="miter"/>
    </style:style>
    <style:style style:family="paragraph" style:name="a714">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5">
      <style:paragraph-properties fo:line-height="100%" fo:text-align="left" style:tab-stop-distance="1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8">
      <style:paragraph-properties fo:line-height="10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2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5">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resentation" style:name="a7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5">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7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1">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7">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9">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8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10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resentation" style:name="a742">
      <style:graphic-properties draw:fill="none" draw:stroke="solid" svg:stroke-width="0.01042in" svg:stroke-color="#000000" svg:stroke-opacity="100%" draw:stroke-linejoin="miter"/>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8">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draw:fill="none" draw:stroke="solid" svg:stroke-width="0.01042in" svg:stroke-color="#000000" svg:stroke-opacity="100%" draw:stroke-linejoin="miter"/>
    </style:style>
    <style:style style:family="paragraph" style:name="a1092">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65">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9">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aragraph" style:name="a770">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0">
      <style:graphic-properties draw:fill="none" draw:stroke="solid" svg:stroke-width="0.01042in" svg:stroke-color="#000000" svg:stroke-opacity="100%" draw:stroke-linejoin="miter"/>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5">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aragraph" style:name="a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8">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90">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1">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paragraph" style:name="a795">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96">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drawing-page" style:name="a13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aragraph" style:name="a13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9">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1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left" style:tab-stop-distance="1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resentation" style:name="a349">
      <style:graphic-properties draw:fill="none" draw:stroke="solid" svg:stroke-width="0.01042in" svg:stroke-color="#000000" svg:stroke-opacity="100%" draw:stroke-linejoin="miter"/>
    </style:style>
    <style:style style:family="paragraph" style:name="a600">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resentation" style:name="a605">
      <style:graphic-properties draw:fill="none" draw:stroke="solid" svg:stroke-width="0.01042in" svg:stroke-color="#000000" svg:stroke-opacity="100%" draw:stroke-linejoin="miter"/>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1">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aragraph" style:name="a61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4">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paragraph" style:name="a61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5">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2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1">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4">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8">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draw:fill="none" draw:stroke="solid" svg:stroke-width="0.01042in" svg:stroke-color="#000000" svg:stroke-opacity="100%" draw:stroke-linejoin="miter"/>
    </style:style>
    <style:style style:family="presentation" style:name="a901">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03">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aragraph" style:name="a396">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draw:fill="none" draw:stroke="solid" svg:stroke-width="0.01042in" svg:stroke-color="#000000" svg:stroke-opacity="100%" draw:stroke-linejoin="miter"/>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3">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5">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6">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aragraph" style:name="a90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7">
      <style:graphic-properties draw:fill="none" draw:stroke="solid" svg:stroke-width="0.01042in" svg:stroke-color="#000000" svg:stroke-opacity="100%" draw:stroke-linejoin="miter"/>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55">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6">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aragraph" style:name="a151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resentation" style:name="a35">
      <style:graphic-properties draw:fill="none" draw:stroke="solid" svg:stroke-width="0.01042in" svg:stroke-color="#000000" svg:stroke-opacity="100%" draw:stroke-linejoin="miter"/>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1">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aragraph" style:name="a3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draw:fill="none" draw:stroke="solid" svg:stroke-width="0.01042in" svg:stroke-color="#000000" svg:stroke-opacity="100%" draw:stroke-linejoin="miter"/>
    </style:style>
    <style:style style:family="presentation" style:name="a664">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5">
      <style:graphic-properties draw:fill="none" draw:stroke="solid" svg:stroke-width="0.01042in" svg:stroke-color="#000000" svg:stroke-opacity="100%" draw:stroke-linejoin="miter"/>
    </style:style>
    <style:style style:family="paragraph" style:name="a126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0">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paragraph" style:name="a152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2">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resentation" style:name="a926">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24">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25">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929">
      <style:text-properties fo:text-transform="uppercase" fo:color="#000000" style:text-line-through-type="none" style:text-line-through-style="none" style:text-line-through-width="auto" style:text-line-through-color="font-color" style:text-position="0% 100%" fo:font-family="Times New Roman" style:font-family-asian="新細明體" fo:font-size="0.55556in" style:font-size-asian="0.55556in" style:font-size-complex="0.55556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8">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5">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text-transform="uppercase" fo:color="#000000" style:text-line-through-type="none" style:text-line-through-style="none" style:text-line-through-width="auto" style:text-line-through-color="font-color" style:text-position="0% 100%" fo:font-family="Times New Roman" style:font-family-asian="新細明體" fo:font-size="0.55556in" style:font-size-asian="0.55556in" style:font-size-complex="0.55556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34">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33">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5">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6">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resentation" style:name="a9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8">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39">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0">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drawing-page" style:name="a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paragraph" style:name="a1280">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1">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6">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6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42">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center"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44444in" style:font-size-asian="0.44444in" style:font-size-complex="0.44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4">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resentation" style:name="a952">
      <style:graphic-properties draw:fill="none" draw:stroke="solid" svg:stroke-width="0.01042in" svg:stroke-color="#000000" svg:stroke-opacity="100%" draw:stroke-linejoin="miter"/>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02">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aragraph" style:name="a959">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asian="roman"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5">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presentation" style:name="a208">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8">
      <style:paragraph-properties fo:line-height="100%" fo:text-align="righ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drawing-page" style:name="a2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draw:fill="none" draw:stroke="solid" svg:stroke-width="0.01042in" svg:stroke-color="#000000" svg:stroke-opacity="100%" draw:stroke-linejoin="miter"/>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8889in" style:font-size-asian="0.38889in" style:font-size-complex="0.38889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Arial"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61111in" style:font-size-asian="0.61111in" style:font-size-complex="0.61111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093in" fo:padding-bottom="0.05093in" fo:padding-left="0.10186in" fo:padding-right="0.10186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Times New Roman" style:font-family-asian="新細明體" style:font-family-generic="roman" style:font-family-generic-asian="roman" style:font-pitch="variable"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0209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093in" fo:padding-bottom="0.05093in" fo:padding-left="0.10186in" fo:padding-right="0.10186in" draw:textarea-vertical-align="bottom" draw:textarea-horizontal-align="left" draw:fill="none" draw:stroke="none" draw:auto-grow-width="false" draw:auto-grow-height="false"/>
      <style:paragraph-properties style:font-independent-line-spacing="true" style:writing-mode="lr-tb"/>
    </style:style>
    <text:list-style style:name="a1469">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3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084">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5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7">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311">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1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98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985">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98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47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7">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09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701">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6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09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70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64">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2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6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70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002">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32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2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00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991">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99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8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0">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99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8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8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6">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0">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7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8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343">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47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715">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346">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9">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3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2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1">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400">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6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9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3">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6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6">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9">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878">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881">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88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88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9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8">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239">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2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26">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6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0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9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578">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06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066">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069">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9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4">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581">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77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8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8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2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07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8">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6">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1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10">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1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13">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16">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19">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78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78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460">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463">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2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466">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master-styles>
    <draw:layer-set>
      <draw:layer draw:name="Master1-bg" draw:protected="true"/>
      <draw:layer draw:name="Master2-bg" draw:protected="true"/>
    </draw:layer-set>
    <style:master-page style:name="Master1-預設簡報設計" style:page-layout-name="pageLayout1" draw:style-name="a0">
      <draw:frame draw:id="id0" presentation:style-name="a3" draw:name="Rectangle 2" svg:x="0.75in" svg:y="0.66649in" svg:width="8.5in" svg:height="1.25029in" presentation:class="title" presentation:placeholder="false">
        <draw:text-box>
          <text:p text:style-name="a2" text:class-names="" text:cond-style-name=""><text:span text:style-name="a1" text:class-names="">按一下以編輯母片標題樣式</text:span></text:p>
        </draw:text-box>
        <svg:title/>
        <svg:desc/>
      </draw:frame>
      <draw:frame draw:id="id1" presentation:style-name="a19" draw:name="Rectangle 3" svg:x="0.75in" svg:y="2.16651in" svg:width="8.5in" svg:height="4.5017in" presentation:class="outline" presentation:placeholder="false">
        <draw:text-box>
          <text:list text:style-name="a6">
            <text:list-item>
              <text:p text:style-name="a5" text:class-names="" text:cond-style-name=""><text:span text:style-name="a4" text:class-names="">按一下以編輯母片</text:span></text:p>
            </text:list-item>
          </text:list>
          <text:list text:style-name="a9">
            <text:list-item>
              <text:list text:style-name="a9">
                <text:list-item>
                  <text:p text:style-name="a8" text:class-names="" text:cond-style-name=""><text:span text:style-name="a7" text:class-names="">第二層</text:span></text:p>
                </text:list-item>
              </text:list>
            </text:list-item>
          </text:list>
          <text:list text:style-name="a12">
            <text:list-item>
              <text:list text:style-name="a12">
                <text:list-item>
                  <text:list text:style-name="a12">
                    <text:list-item>
                      <text:p text:style-name="a11" text:class-names="" text:cond-style-name=""><text:span text:style-name="a10" text:class-names="">第三層</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第四層</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第五層</text:span></text:p>
                            </text:list-item>
                          </text:list>
                        </text:list-item>
                      </text:list>
                    </text:list-item>
                  </text:list>
                </text:list-item>
              </text:list>
            </text:list-item>
          </text:list>
        </draw:text-box>
        <svg:title/>
        <svg:desc/>
      </draw:frame>
      <draw:frame draw:id="id2" presentation:style-name="a22" draw:name="Rectangle 4" svg:x="0.75in" svg:y="6.83525in" svg:width="2.08333in" svg:height="0.49945in" presentation:class="date-time" presentation:placeholder="false">
        <draw:text-box>
          <text:p text:style-name="a21" text:class-names="" text:cond-style-name=""><text:span text:style-name="a20" text:class-names=""/></text:p>
        </draw:text-box>
        <svg:title/>
        <svg:desc/>
      </draw:frame>
      <draw:frame draw:id="id3" presentation:style-name="a25" draw:name="Rectangle 5" svg:x="3.41667in" svg:y="6.83525in" svg:width="3.16667in" svg:height="0.49945in" presentation:class="footer" presentation:placeholder="false">
        <draw:text-box>
          <text:p text:style-name="a24" text:class-names="" text:cond-style-name=""><text:span text:style-name="a23" text:class-names=""/></text:p>
        </draw:text-box>
        <svg:title/>
        <svg:desc/>
      </draw:frame>
      <draw:frame draw:id="id4" presentation:style-name="a28" draw:name="Rectangle 6" svg:x="7.41667in" svg:y="7.00228in" svg:width="2.08333in" svg:height="0.49945in" presentation:class="page-number" presentation:placeholder="false">
        <draw:text-box>
          <text:p text:style-name="a27" text:class-names="" text:cond-style-name=""><text:span text:style-name="a26" text:class-names=""><text:page-number style:num-format="1" text:fixed="false">‹#›</text:page-number></text:span></text:p>
        </draw:text-box>
        <svg:title/>
        <svg:desc/>
      </draw:frame>
      <presentation:notes style:page-layout-name="pageLayout2" draw:style-name="a57">
        <draw:frame draw:id="id5" presentation:style-name="a31" draw:name="Rectangle 2" svg:x="0in" svg:y="0in" svg:width="3.22396in" svg:height="0.54688in" presentation:class="header" presentation:placeholder="false">
          <draw:text-box>
            <text:p text:style-name="a30" text:class-names="" text:cond-style-name=""><text:span text:style-name="a29" text:class-names=""/></text:p>
          </draw:text-box>
          <svg:title/>
          <svg:desc/>
        </draw:frame>
        <draw:frame draw:id="id6" presentation:style-name="a34" draw:name="Rectangle 3" svg:x="4.22049in" svg:y="0in" svg:width="3.22396in" svg:height="0.54688in" presentation:class="date-time" presentation:placeholder="false">
          <draw:text-box>
            <text:p text:style-name="a33" text:class-names="" text:cond-style-name=""><text:span text:style-name="a32" text:class-names=""/></text:p>
          </draw:text-box>
          <svg:title/>
          <svg:desc/>
        </draw:frame>
        <draw:page-thumbnail svg:x="1.01215in" svg:y="0.81424in" svg:width="5.43229in" svg:height="4.07639in" presentation:class="page" draw:id="id7" presentation:style-name="a35" draw:name="Rectangle 4">
          <svg:title/>
          <svg:desc/>
        </draw:page-thumbnail>
        <draw:frame draw:id="id8" presentation:style-name="a50" draw:name="Rectangle 5" svg:x="0.74479in" svg:y="5.16319in" svg:width="5.9566in" svg:height="4.89236in" presentation:class="notes" presentation:placeholder="false">
          <draw:text-box>
            <text:p text:style-name="a37" text:class-names="" text:cond-style-name=""><text:span text:style-name="a36" text:class-names="">按一下以編輯母片</text:span></text:p>
            <text:list text:style-name="a40">
              <text:list-item>
                <text:list text:style-name="a40">
                  <text:list-item>
                    <text:p text:style-name="a39" text:class-names="" text:cond-style-name=""><text:span text:style-name="a38" text:class-names="">第二層</text:span></text:p>
                  </text:list-item>
                </text:list>
              </text:list-item>
            </text:list>
            <text:list text:style-name="a43">
              <text:list-item>
                <text:list text:style-name="a43">
                  <text:list-item>
                    <text:list text:style-name="a43">
                      <text:list-item>
                        <text:p text:style-name="a42" text:class-names="" text:cond-style-name=""><text:span text:style-name="a41" text:class-names="">第三層</text:span></text:p>
                      </text:list-item>
                    </text:list>
                  </text:list-item>
                </text:list>
              </text:list-item>
            </text:list>
            <text:list text:style-name="a46">
              <text:list-item>
                <text:list text:style-name="a46">
                  <text:list-item>
                    <text:list text:style-name="a46">
                      <text:list-item>
                        <text:list text:style-name="a46">
                          <text:list-item>
                            <text:p text:style-name="a45" text:class-names="" text:cond-style-name=""><text:span text:style-name="a44" text:class-names="">第四層</text:span></text:p>
                          </text:list-item>
                        </text:list>
                      </text:list-item>
                    </text:list>
                  </text:list-item>
                </text:list>
              </text:list-item>
            </text:list>
            <text:list text:style-name="a49">
              <text:list-item>
                <text:list text:style-name="a49">
                  <text:list-item>
                    <text:list text:style-name="a49">
                      <text:list-item>
                        <text:list text:style-name="a49">
                          <text:list-item>
                            <text:list text:style-name="a49">
                              <text:list-item>
                                <text:p text:style-name="a48" text:class-names="" text:cond-style-name=""><text:span text:style-name="a47" text:class-names="">第五層</text:span></text:p>
                              </text:list-item>
                            </text:list>
                          </text:list-item>
                        </text:list>
                      </text:list-item>
                    </text:list>
                  </text:list-item>
                </text:list>
              </text:list-item>
            </text:list>
          </draw:text-box>
          <svg:title/>
          <svg:desc/>
        </draw:frame>
        <draw:frame draw:id="id9" presentation:style-name="a53" draw:name="Rectangle 6" svg:x="0in" svg:y="10.32292in" svg:width="3.22396in" svg:height="0.54688in" presentation:class="footer" presentation:placeholder="false">
          <draw:text-box>
            <text:p text:style-name="a52" text:class-names="" text:cond-style-name=""><text:span text:style-name="a51" text:class-names=""/></text:p>
          </draw:text-box>
          <svg:title/>
          <svg:desc/>
        </draw:frame>
        <draw:frame draw:id="id10" presentation:style-name="a56" draw:name="Rectangle 7" svg:x="3.57986in" svg:y="10.32292in" svg:width="3.22569in" svg:height="0.54688in" presentation:class="page-number" presentation:placeholder="false">
          <draw:text-box>
            <text:p text:style-name="a55" text:class-names="" text:cond-style-name=""><text:span text:style-name="a54" text:class-names=""><text:page-number style:num-format="1" text:fixed="false">‹#›</text:page-number></text:span></text:p>
          </draw:text-box>
          <svg:title/>
          <svg:desc/>
        </draw:frame>
      </presentation:notes>
    </style:master-page>
    <style:master-page style:name="Master1-Layout1-title-標題投影片" style:page-layout-name="pageLayout1" draw:style-name="a58">
      <draw:frame draw:id="id11" presentation:style-name="a61" draw:name="Rectangle 2" svg:x="0.75in" svg:y="2.50058in" svg:width="8.5in" svg:height="1.25029in" presentation:class="title" presentation:placeholder="false">
        <draw:text-box>
          <text:p text:style-name="a60" text:class-names="" text:cond-style-name=""><text:span text:style-name="a59" text:class-names="">按一下以編輯母片標題樣式</text:span></text:p>
        </draw:text-box>
        <svg:title/>
        <svg:desc/>
      </draw:frame>
      <draw:frame draw:id="id12" presentation:style-name="a64" draw:name="Rectangle 3" svg:x="1.5in" svg:y="4.25032in" svg:width="7in" svg:height="1.91843in" presentation:class="subtitle" presentation:placeholder="false">
        <draw:text-box>
          <text:p text:style-name="a63" text:class-names="" text:cond-style-name=""><text:span text:style-name="a62" text:class-names="">按一下以編輯母片副標題樣式</text:span></text:p>
        </draw:text-box>
        <svg:title/>
        <svg:desc/>
      </draw:frame>
      <draw:frame draw:id="id13" presentation:style-name="a67" draw:name="Rectangle 4" svg:x="0.75in" svg:y="6.83525in" svg:width="2.08333in" svg:height="0.49945in" presentation:class="date-time" presentation:placeholder="false">
        <draw:text-box>
          <text:p text:style-name="a66" text:class-names="" text:cond-style-name=""><text:span text:style-name="a65" text:class-names=""/></text:p>
        </draw:text-box>
        <svg:title/>
        <svg:desc/>
      </draw:frame>
      <draw:frame draw:id="id14" presentation:style-name="a70" draw:name="Rectangle 5" svg:x="3.41667in" svg:y="6.83525in" svg:width="3.16667in" svg:height="0.49945in" presentation:class="footer" presentation:placeholder="false">
        <draw:text-box>
          <text:p text:style-name="a69" text:class-names="" text:cond-style-name=""><text:span text:style-name="a68" text:class-names=""/></text:p>
        </draw:text-box>
        <svg:title/>
        <svg:desc/>
      </draw:frame>
      <draw:frame draw:id="id15" presentation:style-name="a73" draw:name="Rectangle 6" svg:x="7.16667in" svg:y="6.83525in" svg:width="2.08333in" svg:height="0.49945in" presentation:class="page-number" presentation:placeholder="false">
        <draw:text-box>
          <text:p text:style-name="a72" text:class-names="" text:cond-style-name=""><text:span text:style-name="a71" text:class-names=""><text:page-number style:num-format="1" text:fixed="false">‹#›</text:page-number></text:span></text:p>
        </draw:text-box>
        <svg:title/>
        <svg:desc/>
      </draw:frame>
      <presentation:notes style:page-layout-name="pageLayout2" draw:style-name="a102">
        <draw:frame draw:id="id5" presentation:style-name="a76" draw:name="Rectangle 2" svg:x="0in" svg:y="0in" svg:width="3.22396in" svg:height="0.54688in" presentation:class="header" presentation:placeholder="false">
          <draw:text-box>
            <text:p text:style-name="a75" text:class-names="" text:cond-style-name=""><text:span text:style-name="a74" text:class-names=""/></text:p>
          </draw:text-box>
          <svg:title/>
          <svg:desc/>
        </draw:frame>
        <draw:frame draw:id="id6" presentation:style-name="a79" draw:name="Rectangle 3" svg:x="4.22049in" svg:y="0in" svg:width="3.22396in" svg:height="0.54688in" presentation:class="date-time" presentation:placeholder="false">
          <draw:text-box>
            <text:p text:style-name="a78" text:class-names="" text:cond-style-name=""><text:span text:style-name="a77" text:class-names=""/></text:p>
          </draw:text-box>
          <svg:title/>
          <svg:desc/>
        </draw:frame>
        <draw:page-thumbnail svg:x="1.01215in" svg:y="0.81424in" svg:width="5.43229in" svg:height="4.07639in" presentation:class="page" draw:id="id7" presentation:style-name="a80" draw:name="Rectangle 4">
          <svg:title/>
          <svg:desc/>
        </draw:page-thumbnail>
        <draw:frame draw:id="id8" presentation:style-name="a95" draw:name="Rectangle 5" svg:x="0.74479in" svg:y="5.16319in" svg:width="5.9566in" svg:height="4.89236in" presentation:class="notes" presentation:placeholder="false">
          <draw:text-box>
            <text:p text:style-name="a82" text:class-names="" text:cond-style-name=""><text:span text:style-name="a81" text:class-names="">按一下以編輯母片</text:span></text:p>
            <text:list text:style-name="a85">
              <text:list-item>
                <text:list text:style-name="a85">
                  <text:list-item>
                    <text:p text:style-name="a84" text:class-names="" text:cond-style-name=""><text:span text:style-name="a83" text:class-names="">第二層</text:span></text:p>
                  </text:list-item>
                </text:list>
              </text:list-item>
            </text:list>
            <text:list text:style-name="a88">
              <text:list-item>
                <text:list text:style-name="a88">
                  <text:list-item>
                    <text:list text:style-name="a88">
                      <text:list-item>
                        <text:p text:style-name="a87" text:class-names="" text:cond-style-name=""><text:span text:style-name="a86" text:class-names="">第三層</text:span></text:p>
                      </text:list-item>
                    </text:list>
                  </text:list-item>
                </text:list>
              </text:list-item>
            </text:list>
            <text:list text:style-name="a91">
              <text:list-item>
                <text:list text:style-name="a91">
                  <text:list-item>
                    <text:list text:style-name="a91">
                      <text:list-item>
                        <text:list text:style-name="a91">
                          <text:list-item>
                            <text:p text:style-name="a90" text:class-names="" text:cond-style-name=""><text:span text:style-name="a89" text:class-names="">第四層</text:span></text:p>
                          </text:list-item>
                        </text:list>
                      </text:list-item>
                    </text:list>
                  </text:list-item>
                </text:list>
              </text:list-item>
            </text:list>
            <text:list text:style-name="a94">
              <text:list-item>
                <text:list text:style-name="a94">
                  <text:list-item>
                    <text:list text:style-name="a94">
                      <text:list-item>
                        <text:list text:style-name="a94">
                          <text:list-item>
                            <text:list text:style-name="a94">
                              <text:list-item>
                                <text:p text:style-name="a93" text:class-names="" text:cond-style-name=""><text:span text:style-name="a92" text:class-names="">第五層</text:span></text:p>
                              </text:list-item>
                            </text:list>
                          </text:list-item>
                        </text:list>
                      </text:list-item>
                    </text:list>
                  </text:list-item>
                </text:list>
              </text:list-item>
            </text:list>
          </draw:text-box>
          <svg:title/>
          <svg:desc/>
        </draw:frame>
        <draw:frame draw:id="id9" presentation:style-name="a98" draw:name="Rectangle 6" svg:x="0in" svg:y="10.32292in" svg:width="3.22396in" svg:height="0.54688in" presentation:class="footer" presentation:placeholder="false">
          <draw:text-box>
            <text:p text:style-name="a97" text:class-names="" text:cond-style-name=""><text:span text:style-name="a96" text:class-names=""/></text:p>
          </draw:text-box>
          <svg:title/>
          <svg:desc/>
        </draw:frame>
        <draw:frame draw:id="id10" presentation:style-name="a101" draw:name="Rectangle 7" svg:x="3.57986in" svg:y="10.32292in" svg:width="3.22569in" svg:height="0.54688in" presentation:class="page-number" presentation:placeholder="false">
          <draw:text-box>
            <text:p text:style-name="a100" text:class-names="" text:cond-style-name=""><text:span text:style-name="a99" text:class-names=""><text:page-number style:num-format="1" text:fixed="false">‹#›</text:page-number></text:span></text:p>
          </draw:text-box>
          <svg:title/>
          <svg:desc/>
        </draw:frame>
      </presentation:notes>
    </style:master-page>
    <style:master-page style:name="Master1-Layout2-obj-標題及物件" style:page-layout-name="pageLayout1" draw:style-name="a103">
      <draw:frame draw:id="id16" presentation:style-name="a107" draw:name="標題 1" svg:x="0.75in" svg:y="0.66649in" svg:width="8.5in" svg:height="1.25029in" presentation:class="title" presentation:placeholder="false">
        <draw:text-box>
          <text:p text:style-name="a106" text:class-names="" text:cond-style-name=""><text:span text:style-name="a104" text:class-names="">按一下以編輯母片標題樣式</text:span><text:span text:style-name="a105" text:class-names=""/></text:p>
        </draw:text-box>
        <svg:title/>
        <svg:desc/>
      </draw:frame>
      <draw:frame draw:id="id17" presentation:style-name="a124" draw:name="內容版面配置區 2" svg:x="0.75in" svg:y="2.16651in" svg:width="8.5in" svg:height="4.5017in" presentation:class="object" presentation:placeholder="false">
        <draw:text-box>
          <text:list text:style-name="a110">
            <text:list-item>
              <text:p text:style-name="a109" text:class-names="" text:cond-style-name=""><text:span text:style-name="a108" text:class-names="">按一下以編輯母片文字樣式</text:span></text:p>
            </text:list-item>
          </text:list>
          <text:list text:style-name="a113">
            <text:list-item>
              <text:list text:style-name="a113">
                <text:list-item>
                  <text:p text:style-name="a112" text:class-names="" text:cond-style-name=""><text:span text:style-name="a111" text:class-names="">第二層</text:span></text:p>
                </text:list-item>
              </text:list>
            </text:list-item>
          </text:list>
          <text:list text:style-name="a116">
            <text:list-item>
              <text:list text:style-name="a116">
                <text:list-item>
                  <text:list text:style-name="a116">
                    <text:list-item>
                      <text:p text:style-name="a115" text:class-names="" text:cond-style-name=""><text:span text:style-name="a114" text:class-names="">第三層</text:span></text:p>
                    </text:list-item>
                  </text:list>
                </text:list-item>
              </text:list>
            </text:list-item>
          </text:list>
          <text:list text:style-name="a119">
            <text:list-item>
              <text:list text:style-name="a119">
                <text:list-item>
                  <text:list text:style-name="a119">
                    <text:list-item>
                      <text:list text:style-name="a119">
                        <text:list-item>
                          <text:p text:style-name="a118" text:class-names="" text:cond-style-name=""><text:span text:style-name="a117" text:class-names="">第四層</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0" text:class-names="">第五層</text:span><text:span text:style-name="a121" text:class-names=""/></text:p>
                            </text:list-item>
                          </text:list>
                        </text:list-item>
                      </text:list>
                    </text:list-item>
                  </text:list>
                </text:list-item>
              </text:list>
            </text:list-item>
          </text:list>
        </draw:text-box>
        <svg:title/>
        <svg:desc/>
      </draw:frame>
      <draw:frame draw:id="id18" presentation:style-name="a127" draw:name="Rectangle 4" svg:x="0.75in" svg:y="6.83525in" svg:width="2.08333in" svg:height="0.49945in" presentation:class="date-time" presentation:placeholder="false">
        <draw:text-box>
          <text:p text:style-name="a126" text:class-names="" text:cond-style-name=""><text:span text:style-name="a125" text:class-names=""/></text:p>
        </draw:text-box>
        <svg:title/>
        <svg:desc/>
      </draw:frame>
      <draw:frame draw:id="id19" presentation:style-name="a130" draw:name="Rectangle 5" svg:x="3.41667in" svg:y="6.83525in" svg:width="3.16667in" svg:height="0.49945in" presentation:class="footer" presentation:placeholder="false">
        <draw:text-box>
          <text:p text:style-name="a129" text:class-names="" text:cond-style-name=""><text:span text:style-name="a128" text:class-names=""/></text:p>
        </draw:text-box>
        <svg:title/>
        <svg:desc/>
      </draw:frame>
      <draw:frame draw:id="id20" presentation:style-name="a133" draw:name="Rectangle 6" svg:x="7.41667in" svg:y="7.00228in" svg:width="2.08333in" svg:height="0.49945in" presentation:class="page-number" presentation:placeholder="false">
        <draw:text-box>
          <text:p text:style-name="a132" text:class-names="" text:cond-style-name=""><text:span text:style-name="a131" text:class-names=""><text:page-number style:num-format="1" text:fixed="false">‹#›</text:page-number></text:span></text:p>
        </draw:text-box>
        <svg:title/>
        <svg:desc/>
      </draw:frame>
      <presentation:notes style:page-layout-name="pageLayout2" draw:style-name="a162">
        <draw:frame draw:id="id5" presentation:style-name="a136" draw:name="Rectangle 2" svg:x="0in" svg:y="0in" svg:width="3.22396in" svg:height="0.54688in" presentation:class="header" presentation:placeholder="false">
          <draw:text-box>
            <text:p text:style-name="a135" text:class-names="" text:cond-style-name=""><text:span text:style-name="a134" text:class-names=""/></text:p>
          </draw:text-box>
          <svg:title/>
          <svg:desc/>
        </draw:frame>
        <draw:frame draw:id="id6" presentation:style-name="a139" draw:name="Rectangle 3" svg:x="4.22049in" svg:y="0in" svg:width="3.22396in" svg:height="0.54688in" presentation:class="date-time" presentation:placeholder="false">
          <draw:text-box>
            <text:p text:style-name="a138" text:class-names="" text:cond-style-name=""><text:span text:style-name="a137" text:class-names=""/></text:p>
          </draw:text-box>
          <svg:title/>
          <svg:desc/>
        </draw:frame>
        <draw:page-thumbnail svg:x="1.01215in" svg:y="0.81424in" svg:width="5.43229in" svg:height="4.07639in" presentation:class="page" draw:id="id7" presentation:style-name="a140" draw:name="Rectangle 4">
          <svg:title/>
          <svg:desc/>
        </draw:page-thumbnail>
        <draw:frame draw:id="id8" presentation:style-name="a155" draw:name="Rectangle 5" svg:x="0.74479in" svg:y="5.16319in" svg:width="5.9566in" svg:height="4.89236in" presentation:class="notes" presentation:placeholder="false">
          <draw:text-box>
            <text:p text:style-name="a142" text:class-names="" text:cond-style-name=""><text:span text:style-name="a141" text:class-names="">按一下以編輯母片</text:span></text:p>
            <text:list text:style-name="a145">
              <text:list-item>
                <text:list text:style-name="a145">
                  <text:list-item>
                    <text:p text:style-name="a144" text:class-names="" text:cond-style-name=""><text:span text:style-name="a143" text:class-names="">第二層</text:span></text:p>
                  </text:list-item>
                </text:list>
              </text:list-item>
            </text:list>
            <text:list text:style-name="a148">
              <text:list-item>
                <text:list text:style-name="a148">
                  <text:list-item>
                    <text:list text:style-name="a148">
                      <text:list-item>
                        <text:p text:style-name="a147" text:class-names="" text:cond-style-name=""><text:span text:style-name="a146" text:class-names="">第三層</text:span></text:p>
                      </text:list-item>
                    </text:list>
                  </text:list-item>
                </text:list>
              </text:list-item>
            </text:list>
            <text:list text:style-name="a151">
              <text:list-item>
                <text:list text:style-name="a151">
                  <text:list-item>
                    <text:list text:style-name="a151">
                      <text:list-item>
                        <text:list text:style-name="a151">
                          <text:list-item>
                            <text:p text:style-name="a150" text:class-names="" text:cond-style-name=""><text:span text:style-name="a149" text:class-names="">第四層</text:span></text:p>
                          </text:list-item>
                        </text:list>
                      </text:list-item>
                    </text:list>
                  </text:list-item>
                </text:list>
              </text:list-item>
            </text:list>
            <text:list text:style-name="a154">
              <text:list-item>
                <text:list text:style-name="a154">
                  <text:list-item>
                    <text:list text:style-name="a154">
                      <text:list-item>
                        <text:list text:style-name="a154">
                          <text:list-item>
                            <text:list text:style-name="a154">
                              <text:list-item>
                                <text:p text:style-name="a153" text:class-names="" text:cond-style-name=""><text:span text:style-name="a152" text:class-names="">第五層</text:span></text:p>
                              </text:list-item>
                            </text:list>
                          </text:list-item>
                        </text:list>
                      </text:list-item>
                    </text:list>
                  </text:list-item>
                </text:list>
              </text:list-item>
            </text:list>
          </draw:text-box>
          <svg:title/>
          <svg:desc/>
        </draw:frame>
        <draw:frame draw:id="id9" presentation:style-name="a158" draw:name="Rectangle 6" svg:x="0in" svg:y="10.32292in" svg:width="3.22396in" svg:height="0.54688in" presentation:class="footer" presentation:placeholder="false">
          <draw:text-box>
            <text:p text:style-name="a157" text:class-names="" text:cond-style-name=""><text:span text:style-name="a156" text:class-names=""/></text:p>
          </draw:text-box>
          <svg:title/>
          <svg:desc/>
        </draw:frame>
        <draw:frame draw:id="id10" presentation:style-name="a161" draw:name="Rectangle 7" svg:x="3.57986in" svg:y="10.32292in" svg:width="3.22569in" svg:height="0.54688in" presentation:class="page-number" presentation:placeholder="false">
          <draw:text-box>
            <text:p text:style-name="a160" text:class-names="" text:cond-style-name=""><text:span text:style-name="a159" text:class-names=""><text:page-number style:num-format="1" text:fixed="false">‹#›</text:page-number></text:span></text:p>
          </draw:text-box>
          <svg:title/>
          <svg:desc/>
        </draw:frame>
      </presentation:notes>
    </style:master-page>
    <style:master-page style:name="Master1-Layout3-secHead-章節標題" style:page-layout-name="pageLayout1" draw:style-name="a163">
      <draw:frame draw:id="id21" presentation:style-name="a167" draw:name="標題 1" svg:x="0.78993in" svg:y="4.82089in" svg:width="8.5in" svg:height="1.49009in" presentation:class="title" presentation:placeholder="false">
        <draw:text-box>
          <text:p text:style-name="a166" text:class-names="" text:cond-style-name=""><text:span text:style-name="a164" text:class-names="">按一下以編輯母片標題樣式</text:span><text:span text:style-name="a165" text:class-names=""/></text:p>
        </draw:text-box>
        <svg:title/>
        <svg:desc/>
      </draw:frame>
      <draw:frame draw:id="id22" presentation:style-name="a171" draw:name="文字版面配置區 2" svg:x="0.78993in" svg:y="3.1803in" svg:width="8.5in" svg:height="1.64059in" presentation:class="outline" presentation:placeholder="false">
        <draw:text-box>
          <text:list text:style-name="a170">
            <text:list-item>
              <text:p text:style-name="a169" text:class-names="" text:cond-style-name=""><text:span text:style-name="a168" text:class-names="">按一下以編輯母片文字樣式</text:span></text:p>
            </text:list-item>
          </text:list>
        </draw:text-box>
        <svg:title/>
        <svg:desc/>
      </draw:frame>
      <draw:frame draw:id="id23" presentation:style-name="a174" draw:name="Rectangle 4" svg:x="0.75in" svg:y="6.83525in" svg:width="2.08333in" svg:height="0.49945in" presentation:class="date-time" presentation:placeholder="false">
        <draw:text-box>
          <text:p text:style-name="a173" text:class-names="" text:cond-style-name=""><text:span text:style-name="a172" text:class-names=""/></text:p>
        </draw:text-box>
        <svg:title/>
        <svg:desc/>
      </draw:frame>
      <draw:frame draw:id="id24" presentation:style-name="a177" draw:name="Rectangle 5" svg:x="3.41667in" svg:y="6.83525in" svg:width="3.16667in" svg:height="0.49945in" presentation:class="footer" presentation:placeholder="false">
        <draw:text-box>
          <text:p text:style-name="a176" text:class-names="" text:cond-style-name=""><text:span text:style-name="a175" text:class-names=""/></text:p>
        </draw:text-box>
        <svg:title/>
        <svg:desc/>
      </draw:frame>
      <draw:frame draw:id="id25" presentation:style-name="a180" draw:name="Rectangle 6" svg:x="7.41667in" svg:y="7.00228in" svg:width="2.08333in" svg:height="0.49945in" presentation:class="page-number" presentation:placeholder="false">
        <draw:text-box>
          <text:p text:style-name="a179" text:class-names="" text:cond-style-name=""><text:span text:style-name="a178" text:class-names=""><text:page-number style:num-format="1" text:fixed="false">‹#›</text:page-number></text:span></text:p>
        </draw:text-box>
        <svg:title/>
        <svg:desc/>
      </draw:frame>
      <presentation:notes style:page-layout-name="pageLayout2" draw:style-name="a209">
        <draw:frame draw:id="id5" presentation:style-name="a183" draw:name="Rectangle 2" svg:x="0in" svg:y="0in" svg:width="3.22396in" svg:height="0.54688in" presentation:class="header" presentation:placeholder="false">
          <draw:text-box>
            <text:p text:style-name="a182" text:class-names="" text:cond-style-name=""><text:span text:style-name="a181" text:class-names=""/></text:p>
          </draw:text-box>
          <svg:title/>
          <svg:desc/>
        </draw:frame>
        <draw:frame draw:id="id6" presentation:style-name="a186" draw:name="Rectangle 3" svg:x="4.22049in" svg:y="0in" svg:width="3.22396in" svg:height="0.54688in" presentation:class="date-time" presentation:placeholder="false">
          <draw:text-box>
            <text:p text:style-name="a185" text:class-names="" text:cond-style-name=""><text:span text:style-name="a184" text:class-names=""/></text:p>
          </draw:text-box>
          <svg:title/>
          <svg:desc/>
        </draw:frame>
        <draw:page-thumbnail svg:x="1.01215in" svg:y="0.81424in" svg:width="5.43229in" svg:height="4.07639in" presentation:class="page" draw:id="id7" presentation:style-name="a187" draw:name="Rectangle 4">
          <svg:title/>
          <svg:desc/>
        </draw:page-thumbnail>
        <draw:frame draw:id="id8" presentation:style-name="a202" draw:name="Rectangle 5" svg:x="0.74479in" svg:y="5.16319in" svg:width="5.9566in" svg:height="4.89236in" presentation:class="notes" presentation:placeholder="false">
          <draw:text-box>
            <text:p text:style-name="a189" text:class-names="" text:cond-style-name=""><text:span text:style-name="a188" text:class-names="">按一下以編輯母片</text:span></text:p>
            <text:list text:style-name="a192">
              <text:list-item>
                <text:list text:style-name="a192">
                  <text:list-item>
                    <text:p text:style-name="a191" text:class-names="" text:cond-style-name=""><text:span text:style-name="a190" text:class-names="">第二層</text:span></text:p>
                  </text:list-item>
                </text:list>
              </text:list-item>
            </text:list>
            <text:list text:style-name="a195">
              <text:list-item>
                <text:list text:style-name="a195">
                  <text:list-item>
                    <text:list text:style-name="a195">
                      <text:list-item>
                        <text:p text:style-name="a194" text:class-names="" text:cond-style-name=""><text:span text:style-name="a193" text:class-names="">第三層</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第四層</text:span></text:p>
                          </text:list-item>
                        </text:list>
                      </text:list-item>
                    </text:list>
                  </text:list-item>
                </text:list>
              </text:list-item>
            </text:list>
            <text:list text:style-name="a201">
              <text:list-item>
                <text:list text:style-name="a201">
                  <text:list-item>
                    <text:list text:style-name="a201">
                      <text:list-item>
                        <text:list text:style-name="a201">
                          <text:list-item>
                            <text:list text:style-name="a201">
                              <text:list-item>
                                <text:p text:style-name="a200" text:class-names="" text:cond-style-name=""><text:span text:style-name="a199" text:class-names="">第五層</text:span></text:p>
                              </text:list-item>
                            </text:list>
                          </text:list-item>
                        </text:list>
                      </text:list-item>
                    </text:list>
                  </text:list-item>
                </text:list>
              </text:list-item>
            </text:list>
          </draw:text-box>
          <svg:title/>
          <svg:desc/>
        </draw:frame>
        <draw:frame draw:id="id9" presentation:style-name="a205" draw:name="Rectangle 6" svg:x="0in" svg:y="10.32292in" svg:width="3.22396in" svg:height="0.54688in" presentation:class="footer" presentation:placeholder="false">
          <draw:text-box>
            <text:p text:style-name="a204" text:class-names="" text:cond-style-name=""><text:span text:style-name="a203" text:class-names=""/></text:p>
          </draw:text-box>
          <svg:title/>
          <svg:desc/>
        </draw:frame>
        <draw:frame draw:id="id10" presentation:style-name="a208" draw:name="Rectangle 7" svg:x="3.57986in" svg:y="10.32292in" svg:width="3.22569in" svg:height="0.54688in" presentation:class="page-number" presentation:placeholder="false">
          <draw:text-box>
            <text:p text:style-name="a207" text:class-names="" text:cond-style-name=""><text:span text:style-name="a206" text:class-names=""><text:page-number style:num-format="1" text:fixed="false">‹#›</text:page-number></text:span></text:p>
          </draw:text-box>
          <svg:title/>
          <svg:desc/>
        </draw:frame>
      </presentation:notes>
    </style:master-page>
    <style:master-page style:name="Master1-Layout4-twoObj-兩項物件" style:page-layout-name="pageLayout1" draw:style-name="a210">
      <draw:frame draw:id="id26" presentation:style-name="a214" draw:name="標題 1" svg:x="0.75in" svg:y="0.66649in" svg:width="8.5in" svg:height="1.25029in" presentation:class="title" presentation:placeholder="false">
        <draw:text-box>
          <text:p text:style-name="a213" text:class-names="" text:cond-style-name=""><text:span text:style-name="a211" text:class-names="">按一下以編輯母片標題樣式</text:span><text:span text:style-name="a212" text:class-names=""/></text:p>
        </draw:text-box>
        <svg:title/>
        <svg:desc/>
      </draw:frame>
      <draw:frame draw:id="id27" presentation:style-name="a231" draw:name="內容版面配置區 2" svg:x="0.75in" svg:y="2.16651in" svg:width="4.16667in" svg:height="4.5017in" presentation:class="object" presentation:placeholder="false">
        <draw:text-box>
          <text:list text:style-name="a217">
            <text:list-item>
              <text:p text:style-name="a216" text:class-names="" text:cond-style-name=""><text:span text:style-name="a215" text:class-names="">按一下以編輯母片文字樣式</text:span></text:p>
            </text:list-item>
          </text:list>
          <text:list text:style-name="a220">
            <text:list-item>
              <text:list text:style-name="a220">
                <text:list-item>
                  <text:p text:style-name="a219" text:class-names="" text:cond-style-name=""><text:span text:style-name="a218" text:class-names="">第二層</text:span></text:p>
                </text:list-item>
              </text:list>
            </text:list-item>
          </text:list>
          <text:list text:style-name="a223">
            <text:list-item>
              <text:list text:style-name="a223">
                <text:list-item>
                  <text:list text:style-name="a223">
                    <text:list-item>
                      <text:p text:style-name="a222" text:class-names="" text:cond-style-name=""><text:span text:style-name="a221" text:class-names="">第三層</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第四層</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7" text:class-names="">第五層</text:span><text:span text:style-name="a228" text:class-names=""/></text:p>
                            </text:list-item>
                          </text:list>
                        </text:list-item>
                      </text:list>
                    </text:list-item>
                  </text:list>
                </text:list-item>
              </text:list>
            </text:list-item>
          </text:list>
        </draw:text-box>
        <svg:title/>
        <svg:desc/>
      </draw:frame>
      <draw:frame draw:id="id28" presentation:style-name="a248" draw:name="內容版面配置區 3" svg:x="5.08333in" svg:y="2.16651in" svg:width="4.16667in" svg:height="4.5017in" presentation:class="object" presentation:placeholder="false">
        <draw:text-box>
          <text:list text:style-name="a234">
            <text:list-item>
              <text:p text:style-name="a233" text:class-names="" text:cond-style-name=""><text:span text:style-name="a232" text:class-names="">按一下以編輯母片文字樣式</text:span></text:p>
            </text:list-item>
          </text:list>
          <text:list text:style-name="a237">
            <text:list-item>
              <text:list text:style-name="a237">
                <text:list-item>
                  <text:p text:style-name="a236" text:class-names="" text:cond-style-name=""><text:span text:style-name="a235" text:class-names="">第二層</text:span></text:p>
                </text:list-item>
              </text:list>
            </text:list-item>
          </text:list>
          <text:list text:style-name="a240">
            <text:list-item>
              <text:list text:style-name="a240">
                <text:list-item>
                  <text:list text:style-name="a240">
                    <text:list-item>
                      <text:p text:style-name="a239" text:class-names="" text:cond-style-name=""><text:span text:style-name="a238" text:class-names="">第三層</text:span></text:p>
                    </text:list-item>
                  </text:list>
                </text:list-item>
              </text:list>
            </text:list-item>
          </text:list>
          <text:list text:style-name="a243">
            <text:list-item>
              <text:list text:style-name="a243">
                <text:list-item>
                  <text:list text:style-name="a243">
                    <text:list-item>
                      <text:list text:style-name="a243">
                        <text:list-item>
                          <text:p text:style-name="a242" text:class-names="" text:cond-style-name=""><text:span text:style-name="a241" text:class-names="">第四層</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4" text:class-names="">第五層</text:span><text:span text:style-name="a245" text:class-names=""/></text:p>
                            </text:list-item>
                          </text:list>
                        </text:list-item>
                      </text:list>
                    </text:list-item>
                  </text:list>
                </text:list-item>
              </text:list>
            </text:list-item>
          </text:list>
        </draw:text-box>
        <svg:title/>
        <svg:desc/>
      </draw:frame>
      <draw:frame draw:id="id29" presentation:style-name="a251" draw:name="Rectangle 4" svg:x="0.75in" svg:y="6.83525in" svg:width="2.08333in" svg:height="0.49945in" presentation:class="date-time" presentation:placeholder="false">
        <draw:text-box>
          <text:p text:style-name="a250" text:class-names="" text:cond-style-name=""><text:span text:style-name="a249" text:class-names=""/></text:p>
        </draw:text-box>
        <svg:title/>
        <svg:desc/>
      </draw:frame>
      <draw:frame draw:id="id30" presentation:style-name="a254" draw:name="Rectangle 5" svg:x="3.41667in" svg:y="6.83525in" svg:width="3.16667in" svg:height="0.49945in" presentation:class="footer" presentation:placeholder="false">
        <draw:text-box>
          <text:p text:style-name="a253" text:class-names="" text:cond-style-name=""><text:span text:style-name="a252" text:class-names=""/></text:p>
        </draw:text-box>
        <svg:title/>
        <svg:desc/>
      </draw:frame>
      <draw:frame draw:id="id31" presentation:style-name="a257" draw:name="Rectangle 6" svg:x="7.41667in" svg:y="7.00228in" svg:width="2.08333in" svg:height="0.49945in" presentation:class="page-number" presentation:placeholder="false">
        <draw:text-box>
          <text:p text:style-name="a256" text:class-names="" text:cond-style-name=""><text:span text:style-name="a255" text:class-names=""><text:page-number style:num-format="1" text:fixed="false">‹#›</text:page-number></text:span></text:p>
        </draw:text-box>
        <svg:title/>
        <svg:desc/>
      </draw:frame>
      <presentation:notes style:page-layout-name="pageLayout2" draw:style-name="a286">
        <draw:frame draw:id="id5" presentation:style-name="a260" draw:name="Rectangle 2" svg:x="0in" svg:y="0in" svg:width="3.22396in" svg:height="0.54688in" presentation:class="header" presentation:placeholder="false">
          <draw:text-box>
            <text:p text:style-name="a259" text:class-names="" text:cond-style-name=""><text:span text:style-name="a258" text:class-names=""/></text:p>
          </draw:text-box>
          <svg:title/>
          <svg:desc/>
        </draw:frame>
        <draw:frame draw:id="id6" presentation:style-name="a263" draw:name="Rectangle 3" svg:x="4.22049in" svg:y="0in" svg:width="3.22396in" svg:height="0.54688in" presentation:class="date-time" presentation:placeholder="false">
          <draw:text-box>
            <text:p text:style-name="a262" text:class-names="" text:cond-style-name=""><text:span text:style-name="a261" text:class-names=""/></text:p>
          </draw:text-box>
          <svg:title/>
          <svg:desc/>
        </draw:frame>
        <draw:page-thumbnail svg:x="1.01215in" svg:y="0.81424in" svg:width="5.43229in" svg:height="4.07639in" presentation:class="page" draw:id="id7" presentation:style-name="a264" draw:name="Rectangle 4">
          <svg:title/>
          <svg:desc/>
        </draw:page-thumbnail>
        <draw:frame draw:id="id8" presentation:style-name="a279" draw:name="Rectangle 5" svg:x="0.74479in" svg:y="5.16319in" svg:width="5.9566in" svg:height="4.89236in" presentation:class="notes" presentation:placeholder="false">
          <draw:text-box>
            <text:p text:style-name="a266" text:class-names="" text:cond-style-name=""><text:span text:style-name="a265" text:class-names="">按一下以編輯母片</text:span></text:p>
            <text:list text:style-name="a269">
              <text:list-item>
                <text:list text:style-name="a269">
                  <text:list-item>
                    <text:p text:style-name="a268" text:class-names="" text:cond-style-name=""><text:span text:style-name="a267" text:class-names="">第二層</text:span></text:p>
                  </text:list-item>
                </text:list>
              </text:list-item>
            </text:list>
            <text:list text:style-name="a272">
              <text:list-item>
                <text:list text:style-name="a272">
                  <text:list-item>
                    <text:list text:style-name="a272">
                      <text:list-item>
                        <text:p text:style-name="a271" text:class-names="" text:cond-style-name=""><text:span text:style-name="a270" text:class-names="">第三層</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第四層</text:span></text:p>
                          </text:list-item>
                        </text:list>
                      </text:list-item>
                    </text:list>
                  </text:list-item>
                </text:list>
              </text:list-item>
            </text:list>
            <text:list text:style-name="a278">
              <text:list-item>
                <text:list text:style-name="a278">
                  <text:list-item>
                    <text:list text:style-name="a278">
                      <text:list-item>
                        <text:list text:style-name="a278">
                          <text:list-item>
                            <text:list text:style-name="a278">
                              <text:list-item>
                                <text:p text:style-name="a277" text:class-names="" text:cond-style-name=""><text:span text:style-name="a276" text:class-names="">第五層</text:span></text:p>
                              </text:list-item>
                            </text:list>
                          </text:list-item>
                        </text:list>
                      </text:list-item>
                    </text:list>
                  </text:list-item>
                </text:list>
              </text:list-item>
            </text:list>
          </draw:text-box>
          <svg:title/>
          <svg:desc/>
        </draw:frame>
        <draw:frame draw:id="id9" presentation:style-name="a282" draw:name="Rectangle 6" svg:x="0in" svg:y="10.32292in" svg:width="3.22396in" svg:height="0.54688in" presentation:class="footer" presentation:placeholder="false">
          <draw:text-box>
            <text:p text:style-name="a281" text:class-names="" text:cond-style-name=""><text:span text:style-name="a280" text:class-names=""/></text:p>
          </draw:text-box>
          <svg:title/>
          <svg:desc/>
        </draw:frame>
        <draw:frame draw:id="id10" presentation:style-name="a285" draw:name="Rectangle 7" svg:x="3.57986in" svg:y="10.32292in" svg:width="3.22569in" svg:height="0.54688in" presentation:class="page-number" presentation:placeholder="false">
          <draw:text-box>
            <text:p text:style-name="a284" text:class-names="" text:cond-style-name=""><text:span text:style-name="a283" text:class-names=""><text:page-number style:num-format="1" text:fixed="false">‹#›</text:page-number></text:span></text:p>
          </draw:text-box>
          <svg:title/>
          <svg:desc/>
        </draw:frame>
      </presentation:notes>
    </style:master-page>
    <style:master-page style:name="Master1-Layout5-twoTxTwoObj-比對" style:page-layout-name="pageLayout1" draw:style-name="a287">
      <draw:frame draw:id="id32" presentation:style-name="a291" draw:name="標題 1" svg:x="0.5in" svg:y="0.301in" svg:width="9in" svg:height="1.25029in" presentation:class="title" presentation:placeholder="false">
        <draw:text-box>
          <text:p text:style-name="a290" text:class-names="" text:cond-style-name=""><text:span text:style-name="a288" text:class-names="">按一下以編輯母片標題樣式</text:span><text:span text:style-name="a289" text:class-names=""/></text:p>
        </draw:text-box>
        <svg:title/>
        <svg:desc/>
      </draw:frame>
      <draw:frame draw:id="id33" presentation:style-name="a295" draw:name="文字版面配置區 2" svg:x="0.5in" svg:y="1.67863in" svg:width="4.4184in" svg:height="0.70122in" presentation:class="outline" presentation:placeholder="false">
        <draw:text-box>
          <text:list text:style-name="a294">
            <text:list-item>
              <text:p text:style-name="a293" text:class-names="" text:cond-style-name=""><text:span text:style-name="a292" text:class-names="">按一下以編輯母片文字樣式</text:span></text:p>
            </text:list-item>
          </text:list>
        </draw:text-box>
        <svg:title/>
        <svg:desc/>
      </draw:frame>
      <draw:frame draw:id="id34" presentation:style-name="a312" draw:name="內容版面配置區 3" svg:x="0.5in" svg:y="2.37985in" svg:width="4.4184in" svg:height="4.32144in" presentation:class="object" presentation:placeholder="false">
        <draw:text-box>
          <text:list text:style-name="a298">
            <text:list-item>
              <text:p text:style-name="a297" text:class-names="" text:cond-style-name=""><text:span text:style-name="a296" text:class-names="">按一下以編輯母片文字樣式</text:span></text:p>
            </text:list-item>
          </text:list>
          <text:list text:style-name="a301">
            <text:list-item>
              <text:list text:style-name="a301">
                <text:list-item>
                  <text:p text:style-name="a300" text:class-names="" text:cond-style-name=""><text:span text:style-name="a299" text:class-names="">第二層</text:span></text:p>
                </text:list-item>
              </text:list>
            </text:list-item>
          </text:list>
          <text:list text:style-name="a304">
            <text:list-item>
              <text:list text:style-name="a304">
                <text:list-item>
                  <text:list text:style-name="a304">
                    <text:list-item>
                      <text:p text:style-name="a303" text:class-names="" text:cond-style-name=""><text:span text:style-name="a302" text:class-names="">第三層</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第四層</text:span></text:p>
                        </text:list-item>
                      </text:list>
                    </text:list-item>
                  </text:list>
                </text:list-item>
              </text:list>
            </text:list-item>
          </text:list>
          <text:list text:style-name="a311">
            <text:list-item>
              <text:list text:style-name="a311">
                <text:list-item>
                  <text:list text:style-name="a311">
                    <text:list-item>
                      <text:list text:style-name="a311">
                        <text:list-item>
                          <text:list text:style-name="a311">
                            <text:list-item>
                              <text:p text:style-name="a310" text:class-names="" text:cond-style-name=""><text:span text:style-name="a308" text:class-names="">第五層</text:span><text:span text:style-name="a309" text:class-names=""/></text:p>
                            </text:list-item>
                          </text:list>
                        </text:list-item>
                      </text:list>
                    </text:list-item>
                  </text:list>
                </text:list-item>
              </text:list>
            </text:list-item>
          </text:list>
        </draw:text-box>
        <svg:title/>
        <svg:desc/>
      </draw:frame>
      <draw:frame draw:id="id35" presentation:style-name="a316" draw:name="文字版面配置區 4" svg:x="5.07986in" svg:y="1.67863in" svg:width="4.42014in" svg:height="0.70122in" presentation:class="outline" presentation:placeholder="false">
        <draw:text-box>
          <text:list text:style-name="a315">
            <text:list-item>
              <text:p text:style-name="a314" text:class-names="" text:cond-style-name=""><text:span text:style-name="a313" text:class-names="">按一下以編輯母片文字樣式</text:span></text:p>
            </text:list-item>
          </text:list>
        </draw:text-box>
        <svg:title/>
        <svg:desc/>
      </draw:frame>
      <draw:frame draw:id="id36" presentation:style-name="a333" draw:name="內容版面配置區 5" svg:x="5.07986in" svg:y="2.37985in" svg:width="4.42014in" svg:height="4.32144in" presentation:class="object" presentation:placeholder="false">
        <draw:text-box>
          <text:list text:style-name="a319">
            <text:list-item>
              <text:p text:style-name="a318" text:class-names="" text:cond-style-name=""><text:span text:style-name="a317" text:class-names="">按一下以編輯母片文字樣式</text:span></text:p>
            </text:list-item>
          </text:list>
          <text:list text:style-name="a322">
            <text:list-item>
              <text:list text:style-name="a322">
                <text:list-item>
                  <text:p text:style-name="a321" text:class-names="" text:cond-style-name=""><text:span text:style-name="a320" text:class-names="">第二層</text:span></text:p>
                </text:list-item>
              </text:list>
            </text:list-item>
          </text:list>
          <text:list text:style-name="a325">
            <text:list-item>
              <text:list text:style-name="a325">
                <text:list-item>
                  <text:list text:style-name="a325">
                    <text:list-item>
                      <text:p text:style-name="a324" text:class-names="" text:cond-style-name=""><text:span text:style-name="a323" text:class-names="">第三層</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第四層</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第五層</text:span><text:span text:style-name="a330" text:class-names=""/></text:p>
                            </text:list-item>
                          </text:list>
                        </text:list-item>
                      </text:list>
                    </text:list-item>
                  </text:list>
                </text:list-item>
              </text:list>
            </text:list-item>
          </text:list>
        </draw:text-box>
        <svg:title/>
        <svg:desc/>
      </draw:frame>
      <draw:frame draw:id="id37" presentation:style-name="a336" draw:name="Rectangle 4" svg:x="0.75in" svg:y="6.83525in" svg:width="2.08333in" svg:height="0.49945in" presentation:class="date-time" presentation:placeholder="false">
        <draw:text-box>
          <text:p text:style-name="a335" text:class-names="" text:cond-style-name=""><text:span text:style-name="a334" text:class-names=""/></text:p>
        </draw:text-box>
        <svg:title/>
        <svg:desc/>
      </draw:frame>
      <draw:frame draw:id="id38" presentation:style-name="a339" draw:name="Rectangle 5" svg:x="3.41667in" svg:y="6.83525in" svg:width="3.16667in" svg:height="0.49945in" presentation:class="footer" presentation:placeholder="false">
        <draw:text-box>
          <text:p text:style-name="a338" text:class-names="" text:cond-style-name=""><text:span text:style-name="a337" text:class-names=""/></text:p>
        </draw:text-box>
        <svg:title/>
        <svg:desc/>
      </draw:frame>
      <draw:frame draw:id="id39" presentation:style-name="a342" draw:name="Rectangle 6" svg:x="7.41667in" svg:y="7.00228in" svg:width="2.08333in" svg:height="0.49945in" presentation:class="page-number" presentation:placeholder="false">
        <draw:text-box>
          <text:p text:style-name="a341" text:class-names="" text:cond-style-name=""><text:span text:style-name="a340" text:class-names=""><text:page-number style:num-format="1" text:fixed="false">‹#›</text:page-number></text:span></text:p>
        </draw:text-box>
        <svg:title/>
        <svg:desc/>
      </draw:frame>
      <presentation:notes style:page-layout-name="pageLayout2" draw:style-name="a371">
        <draw:frame draw:id="id5" presentation:style-name="a345" draw:name="Rectangle 2" svg:x="0in" svg:y="0in" svg:width="3.22396in" svg:height="0.54688in" presentation:class="header" presentation:placeholder="false">
          <draw:text-box>
            <text:p text:style-name="a344" text:class-names="" text:cond-style-name=""><text:span text:style-name="a343" text:class-names=""/></text:p>
          </draw:text-box>
          <svg:title/>
          <svg:desc/>
        </draw:frame>
        <draw:frame draw:id="id6" presentation:style-name="a348" draw:name="Rectangle 3" svg:x="4.22049in" svg:y="0in" svg:width="3.22396in" svg:height="0.54688in" presentation:class="date-time" presentation:placeholder="false">
          <draw:text-box>
            <text:p text:style-name="a347" text:class-names="" text:cond-style-name=""><text:span text:style-name="a346" text:class-names=""/></text:p>
          </draw:text-box>
          <svg:title/>
          <svg:desc/>
        </draw:frame>
        <draw:page-thumbnail svg:x="1.01215in" svg:y="0.81424in" svg:width="5.43229in" svg:height="4.07639in" presentation:class="page" draw:id="id7" presentation:style-name="a349" draw:name="Rectangle 4">
          <svg:title/>
          <svg:desc/>
        </draw:page-thumbnail>
        <draw:frame draw:id="id8" presentation:style-name="a364" draw:name="Rectangle 5" svg:x="0.74479in" svg:y="5.16319in" svg:width="5.9566in" svg:height="4.89236in" presentation:class="notes" presentation:placeholder="false">
          <draw:text-box>
            <text:p text:style-name="a351" text:class-names="" text:cond-style-name=""><text:span text:style-name="a350" text:class-names="">按一下以編輯母片</text:span></text:p>
            <text:list text:style-name="a354">
              <text:list-item>
                <text:list text:style-name="a354">
                  <text:list-item>
                    <text:p text:style-name="a353" text:class-names="" text:cond-style-name=""><text:span text:style-name="a352" text:class-names="">第二層</text:span></text:p>
                  </text:list-item>
                </text:list>
              </text:list-item>
            </text:list>
            <text:list text:style-name="a357">
              <text:list-item>
                <text:list text:style-name="a357">
                  <text:list-item>
                    <text:list text:style-name="a357">
                      <text:list-item>
                        <text:p text:style-name="a356" text:class-names="" text:cond-style-name=""><text:span text:style-name="a355" text:class-names="">第三層</text:span></text:p>
                      </text:list-item>
                    </text:list>
                  </text:list-item>
                </text:list>
              </text:list-item>
            </text:list>
            <text:list text:style-name="a360">
              <text:list-item>
                <text:list text:style-name="a360">
                  <text:list-item>
                    <text:list text:style-name="a360">
                      <text:list-item>
                        <text:list text:style-name="a360">
                          <text:list-item>
                            <text:p text:style-name="a359" text:class-names="" text:cond-style-name=""><text:span text:style-name="a358" text:class-names="">第四層</text:span></text:p>
                          </text:list-item>
                        </text:list>
                      </text:list-item>
                    </text:list>
                  </text:list-item>
                </text:list>
              </text:list-item>
            </text:list>
            <text:list text:style-name="a363">
              <text:list-item>
                <text:list text:style-name="a363">
                  <text:list-item>
                    <text:list text:style-name="a363">
                      <text:list-item>
                        <text:list text:style-name="a363">
                          <text:list-item>
                            <text:list text:style-name="a363">
                              <text:list-item>
                                <text:p text:style-name="a362" text:class-names="" text:cond-style-name=""><text:span text:style-name="a361" text:class-names="">第五層</text:span></text:p>
                              </text:list-item>
                            </text:list>
                          </text:list-item>
                        </text:list>
                      </text:list-item>
                    </text:list>
                  </text:list-item>
                </text:list>
              </text:list-item>
            </text:list>
          </draw:text-box>
          <svg:title/>
          <svg:desc/>
        </draw:frame>
        <draw:frame draw:id="id9" presentation:style-name="a367" draw:name="Rectangle 6" svg:x="0in" svg:y="10.32292in" svg:width="3.22396in" svg:height="0.54688in" presentation:class="footer" presentation:placeholder="false">
          <draw:text-box>
            <text:p text:style-name="a366" text:class-names="" text:cond-style-name=""><text:span text:style-name="a365" text:class-names=""/></text:p>
          </draw:text-box>
          <svg:title/>
          <svg:desc/>
        </draw:frame>
        <draw:frame draw:id="id10" presentation:style-name="a370" draw:name="Rectangle 7" svg:x="3.57986in" svg:y="10.32292in" svg:width="3.22569in" svg:height="0.54688in" presentation:class="page-number" presentation:placeholder="false">
          <draw:text-box>
            <text:p text:style-name="a369" text:class-names="" text:cond-style-name=""><text:span text:style-name="a368" text:class-names=""><text:page-number style:num-format="1" text:fixed="false">‹#›</text:page-number></text:span></text:p>
          </draw:text-box>
          <svg:title/>
          <svg:desc/>
        </draw:frame>
      </presentation:notes>
    </style:master-page>
    <style:master-page style:name="Master1-Layout6-titleOnly-只有標題" style:page-layout-name="pageLayout1" draw:style-name="a372">
      <draw:frame draw:id="id40" presentation:style-name="a376" draw:name="標題 1" svg:x="0.75in" svg:y="0.66649in" svg:width="8.5in" svg:height="1.25029in" presentation:class="title" presentation:placeholder="false">
        <draw:text-box>
          <text:p text:style-name="a375" text:class-names="" text:cond-style-name=""><text:span text:style-name="a373" text:class-names="">按一下以編輯母片標題樣式</text:span><text:span text:style-name="a374" text:class-names=""/></text:p>
        </draw:text-box>
        <svg:title/>
        <svg:desc/>
      </draw:frame>
      <draw:frame draw:id="id41" presentation:style-name="a379" draw:name="Rectangle 4" svg:x="0.75in" svg:y="6.83525in" svg:width="2.08333in" svg:height="0.49945in" presentation:class="date-time" presentation:placeholder="false">
        <draw:text-box>
          <text:p text:style-name="a378" text:class-names="" text:cond-style-name=""><text:span text:style-name="a377" text:class-names=""/></text:p>
        </draw:text-box>
        <svg:title/>
        <svg:desc/>
      </draw:frame>
      <draw:frame draw:id="id42" presentation:style-name="a382" draw:name="Rectangle 5" svg:x="3.41667in" svg:y="6.83525in" svg:width="3.16667in" svg:height="0.49945in" presentation:class="footer" presentation:placeholder="false">
        <draw:text-box>
          <text:p text:style-name="a381" text:class-names="" text:cond-style-name=""><text:span text:style-name="a380" text:class-names=""/></text:p>
        </draw:text-box>
        <svg:title/>
        <svg:desc/>
      </draw:frame>
      <draw:frame draw:id="id43" presentation:style-name="a385" draw:name="Rectangle 6" svg:x="7.41667in" svg:y="7.00228in" svg:width="2.08333in" svg:height="0.49945in" presentation:class="page-number" presentation:placeholder="false">
        <draw:text-box>
          <text:p text:style-name="a384" text:class-names="" text:cond-style-name=""><text:span text:style-name="a383" text:class-names=""><text:page-number style:num-format="1" text:fixed="false">‹#›</text:page-number></text:span></text:p>
        </draw:text-box>
        <svg:title/>
        <svg:desc/>
      </draw:frame>
      <presentation:notes style:page-layout-name="pageLayout2" draw:style-name="a414">
        <draw:frame draw:id="id5" presentation:style-name="a388" draw:name="Rectangle 2" svg:x="0in" svg:y="0in" svg:width="3.22396in" svg:height="0.54688in" presentation:class="header" presentation:placeholder="false">
          <draw:text-box>
            <text:p text:style-name="a387" text:class-names="" text:cond-style-name=""><text:span text:style-name="a386" text:class-names=""/></text:p>
          </draw:text-box>
          <svg:title/>
          <svg:desc/>
        </draw:frame>
        <draw:frame draw:id="id6" presentation:style-name="a391" draw:name="Rectangle 3" svg:x="4.22049in" svg:y="0in" svg:width="3.22396in" svg:height="0.54688in" presentation:class="date-time" presentation:placeholder="false">
          <draw:text-box>
            <text:p text:style-name="a390" text:class-names="" text:cond-style-name=""><text:span text:style-name="a389" text:class-names=""/></text:p>
          </draw:text-box>
          <svg:title/>
          <svg:desc/>
        </draw:frame>
        <draw:page-thumbnail svg:x="1.01215in" svg:y="0.81424in" svg:width="5.43229in" svg:height="4.07639in" presentation:class="page" draw:id="id7" presentation:style-name="a392" draw:name="Rectangle 4">
          <svg:title/>
          <svg:desc/>
        </draw:page-thumbnail>
        <draw:frame draw:id="id8" presentation:style-name="a407" draw:name="Rectangle 5" svg:x="0.74479in" svg:y="5.16319in" svg:width="5.9566in" svg:height="4.89236in" presentation:class="notes" presentation:placeholder="false">
          <draw:text-box>
            <text:p text:style-name="a394" text:class-names="" text:cond-style-name=""><text:span text:style-name="a393" text:class-names="">按一下以編輯母片</text:span></text:p>
            <text:list text:style-name="a397">
              <text:list-item>
                <text:list text:style-name="a397">
                  <text:list-item>
                    <text:p text:style-name="a396" text:class-names="" text:cond-style-name=""><text:span text:style-name="a395" text:class-names="">第二層</text:span></text:p>
                  </text:list-item>
                </text:list>
              </text:list-item>
            </text:list>
            <text:list text:style-name="a400">
              <text:list-item>
                <text:list text:style-name="a400">
                  <text:list-item>
                    <text:list text:style-name="a400">
                      <text:list-item>
                        <text:p text:style-name="a399" text:class-names="" text:cond-style-name=""><text:span text:style-name="a398" text:class-names="">第三層</text:span></text:p>
                      </text:list-item>
                    </text:list>
                  </text:list-item>
                </text:list>
              </text:list-item>
            </text:list>
            <text:list text:style-name="a403">
              <text:list-item>
                <text:list text:style-name="a403">
                  <text:list-item>
                    <text:list text:style-name="a403">
                      <text:list-item>
                        <text:list text:style-name="a403">
                          <text:list-item>
                            <text:p text:style-name="a402" text:class-names="" text:cond-style-name=""><text:span text:style-name="a401" text:class-names="">第四層</text:span></text:p>
                          </text:list-item>
                        </text:list>
                      </text:list-item>
                    </text:list>
                  </text:list-item>
                </text:list>
              </text:list-item>
            </text:list>
            <text:list text:style-name="a406">
              <text:list-item>
                <text:list text:style-name="a406">
                  <text:list-item>
                    <text:list text:style-name="a406">
                      <text:list-item>
                        <text:list text:style-name="a406">
                          <text:list-item>
                            <text:list text:style-name="a406">
                              <text:list-item>
                                <text:p text:style-name="a405" text:class-names="" text:cond-style-name=""><text:span text:style-name="a404" text:class-names="">第五層</text:span></text:p>
                              </text:list-item>
                            </text:list>
                          </text:list-item>
                        </text:list>
                      </text:list-item>
                    </text:list>
                  </text:list-item>
                </text:list>
              </text:list-item>
            </text:list>
          </draw:text-box>
          <svg:title/>
          <svg:desc/>
        </draw:frame>
        <draw:frame draw:id="id9" presentation:style-name="a410" draw:name="Rectangle 6" svg:x="0in" svg:y="10.32292in" svg:width="3.22396in" svg:height="0.54688in" presentation:class="footer" presentation:placeholder="false">
          <draw:text-box>
            <text:p text:style-name="a409" text:class-names="" text:cond-style-name=""><text:span text:style-name="a408" text:class-names=""/></text:p>
          </draw:text-box>
          <svg:title/>
          <svg:desc/>
        </draw:frame>
        <draw:frame draw:id="id10" presentation:style-name="a413" draw:name="Rectangle 7" svg:x="3.57986in" svg:y="10.32292in" svg:width="3.22569in" svg:height="0.54688in" presentation:class="page-number" presentation:placeholder="false">
          <draw:text-box>
            <text:p text:style-name="a412" text:class-names="" text:cond-style-name=""><text:span text:style-name="a411" text:class-names=""><text:page-number style:num-format="1" text:fixed="false">‹#›</text:page-number></text:span></text:p>
          </draw:text-box>
          <svg:title/>
          <svg:desc/>
        </draw:frame>
      </presentation:notes>
    </style:master-page>
    <style:master-page style:name="Master1-Layout7-blank-空白" style:page-layout-name="pageLayout1" draw:style-name="a415">
      <draw:frame draw:id="id44" presentation:style-name="a418" draw:name="Rectangle 4" svg:x="0.75in" svg:y="6.83525in" svg:width="2.08333in" svg:height="0.49945in" presentation:class="date-time" presentation:placeholder="false">
        <draw:text-box>
          <text:p text:style-name="a417" text:class-names="" text:cond-style-name=""><text:span text:style-name="a416" text:class-names=""/></text:p>
        </draw:text-box>
        <svg:title/>
        <svg:desc/>
      </draw:frame>
      <draw:frame draw:id="id45" presentation:style-name="a421" draw:name="Rectangle 5" svg:x="3.41667in" svg:y="6.83525in" svg:width="3.16667in" svg:height="0.49945in" presentation:class="footer" presentation:placeholder="false">
        <draw:text-box>
          <text:p text:style-name="a420" text:class-names="" text:cond-style-name=""><text:span text:style-name="a419" text:class-names=""/></text:p>
        </draw:text-box>
        <svg:title/>
        <svg:desc/>
      </draw:frame>
      <draw:frame draw:id="id46" presentation:style-name="a424" draw:name="Rectangle 6" svg:x="7.41667in" svg:y="7.00228in" svg:width="2.08333in" svg:height="0.49945in" presentation:class="page-number" presentation:placeholder="false">
        <draw:text-box>
          <text:p text:style-name="a423" text:class-names="" text:cond-style-name=""><text:span text:style-name="a422" text:class-names=""><text:page-number style:num-format="1" text:fixed="false">‹#›</text:page-number></text:span></text:p>
        </draw:text-box>
        <svg:title/>
        <svg:desc/>
      </draw:frame>
      <presentation:notes style:page-layout-name="pageLayout2" draw:style-name="a453">
        <draw:frame draw:id="id5" presentation:style-name="a427" draw:name="Rectangle 2" svg:x="0in" svg:y="0in" svg:width="3.22396in" svg:height="0.54688in" presentation:class="header" presentation:placeholder="false">
          <draw:text-box>
            <text:p text:style-name="a426" text:class-names="" text:cond-style-name=""><text:span text:style-name="a425" text:class-names=""/></text:p>
          </draw:text-box>
          <svg:title/>
          <svg:desc/>
        </draw:frame>
        <draw:frame draw:id="id6" presentation:style-name="a430" draw:name="Rectangle 3" svg:x="4.22049in" svg:y="0in" svg:width="3.22396in" svg:height="0.54688in" presentation:class="date-time" presentation:placeholder="false">
          <draw:text-box>
            <text:p text:style-name="a429" text:class-names="" text:cond-style-name=""><text:span text:style-name="a428" text:class-names=""/></text:p>
          </draw:text-box>
          <svg:title/>
          <svg:desc/>
        </draw:frame>
        <draw:page-thumbnail svg:x="1.01215in" svg:y="0.81424in" svg:width="5.43229in" svg:height="4.07639in" presentation:class="page" draw:id="id7" presentation:style-name="a431" draw:name="Rectangle 4">
          <svg:title/>
          <svg:desc/>
        </draw:page-thumbnail>
        <draw:frame draw:id="id8" presentation:style-name="a446" draw:name="Rectangle 5" svg:x="0.74479in" svg:y="5.16319in" svg:width="5.9566in" svg:height="4.89236in" presentation:class="notes" presentation:placeholder="false">
          <draw:text-box>
            <text:p text:style-name="a433" text:class-names="" text:cond-style-name=""><text:span text:style-name="a432" text:class-names="">按一下以編輯母片</text:span></text:p>
            <text:list text:style-name="a436">
              <text:list-item>
                <text:list text:style-name="a436">
                  <text:list-item>
                    <text:p text:style-name="a435" text:class-names="" text:cond-style-name=""><text:span text:style-name="a434" text:class-names="">第二層</text:span></text:p>
                  </text:list-item>
                </text:list>
              </text:list-item>
            </text:list>
            <text:list text:style-name="a439">
              <text:list-item>
                <text:list text:style-name="a439">
                  <text:list-item>
                    <text:list text:style-name="a439">
                      <text:list-item>
                        <text:p text:style-name="a438" text:class-names="" text:cond-style-name=""><text:span text:style-name="a437" text:class-names="">第三層</text:span></text:p>
                      </text:list-item>
                    </text:list>
                  </text:list-item>
                </text:list>
              </text:list-item>
            </text:list>
            <text:list text:style-name="a442">
              <text:list-item>
                <text:list text:style-name="a442">
                  <text:list-item>
                    <text:list text:style-name="a442">
                      <text:list-item>
                        <text:list text:style-name="a442">
                          <text:list-item>
                            <text:p text:style-name="a441" text:class-names="" text:cond-style-name=""><text:span text:style-name="a440" text:class-names="">第四層</text:span></text:p>
                          </text:list-item>
                        </text:list>
                      </text:list-item>
                    </text:list>
                  </text:list-item>
                </text:list>
              </text:list-item>
            </text:list>
            <text:list text:style-name="a445">
              <text:list-item>
                <text:list text:style-name="a445">
                  <text:list-item>
                    <text:list text:style-name="a445">
                      <text:list-item>
                        <text:list text:style-name="a445">
                          <text:list-item>
                            <text:list text:style-name="a445">
                              <text:list-item>
                                <text:p text:style-name="a444" text:class-names="" text:cond-style-name=""><text:span text:style-name="a443" text:class-names="">第五層</text:span></text:p>
                              </text:list-item>
                            </text:list>
                          </text:list-item>
                        </text:list>
                      </text:list-item>
                    </text:list>
                  </text:list-item>
                </text:list>
              </text:list-item>
            </text:list>
          </draw:text-box>
          <svg:title/>
          <svg:desc/>
        </draw:frame>
        <draw:frame draw:id="id9" presentation:style-name="a449" draw:name="Rectangle 6" svg:x="0in" svg:y="10.32292in" svg:width="3.22396in" svg:height="0.54688in" presentation:class="footer" presentation:placeholder="false">
          <draw:text-box>
            <text:p text:style-name="a448" text:class-names="" text:cond-style-name=""><text:span text:style-name="a447" text:class-names=""/></text:p>
          </draw:text-box>
          <svg:title/>
          <svg:desc/>
        </draw:frame>
        <draw:frame draw:id="id10" presentation:style-name="a452" draw:name="Rectangle 7" svg:x="3.57986in" svg:y="10.32292in" svg:width="3.22569in" svg:height="0.54688in" presentation:class="page-number" presentation:placeholder="false">
          <draw:text-box>
            <text:p text:style-name="a451" text:class-names="" text:cond-style-name=""><text:span text:style-name="a450" text:class-names=""><text:page-number style:num-format="1" text:fixed="false">‹#›</text:page-number></text:span></text:p>
          </draw:text-box>
          <svg:title/>
          <svg:desc/>
        </draw:frame>
      </presentation:notes>
    </style:master-page>
    <style:master-page style:name="Master1-Layout8-objTx-含標題的內容" style:page-layout-name="pageLayout1" draw:style-name="a454">
      <draw:frame draw:id="id47" presentation:style-name="a458" draw:name="標題 1" svg:x="0.5in" svg:y="0.29934in" svg:width="3.28993in" svg:height="1.27014in" presentation:class="title" presentation:placeholder="false">
        <draw:text-box>
          <text:p text:style-name="a457" text:class-names="" text:cond-style-name=""><text:span text:style-name="a455" text:class-names="">按一下以編輯母片標題樣式</text:span><text:span text:style-name="a456" text:class-names=""/></text:p>
        </draw:text-box>
        <svg:title/>
        <svg:desc/>
      </draw:frame>
      <draw:frame draw:id="id48" presentation:style-name="a475" draw:name="內容版面配置區 2" svg:x="3.90972in" svg:y="0.29934in" svg:width="5.59028in" svg:height="6.40194in" presentation:class="object" presentation:placeholder="false">
        <draw:text-box>
          <text:list text:style-name="a461">
            <text:list-item>
              <text:p text:style-name="a460" text:class-names="" text:cond-style-name=""><text:span text:style-name="a459" text:class-names="">按一下以編輯母片文字樣式</text:span></text:p>
            </text:list-item>
          </text:list>
          <text:list text:style-name="a464">
            <text:list-item>
              <text:list text:style-name="a464">
                <text:list-item>
                  <text:p text:style-name="a463" text:class-names="" text:cond-style-name=""><text:span text:style-name="a462" text:class-names="">第二層</text:span></text:p>
                </text:list-item>
              </text:list>
            </text:list-item>
          </text:list>
          <text:list text:style-name="a467">
            <text:list-item>
              <text:list text:style-name="a467">
                <text:list-item>
                  <text:list text:style-name="a467">
                    <text:list-item>
                      <text:p text:style-name="a466" text:class-names="" text:cond-style-name=""><text:span text:style-name="a465" text:class-names="">第三層</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第四層</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第五層</text:span><text:span text:style-name="a472" text:class-names=""/></text:p>
                            </text:list-item>
                          </text:list>
                        </text:list-item>
                      </text:list>
                    </text:list-item>
                  </text:list>
                </text:list-item>
              </text:list>
            </text:list-item>
          </text:list>
        </draw:text-box>
        <svg:title/>
        <svg:desc/>
      </draw:frame>
      <draw:frame draw:id="id49" presentation:style-name="a479" draw:name="文字版面配置區 3" svg:x="0.5in" svg:y="1.56948in" svg:width="3.28993in" svg:height="5.13181in" presentation:class="outline" presentation:placeholder="false">
        <draw:text-box>
          <text:list text:style-name="a478">
            <text:list-item>
              <text:p text:style-name="a477" text:class-names="" text:cond-style-name=""><text:span text:style-name="a476" text:class-names="">按一下以編輯母片文字樣式</text:span></text:p>
            </text:list-item>
          </text:list>
        </draw:text-box>
        <svg:title/>
        <svg:desc/>
      </draw:frame>
      <draw:frame draw:id="id50" presentation:style-name="a482" draw:name="Rectangle 4" svg:x="0.75in" svg:y="6.83525in" svg:width="2.08333in" svg:height="0.49945in" presentation:class="date-time" presentation:placeholder="false">
        <draw:text-box>
          <text:p text:style-name="a481" text:class-names="" text:cond-style-name=""><text:span text:style-name="a480" text:class-names=""/></text:p>
        </draw:text-box>
        <svg:title/>
        <svg:desc/>
      </draw:frame>
      <draw:frame draw:id="id51" presentation:style-name="a485" draw:name="Rectangle 5" svg:x="3.41667in" svg:y="6.83525in" svg:width="3.16667in" svg:height="0.49945in" presentation:class="footer" presentation:placeholder="false">
        <draw:text-box>
          <text:p text:style-name="a484" text:class-names="" text:cond-style-name=""><text:span text:style-name="a483" text:class-names=""/></text:p>
        </draw:text-box>
        <svg:title/>
        <svg:desc/>
      </draw:frame>
      <draw:frame draw:id="id52" presentation:style-name="a488" draw:name="Rectangle 6" svg:x="7.41667in" svg:y="7.00228in" svg:width="2.08333in" svg:height="0.49945in" presentation:class="page-number" presentation:placeholder="false">
        <draw:text-box>
          <text:p text:style-name="a487" text:class-names="" text:cond-style-name=""><text:span text:style-name="a486" text:class-names=""><text:page-number style:num-format="1" text:fixed="false">‹#›</text:page-number></text:span></text:p>
        </draw:text-box>
        <svg:title/>
        <svg:desc/>
      </draw:frame>
      <presentation:notes style:page-layout-name="pageLayout2" draw:style-name="a517">
        <draw:frame draw:id="id5" presentation:style-name="a491" draw:name="Rectangle 2" svg:x="0in" svg:y="0in" svg:width="3.22396in" svg:height="0.54688in" presentation:class="header" presentation:placeholder="false">
          <draw:text-box>
            <text:p text:style-name="a490" text:class-names="" text:cond-style-name=""><text:span text:style-name="a489" text:class-names=""/></text:p>
          </draw:text-box>
          <svg:title/>
          <svg:desc/>
        </draw:frame>
        <draw:frame draw:id="id6" presentation:style-name="a494" draw:name="Rectangle 3" svg:x="4.22049in" svg:y="0in" svg:width="3.22396in" svg:height="0.54688in" presentation:class="date-time" presentation:placeholder="false">
          <draw:text-box>
            <text:p text:style-name="a493" text:class-names="" text:cond-style-name=""><text:span text:style-name="a492" text:class-names=""/></text:p>
          </draw:text-box>
          <svg:title/>
          <svg:desc/>
        </draw:frame>
        <draw:page-thumbnail svg:x="1.01215in" svg:y="0.81424in" svg:width="5.43229in" svg:height="4.07639in" presentation:class="page" draw:id="id7" presentation:style-name="a495" draw:name="Rectangle 4">
          <svg:title/>
          <svg:desc/>
        </draw:page-thumbnail>
        <draw:frame draw:id="id8" presentation:style-name="a510" draw:name="Rectangle 5" svg:x="0.74479in" svg:y="5.16319in" svg:width="5.9566in" svg:height="4.89236in" presentation:class="notes" presentation:placeholder="false">
          <draw:text-box>
            <text:p text:style-name="a497" text:class-names="" text:cond-style-name=""><text:span text:style-name="a496" text:class-names="">按一下以編輯母片</text:span></text:p>
            <text:list text:style-name="a500">
              <text:list-item>
                <text:list text:style-name="a500">
                  <text:list-item>
                    <text:p text:style-name="a499" text:class-names="" text:cond-style-name=""><text:span text:style-name="a498" text:class-names="">第二層</text:span></text:p>
                  </text:list-item>
                </text:list>
              </text:list-item>
            </text:list>
            <text:list text:style-name="a503">
              <text:list-item>
                <text:list text:style-name="a503">
                  <text:list-item>
                    <text:list text:style-name="a503">
                      <text:list-item>
                        <text:p text:style-name="a502" text:class-names="" text:cond-style-name=""><text:span text:style-name="a501" text:class-names="">第三層</text:span></text:p>
                      </text:list-item>
                    </text:list>
                  </text:list-item>
                </text:list>
              </text:list-item>
            </text:list>
            <text:list text:style-name="a506">
              <text:list-item>
                <text:list text:style-name="a506">
                  <text:list-item>
                    <text:list text:style-name="a506">
                      <text:list-item>
                        <text:list text:style-name="a506">
                          <text:list-item>
                            <text:p text:style-name="a505" text:class-names="" text:cond-style-name=""><text:span text:style-name="a504" text:class-names="">第四層</text:span></text:p>
                          </text:list-item>
                        </text:list>
                      </text:list-item>
                    </text:list>
                  </text:list-item>
                </text:list>
              </text:list-item>
            </text:list>
            <text:list text:style-name="a509">
              <text:list-item>
                <text:list text:style-name="a509">
                  <text:list-item>
                    <text:list text:style-name="a509">
                      <text:list-item>
                        <text:list text:style-name="a509">
                          <text:list-item>
                            <text:list text:style-name="a509">
                              <text:list-item>
                                <text:p text:style-name="a508" text:class-names="" text:cond-style-name=""><text:span text:style-name="a507" text:class-names="">第五層</text:span></text:p>
                              </text:list-item>
                            </text:list>
                          </text:list-item>
                        </text:list>
                      </text:list-item>
                    </text:list>
                  </text:list-item>
                </text:list>
              </text:list-item>
            </text:list>
          </draw:text-box>
          <svg:title/>
          <svg:desc/>
        </draw:frame>
        <draw:frame draw:id="id9" presentation:style-name="a513" draw:name="Rectangle 6" svg:x="0in" svg:y="10.32292in" svg:width="3.22396in" svg:height="0.54688in" presentation:class="footer" presentation:placeholder="false">
          <draw:text-box>
            <text:p text:style-name="a512" text:class-names="" text:cond-style-name=""><text:span text:style-name="a511" text:class-names=""/></text:p>
          </draw:text-box>
          <svg:title/>
          <svg:desc/>
        </draw:frame>
        <draw:frame draw:id="id10" presentation:style-name="a516" draw:name="Rectangle 7" svg:x="3.57986in" svg:y="10.32292in" svg:width="3.22569in" svg:height="0.54688in" presentation:class="page-number" presentation:placeholder="false">
          <draw:text-box>
            <text:p text:style-name="a515" text:class-names="" text:cond-style-name=""><text:span text:style-name="a514" text:class-names=""><text:page-number style:num-format="1" text:fixed="false">‹#›</text:page-number></text:span></text:p>
          </draw:text-box>
          <svg:title/>
          <svg:desc/>
        </draw:frame>
      </presentation:notes>
    </style:master-page>
    <style:master-page style:name="Master1-Layout9-picTx-含標題的圖片" style:page-layout-name="pageLayout1" draw:style-name="a518">
      <draw:frame draw:id="id53" presentation:style-name="a522" draw:name="標題 1" svg:x="1.96007in" svg:y="5.25089in" svg:width="6in" svg:height="0.62018in" presentation:class="title" presentation:placeholder="false">
        <draw:text-box>
          <text:p text:style-name="a521" text:class-names="" text:cond-style-name=""><text:span text:style-name="a519" text:class-names="">按一下以編輯母片標題樣式</text:span><text:span text:style-name="a520" text:class-names=""/></text:p>
        </draw:text-box>
        <svg:title/>
        <svg:desc/>
      </draw:frame>
      <draw:frame draw:id="id54" presentation:style-name="a525" draw:name="圖片版面配置區 2" svg:x="1.96007in" svg:y="0.6698in" svg:width="6in" svg:height="4.5017in" presentation:class="graphic" presentation:placeholder="false">
        <draw:text-box>
          <text:p text:style-name="a524" text:class-names="" text:cond-style-name=""><text:span text:style-name="a523" text:class-names=""/></text:p>
        </draw:text-box>
        <svg:title/>
        <svg:desc/>
      </draw:frame>
      <draw:frame draw:id="id55" presentation:style-name="a529" draw:name="文字版面配置區 3" svg:x="1.96007in" svg:y="5.87107in" svg:width="6in" svg:height="0.87983in" presentation:class="outline" presentation:placeholder="false">
        <draw:text-box>
          <text:list text:style-name="a528">
            <text:list-item>
              <text:p text:style-name="a527" text:class-names="" text:cond-style-name=""><text:span text:style-name="a526" text:class-names="">按一下以編輯母片文字樣式</text:span></text:p>
            </text:list-item>
          </text:list>
        </draw:text-box>
        <svg:title/>
        <svg:desc/>
      </draw:frame>
      <draw:frame draw:id="id56" presentation:style-name="a532" draw:name="Rectangle 4" svg:x="0.75in" svg:y="6.83525in" svg:width="2.08333in" svg:height="0.49945in" presentation:class="date-time" presentation:placeholder="false">
        <draw:text-box>
          <text:p text:style-name="a531" text:class-names="" text:cond-style-name=""><text:span text:style-name="a530" text:class-names=""/></text:p>
        </draw:text-box>
        <svg:title/>
        <svg:desc/>
      </draw:frame>
      <draw:frame draw:id="id57" presentation:style-name="a535" draw:name="Rectangle 5" svg:x="3.41667in" svg:y="6.83525in" svg:width="3.16667in" svg:height="0.49945in" presentation:class="footer" presentation:placeholder="false">
        <draw:text-box>
          <text:p text:style-name="a534" text:class-names="" text:cond-style-name=""><text:span text:style-name="a533" text:class-names=""/></text:p>
        </draw:text-box>
        <svg:title/>
        <svg:desc/>
      </draw:frame>
      <draw:frame draw:id="id58" presentation:style-name="a538" draw:name="Rectangle 6" svg:x="7.41667in" svg:y="7.00228in" svg:width="2.08333in" svg:height="0.49945in" presentation:class="page-number" presentation:placeholder="false">
        <draw:text-box>
          <text:p text:style-name="a537" text:class-names="" text:cond-style-name=""><text:span text:style-name="a536" text:class-names=""><text:page-number style:num-format="1" text:fixed="false">‹#›</text:page-number></text:span></text:p>
        </draw:text-box>
        <svg:title/>
        <svg:desc/>
      </draw:frame>
      <presentation:notes style:page-layout-name="pageLayout2" draw:style-name="a567">
        <draw:frame draw:id="id5" presentation:style-name="a541" draw:name="Rectangle 2" svg:x="0in" svg:y="0in" svg:width="3.22396in" svg:height="0.54688in" presentation:class="header" presentation:placeholder="false">
          <draw:text-box>
            <text:p text:style-name="a540" text:class-names="" text:cond-style-name=""><text:span text:style-name="a539" text:class-names=""/></text:p>
          </draw:text-box>
          <svg:title/>
          <svg:desc/>
        </draw:frame>
        <draw:frame draw:id="id6" presentation:style-name="a544" draw:name="Rectangle 3" svg:x="4.22049in" svg:y="0in" svg:width="3.22396in" svg:height="0.54688in" presentation:class="date-time" presentation:placeholder="false">
          <draw:text-box>
            <text:p text:style-name="a543" text:class-names="" text:cond-style-name=""><text:span text:style-name="a542" text:class-names=""/></text:p>
          </draw:text-box>
          <svg:title/>
          <svg:desc/>
        </draw:frame>
        <draw:page-thumbnail svg:x="1.01215in" svg:y="0.81424in" svg:width="5.43229in" svg:height="4.07639in" presentation:class="page" draw:id="id7" presentation:style-name="a545" draw:name="Rectangle 4">
          <svg:title/>
          <svg:desc/>
        </draw:page-thumbnail>
        <draw:frame draw:id="id8" presentation:style-name="a560" draw:name="Rectangle 5" svg:x="0.74479in" svg:y="5.16319in" svg:width="5.9566in" svg:height="4.89236in" presentation:class="notes" presentation:placeholder="false">
          <draw:text-box>
            <text:p text:style-name="a547" text:class-names="" text:cond-style-name=""><text:span text:style-name="a546" text:class-names="">按一下以編輯母片</text:span></text:p>
            <text:list text:style-name="a550">
              <text:list-item>
                <text:list text:style-name="a550">
                  <text:list-item>
                    <text:p text:style-name="a549" text:class-names="" text:cond-style-name=""><text:span text:style-name="a548" text:class-names="">第二層</text:span></text:p>
                  </text:list-item>
                </text:list>
              </text:list-item>
            </text:list>
            <text:list text:style-name="a553">
              <text:list-item>
                <text:list text:style-name="a553">
                  <text:list-item>
                    <text:list text:style-name="a553">
                      <text:list-item>
                        <text:p text:style-name="a552" text:class-names="" text:cond-style-name=""><text:span text:style-name="a551" text:class-names="">第三層</text:span></text:p>
                      </text:list-item>
                    </text:list>
                  </text:list-item>
                </text:list>
              </text:list-item>
            </text:list>
            <text:list text:style-name="a556">
              <text:list-item>
                <text:list text:style-name="a556">
                  <text:list-item>
                    <text:list text:style-name="a556">
                      <text:list-item>
                        <text:list text:style-name="a556">
                          <text:list-item>
                            <text:p text:style-name="a555" text:class-names="" text:cond-style-name=""><text:span text:style-name="a554" text:class-names="">第四層</text:span></text:p>
                          </text:list-item>
                        </text:list>
                      </text:list-item>
                    </text:list>
                  </text:list-item>
                </text:list>
              </text:list-item>
            </text:list>
            <text:list text:style-name="a559">
              <text:list-item>
                <text:list text:style-name="a559">
                  <text:list-item>
                    <text:list text:style-name="a559">
                      <text:list-item>
                        <text:list text:style-name="a559">
                          <text:list-item>
                            <text:list text:style-name="a559">
                              <text:list-item>
                                <text:p text:style-name="a558" text:class-names="" text:cond-style-name=""><text:span text:style-name="a557" text:class-names="">第五層</text:span></text:p>
                              </text:list-item>
                            </text:list>
                          </text:list-item>
                        </text:list>
                      </text:list-item>
                    </text:list>
                  </text:list-item>
                </text:list>
              </text:list-item>
            </text:list>
          </draw:text-box>
          <svg:title/>
          <svg:desc/>
        </draw:frame>
        <draw:frame draw:id="id9" presentation:style-name="a563" draw:name="Rectangle 6" svg:x="0in" svg:y="10.32292in" svg:width="3.22396in" svg:height="0.54688in" presentation:class="footer" presentation:placeholder="false">
          <draw:text-box>
            <text:p text:style-name="a562" text:class-names="" text:cond-style-name=""><text:span text:style-name="a561" text:class-names=""/></text:p>
          </draw:text-box>
          <svg:title/>
          <svg:desc/>
        </draw:frame>
        <draw:frame draw:id="id10" presentation:style-name="a566" draw:name="Rectangle 7" svg:x="3.57986in" svg:y="10.32292in" svg:width="3.22569in" svg:height="0.54688in" presentation:class="page-number" presentation:placeholder="false">
          <draw:text-box>
            <text:p text:style-name="a565" text:class-names="" text:cond-style-name=""><text:span text:style-name="a564" text:class-names=""><text:page-number style:num-format="1" text:fixed="false">‹#›</text:page-number></text:span></text:p>
          </draw:text-box>
          <svg:title/>
          <svg:desc/>
        </draw:frame>
      </presentation:notes>
    </style:master-page>
    <style:master-page style:name="Master1-Layout10-vertTx-標題及直排文字" style:page-layout-name="pageLayout1" draw:style-name="a568">
      <draw:frame draw:id="id59" presentation:style-name="a572" draw:name="標題 1" svg:x="0.75in" svg:y="0.66649in" svg:width="8.5in" svg:height="1.25029in" presentation:class="title" presentation:placeholder="false">
        <draw:text-box>
          <text:p text:style-name="a571" text:class-names="" text:cond-style-name=""><text:span text:style-name="a569" text:class-names="">按一下以編輯母片標題樣式</text:span><text:span text:style-name="a570" text:class-names=""/></text:p>
        </draw:text-box>
        <svg:title/>
        <svg:desc/>
      </draw:frame>
      <draw:frame draw:id="id60" presentation:style-name="a589" draw:name="直排文字版面配置區 2" svg:x="0.75in" svg:y="2.16651in" svg:width="8.5in" svg:height="4.5017in" presentation:class="outline" presentation:placeholder="false">
        <draw:text-box>
          <text:list text:style-name="a575">
            <text:list-item>
              <text:p text:style-name="a574" text:class-names="" text:cond-style-name=""><text:span text:style-name="a573" text:class-names="">按一下以編輯母片文字樣式</text:span></text:p>
            </text:list-item>
          </text:list>
          <text:list text:style-name="a578">
            <text:list-item>
              <text:list text:style-name="a578">
                <text:list-item>
                  <text:p text:style-name="a577" text:class-names="" text:cond-style-name=""><text:span text:style-name="a576" text:class-names="">第二層</text:span></text:p>
                </text:list-item>
              </text:list>
            </text:list-item>
          </text:list>
          <text:list text:style-name="a581">
            <text:list-item>
              <text:list text:style-name="a581">
                <text:list-item>
                  <text:list text:style-name="a581">
                    <text:list-item>
                      <text:p text:style-name="a580" text:class-names="" text:cond-style-name=""><text:span text:style-name="a579" text:class-names="">第三層</text:span></text:p>
                    </text:list-item>
                  </text:list>
                </text:list-item>
              </text:list>
            </text:list-item>
          </text:list>
          <text:list text:style-name="a584">
            <text:list-item>
              <text:list text:style-name="a584">
                <text:list-item>
                  <text:list text:style-name="a584">
                    <text:list-item>
                      <text:list text:style-name="a584">
                        <text:list-item>
                          <text:p text:style-name="a583" text:class-names="" text:cond-style-name=""><text:span text:style-name="a582" text:class-names="">第四層</text:span></text:p>
                        </text:list-item>
                      </text:list>
                    </text:list-item>
                  </text:list>
                </text:list-item>
              </text:list>
            </text:list-item>
          </text:list>
          <text:list text:style-name="a588">
            <text:list-item>
              <text:list text:style-name="a588">
                <text:list-item>
                  <text:list text:style-name="a588">
                    <text:list-item>
                      <text:list text:style-name="a588">
                        <text:list-item>
                          <text:list text:style-name="a588">
                            <text:list-item>
                              <text:p text:style-name="a587" text:class-names="" text:cond-style-name=""><text:span text:style-name="a585" text:class-names="">第五層</text:span><text:span text:style-name="a586" text:class-names=""/></text:p>
                            </text:list-item>
                          </text:list>
                        </text:list-item>
                      </text:list>
                    </text:list-item>
                  </text:list>
                </text:list-item>
              </text:list>
            </text:list-item>
          </text:list>
        </draw:text-box>
        <svg:title/>
        <svg:desc/>
      </draw:frame>
      <draw:frame draw:id="id61" presentation:style-name="a592" draw:name="Rectangle 4" svg:x="0.75in" svg:y="6.83525in" svg:width="2.08333in" svg:height="0.49945in" presentation:class="date-time" presentation:placeholder="false">
        <draw:text-box>
          <text:p text:style-name="a591" text:class-names="" text:cond-style-name=""><text:span text:style-name="a590" text:class-names=""/></text:p>
        </draw:text-box>
        <svg:title/>
        <svg:desc/>
      </draw:frame>
      <draw:frame draw:id="id62" presentation:style-name="a595" draw:name="Rectangle 5" svg:x="3.41667in" svg:y="6.83525in" svg:width="3.16667in" svg:height="0.49945in" presentation:class="footer" presentation:placeholder="false">
        <draw:text-box>
          <text:p text:style-name="a594" text:class-names="" text:cond-style-name=""><text:span text:style-name="a593" text:class-names=""/></text:p>
        </draw:text-box>
        <svg:title/>
        <svg:desc/>
      </draw:frame>
      <draw:frame draw:id="id63" presentation:style-name="a598" draw:name="Rectangle 6" svg:x="7.41667in" svg:y="7.00228in" svg:width="2.08333in" svg:height="0.49945in" presentation:class="page-number" presentation:placeholder="false">
        <draw:text-box>
          <text:p text:style-name="a597" text:class-names="" text:cond-style-name=""><text:span text:style-name="a596" text:class-names=""><text:page-number style:num-format="1" text:fixed="false">‹#›</text:page-number></text:span></text:p>
        </draw:text-box>
        <svg:title/>
        <svg:desc/>
      </draw:frame>
      <presentation:notes style:page-layout-name="pageLayout2" draw:style-name="a627">
        <draw:frame draw:id="id5" presentation:style-name="a601" draw:name="Rectangle 2" svg:x="0in" svg:y="0in" svg:width="3.22396in" svg:height="0.54688in" presentation:class="header" presentation:placeholder="false">
          <draw:text-box>
            <text:p text:style-name="a600" text:class-names="" text:cond-style-name=""><text:span text:style-name="a599" text:class-names=""/></text:p>
          </draw:text-box>
          <svg:title/>
          <svg:desc/>
        </draw:frame>
        <draw:frame draw:id="id6" presentation:style-name="a604" draw:name="Rectangle 3" svg:x="4.22049in" svg:y="0in" svg:width="3.22396in" svg:height="0.54688in" presentation:class="date-time" presentation:placeholder="false">
          <draw:text-box>
            <text:p text:style-name="a603" text:class-names="" text:cond-style-name=""><text:span text:style-name="a602" text:class-names=""/></text:p>
          </draw:text-box>
          <svg:title/>
          <svg:desc/>
        </draw:frame>
        <draw:page-thumbnail svg:x="1.01215in" svg:y="0.81424in" svg:width="5.43229in" svg:height="4.07639in" presentation:class="page" draw:id="id7" presentation:style-name="a605" draw:name="Rectangle 4">
          <svg:title/>
          <svg:desc/>
        </draw:page-thumbnail>
        <draw:frame draw:id="id8" presentation:style-name="a620" draw:name="Rectangle 5" svg:x="0.74479in" svg:y="5.16319in" svg:width="5.9566in" svg:height="4.89236in" presentation:class="notes" presentation:placeholder="false">
          <draw:text-box>
            <text:p text:style-name="a607" text:class-names="" text:cond-style-name=""><text:span text:style-name="a606" text:class-names="">按一下以編輯母片</text:span></text:p>
            <text:list text:style-name="a610">
              <text:list-item>
                <text:list text:style-name="a610">
                  <text:list-item>
                    <text:p text:style-name="a609" text:class-names="" text:cond-style-name=""><text:span text:style-name="a608" text:class-names="">第二層</text:span></text:p>
                  </text:list-item>
                </text:list>
              </text:list-item>
            </text:list>
            <text:list text:style-name="a613">
              <text:list-item>
                <text:list text:style-name="a613">
                  <text:list-item>
                    <text:list text:style-name="a613">
                      <text:list-item>
                        <text:p text:style-name="a612" text:class-names="" text:cond-style-name=""><text:span text:style-name="a611" text:class-names="">第三層</text:span></text:p>
                      </text:list-item>
                    </text:list>
                  </text:list-item>
                </text:list>
              </text:list-item>
            </text:list>
            <text:list text:style-name="a616">
              <text:list-item>
                <text:list text:style-name="a616">
                  <text:list-item>
                    <text:list text:style-name="a616">
                      <text:list-item>
                        <text:list text:style-name="a616">
                          <text:list-item>
                            <text:p text:style-name="a615" text:class-names="" text:cond-style-name=""><text:span text:style-name="a614" text:class-names="">第四層</text:span></text:p>
                          </text:list-item>
                        </text:list>
                      </text:list-item>
                    </text:list>
                  </text:list-item>
                </text:list>
              </text:list-item>
            </text:list>
            <text:list text:style-name="a619">
              <text:list-item>
                <text:list text:style-name="a619">
                  <text:list-item>
                    <text:list text:style-name="a619">
                      <text:list-item>
                        <text:list text:style-name="a619">
                          <text:list-item>
                            <text:list text:style-name="a619">
                              <text:list-item>
                                <text:p text:style-name="a618" text:class-names="" text:cond-style-name=""><text:span text:style-name="a617" text:class-names="">第五層</text:span></text:p>
                              </text:list-item>
                            </text:list>
                          </text:list-item>
                        </text:list>
                      </text:list-item>
                    </text:list>
                  </text:list-item>
                </text:list>
              </text:list-item>
            </text:list>
          </draw:text-box>
          <svg:title/>
          <svg:desc/>
        </draw:frame>
        <draw:frame draw:id="id9" presentation:style-name="a623" draw:name="Rectangle 6" svg:x="0in" svg:y="10.32292in" svg:width="3.22396in" svg:height="0.54688in" presentation:class="footer" presentation:placeholder="false">
          <draw:text-box>
            <text:p text:style-name="a622" text:class-names="" text:cond-style-name=""><text:span text:style-name="a621" text:class-names=""/></text:p>
          </draw:text-box>
          <svg:title/>
          <svg:desc/>
        </draw:frame>
        <draw:frame draw:id="id10" presentation:style-name="a626" draw:name="Rectangle 7" svg:x="3.57986in" svg:y="10.32292in" svg:width="3.22569in" svg:height="0.54688in" presentation:class="page-number" presentation:placeholder="false">
          <draw:text-box>
            <text:p text:style-name="a625" text:class-names="" text:cond-style-name=""><text:span text:style-name="a624" text:class-names=""><text:page-number style:num-format="1" text:fixed="false">‹#›</text:page-number></text:span></text:p>
          </draw:text-box>
          <svg:title/>
          <svg:desc/>
        </draw:frame>
      </presentation:notes>
    </style:master-page>
    <style:master-page style:name="Master1-Layout11-vertTitleAndTx-直排標題及文字" style:page-layout-name="pageLayout1" draw:style-name="a628">
      <draw:frame draw:id="id64" presentation:style-name="a632" draw:name="直排標題 1" svg:x="7.125in" svg:y="0.66649in" svg:width="2.125in" svg:height="6.00172in" presentation:class="title" presentation:placeholder="false">
        <draw:text-box>
          <text:p text:style-name="a631" text:class-names="" text:cond-style-name=""><text:span text:style-name="a629" text:class-names="">按一下以編輯母片標題樣式</text:span><text:span text:style-name="a630" text:class-names=""/></text:p>
        </draw:text-box>
        <svg:title/>
        <svg:desc/>
      </draw:frame>
      <draw:frame draw:id="id65" presentation:style-name="a649" draw:name="直排文字版面配置區 2" svg:x="0.75in" svg:y="0.66649in" svg:width="6.20833in" svg:height="6.00172in" presentation:class="outline" presentation:placeholder="false">
        <draw:text-box>
          <text:list text:style-name="a635">
            <text:list-item>
              <text:p text:style-name="a634" text:class-names="" text:cond-style-name=""><text:span text:style-name="a633" text:class-names="">按一下以編輯母片文字樣式</text:span></text:p>
            </text:list-item>
          </text:list>
          <text:list text:style-name="a638">
            <text:list-item>
              <text:list text:style-name="a638">
                <text:list-item>
                  <text:p text:style-name="a637" text:class-names="" text:cond-style-name=""><text:span text:style-name="a636" text:class-names="">第二層</text:span></text:p>
                </text:list-item>
              </text:list>
            </text:list-item>
          </text:list>
          <text:list text:style-name="a641">
            <text:list-item>
              <text:list text:style-name="a641">
                <text:list-item>
                  <text:list text:style-name="a641">
                    <text:list-item>
                      <text:p text:style-name="a640" text:class-names="" text:cond-style-name=""><text:span text:style-name="a639" text:class-names="">第三層</text:span></text:p>
                    </text:list-item>
                  </text:list>
                </text:list-item>
              </text:list>
            </text:list-item>
          </text:list>
          <text:list text:style-name="a644">
            <text:list-item>
              <text:list text:style-name="a644">
                <text:list-item>
                  <text:list text:style-name="a644">
                    <text:list-item>
                      <text:list text:style-name="a644">
                        <text:list-item>
                          <text:p text:style-name="a643" text:class-names="" text:cond-style-name=""><text:span text:style-name="a642" text:class-names="">第四層</text:span></text:p>
                        </text:list-item>
                      </text:list>
                    </text:list-item>
                  </text:list>
                </text:list-item>
              </text:list>
            </text:list-item>
          </text:list>
          <text:list text:style-name="a648">
            <text:list-item>
              <text:list text:style-name="a648">
                <text:list-item>
                  <text:list text:style-name="a648">
                    <text:list-item>
                      <text:list text:style-name="a648">
                        <text:list-item>
                          <text:list text:style-name="a648">
                            <text:list-item>
                              <text:p text:style-name="a647" text:class-names="" text:cond-style-name=""><text:span text:style-name="a645" text:class-names="">第五層</text:span><text:span text:style-name="a646" text:class-names=""/></text:p>
                            </text:list-item>
                          </text:list>
                        </text:list-item>
                      </text:list>
                    </text:list-item>
                  </text:list>
                </text:list-item>
              </text:list>
            </text:list-item>
          </text:list>
        </draw:text-box>
        <svg:title/>
        <svg:desc/>
      </draw:frame>
      <draw:frame draw:id="id66" presentation:style-name="a652" draw:name="Rectangle 4" svg:x="0.75in" svg:y="6.83525in" svg:width="2.08333in" svg:height="0.49945in" presentation:class="date-time" presentation:placeholder="false">
        <draw:text-box>
          <text:p text:style-name="a651" text:class-names="" text:cond-style-name=""><text:span text:style-name="a650" text:class-names=""/></text:p>
        </draw:text-box>
        <svg:title/>
        <svg:desc/>
      </draw:frame>
      <draw:frame draw:id="id67" presentation:style-name="a655" draw:name="Rectangle 5" svg:x="3.41667in" svg:y="6.83525in" svg:width="3.16667in" svg:height="0.49945in" presentation:class="footer" presentation:placeholder="false">
        <draw:text-box>
          <text:p text:style-name="a654" text:class-names="" text:cond-style-name=""><text:span text:style-name="a653" text:class-names=""/></text:p>
        </draw:text-box>
        <svg:title/>
        <svg:desc/>
      </draw:frame>
      <draw:frame draw:id="id68" presentation:style-name="a658" draw:name="Rectangle 6" svg:x="7.41667in" svg:y="7.00228in" svg:width="2.08333in" svg:height="0.49945in" presentation:class="page-number" presentation:placeholder="false">
        <draw:text-box>
          <text:p text:style-name="a657" text:class-names="" text:cond-style-name=""><text:span text:style-name="a656" text:class-names=""><text:page-number style:num-format="1" text:fixed="false">‹#›</text:page-number></text:span></text:p>
        </draw:text-box>
        <svg:title/>
        <svg:desc/>
      </draw:frame>
      <presentation:notes style:page-layout-name="pageLayout2" draw:style-name="a687">
        <draw:frame draw:id="id5" presentation:style-name="a661" draw:name="Rectangle 2" svg:x="0in" svg:y="0in" svg:width="3.22396in" svg:height="0.54688in" presentation:class="header" presentation:placeholder="false">
          <draw:text-box>
            <text:p text:style-name="a660" text:class-names="" text:cond-style-name=""><text:span text:style-name="a659" text:class-names=""/></text:p>
          </draw:text-box>
          <svg:title/>
          <svg:desc/>
        </draw:frame>
        <draw:frame draw:id="id6" presentation:style-name="a664" draw:name="Rectangle 3" svg:x="4.22049in" svg:y="0in" svg:width="3.22396in" svg:height="0.54688in" presentation:class="date-time" presentation:placeholder="false">
          <draw:text-box>
            <text:p text:style-name="a663" text:class-names="" text:cond-style-name=""><text:span text:style-name="a662" text:class-names=""/></text:p>
          </draw:text-box>
          <svg:title/>
          <svg:desc/>
        </draw:frame>
        <draw:page-thumbnail svg:x="1.01215in" svg:y="0.81424in" svg:width="5.43229in" svg:height="4.07639in" presentation:class="page" draw:id="id7" presentation:style-name="a665" draw:name="Rectangle 4">
          <svg:title/>
          <svg:desc/>
        </draw:page-thumbnail>
        <draw:frame draw:id="id8" presentation:style-name="a680" draw:name="Rectangle 5" svg:x="0.74479in" svg:y="5.16319in" svg:width="5.9566in" svg:height="4.89236in" presentation:class="notes" presentation:placeholder="false">
          <draw:text-box>
            <text:p text:style-name="a667" text:class-names="" text:cond-style-name=""><text:span text:style-name="a666" text:class-names="">按一下以編輯母片</text:span></text:p>
            <text:list text:style-name="a670">
              <text:list-item>
                <text:list text:style-name="a670">
                  <text:list-item>
                    <text:p text:style-name="a669" text:class-names="" text:cond-style-name=""><text:span text:style-name="a668" text:class-names="">第二層</text:span></text:p>
                  </text:list-item>
                </text:list>
              </text:list-item>
            </text:list>
            <text:list text:style-name="a673">
              <text:list-item>
                <text:list text:style-name="a673">
                  <text:list-item>
                    <text:list text:style-name="a673">
                      <text:list-item>
                        <text:p text:style-name="a672" text:class-names="" text:cond-style-name=""><text:span text:style-name="a671" text:class-names="">第三層</text:span></text:p>
                      </text:list-item>
                    </text:list>
                  </text:list-item>
                </text:list>
              </text:list-item>
            </text:list>
            <text:list text:style-name="a676">
              <text:list-item>
                <text:list text:style-name="a676">
                  <text:list-item>
                    <text:list text:style-name="a676">
                      <text:list-item>
                        <text:list text:style-name="a676">
                          <text:list-item>
                            <text:p text:style-name="a675" text:class-names="" text:cond-style-name=""><text:span text:style-name="a674" text:class-names="">第四層</text:span></text:p>
                          </text:list-item>
                        </text:list>
                      </text:list-item>
                    </text:list>
                  </text:list-item>
                </text:list>
              </text:list-item>
            </text:list>
            <text:list text:style-name="a679">
              <text:list-item>
                <text:list text:style-name="a679">
                  <text:list-item>
                    <text:list text:style-name="a679">
                      <text:list-item>
                        <text:list text:style-name="a679">
                          <text:list-item>
                            <text:list text:style-name="a679">
                              <text:list-item>
                                <text:p text:style-name="a678" text:class-names="" text:cond-style-name=""><text:span text:style-name="a677" text:class-names="">第五層</text:span></text:p>
                              </text:list-item>
                            </text:list>
                          </text:list-item>
                        </text:list>
                      </text:list-item>
                    </text:list>
                  </text:list-item>
                </text:list>
              </text:list-item>
            </text:list>
          </draw:text-box>
          <svg:title/>
          <svg:desc/>
        </draw:frame>
        <draw:frame draw:id="id9" presentation:style-name="a683" draw:name="Rectangle 6" svg:x="0in" svg:y="10.32292in" svg:width="3.22396in" svg:height="0.54688in" presentation:class="footer" presentation:placeholder="false">
          <draw:text-box>
            <text:p text:style-name="a682" text:class-names="" text:cond-style-name=""><text:span text:style-name="a681" text:class-names=""/></text:p>
          </draw:text-box>
          <svg:title/>
          <svg:desc/>
        </draw:frame>
        <draw:frame draw:id="id10" presentation:style-name="a686" draw:name="Rectangle 7" svg:x="3.57986in" svg:y="10.32292in" svg:width="3.22569in" svg:height="0.54688in" presentation:class="page-number" presentation:placeholder="false">
          <draw:text-box>
            <text:p text:style-name="a685" text:class-names="" text:cond-style-name=""><text:span text:style-name="a684" text:class-names=""><text:page-number style:num-format="1" text:fixed="false">‹#›</text:page-number></text:span></text:p>
          </draw:text-box>
          <svg:title/>
          <svg:desc/>
        </draw:frame>
      </presentation:notes>
    </style:master-page>
    <style:master-page style:name="Master1-Layout12-txAndObj-標題，文字及物件" style:page-layout-name="pageLayout1" draw:style-name="a688">
      <draw:frame draw:id="id69" presentation:style-name="a692" draw:name="標題 1" svg:x="0.75in" svg:y="0.66649in" svg:width="8.5in" svg:height="1.25029in" presentation:class="title" presentation:placeholder="false">
        <draw:text-box>
          <text:p text:style-name="a691" text:class-names="" text:cond-style-name=""><text:span text:style-name="a689" text:class-names="">按一下以編輯母片標題樣式</text:span><text:span text:style-name="a690" text:class-names=""/></text:p>
        </draw:text-box>
        <svg:title/>
        <svg:desc/>
      </draw:frame>
      <draw:frame draw:id="id70" presentation:style-name="a709" draw:name="文字版面配置區 2" svg:x="0.75in" svg:y="2.16651in" svg:width="4.16667in" svg:height="4.5017in" presentation:class="outline" presentation:placeholder="false">
        <draw:text-box>
          <text:list text:style-name="a695">
            <text:list-item>
              <text:p text:style-name="a694" text:class-names="" text:cond-style-name=""><text:span text:style-name="a693" text:class-names="">按一下以編輯母片文字樣式</text:span></text:p>
            </text:list-item>
          </text:list>
          <text:list text:style-name="a698">
            <text:list-item>
              <text:list text:style-name="a698">
                <text:list-item>
                  <text:p text:style-name="a697" text:class-names="" text:cond-style-name=""><text:span text:style-name="a696" text:class-names="">第二層</text:span></text:p>
                </text:list-item>
              </text:list>
            </text:list-item>
          </text:list>
          <text:list text:style-name="a701">
            <text:list-item>
              <text:list text:style-name="a701">
                <text:list-item>
                  <text:list text:style-name="a701">
                    <text:list-item>
                      <text:p text:style-name="a700" text:class-names="" text:cond-style-name=""><text:span text:style-name="a699" text:class-names="">第三層</text:span></text:p>
                    </text:list-item>
                  </text:list>
                </text:list-item>
              </text:list>
            </text:list-item>
          </text:list>
          <text:list text:style-name="a704">
            <text:list-item>
              <text:list text:style-name="a704">
                <text:list-item>
                  <text:list text:style-name="a704">
                    <text:list-item>
                      <text:list text:style-name="a704">
                        <text:list-item>
                          <text:p text:style-name="a703" text:class-names="" text:cond-style-name=""><text:span text:style-name="a702" text:class-names="">第四層</text:span></text:p>
                        </text:list-item>
                      </text:list>
                    </text:list-item>
                  </text:list>
                </text:list-item>
              </text:list>
            </text:list-item>
          </text:list>
          <text:list text:style-name="a708">
            <text:list-item>
              <text:list text:style-name="a708">
                <text:list-item>
                  <text:list text:style-name="a708">
                    <text:list-item>
                      <text:list text:style-name="a708">
                        <text:list-item>
                          <text:list text:style-name="a708">
                            <text:list-item>
                              <text:p text:style-name="a707" text:class-names="" text:cond-style-name=""><text:span text:style-name="a705" text:class-names="">第五層</text:span><text:span text:style-name="a706" text:class-names=""/></text:p>
                            </text:list-item>
                          </text:list>
                        </text:list-item>
                      </text:list>
                    </text:list-item>
                  </text:list>
                </text:list-item>
              </text:list>
            </text:list-item>
          </text:list>
        </draw:text-box>
        <svg:title/>
        <svg:desc/>
      </draw:frame>
      <draw:frame draw:id="id71" presentation:style-name="a726" draw:name="內容版面配置區 3" svg:x="5.08333in" svg:y="2.16651in" svg:width="4.16667in" svg:height="4.5017in" presentation:class="object" presentation:placeholder="false">
        <draw:text-box>
          <text:list text:style-name="a712">
            <text:list-item>
              <text:p text:style-name="a711" text:class-names="" text:cond-style-name=""><text:span text:style-name="a710" text:class-names="">按一下以編輯母片文字樣式</text:span></text:p>
            </text:list-item>
          </text:list>
          <text:list text:style-name="a715">
            <text:list-item>
              <text:list text:style-name="a715">
                <text:list-item>
                  <text:p text:style-name="a714" text:class-names="" text:cond-style-name=""><text:span text:style-name="a713" text:class-names="">第二層</text:span></text:p>
                </text:list-item>
              </text:list>
            </text:list-item>
          </text:list>
          <text:list text:style-name="a718">
            <text:list-item>
              <text:list text:style-name="a718">
                <text:list-item>
                  <text:list text:style-name="a718">
                    <text:list-item>
                      <text:p text:style-name="a717" text:class-names="" text:cond-style-name=""><text:span text:style-name="a716" text:class-names="">第三層</text:span></text:p>
                    </text:list-item>
                  </text:list>
                </text:list-item>
              </text:list>
            </text:list-item>
          </text:list>
          <text:list text:style-name="a721">
            <text:list-item>
              <text:list text:style-name="a721">
                <text:list-item>
                  <text:list text:style-name="a721">
                    <text:list-item>
                      <text:list text:style-name="a721">
                        <text:list-item>
                          <text:p text:style-name="a720" text:class-names="" text:cond-style-name=""><text:span text:style-name="a719" text:class-names="">第四層</text:span></text:p>
                        </text:list-item>
                      </text:list>
                    </text:list-item>
                  </text:list>
                </text:list-item>
              </text:list>
            </text:list-item>
          </text:list>
          <text:list text:style-name="a725">
            <text:list-item>
              <text:list text:style-name="a725">
                <text:list-item>
                  <text:list text:style-name="a725">
                    <text:list-item>
                      <text:list text:style-name="a725">
                        <text:list-item>
                          <text:list text:style-name="a725">
                            <text:list-item>
                              <text:p text:style-name="a724" text:class-names="" text:cond-style-name=""><text:span text:style-name="a722" text:class-names="">第五層</text:span><text:span text:style-name="a723" text:class-names=""/></text:p>
                            </text:list-item>
                          </text:list>
                        </text:list-item>
                      </text:list>
                    </text:list-item>
                  </text:list>
                </text:list-item>
              </text:list>
            </text:list-item>
          </text:list>
        </draw:text-box>
        <svg:title/>
        <svg:desc/>
      </draw:frame>
      <draw:frame draw:id="id72" presentation:style-name="a729" draw:name="Rectangle 4" svg:x="0.75in" svg:y="6.83525in" svg:width="2.08333in" svg:height="0.49945in" presentation:class="date-time" presentation:placeholder="false">
        <draw:text-box>
          <text:p text:style-name="a728" text:class-names="" text:cond-style-name=""><text:span text:style-name="a727" text:class-names=""/></text:p>
        </draw:text-box>
        <svg:title/>
        <svg:desc/>
      </draw:frame>
      <draw:frame draw:id="id73" presentation:style-name="a732" draw:name="Rectangle 5" svg:x="3.41667in" svg:y="6.83525in" svg:width="3.16667in" svg:height="0.49945in" presentation:class="footer" presentation:placeholder="false">
        <draw:text-box>
          <text:p text:style-name="a731" text:class-names="" text:cond-style-name=""><text:span text:style-name="a730" text:class-names=""/></text:p>
        </draw:text-box>
        <svg:title/>
        <svg:desc/>
      </draw:frame>
      <draw:frame draw:id="id74" presentation:style-name="a735" draw:name="Rectangle 6" svg:x="7.41667in" svg:y="7.00228in" svg:width="2.08333in" svg:height="0.49945in" presentation:class="page-number" presentation:placeholder="false">
        <draw:text-box>
          <text:p text:style-name="a734" text:class-names="" text:cond-style-name=""><text:span text:style-name="a733" text:class-names=""><text:page-number style:num-format="1" text:fixed="false">‹#›</text:page-number></text:span></text:p>
        </draw:text-box>
        <svg:title/>
        <svg:desc/>
      </draw:frame>
      <presentation:notes style:page-layout-name="pageLayout2" draw:style-name="a764">
        <draw:frame draw:id="id5" presentation:style-name="a738" draw:name="Rectangle 2" svg:x="0in" svg:y="0in" svg:width="3.22396in" svg:height="0.54688in" presentation:class="header" presentation:placeholder="false">
          <draw:text-box>
            <text:p text:style-name="a737" text:class-names="" text:cond-style-name=""><text:span text:style-name="a736" text:class-names=""/></text:p>
          </draw:text-box>
          <svg:title/>
          <svg:desc/>
        </draw:frame>
        <draw:frame draw:id="id6" presentation:style-name="a741" draw:name="Rectangle 3" svg:x="4.22049in" svg:y="0in" svg:width="3.22396in" svg:height="0.54688in" presentation:class="date-time" presentation:placeholder="false">
          <draw:text-box>
            <text:p text:style-name="a740" text:class-names="" text:cond-style-name=""><text:span text:style-name="a739" text:class-names=""/></text:p>
          </draw:text-box>
          <svg:title/>
          <svg:desc/>
        </draw:frame>
        <draw:page-thumbnail svg:x="1.01215in" svg:y="0.81424in" svg:width="5.43229in" svg:height="4.07639in" presentation:class="page" draw:id="id7" presentation:style-name="a742" draw:name="Rectangle 4">
          <svg:title/>
          <svg:desc/>
        </draw:page-thumbnail>
        <draw:frame draw:id="id8" presentation:style-name="a757" draw:name="Rectangle 5" svg:x="0.74479in" svg:y="5.16319in" svg:width="5.9566in" svg:height="4.89236in" presentation:class="notes" presentation:placeholder="false">
          <draw:text-box>
            <text:p text:style-name="a744" text:class-names="" text:cond-style-name=""><text:span text:style-name="a743" text:class-names="">按一下以編輯母片</text:span></text:p>
            <text:list text:style-name="a747">
              <text:list-item>
                <text:list text:style-name="a747">
                  <text:list-item>
                    <text:p text:style-name="a746" text:class-names="" text:cond-style-name=""><text:span text:style-name="a745" text:class-names="">第二層</text:span></text:p>
                  </text:list-item>
                </text:list>
              </text:list-item>
            </text:list>
            <text:list text:style-name="a750">
              <text:list-item>
                <text:list text:style-name="a750">
                  <text:list-item>
                    <text:list text:style-name="a750">
                      <text:list-item>
                        <text:p text:style-name="a749" text:class-names="" text:cond-style-name=""><text:span text:style-name="a748" text:class-names="">第三層</text:span></text:p>
                      </text:list-item>
                    </text:list>
                  </text:list-item>
                </text:list>
              </text:list-item>
            </text:list>
            <text:list text:style-name="a753">
              <text:list-item>
                <text:list text:style-name="a753">
                  <text:list-item>
                    <text:list text:style-name="a753">
                      <text:list-item>
                        <text:list text:style-name="a753">
                          <text:list-item>
                            <text:p text:style-name="a752" text:class-names="" text:cond-style-name=""><text:span text:style-name="a751" text:class-names="">第四層</text:span></text:p>
                          </text:list-item>
                        </text:list>
                      </text:list-item>
                    </text:list>
                  </text:list-item>
                </text:list>
              </text:list-item>
            </text:list>
            <text:list text:style-name="a756">
              <text:list-item>
                <text:list text:style-name="a756">
                  <text:list-item>
                    <text:list text:style-name="a756">
                      <text:list-item>
                        <text:list text:style-name="a756">
                          <text:list-item>
                            <text:list text:style-name="a756">
                              <text:list-item>
                                <text:p text:style-name="a755" text:class-names="" text:cond-style-name=""><text:span text:style-name="a754" text:class-names="">第五層</text:span></text:p>
                              </text:list-item>
                            </text:list>
                          </text:list-item>
                        </text:list>
                      </text:list-item>
                    </text:list>
                  </text:list-item>
                </text:list>
              </text:list-item>
            </text:list>
          </draw:text-box>
          <svg:title/>
          <svg:desc/>
        </draw:frame>
        <draw:frame draw:id="id9" presentation:style-name="a760" draw:name="Rectangle 6" svg:x="0in" svg:y="10.32292in" svg:width="3.22396in" svg:height="0.54688in" presentation:class="footer" presentation:placeholder="false">
          <draw:text-box>
            <text:p text:style-name="a759" text:class-names="" text:cond-style-name=""><text:span text:style-name="a758" text:class-names=""/></text:p>
          </draw:text-box>
          <svg:title/>
          <svg:desc/>
        </draw:frame>
        <draw:frame draw:id="id10" presentation:style-name="a763" draw:name="Rectangle 7" svg:x="3.57986in" svg:y="10.32292in" svg:width="3.22569in" svg:height="0.54688in" presentation:class="page-number" presentation:placeholder="false">
          <draw:text-box>
            <text:p text:style-name="a762" text:class-names="" text:cond-style-name=""><text:span text:style-name="a761" text:class-names=""><text:page-number style:num-format="1" text:fixed="false">‹#›</text:page-number></text:span></text:p>
          </draw:text-box>
          <svg:title/>
          <svg:desc/>
        </draw:frame>
      </presentation:notes>
    </style:master-page>
    <style:master-page style:name="Master2-1_預設簡報設計" style:page-layout-name="pageLayout1" draw:style-name="a765">
      <draw:frame draw:id="id75" presentation:style-name="a768" draw:name="Rectangle 2" svg:x="0.75in" svg:y="0.66649in" svg:width="8.5in" svg:height="1.25029in" presentation:class="title" presentation:placeholder="false">
        <draw:text-box>
          <text:p text:style-name="a767" text:class-names="" text:cond-style-name=""><text:span text:style-name="a766" text:class-names="">按一下以編輯母片標題樣式</text:span></text:p>
        </draw:text-box>
        <svg:title/>
        <svg:desc/>
      </draw:frame>
      <draw:frame draw:id="id76" presentation:style-name="a784" draw:name="Rectangle 3" svg:x="0.75in" svg:y="2.16651in" svg:width="8.5in" svg:height="4.5017in" presentation:class="outline" presentation:placeholder="false">
        <draw:text-box>
          <text:list text:style-name="a771">
            <text:list-item>
              <text:p text:style-name="a770" text:class-names="" text:cond-style-name=""><text:span text:style-name="a769" text:class-names="">按一下以編輯母片</text:span></text:p>
            </text:list-item>
          </text:list>
          <text:list text:style-name="a774">
            <text:list-item>
              <text:list text:style-name="a774">
                <text:list-item>
                  <text:p text:style-name="a773" text:class-names="" text:cond-style-name=""><text:span text:style-name="a772" text:class-names="">第二層</text:span></text:p>
                </text:list-item>
              </text:list>
            </text:list-item>
          </text:list>
          <text:list text:style-name="a777">
            <text:list-item>
              <text:list text:style-name="a777">
                <text:list-item>
                  <text:list text:style-name="a777">
                    <text:list-item>
                      <text:p text:style-name="a776" text:class-names="" text:cond-style-name=""><text:span text:style-name="a775" text:class-names="">第三層</text:span></text:p>
                    </text:list-item>
                  </text:list>
                </text:list-item>
              </text:list>
            </text:list-item>
          </text:list>
          <text:list text:style-name="a780">
            <text:list-item>
              <text:list text:style-name="a780">
                <text:list-item>
                  <text:list text:style-name="a780">
                    <text:list-item>
                      <text:list text:style-name="a780">
                        <text:list-item>
                          <text:p text:style-name="a779" text:class-names="" text:cond-style-name=""><text:span text:style-name="a778" text:class-names="">第四層</text:span></text:p>
                        </text:list-item>
                      </text:list>
                    </text:list-item>
                  </text:list>
                </text:list-item>
              </text:list>
            </text:list-item>
          </text:list>
          <text:list text:style-name="a783">
            <text:list-item>
              <text:list text:style-name="a783">
                <text:list-item>
                  <text:list text:style-name="a783">
                    <text:list-item>
                      <text:list text:style-name="a783">
                        <text:list-item>
                          <text:list text:style-name="a783">
                            <text:list-item>
                              <text:p text:style-name="a782" text:class-names="" text:cond-style-name=""><text:span text:style-name="a781" text:class-names="">第五層</text:span></text:p>
                            </text:list-item>
                          </text:list>
                        </text:list-item>
                      </text:list>
                    </text:list-item>
                  </text:list>
                </text:list-item>
              </text:list>
            </text:list-item>
          </text:list>
        </draw:text-box>
        <svg:title/>
        <svg:desc/>
      </draw:frame>
      <draw:frame draw:id="id77" presentation:style-name="a787" draw:name="Rectangle 4" svg:x="0.75in" svg:y="6.83525in" svg:width="2.08333in" svg:height="0.49945in" presentation:class="date-time" presentation:placeholder="false">
        <draw:text-box>
          <text:p text:style-name="a786" text:class-names="" text:cond-style-name=""><text:span text:style-name="a785" text:class-names=""/></text:p>
        </draw:text-box>
        <svg:title/>
        <svg:desc/>
      </draw:frame>
      <draw:frame draw:id="id78" presentation:style-name="a790" draw:name="Rectangle 5" svg:x="3.41667in" svg:y="6.83525in" svg:width="3.16667in" svg:height="0.49945in" presentation:class="footer" presentation:placeholder="false">
        <draw:text-box>
          <text:p text:style-name="a789" text:class-names="" text:cond-style-name=""><text:span text:style-name="a788" text:class-names=""/></text:p>
        </draw:text-box>
        <svg:title/>
        <svg:desc/>
      </draw:frame>
      <draw:frame draw:id="id79" presentation:style-name="a793" draw:name="Rectangle 6" svg:x="7.41667in" svg:y="7.00228in" svg:width="2.08333in" svg:height="0.49945in" presentation:class="page-number" presentation:placeholder="false">
        <draw:text-box>
          <text:p text:style-name="a792" text:class-names="" text:cond-style-name=""><text:span text:style-name="a791" text:class-names=""><text:page-number style:num-format="1" text:fixed="false">‹#›</text:page-number></text:span></text:p>
        </draw:text-box>
        <svg:title/>
        <svg:desc/>
      </draw:frame>
      <presentation:notes style:page-layout-name="pageLayout2" draw:style-name="a822">
        <draw:frame draw:id="id5" presentation:style-name="a796" draw:name="Rectangle 2" svg:x="0in" svg:y="0in" svg:width="3.22396in" svg:height="0.54688in" presentation:class="header" presentation:placeholder="false">
          <draw:text-box>
            <text:p text:style-name="a795" text:class-names="" text:cond-style-name=""><text:span text:style-name="a794" text:class-names=""/></text:p>
          </draw:text-box>
          <svg:title/>
          <svg:desc/>
        </draw:frame>
        <draw:frame draw:id="id6" presentation:style-name="a799" draw:name="Rectangle 3" svg:x="4.22049in" svg:y="0in" svg:width="3.22396in" svg:height="0.54688in" presentation:class="date-time" presentation:placeholder="false">
          <draw:text-box>
            <text:p text:style-name="a798" text:class-names="" text:cond-style-name=""><text:span text:style-name="a797" text:class-names=""/></text:p>
          </draw:text-box>
          <svg:title/>
          <svg:desc/>
        </draw:frame>
        <draw:page-thumbnail svg:x="1.01215in" svg:y="0.81424in" svg:width="5.43229in" svg:height="4.07639in" presentation:class="page" draw:id="id7" presentation:style-name="a800" draw:name="Rectangle 4">
          <svg:title/>
          <svg:desc/>
        </draw:page-thumbnail>
        <draw:frame draw:id="id8" presentation:style-name="a815" draw:name="Rectangle 5" svg:x="0.74479in" svg:y="5.16319in" svg:width="5.9566in" svg:height="4.89236in" presentation:class="notes" presentation:placeholder="false">
          <draw:text-box>
            <text:p text:style-name="a802" text:class-names="" text:cond-style-name=""><text:span text:style-name="a801" text:class-names="">按一下以編輯母片</text:span></text:p>
            <text:list text:style-name="a805">
              <text:list-item>
                <text:list text:style-name="a805">
                  <text:list-item>
                    <text:p text:style-name="a804" text:class-names="" text:cond-style-name=""><text:span text:style-name="a803" text:class-names="">第二層</text:span></text:p>
                  </text:list-item>
                </text:list>
              </text:list-item>
            </text:list>
            <text:list text:style-name="a808">
              <text:list-item>
                <text:list text:style-name="a808">
                  <text:list-item>
                    <text:list text:style-name="a808">
                      <text:list-item>
                        <text:p text:style-name="a807" text:class-names="" text:cond-style-name=""><text:span text:style-name="a806" text:class-names="">第三層</text:span></text:p>
                      </text:list-item>
                    </text:list>
                  </text:list-item>
                </text:list>
              </text:list-item>
            </text:list>
            <text:list text:style-name="a811">
              <text:list-item>
                <text:list text:style-name="a811">
                  <text:list-item>
                    <text:list text:style-name="a811">
                      <text:list-item>
                        <text:list text:style-name="a811">
                          <text:list-item>
                            <text:p text:style-name="a810" text:class-names="" text:cond-style-name=""><text:span text:style-name="a809" text:class-names="">第四層</text:span></text:p>
                          </text:list-item>
                        </text:list>
                      </text:list-item>
                    </text:list>
                  </text:list-item>
                </text:list>
              </text:list-item>
            </text:list>
            <text:list text:style-name="a814">
              <text:list-item>
                <text:list text:style-name="a814">
                  <text:list-item>
                    <text:list text:style-name="a814">
                      <text:list-item>
                        <text:list text:style-name="a814">
                          <text:list-item>
                            <text:list text:style-name="a814">
                              <text:list-item>
                                <text:p text:style-name="a813" text:class-names="" text:cond-style-name=""><text:span text:style-name="a812" text:class-names="">第五層</text:span></text:p>
                              </text:list-item>
                            </text:list>
                          </text:list-item>
                        </text:list>
                      </text:list-item>
                    </text:list>
                  </text:list-item>
                </text:list>
              </text:list-item>
            </text:list>
          </draw:text-box>
          <svg:title/>
          <svg:desc/>
        </draw:frame>
        <draw:frame draw:id="id9" presentation:style-name="a818" draw:name="Rectangle 6" svg:x="0in" svg:y="10.32292in" svg:width="3.22396in" svg:height="0.54688in" presentation:class="footer" presentation:placeholder="false">
          <draw:text-box>
            <text:p text:style-name="a817" text:class-names="" text:cond-style-name=""><text:span text:style-name="a816" text:class-names=""/></text:p>
          </draw:text-box>
          <svg:title/>
          <svg:desc/>
        </draw:frame>
        <draw:frame draw:id="id10" presentation:style-name="a821" draw:name="Rectangle 7" svg:x="3.57986in" svg:y="10.32292in" svg:width="3.22569in" svg:height="0.54688in" presentation:class="page-number" presentation:placeholder="false">
          <draw:text-box>
            <text:p text:style-name="a820" text:class-names="" text:cond-style-name=""><text:span text:style-name="a819" text:class-names=""><text:page-number style:num-format="1" text:fixed="false">‹#›</text:page-number></text:span></text:p>
          </draw:text-box>
          <svg:title/>
          <svg:desc/>
        </draw:frame>
      </presentation:notes>
    </style:master-page>
    <style:master-page style:name="Master2-Layout1-title-標題投影片" style:page-layout-name="pageLayout1" draw:style-name="a823">
      <draw:frame draw:id="id80" presentation:style-name="a826" draw:name="Rectangle 2" svg:x="0.75in" svg:y="2.50058in" svg:width="8.5in" svg:height="1.25029in" presentation:class="title" presentation:placeholder="false">
        <draw:text-box>
          <text:p text:style-name="a825" text:class-names="" text:cond-style-name=""><text:span text:style-name="a824" text:class-names="">按一下以編輯母片標題樣式</text:span></text:p>
        </draw:text-box>
        <svg:title/>
        <svg:desc/>
      </draw:frame>
      <draw:frame draw:id="id81" presentation:style-name="a829" draw:name="Rectangle 3" svg:x="1.5in" svg:y="4.25032in" svg:width="7in" svg:height="1.91843in" presentation:class="subtitle" presentation:placeholder="false">
        <draw:text-box>
          <text:p text:style-name="a828" text:class-names="" text:cond-style-name=""><text:span text:style-name="a827" text:class-names="">按一下以編輯母片副標題樣式</text:span></text:p>
        </draw:text-box>
        <svg:title/>
        <svg:desc/>
      </draw:frame>
      <draw:frame draw:id="id82" presentation:style-name="a832" draw:name="Rectangle 4" svg:x="0.75in" svg:y="6.83525in" svg:width="2.08333in" svg:height="0.49945in" presentation:class="date-time" presentation:placeholder="false">
        <draw:text-box>
          <text:p text:style-name="a831" text:class-names="" text:cond-style-name=""><text:span text:style-name="a830" text:class-names=""/></text:p>
        </draw:text-box>
        <svg:title/>
        <svg:desc/>
      </draw:frame>
      <draw:frame draw:id="id83" presentation:style-name="a835" draw:name="Rectangle 5" svg:x="3.41667in" svg:y="6.83525in" svg:width="3.16667in" svg:height="0.49945in" presentation:class="footer" presentation:placeholder="false">
        <draw:text-box>
          <text:p text:style-name="a834" text:class-names="" text:cond-style-name=""><text:span text:style-name="a833" text:class-names=""/></text:p>
        </draw:text-box>
        <svg:title/>
        <svg:desc/>
      </draw:frame>
      <draw:frame draw:id="id84" presentation:style-name="a838" draw:name="Rectangle 6" svg:x="7.16667in" svg:y="6.83525in" svg:width="2.08333in" svg:height="0.49945in" presentation:class="page-number" presentation:placeholder="false">
        <draw:text-box>
          <text:p text:style-name="a837" text:class-names="" text:cond-style-name=""><text:span text:style-name="a836" text:class-names=""><text:page-number style:num-format="1" text:fixed="false">‹#›</text:page-number></text:span></text:p>
        </draw:text-box>
        <svg:title/>
        <svg:desc/>
      </draw:frame>
      <presentation:notes style:page-layout-name="pageLayout2" draw:style-name="a867">
        <draw:frame draw:id="id5" presentation:style-name="a841" draw:name="Rectangle 2" svg:x="0in" svg:y="0in" svg:width="3.22396in" svg:height="0.54688in" presentation:class="header" presentation:placeholder="false">
          <draw:text-box>
            <text:p text:style-name="a840" text:class-names="" text:cond-style-name=""><text:span text:style-name="a839" text:class-names=""/></text:p>
          </draw:text-box>
          <svg:title/>
          <svg:desc/>
        </draw:frame>
        <draw:frame draw:id="id6" presentation:style-name="a844" draw:name="Rectangle 3" svg:x="4.22049in" svg:y="0in" svg:width="3.22396in" svg:height="0.54688in" presentation:class="date-time" presentation:placeholder="false">
          <draw:text-box>
            <text:p text:style-name="a843" text:class-names="" text:cond-style-name=""><text:span text:style-name="a842" text:class-names=""/></text:p>
          </draw:text-box>
          <svg:title/>
          <svg:desc/>
        </draw:frame>
        <draw:page-thumbnail svg:x="1.01215in" svg:y="0.81424in" svg:width="5.43229in" svg:height="4.07639in" presentation:class="page" draw:id="id7" presentation:style-name="a845" draw:name="Rectangle 4">
          <svg:title/>
          <svg:desc/>
        </draw:page-thumbnail>
        <draw:frame draw:id="id8" presentation:style-name="a860" draw:name="Rectangle 5" svg:x="0.74479in" svg:y="5.16319in" svg:width="5.9566in" svg:height="4.89236in" presentation:class="notes" presentation:placeholder="false">
          <draw:text-box>
            <text:p text:style-name="a847" text:class-names="" text:cond-style-name=""><text:span text:style-name="a846" text:class-names="">按一下以編輯母片</text:span></text:p>
            <text:list text:style-name="a850">
              <text:list-item>
                <text:list text:style-name="a850">
                  <text:list-item>
                    <text:p text:style-name="a849" text:class-names="" text:cond-style-name=""><text:span text:style-name="a848" text:class-names="">第二層</text:span></text:p>
                  </text:list-item>
                </text:list>
              </text:list-item>
            </text:list>
            <text:list text:style-name="a853">
              <text:list-item>
                <text:list text:style-name="a853">
                  <text:list-item>
                    <text:list text:style-name="a853">
                      <text:list-item>
                        <text:p text:style-name="a852" text:class-names="" text:cond-style-name=""><text:span text:style-name="a851" text:class-names="">第三層</text:span></text:p>
                      </text:list-item>
                    </text:list>
                  </text:list-item>
                </text:list>
              </text:list-item>
            </text:list>
            <text:list text:style-name="a856">
              <text:list-item>
                <text:list text:style-name="a856">
                  <text:list-item>
                    <text:list text:style-name="a856">
                      <text:list-item>
                        <text:list text:style-name="a856">
                          <text:list-item>
                            <text:p text:style-name="a855" text:class-names="" text:cond-style-name=""><text:span text:style-name="a854" text:class-names="">第四層</text:span></text:p>
                          </text:list-item>
                        </text:list>
                      </text:list-item>
                    </text:list>
                  </text:list-item>
                </text:list>
              </text:list-item>
            </text:list>
            <text:list text:style-name="a859">
              <text:list-item>
                <text:list text:style-name="a859">
                  <text:list-item>
                    <text:list text:style-name="a859">
                      <text:list-item>
                        <text:list text:style-name="a859">
                          <text:list-item>
                            <text:list text:style-name="a859">
                              <text:list-item>
                                <text:p text:style-name="a858" text:class-names="" text:cond-style-name=""><text:span text:style-name="a857" text:class-names="">第五層</text:span></text:p>
                              </text:list-item>
                            </text:list>
                          </text:list-item>
                        </text:list>
                      </text:list-item>
                    </text:list>
                  </text:list-item>
                </text:list>
              </text:list-item>
            </text:list>
          </draw:text-box>
          <svg:title/>
          <svg:desc/>
        </draw:frame>
        <draw:frame draw:id="id9" presentation:style-name="a863" draw:name="Rectangle 6" svg:x="0in" svg:y="10.32292in" svg:width="3.22396in" svg:height="0.54688in" presentation:class="footer" presentation:placeholder="false">
          <draw:text-box>
            <text:p text:style-name="a862" text:class-names="" text:cond-style-name=""><text:span text:style-name="a861" text:class-names=""/></text:p>
          </draw:text-box>
          <svg:title/>
          <svg:desc/>
        </draw:frame>
        <draw:frame draw:id="id10" presentation:style-name="a866" draw:name="Rectangle 7" svg:x="3.57986in" svg:y="10.32292in" svg:width="3.22569in" svg:height="0.54688in" presentation:class="page-number" presentation:placeholder="false">
          <draw:text-box>
            <text:p text:style-name="a865" text:class-names="" text:cond-style-name=""><text:span text:style-name="a864" text:class-names=""><text:page-number style:num-format="1" text:fixed="false">‹#›</text:page-number></text:span></text:p>
          </draw:text-box>
          <svg:title/>
          <svg:desc/>
        </draw:frame>
      </presentation:notes>
    </style:master-page>
    <style:master-page style:name="Master2-Layout2-obj-標題及物件" style:page-layout-name="pageLayout1" draw:style-name="a868">
      <draw:frame draw:id="id85" presentation:style-name="a872" draw:name="標題 1" svg:x="0.75in" svg:y="0.66649in" svg:width="8.5in" svg:height="1.25029in" presentation:class="title" presentation:placeholder="false">
        <draw:text-box>
          <text:p text:style-name="a871" text:class-names="" text:cond-style-name=""><text:span text:style-name="a869" text:class-names="">按一下以編輯母片標題樣式</text:span><text:span text:style-name="a870" text:class-names=""/></text:p>
        </draw:text-box>
        <svg:title/>
        <svg:desc/>
      </draw:frame>
      <draw:frame draw:id="id86" presentation:style-name="a889" draw:name="內容版面配置區 2" svg:x="0.75in" svg:y="2.16651in" svg:width="8.5in" svg:height="4.5017in" presentation:class="object" presentation:placeholder="false">
        <draw:text-box>
          <text:list text:style-name="a875">
            <text:list-item>
              <text:p text:style-name="a874" text:class-names="" text:cond-style-name=""><text:span text:style-name="a873" text:class-names="">按一下以編輯母片文字樣式</text:span></text:p>
            </text:list-item>
          </text:list>
          <text:list text:style-name="a878">
            <text:list-item>
              <text:list text:style-name="a878">
                <text:list-item>
                  <text:p text:style-name="a877" text:class-names="" text:cond-style-name=""><text:span text:style-name="a876" text:class-names="">第二層</text:span></text:p>
                </text:list-item>
              </text:list>
            </text:list-item>
          </text:list>
          <text:list text:style-name="a881">
            <text:list-item>
              <text:list text:style-name="a881">
                <text:list-item>
                  <text:list text:style-name="a881">
                    <text:list-item>
                      <text:p text:style-name="a880" text:class-names="" text:cond-style-name=""><text:span text:style-name="a879" text:class-names="">第三層</text:span></text:p>
                    </text:list-item>
                  </text:list>
                </text:list-item>
              </text:list>
            </text:list-item>
          </text:list>
          <text:list text:style-name="a884">
            <text:list-item>
              <text:list text:style-name="a884">
                <text:list-item>
                  <text:list text:style-name="a884">
                    <text:list-item>
                      <text:list text:style-name="a884">
                        <text:list-item>
                          <text:p text:style-name="a883" text:class-names="" text:cond-style-name=""><text:span text:style-name="a882" text:class-names="">第四層</text:span></text:p>
                        </text:list-item>
                      </text:list>
                    </text:list-item>
                  </text:list>
                </text:list-item>
              </text:list>
            </text:list-item>
          </text:list>
          <text:list text:style-name="a888">
            <text:list-item>
              <text:list text:style-name="a888">
                <text:list-item>
                  <text:list text:style-name="a888">
                    <text:list-item>
                      <text:list text:style-name="a888">
                        <text:list-item>
                          <text:list text:style-name="a888">
                            <text:list-item>
                              <text:p text:style-name="a887" text:class-names="" text:cond-style-name=""><text:span text:style-name="a885" text:class-names="">第五層</text:span><text:span text:style-name="a886" text:class-names=""/></text:p>
                            </text:list-item>
                          </text:list>
                        </text:list-item>
                      </text:list>
                    </text:list-item>
                  </text:list>
                </text:list-item>
              </text:list>
            </text:list-item>
          </text:list>
        </draw:text-box>
        <svg:title/>
        <svg:desc/>
      </draw:frame>
      <draw:frame draw:id="id87" presentation:style-name="a892" draw:name="Rectangle 4" svg:x="0.75in" svg:y="6.83525in" svg:width="2.08333in" svg:height="0.49945in" presentation:class="date-time" presentation:placeholder="false">
        <draw:text-box>
          <text:p text:style-name="a891" text:class-names="" text:cond-style-name=""><text:span text:style-name="a890" text:class-names=""/></text:p>
        </draw:text-box>
        <svg:title/>
        <svg:desc/>
      </draw:frame>
      <draw:frame draw:id="id88" presentation:style-name="a895" draw:name="Rectangle 5" svg:x="3.41667in" svg:y="6.83525in" svg:width="3.16667in" svg:height="0.49945in" presentation:class="footer" presentation:placeholder="false">
        <draw:text-box>
          <text:p text:style-name="a894" text:class-names="" text:cond-style-name=""><text:span text:style-name="a893" text:class-names=""/></text:p>
        </draw:text-box>
        <svg:title/>
        <svg:desc/>
      </draw:frame>
      <draw:frame draw:id="id89" presentation:style-name="a898" draw:name="Rectangle 6" svg:x="7.41667in" svg:y="7.00228in" svg:width="2.08333in" svg:height="0.49945in" presentation:class="page-number" presentation:placeholder="false">
        <draw:text-box>
          <text:p text:style-name="a897" text:class-names="" text:cond-style-name=""><text:span text:style-name="a896" text:class-names=""><text:page-number style:num-format="1" text:fixed="false">‹#›</text:page-number></text:span></text:p>
        </draw:text-box>
        <svg:title/>
        <svg:desc/>
      </draw:frame>
      <presentation:notes style:page-layout-name="pageLayout2" draw:style-name="a927">
        <draw:frame draw:id="id5" presentation:style-name="a901" draw:name="Rectangle 2" svg:x="0in" svg:y="0in" svg:width="3.22396in" svg:height="0.54688in" presentation:class="header" presentation:placeholder="false">
          <draw:text-box>
            <text:p text:style-name="a900" text:class-names="" text:cond-style-name=""><text:span text:style-name="a899" text:class-names=""/></text:p>
          </draw:text-box>
          <svg:title/>
          <svg:desc/>
        </draw:frame>
        <draw:frame draw:id="id6" presentation:style-name="a904" draw:name="Rectangle 3" svg:x="4.22049in" svg:y="0in" svg:width="3.22396in" svg:height="0.54688in" presentation:class="date-time" presentation:placeholder="false">
          <draw:text-box>
            <text:p text:style-name="a903" text:class-names="" text:cond-style-name=""><text:span text:style-name="a902" text:class-names=""/></text:p>
          </draw:text-box>
          <svg:title/>
          <svg:desc/>
        </draw:frame>
        <draw:page-thumbnail svg:x="1.01215in" svg:y="0.81424in" svg:width="5.43229in" svg:height="4.07639in" presentation:class="page" draw:id="id7" presentation:style-name="a905" draw:name="Rectangle 4">
          <svg:title/>
          <svg:desc/>
        </draw:page-thumbnail>
        <draw:frame draw:id="id8" presentation:style-name="a920" draw:name="Rectangle 5" svg:x="0.74479in" svg:y="5.16319in" svg:width="5.9566in" svg:height="4.89236in" presentation:class="notes" presentation:placeholder="false">
          <draw:text-box>
            <text:p text:style-name="a907" text:class-names="" text:cond-style-name=""><text:span text:style-name="a906" text:class-names="">按一下以編輯母片</text:span></text:p>
            <text:list text:style-name="a910">
              <text:list-item>
                <text:list text:style-name="a910">
                  <text:list-item>
                    <text:p text:style-name="a909" text:class-names="" text:cond-style-name=""><text:span text:style-name="a908" text:class-names="">第二層</text:span></text:p>
                  </text:list-item>
                </text:list>
              </text:list-item>
            </text:list>
            <text:list text:style-name="a913">
              <text:list-item>
                <text:list text:style-name="a913">
                  <text:list-item>
                    <text:list text:style-name="a913">
                      <text:list-item>
                        <text:p text:style-name="a912" text:class-names="" text:cond-style-name=""><text:span text:style-name="a911" text:class-names="">第三層</text:span></text:p>
                      </text:list-item>
                    </text:list>
                  </text:list-item>
                </text:list>
              </text:list-item>
            </text:list>
            <text:list text:style-name="a916">
              <text:list-item>
                <text:list text:style-name="a916">
                  <text:list-item>
                    <text:list text:style-name="a916">
                      <text:list-item>
                        <text:list text:style-name="a916">
                          <text:list-item>
                            <text:p text:style-name="a915" text:class-names="" text:cond-style-name=""><text:span text:style-name="a914" text:class-names="">第四層</text:span></text:p>
                          </text:list-item>
                        </text:list>
                      </text:list-item>
                    </text:list>
                  </text:list-item>
                </text:list>
              </text:list-item>
            </text:list>
            <text:list text:style-name="a919">
              <text:list-item>
                <text:list text:style-name="a919">
                  <text:list-item>
                    <text:list text:style-name="a919">
                      <text:list-item>
                        <text:list text:style-name="a919">
                          <text:list-item>
                            <text:list text:style-name="a919">
                              <text:list-item>
                                <text:p text:style-name="a918" text:class-names="" text:cond-style-name=""><text:span text:style-name="a917" text:class-names="">第五層</text:span></text:p>
                              </text:list-item>
                            </text:list>
                          </text:list-item>
                        </text:list>
                      </text:list-item>
                    </text:list>
                  </text:list-item>
                </text:list>
              </text:list-item>
            </text:list>
          </draw:text-box>
          <svg:title/>
          <svg:desc/>
        </draw:frame>
        <draw:frame draw:id="id9" presentation:style-name="a923" draw:name="Rectangle 6" svg:x="0in" svg:y="10.32292in" svg:width="3.22396in" svg:height="0.54688in" presentation:class="footer" presentation:placeholder="false">
          <draw:text-box>
            <text:p text:style-name="a922" text:class-names="" text:cond-style-name=""><text:span text:style-name="a921" text:class-names=""/></text:p>
          </draw:text-box>
          <svg:title/>
          <svg:desc/>
        </draw:frame>
        <draw:frame draw:id="id10" presentation:style-name="a926" draw:name="Rectangle 7" svg:x="3.57986in" svg:y="10.32292in" svg:width="3.22569in" svg:height="0.54688in" presentation:class="page-number" presentation:placeholder="false">
          <draw:text-box>
            <text:p text:style-name="a925" text:class-names="" text:cond-style-name=""><text:span text:style-name="a924" text:class-names=""><text:page-number style:num-format="1" text:fixed="false">‹#›</text:page-number></text:span></text:p>
          </draw:text-box>
          <svg:title/>
          <svg:desc/>
        </draw:frame>
      </presentation:notes>
    </style:master-page>
    <style:master-page style:name="Master2-Layout3-secHead-章節標題" style:page-layout-name="pageLayout1" draw:style-name="a928">
      <draw:frame draw:id="id90" presentation:style-name="a932" draw:name="標題 1" svg:x="0.78993in" svg:y="4.82089in" svg:width="8.5in" svg:height="1.49009in" presentation:class="title" presentation:placeholder="false">
        <draw:text-box>
          <text:p text:style-name="a931" text:class-names="" text:cond-style-name=""><text:span text:style-name="a929" text:class-names="">按一下以編輯母片標題樣式</text:span><text:span text:style-name="a930" text:class-names=""/></text:p>
        </draw:text-box>
        <svg:title/>
        <svg:desc/>
      </draw:frame>
      <draw:frame draw:id="id91" presentation:style-name="a936" draw:name="文字版面配置區 2" svg:x="0.78993in" svg:y="3.1803in" svg:width="8.5in" svg:height="1.64059in" presentation:class="outline" presentation:placeholder="false">
        <draw:text-box>
          <text:list text:style-name="a935">
            <text:list-item>
              <text:p text:style-name="a934" text:class-names="" text:cond-style-name=""><text:span text:style-name="a933" text:class-names="">按一下以編輯母片文字樣式</text:span></text:p>
            </text:list-item>
          </text:list>
        </draw:text-box>
        <svg:title/>
        <svg:desc/>
      </draw:frame>
      <draw:frame draw:id="id92" presentation:style-name="a939" draw:name="Rectangle 4" svg:x="0.75in" svg:y="6.83525in" svg:width="2.08333in" svg:height="0.49945in" presentation:class="date-time" presentation:placeholder="false">
        <draw:text-box>
          <text:p text:style-name="a938" text:class-names="" text:cond-style-name=""><text:span text:style-name="a937" text:class-names=""/></text:p>
        </draw:text-box>
        <svg:title/>
        <svg:desc/>
      </draw:frame>
      <draw:frame draw:id="id93" presentation:style-name="a942" draw:name="Rectangle 5" svg:x="3.41667in" svg:y="6.83525in" svg:width="3.16667in" svg:height="0.49945in" presentation:class="footer" presentation:placeholder="false">
        <draw:text-box>
          <text:p text:style-name="a941" text:class-names="" text:cond-style-name=""><text:span text:style-name="a940" text:class-names=""/></text:p>
        </draw:text-box>
        <svg:title/>
        <svg:desc/>
      </draw:frame>
      <draw:frame draw:id="id94" presentation:style-name="a945" draw:name="Rectangle 6" svg:x="7.41667in" svg:y="7.00228in" svg:width="2.08333in" svg:height="0.49945in" presentation:class="page-number" presentation:placeholder="false">
        <draw:text-box>
          <text:p text:style-name="a944" text:class-names="" text:cond-style-name=""><text:span text:style-name="a943" text:class-names=""><text:page-number style:num-format="1" text:fixed="false">‹#›</text:page-number></text:span></text:p>
        </draw:text-box>
        <svg:title/>
        <svg:desc/>
      </draw:frame>
      <presentation:notes style:page-layout-name="pageLayout2" draw:style-name="a974">
        <draw:frame draw:id="id5" presentation:style-name="a948" draw:name="Rectangle 2" svg:x="0in" svg:y="0in" svg:width="3.22396in" svg:height="0.54688in" presentation:class="header" presentation:placeholder="false">
          <draw:text-box>
            <text:p text:style-name="a947" text:class-names="" text:cond-style-name=""><text:span text:style-name="a946" text:class-names=""/></text:p>
          </draw:text-box>
          <svg:title/>
          <svg:desc/>
        </draw:frame>
        <draw:frame draw:id="id6" presentation:style-name="a951" draw:name="Rectangle 3" svg:x="4.22049in" svg:y="0in" svg:width="3.22396in" svg:height="0.54688in" presentation:class="date-time" presentation:placeholder="false">
          <draw:text-box>
            <text:p text:style-name="a950" text:class-names="" text:cond-style-name=""><text:span text:style-name="a949" text:class-names=""/></text:p>
          </draw:text-box>
          <svg:title/>
          <svg:desc/>
        </draw:frame>
        <draw:page-thumbnail svg:x="1.01215in" svg:y="0.81424in" svg:width="5.43229in" svg:height="4.07639in" presentation:class="page" draw:id="id7" presentation:style-name="a952" draw:name="Rectangle 4">
          <svg:title/>
          <svg:desc/>
        </draw:page-thumbnail>
        <draw:frame draw:id="id8" presentation:style-name="a967" draw:name="Rectangle 5" svg:x="0.74479in" svg:y="5.16319in" svg:width="5.9566in" svg:height="4.89236in" presentation:class="notes" presentation:placeholder="false">
          <draw:text-box>
            <text:p text:style-name="a954" text:class-names="" text:cond-style-name=""><text:span text:style-name="a953" text:class-names="">按一下以編輯母片</text:span></text:p>
            <text:list text:style-name="a957">
              <text:list-item>
                <text:list text:style-name="a957">
                  <text:list-item>
                    <text:p text:style-name="a956" text:class-names="" text:cond-style-name=""><text:span text:style-name="a955" text:class-names="">第二層</text:span></text:p>
                  </text:list-item>
                </text:list>
              </text:list-item>
            </text:list>
            <text:list text:style-name="a960">
              <text:list-item>
                <text:list text:style-name="a960">
                  <text:list-item>
                    <text:list text:style-name="a960">
                      <text:list-item>
                        <text:p text:style-name="a959" text:class-names="" text:cond-style-name=""><text:span text:style-name="a958" text:class-names="">第三層</text:span></text:p>
                      </text:list-item>
                    </text:list>
                  </text:list-item>
                </text:list>
              </text:list-item>
            </text:list>
            <text:list text:style-name="a963">
              <text:list-item>
                <text:list text:style-name="a963">
                  <text:list-item>
                    <text:list text:style-name="a963">
                      <text:list-item>
                        <text:list text:style-name="a963">
                          <text:list-item>
                            <text:p text:style-name="a962" text:class-names="" text:cond-style-name=""><text:span text:style-name="a961" text:class-names="">第四層</text:span></text:p>
                          </text:list-item>
                        </text:list>
                      </text:list-item>
                    </text:list>
                  </text:list-item>
                </text:list>
              </text:list-item>
            </text:list>
            <text:list text:style-name="a966">
              <text:list-item>
                <text:list text:style-name="a966">
                  <text:list-item>
                    <text:list text:style-name="a966">
                      <text:list-item>
                        <text:list text:style-name="a966">
                          <text:list-item>
                            <text:list text:style-name="a966">
                              <text:list-item>
                                <text:p text:style-name="a965" text:class-names="" text:cond-style-name=""><text:span text:style-name="a964" text:class-names="">第五層</text:span></text:p>
                              </text:list-item>
                            </text:list>
                          </text:list-item>
                        </text:list>
                      </text:list-item>
                    </text:list>
                  </text:list-item>
                </text:list>
              </text:list-item>
            </text:list>
          </draw:text-box>
          <svg:title/>
          <svg:desc/>
        </draw:frame>
        <draw:frame draw:id="id9" presentation:style-name="a970" draw:name="Rectangle 6" svg:x="0in" svg:y="10.32292in" svg:width="3.22396in" svg:height="0.54688in" presentation:class="footer" presentation:placeholder="false">
          <draw:text-box>
            <text:p text:style-name="a969" text:class-names="" text:cond-style-name=""><text:span text:style-name="a968" text:class-names=""/></text:p>
          </draw:text-box>
          <svg:title/>
          <svg:desc/>
        </draw:frame>
        <draw:frame draw:id="id10" presentation:style-name="a973" draw:name="Rectangle 7" svg:x="3.57986in" svg:y="10.32292in" svg:width="3.22569in" svg:height="0.54688in" presentation:class="page-number" presentation:placeholder="false">
          <draw:text-box>
            <text:p text:style-name="a972" text:class-names="" text:cond-style-name=""><text:span text:style-name="a971" text:class-names=""><text:page-number style:num-format="1" text:fixed="false">‹#›</text:page-number></text:span></text:p>
          </draw:text-box>
          <svg:title/>
          <svg:desc/>
        </draw:frame>
      </presentation:notes>
    </style:master-page>
    <style:master-page style:name="Master2-Layout4-twoObj-兩項物件" style:page-layout-name="pageLayout1" draw:style-name="a975">
      <draw:frame draw:id="id95" presentation:style-name="a979" draw:name="標題 1" svg:x="0.75in" svg:y="0.66649in" svg:width="8.5in" svg:height="1.25029in" presentation:class="title" presentation:placeholder="false">
        <draw:text-box>
          <text:p text:style-name="a978" text:class-names="" text:cond-style-name=""><text:span text:style-name="a976" text:class-names="">按一下以編輯母片標題樣式</text:span><text:span text:style-name="a977" text:class-names=""/></text:p>
        </draw:text-box>
        <svg:title/>
        <svg:desc/>
      </draw:frame>
      <draw:frame draw:id="id96" presentation:style-name="a996" draw:name="內容版面配置區 2" svg:x="0.75in" svg:y="2.16651in" svg:width="4.16667in" svg:height="4.5017in" presentation:class="object" presentation:placeholder="false">
        <draw:text-box>
          <text:list text:style-name="a982">
            <text:list-item>
              <text:p text:style-name="a981" text:class-names="" text:cond-style-name=""><text:span text:style-name="a980" text:class-names="">按一下以編輯母片文字樣式</text:span></text:p>
            </text:list-item>
          </text:list>
          <text:list text:style-name="a985">
            <text:list-item>
              <text:list text:style-name="a985">
                <text:list-item>
                  <text:p text:style-name="a984" text:class-names="" text:cond-style-name=""><text:span text:style-name="a983" text:class-names="">第二層</text:span></text:p>
                </text:list-item>
              </text:list>
            </text:list-item>
          </text:list>
          <text:list text:style-name="a988">
            <text:list-item>
              <text:list text:style-name="a988">
                <text:list-item>
                  <text:list text:style-name="a988">
                    <text:list-item>
                      <text:p text:style-name="a987" text:class-names="" text:cond-style-name=""><text:span text:style-name="a986" text:class-names="">第三層</text:span></text:p>
                    </text:list-item>
                  </text:list>
                </text:list-item>
              </text:list>
            </text:list-item>
          </text:list>
          <text:list text:style-name="a991">
            <text:list-item>
              <text:list text:style-name="a991">
                <text:list-item>
                  <text:list text:style-name="a991">
                    <text:list-item>
                      <text:list text:style-name="a991">
                        <text:list-item>
                          <text:p text:style-name="a990" text:class-names="" text:cond-style-name=""><text:span text:style-name="a989" text:class-names="">第四層</text:span></text:p>
                        </text:list-item>
                      </text:list>
                    </text:list-item>
                  </text:list>
                </text:list-item>
              </text:list>
            </text:list-item>
          </text:list>
          <text:list text:style-name="a995">
            <text:list-item>
              <text:list text:style-name="a995">
                <text:list-item>
                  <text:list text:style-name="a995">
                    <text:list-item>
                      <text:list text:style-name="a995">
                        <text:list-item>
                          <text:list text:style-name="a995">
                            <text:list-item>
                              <text:p text:style-name="a994" text:class-names="" text:cond-style-name=""><text:span text:style-name="a992" text:class-names="">第五層</text:span><text:span text:style-name="a993" text:class-names=""/></text:p>
                            </text:list-item>
                          </text:list>
                        </text:list-item>
                      </text:list>
                    </text:list-item>
                  </text:list>
                </text:list-item>
              </text:list>
            </text:list-item>
          </text:list>
        </draw:text-box>
        <svg:title/>
        <svg:desc/>
      </draw:frame>
      <draw:frame draw:id="id97" presentation:style-name="a1013" draw:name="內容版面配置區 3" svg:x="5.08333in" svg:y="2.16651in" svg:width="4.16667in" svg:height="4.5017in" presentation:class="object" presentation:placeholder="false">
        <draw:text-box>
          <text:list text:style-name="a999">
            <text:list-item>
              <text:p text:style-name="a998" text:class-names="" text:cond-style-name=""><text:span text:style-name="a997" text:class-names="">按一下以編輯母片文字樣式</text:span></text:p>
            </text:list-item>
          </text:list>
          <text:list text:style-name="a1002">
            <text:list-item>
              <text:list text:style-name="a1002">
                <text:list-item>
                  <text:p text:style-name="a1001" text:class-names="" text:cond-style-name=""><text:span text:style-name="a1000" text:class-names="">第二層</text:span></text:p>
                </text:list-item>
              </text:list>
            </text:list-item>
          </text:list>
          <text:list text:style-name="a1005">
            <text:list-item>
              <text:list text:style-name="a1005">
                <text:list-item>
                  <text:list text:style-name="a1005">
                    <text:list-item>
                      <text:p text:style-name="a1004" text:class-names="" text:cond-style-name=""><text:span text:style-name="a1003" text:class-names="">第三層</text:span></text:p>
                    </text:list-item>
                  </text:list>
                </text:list-item>
              </text:list>
            </text:list-item>
          </text:list>
          <text:list text:style-name="a1008">
            <text:list-item>
              <text:list text:style-name="a1008">
                <text:list-item>
                  <text:list text:style-name="a1008">
                    <text:list-item>
                      <text:list text:style-name="a1008">
                        <text:list-item>
                          <text:p text:style-name="a1007" text:class-names="" text:cond-style-name=""><text:span text:style-name="a1006" text:class-names="">第四層</text:span></text:p>
                        </text:list-item>
                      </text:list>
                    </text:list-item>
                  </text:list>
                </text:list-item>
              </text:list>
            </text:list-item>
          </text:list>
          <text:list text:style-name="a1012">
            <text:list-item>
              <text:list text:style-name="a1012">
                <text:list-item>
                  <text:list text:style-name="a1012">
                    <text:list-item>
                      <text:list text:style-name="a1012">
                        <text:list-item>
                          <text:list text:style-name="a1012">
                            <text:list-item>
                              <text:p text:style-name="a1011" text:class-names="" text:cond-style-name=""><text:span text:style-name="a1009" text:class-names="">第五層</text:span><text:span text:style-name="a1010" text:class-names=""/></text:p>
                            </text:list-item>
                          </text:list>
                        </text:list-item>
                      </text:list>
                    </text:list-item>
                  </text:list>
                </text:list-item>
              </text:list>
            </text:list-item>
          </text:list>
        </draw:text-box>
        <svg:title/>
        <svg:desc/>
      </draw:frame>
      <draw:frame draw:id="id98" presentation:style-name="a1016" draw:name="Rectangle 4" svg:x="0.75in" svg:y="6.83525in" svg:width="2.08333in" svg:height="0.49945in" presentation:class="date-time" presentation:placeholder="false">
        <draw:text-box>
          <text:p text:style-name="a1015" text:class-names="" text:cond-style-name=""><text:span text:style-name="a1014" text:class-names=""/></text:p>
        </draw:text-box>
        <svg:title/>
        <svg:desc/>
      </draw:frame>
      <draw:frame draw:id="id99" presentation:style-name="a1019" draw:name="Rectangle 5" svg:x="3.41667in" svg:y="6.83525in" svg:width="3.16667in" svg:height="0.49945in" presentation:class="footer" presentation:placeholder="false">
        <draw:text-box>
          <text:p text:style-name="a1018" text:class-names="" text:cond-style-name=""><text:span text:style-name="a1017" text:class-names=""/></text:p>
        </draw:text-box>
        <svg:title/>
        <svg:desc/>
      </draw:frame>
      <draw:frame draw:id="id100" presentation:style-name="a1022" draw:name="Rectangle 6" svg:x="7.41667in" svg:y="7.00228in" svg:width="2.08333in" svg:height="0.49945in" presentation:class="page-number" presentation:placeholder="false">
        <draw:text-box>
          <text:p text:style-name="a1021" text:class-names="" text:cond-style-name=""><text:span text:style-name="a1020" text:class-names=""><text:page-number style:num-format="1" text:fixed="false">‹#›</text:page-number></text:span></text:p>
        </draw:text-box>
        <svg:title/>
        <svg:desc/>
      </draw:frame>
      <presentation:notes style:page-layout-name="pageLayout2" draw:style-name="a1051">
        <draw:frame draw:id="id5" presentation:style-name="a1025" draw:name="Rectangle 2" svg:x="0in" svg:y="0in" svg:width="3.22396in" svg:height="0.54688in" presentation:class="header" presentation:placeholder="false">
          <draw:text-box>
            <text:p text:style-name="a1024" text:class-names="" text:cond-style-name=""><text:span text:style-name="a1023" text:class-names=""/></text:p>
          </draw:text-box>
          <svg:title/>
          <svg:desc/>
        </draw:frame>
        <draw:frame draw:id="id6" presentation:style-name="a1028" draw:name="Rectangle 3" svg:x="4.22049in" svg:y="0in" svg:width="3.22396in" svg:height="0.54688in" presentation:class="date-time" presentation:placeholder="false">
          <draw:text-box>
            <text:p text:style-name="a1027" text:class-names="" text:cond-style-name=""><text:span text:style-name="a1026" text:class-names=""/></text:p>
          </draw:text-box>
          <svg:title/>
          <svg:desc/>
        </draw:frame>
        <draw:page-thumbnail svg:x="1.01215in" svg:y="0.81424in" svg:width="5.43229in" svg:height="4.07639in" presentation:class="page" draw:id="id7" presentation:style-name="a1029" draw:name="Rectangle 4">
          <svg:title/>
          <svg:desc/>
        </draw:page-thumbnail>
        <draw:frame draw:id="id8" presentation:style-name="a1044" draw:name="Rectangle 5" svg:x="0.74479in" svg:y="5.16319in" svg:width="5.9566in" svg:height="4.89236in" presentation:class="notes" presentation:placeholder="false">
          <draw:text-box>
            <text:p text:style-name="a1031" text:class-names="" text:cond-style-name=""><text:span text:style-name="a1030" text:class-names="">按一下以編輯母片</text:span></text:p>
            <text:list text:style-name="a1034">
              <text:list-item>
                <text:list text:style-name="a1034">
                  <text:list-item>
                    <text:p text:style-name="a1033" text:class-names="" text:cond-style-name=""><text:span text:style-name="a1032" text:class-names="">第二層</text:span></text:p>
                  </text:list-item>
                </text:list>
              </text:list-item>
            </text:list>
            <text:list text:style-name="a1037">
              <text:list-item>
                <text:list text:style-name="a1037">
                  <text:list-item>
                    <text:list text:style-name="a1037">
                      <text:list-item>
                        <text:p text:style-name="a1036" text:class-names="" text:cond-style-name=""><text:span text:style-name="a1035" text:class-names="">第三層</text:span></text:p>
                      </text:list-item>
                    </text:list>
                  </text:list-item>
                </text:list>
              </text:list-item>
            </text:list>
            <text:list text:style-name="a1040">
              <text:list-item>
                <text:list text:style-name="a1040">
                  <text:list-item>
                    <text:list text:style-name="a1040">
                      <text:list-item>
                        <text:list text:style-name="a1040">
                          <text:list-item>
                            <text:p text:style-name="a1039" text:class-names="" text:cond-style-name=""><text:span text:style-name="a1038" text:class-names="">第四層</text:span></text:p>
                          </text:list-item>
                        </text:list>
                      </text:list-item>
                    </text:list>
                  </text:list-item>
                </text:list>
              </text:list-item>
            </text:list>
            <text:list text:style-name="a1043">
              <text:list-item>
                <text:list text:style-name="a1043">
                  <text:list-item>
                    <text:list text:style-name="a1043">
                      <text:list-item>
                        <text:list text:style-name="a1043">
                          <text:list-item>
                            <text:list text:style-name="a1043">
                              <text:list-item>
                                <text:p text:style-name="a1042" text:class-names="" text:cond-style-name=""><text:span text:style-name="a1041" text:class-names="">第五層</text:span></text:p>
                              </text:list-item>
                            </text:list>
                          </text:list-item>
                        </text:list>
                      </text:list-item>
                    </text:list>
                  </text:list-item>
                </text:list>
              </text:list-item>
            </text:list>
          </draw:text-box>
          <svg:title/>
          <svg:desc/>
        </draw:frame>
        <draw:frame draw:id="id9" presentation:style-name="a1047" draw:name="Rectangle 6" svg:x="0in" svg:y="10.32292in" svg:width="3.22396in" svg:height="0.54688in" presentation:class="footer" presentation:placeholder="false">
          <draw:text-box>
            <text:p text:style-name="a1046" text:class-names="" text:cond-style-name=""><text:span text:style-name="a1045" text:class-names=""/></text:p>
          </draw:text-box>
          <svg:title/>
          <svg:desc/>
        </draw:frame>
        <draw:frame draw:id="id10" presentation:style-name="a1050" draw:name="Rectangle 7" svg:x="3.57986in" svg:y="10.32292in" svg:width="3.22569in" svg:height="0.54688in" presentation:class="page-number" presentation:placeholder="false">
          <draw:text-box>
            <text:p text:style-name="a1049" text:class-names="" text:cond-style-name=""><text:span text:style-name="a1048" text:class-names=""><text:page-number style:num-format="1" text:fixed="false">‹#›</text:page-number></text:span></text:p>
          </draw:text-box>
          <svg:title/>
          <svg:desc/>
        </draw:frame>
      </presentation:notes>
    </style:master-page>
    <style:master-page style:name="Master2-Layout5-twoTxTwoObj-比對" style:page-layout-name="pageLayout1" draw:style-name="a1052">
      <draw:frame draw:id="id101" presentation:style-name="a1056" draw:name="標題 1" svg:x="0.5in" svg:y="0.301in" svg:width="9in" svg:height="1.25029in" presentation:class="title" presentation:placeholder="false">
        <draw:text-box>
          <text:p text:style-name="a1055" text:class-names="" text:cond-style-name=""><text:span text:style-name="a1053" text:class-names="">按一下以編輯母片標題樣式</text:span><text:span text:style-name="a1054" text:class-names=""/></text:p>
        </draw:text-box>
        <svg:title/>
        <svg:desc/>
      </draw:frame>
      <draw:frame draw:id="id102" presentation:style-name="a1060" draw:name="文字版面配置區 2" svg:x="0.5in" svg:y="1.67863in" svg:width="4.4184in" svg:height="0.70122in" presentation:class="outline" presentation:placeholder="false">
        <draw:text-box>
          <text:list text:style-name="a1059">
            <text:list-item>
              <text:p text:style-name="a1058" text:class-names="" text:cond-style-name=""><text:span text:style-name="a1057" text:class-names="">按一下以編輯母片文字樣式</text:span></text:p>
            </text:list-item>
          </text:list>
        </draw:text-box>
        <svg:title/>
        <svg:desc/>
      </draw:frame>
      <draw:frame draw:id="id103" presentation:style-name="a1077" draw:name="內容版面配置區 3" svg:x="0.5in" svg:y="2.37985in" svg:width="4.4184in" svg:height="4.32144in" presentation:class="object" presentation:placeholder="false">
        <draw:text-box>
          <text:list text:style-name="a1063">
            <text:list-item>
              <text:p text:style-name="a1062" text:class-names="" text:cond-style-name=""><text:span text:style-name="a1061" text:class-names="">按一下以編輯母片文字樣式</text:span></text:p>
            </text:list-item>
          </text:list>
          <text:list text:style-name="a1066">
            <text:list-item>
              <text:list text:style-name="a1066">
                <text:list-item>
                  <text:p text:style-name="a1065" text:class-names="" text:cond-style-name=""><text:span text:style-name="a1064" text:class-names="">第二層</text:span></text:p>
                </text:list-item>
              </text:list>
            </text:list-item>
          </text:list>
          <text:list text:style-name="a1069">
            <text:list-item>
              <text:list text:style-name="a1069">
                <text:list-item>
                  <text:list text:style-name="a1069">
                    <text:list-item>
                      <text:p text:style-name="a1068" text:class-names="" text:cond-style-name=""><text:span text:style-name="a1067" text:class-names="">第三層</text:span></text:p>
                    </text:list-item>
                  </text:list>
                </text:list-item>
              </text:list>
            </text:list-item>
          </text:list>
          <text:list text:style-name="a1072">
            <text:list-item>
              <text:list text:style-name="a1072">
                <text:list-item>
                  <text:list text:style-name="a1072">
                    <text:list-item>
                      <text:list text:style-name="a1072">
                        <text:list-item>
                          <text:p text:style-name="a1071" text:class-names="" text:cond-style-name=""><text:span text:style-name="a1070" text:class-names="">第四層</text:span></text:p>
                        </text:list-item>
                      </text:list>
                    </text:list-item>
                  </text:list>
                </text:list-item>
              </text:list>
            </text:list-item>
          </text:list>
          <text:list text:style-name="a1076">
            <text:list-item>
              <text:list text:style-name="a1076">
                <text:list-item>
                  <text:list text:style-name="a1076">
                    <text:list-item>
                      <text:list text:style-name="a1076">
                        <text:list-item>
                          <text:list text:style-name="a1076">
                            <text:list-item>
                              <text:p text:style-name="a1075" text:class-names="" text:cond-style-name=""><text:span text:style-name="a1073" text:class-names="">第五層</text:span><text:span text:style-name="a1074" text:class-names=""/></text:p>
                            </text:list-item>
                          </text:list>
                        </text:list-item>
                      </text:list>
                    </text:list-item>
                  </text:list>
                </text:list-item>
              </text:list>
            </text:list-item>
          </text:list>
        </draw:text-box>
        <svg:title/>
        <svg:desc/>
      </draw:frame>
      <draw:frame draw:id="id104" presentation:style-name="a1081" draw:name="文字版面配置區 4" svg:x="5.07986in" svg:y="1.67863in" svg:width="4.42014in" svg:height="0.70122in" presentation:class="outline" presentation:placeholder="false">
        <draw:text-box>
          <text:list text:style-name="a1080">
            <text:list-item>
              <text:p text:style-name="a1079" text:class-names="" text:cond-style-name=""><text:span text:style-name="a1078" text:class-names="">按一下以編輯母片文字樣式</text:span></text:p>
            </text:list-item>
          </text:list>
        </draw:text-box>
        <svg:title/>
        <svg:desc/>
      </draw:frame>
      <draw:frame draw:id="id105" presentation:style-name="a1098" draw:name="內容版面配置區 5" svg:x="5.07986in" svg:y="2.37985in" svg:width="4.42014in" svg:height="4.32144in" presentation:class="object" presentation:placeholder="false">
        <draw:text-box>
          <text:list text:style-name="a1084">
            <text:list-item>
              <text:p text:style-name="a1083" text:class-names="" text:cond-style-name=""><text:span text:style-name="a1082" text:class-names="">按一下以編輯母片文字樣式</text:span></text:p>
            </text:list-item>
          </text:list>
          <text:list text:style-name="a1087">
            <text:list-item>
              <text:list text:style-name="a1087">
                <text:list-item>
                  <text:p text:style-name="a1086" text:class-names="" text:cond-style-name=""><text:span text:style-name="a1085" text:class-names="">第二層</text:span></text:p>
                </text:list-item>
              </text:list>
            </text:list-item>
          </text:list>
          <text:list text:style-name="a1090">
            <text:list-item>
              <text:list text:style-name="a1090">
                <text:list-item>
                  <text:list text:style-name="a1090">
                    <text:list-item>
                      <text:p text:style-name="a1089" text:class-names="" text:cond-style-name=""><text:span text:style-name="a1088" text:class-names="">第三層</text:span></text:p>
                    </text:list-item>
                  </text:list>
                </text:list-item>
              </text:list>
            </text:list-item>
          </text:list>
          <text:list text:style-name="a1093">
            <text:list-item>
              <text:list text:style-name="a1093">
                <text:list-item>
                  <text:list text:style-name="a1093">
                    <text:list-item>
                      <text:list text:style-name="a1093">
                        <text:list-item>
                          <text:p text:style-name="a1092" text:class-names="" text:cond-style-name=""><text:span text:style-name="a1091" text:class-names="">第四層</text:span></text:p>
                        </text:list-item>
                      </text:list>
                    </text:list-item>
                  </text:list>
                </text:list-item>
              </text:list>
            </text:list-item>
          </text:list>
          <text:list text:style-name="a1097">
            <text:list-item>
              <text:list text:style-name="a1097">
                <text:list-item>
                  <text:list text:style-name="a1097">
                    <text:list-item>
                      <text:list text:style-name="a1097">
                        <text:list-item>
                          <text:list text:style-name="a1097">
                            <text:list-item>
                              <text:p text:style-name="a1096" text:class-names="" text:cond-style-name=""><text:span text:style-name="a1094" text:class-names="">第五層</text:span><text:span text:style-name="a1095" text:class-names=""/></text:p>
                            </text:list-item>
                          </text:list>
                        </text:list-item>
                      </text:list>
                    </text:list-item>
                  </text:list>
                </text:list-item>
              </text:list>
            </text:list-item>
          </text:list>
        </draw:text-box>
        <svg:title/>
        <svg:desc/>
      </draw:frame>
      <draw:frame draw:id="id106" presentation:style-name="a1101" draw:name="Rectangle 4" svg:x="0.75in" svg:y="6.83525in" svg:width="2.08333in" svg:height="0.49945in" presentation:class="date-time" presentation:placeholder="false">
        <draw:text-box>
          <text:p text:style-name="a1100" text:class-names="" text:cond-style-name=""><text:span text:style-name="a1099" text:class-names=""/></text:p>
        </draw:text-box>
        <svg:title/>
        <svg:desc/>
      </draw:frame>
      <draw:frame draw:id="id107" presentation:style-name="a1104" draw:name="Rectangle 5" svg:x="3.41667in" svg:y="6.83525in" svg:width="3.16667in" svg:height="0.49945in" presentation:class="footer" presentation:placeholder="false">
        <draw:text-box>
          <text:p text:style-name="a1103" text:class-names="" text:cond-style-name=""><text:span text:style-name="a1102" text:class-names=""/></text:p>
        </draw:text-box>
        <svg:title/>
        <svg:desc/>
      </draw:frame>
      <draw:frame draw:id="id108" presentation:style-name="a1107" draw:name="Rectangle 6" svg:x="7.41667in" svg:y="7.00228in" svg:width="2.08333in" svg:height="0.49945in" presentation:class="page-number" presentation:placeholder="false">
        <draw:text-box>
          <text:p text:style-name="a1106" text:class-names="" text:cond-style-name=""><text:span text:style-name="a1105" text:class-names=""><text:page-number style:num-format="1" text:fixed="false">‹#›</text:page-number></text:span></text:p>
        </draw:text-box>
        <svg:title/>
        <svg:desc/>
      </draw:frame>
      <presentation:notes style:page-layout-name="pageLayout2" draw:style-name="a1136">
        <draw:frame draw:id="id5" presentation:style-name="a1110" draw:name="Rectangle 2" svg:x="0in" svg:y="0in" svg:width="3.22396in" svg:height="0.54688in" presentation:class="header" presentation:placeholder="false">
          <draw:text-box>
            <text:p text:style-name="a1109" text:class-names="" text:cond-style-name=""><text:span text:style-name="a1108" text:class-names=""/></text:p>
          </draw:text-box>
          <svg:title/>
          <svg:desc/>
        </draw:frame>
        <draw:frame draw:id="id6" presentation:style-name="a1113" draw:name="Rectangle 3" svg:x="4.22049in" svg:y="0in" svg:width="3.22396in" svg:height="0.54688in" presentation:class="date-time" presentation:placeholder="false">
          <draw:text-box>
            <text:p text:style-name="a1112" text:class-names="" text:cond-style-name=""><text:span text:style-name="a1111" text:class-names=""/></text:p>
          </draw:text-box>
          <svg:title/>
          <svg:desc/>
        </draw:frame>
        <draw:page-thumbnail svg:x="1.01215in" svg:y="0.81424in" svg:width="5.43229in" svg:height="4.07639in" presentation:class="page" draw:id="id7" presentation:style-name="a1114" draw:name="Rectangle 4">
          <svg:title/>
          <svg:desc/>
        </draw:page-thumbnail>
        <draw:frame draw:id="id8" presentation:style-name="a1129" draw:name="Rectangle 5" svg:x="0.74479in" svg:y="5.16319in" svg:width="5.9566in" svg:height="4.89236in" presentation:class="notes" presentation:placeholder="false">
          <draw:text-box>
            <text:p text:style-name="a1116" text:class-names="" text:cond-style-name=""><text:span text:style-name="a1115" text:class-names="">按一下以編輯母片</text:span></text:p>
            <text:list text:style-name="a1119">
              <text:list-item>
                <text:list text:style-name="a1119">
                  <text:list-item>
                    <text:p text:style-name="a1118" text:class-names="" text:cond-style-name=""><text:span text:style-name="a1117" text:class-names="">第二層</text:span></text:p>
                  </text:list-item>
                </text:list>
              </text:list-item>
            </text:list>
            <text:list text:style-name="a1122">
              <text:list-item>
                <text:list text:style-name="a1122">
                  <text:list-item>
                    <text:list text:style-name="a1122">
                      <text:list-item>
                        <text:p text:style-name="a1121" text:class-names="" text:cond-style-name=""><text:span text:style-name="a1120" text:class-names="">第三層</text:span></text:p>
                      </text:list-item>
                    </text:list>
                  </text:list-item>
                </text:list>
              </text:list-item>
            </text:list>
            <text:list text:style-name="a1125">
              <text:list-item>
                <text:list text:style-name="a1125">
                  <text:list-item>
                    <text:list text:style-name="a1125">
                      <text:list-item>
                        <text:list text:style-name="a1125">
                          <text:list-item>
                            <text:p text:style-name="a1124" text:class-names="" text:cond-style-name=""><text:span text:style-name="a1123" text:class-names="">第四層</text:span></text:p>
                          </text:list-item>
                        </text:list>
                      </text:list-item>
                    </text:list>
                  </text:list-item>
                </text:list>
              </text:list-item>
            </text:list>
            <text:list text:style-name="a1128">
              <text:list-item>
                <text:list text:style-name="a1128">
                  <text:list-item>
                    <text:list text:style-name="a1128">
                      <text:list-item>
                        <text:list text:style-name="a1128">
                          <text:list-item>
                            <text:list text:style-name="a1128">
                              <text:list-item>
                                <text:p text:style-name="a1127" text:class-names="" text:cond-style-name=""><text:span text:style-name="a1126" text:class-names="">第五層</text:span></text:p>
                              </text:list-item>
                            </text:list>
                          </text:list-item>
                        </text:list>
                      </text:list-item>
                    </text:list>
                  </text:list-item>
                </text:list>
              </text:list-item>
            </text:list>
          </draw:text-box>
          <svg:title/>
          <svg:desc/>
        </draw:frame>
        <draw:frame draw:id="id9" presentation:style-name="a1132" draw:name="Rectangle 6" svg:x="0in" svg:y="10.32292in" svg:width="3.22396in" svg:height="0.54688in" presentation:class="footer" presentation:placeholder="false">
          <draw:text-box>
            <text:p text:style-name="a1131" text:class-names="" text:cond-style-name=""><text:span text:style-name="a1130" text:class-names=""/></text:p>
          </draw:text-box>
          <svg:title/>
          <svg:desc/>
        </draw:frame>
        <draw:frame draw:id="id10" presentation:style-name="a1135" draw:name="Rectangle 7" svg:x="3.57986in" svg:y="10.32292in" svg:width="3.22569in" svg:height="0.54688in" presentation:class="page-number" presentation:placeholder="false">
          <draw:text-box>
            <text:p text:style-name="a1134" text:class-names="" text:cond-style-name=""><text:span text:style-name="a1133" text:class-names=""><text:page-number style:num-format="1" text:fixed="false">‹#›</text:page-number></text:span></text:p>
          </draw:text-box>
          <svg:title/>
          <svg:desc/>
        </draw:frame>
      </presentation:notes>
    </style:master-page>
    <style:master-page style:name="Master2-Layout6-titleOnly-只有標題" style:page-layout-name="pageLayout1" draw:style-name="a1137">
      <draw:frame draw:id="id109" presentation:style-name="a1141" draw:name="標題 1" svg:x="0.75in" svg:y="0.66649in" svg:width="8.5in" svg:height="1.25029in" presentation:class="title" presentation:placeholder="false">
        <draw:text-box>
          <text:p text:style-name="a1140" text:class-names="" text:cond-style-name=""><text:span text:style-name="a1138" text:class-names="">按一下以編輯母片標題樣式</text:span><text:span text:style-name="a1139" text:class-names=""/></text:p>
        </draw:text-box>
        <svg:title/>
        <svg:desc/>
      </draw:frame>
      <draw:frame draw:id="id110" presentation:style-name="a1144" draw:name="Rectangle 4" svg:x="0.75in" svg:y="6.83525in" svg:width="2.08333in" svg:height="0.49945in" presentation:class="date-time" presentation:placeholder="false">
        <draw:text-box>
          <text:p text:style-name="a1143" text:class-names="" text:cond-style-name=""><text:span text:style-name="a1142" text:class-names=""/></text:p>
        </draw:text-box>
        <svg:title/>
        <svg:desc/>
      </draw:frame>
      <draw:frame draw:id="id111" presentation:style-name="a1147" draw:name="Rectangle 5" svg:x="3.41667in" svg:y="6.83525in" svg:width="3.16667in" svg:height="0.49945in" presentation:class="footer" presentation:placeholder="false">
        <draw:text-box>
          <text:p text:style-name="a1146" text:class-names="" text:cond-style-name=""><text:span text:style-name="a1145" text:class-names=""/></text:p>
        </draw:text-box>
        <svg:title/>
        <svg:desc/>
      </draw:frame>
      <draw:frame draw:id="id112" presentation:style-name="a1150" draw:name="Rectangle 6" svg:x="7.41667in" svg:y="7.00228in" svg:width="2.08333in" svg:height="0.49945in" presentation:class="page-number" presentation:placeholder="false">
        <draw:text-box>
          <text:p text:style-name="a1149" text:class-names="" text:cond-style-name=""><text:span text:style-name="a1148" text:class-names=""><text:page-number style:num-format="1" text:fixed="false">‹#›</text:page-number></text:span></text:p>
        </draw:text-box>
        <svg:title/>
        <svg:desc/>
      </draw:frame>
      <presentation:notes style:page-layout-name="pageLayout2" draw:style-name="a1179">
        <draw:frame draw:id="id5" presentation:style-name="a1153" draw:name="Rectangle 2" svg:x="0in" svg:y="0in" svg:width="3.22396in" svg:height="0.54688in" presentation:class="header" presentation:placeholder="false">
          <draw:text-box>
            <text:p text:style-name="a1152" text:class-names="" text:cond-style-name=""><text:span text:style-name="a1151" text:class-names=""/></text:p>
          </draw:text-box>
          <svg:title/>
          <svg:desc/>
        </draw:frame>
        <draw:frame draw:id="id6" presentation:style-name="a1156" draw:name="Rectangle 3" svg:x="4.22049in" svg:y="0in" svg:width="3.22396in" svg:height="0.54688in" presentation:class="date-time" presentation:placeholder="false">
          <draw:text-box>
            <text:p text:style-name="a1155" text:class-names="" text:cond-style-name=""><text:span text:style-name="a1154" text:class-names=""/></text:p>
          </draw:text-box>
          <svg:title/>
          <svg:desc/>
        </draw:frame>
        <draw:page-thumbnail svg:x="1.01215in" svg:y="0.81424in" svg:width="5.43229in" svg:height="4.07639in" presentation:class="page" draw:id="id7" presentation:style-name="a1157" draw:name="Rectangle 4">
          <svg:title/>
          <svg:desc/>
        </draw:page-thumbnail>
        <draw:frame draw:id="id8" presentation:style-name="a1172" draw:name="Rectangle 5" svg:x="0.74479in" svg:y="5.16319in" svg:width="5.9566in" svg:height="4.89236in" presentation:class="notes" presentation:placeholder="false">
          <draw:text-box>
            <text:p text:style-name="a1159" text:class-names="" text:cond-style-name=""><text:span text:style-name="a1158" text:class-names="">按一下以編輯母片</text:span></text:p>
            <text:list text:style-name="a1162">
              <text:list-item>
                <text:list text:style-name="a1162">
                  <text:list-item>
                    <text:p text:style-name="a1161" text:class-names="" text:cond-style-name=""><text:span text:style-name="a1160" text:class-names="">第二層</text:span></text:p>
                  </text:list-item>
                </text:list>
              </text:list-item>
            </text:list>
            <text:list text:style-name="a1165">
              <text:list-item>
                <text:list text:style-name="a1165">
                  <text:list-item>
                    <text:list text:style-name="a1165">
                      <text:list-item>
                        <text:p text:style-name="a1164" text:class-names="" text:cond-style-name=""><text:span text:style-name="a1163" text:class-names="">第三層</text:span></text:p>
                      </text:list-item>
                    </text:list>
                  </text:list-item>
                </text:list>
              </text:list-item>
            </text:list>
            <text:list text:style-name="a1168">
              <text:list-item>
                <text:list text:style-name="a1168">
                  <text:list-item>
                    <text:list text:style-name="a1168">
                      <text:list-item>
                        <text:list text:style-name="a1168">
                          <text:list-item>
                            <text:p text:style-name="a1167" text:class-names="" text:cond-style-name=""><text:span text:style-name="a1166" text:class-names="">第四層</text:span></text:p>
                          </text:list-item>
                        </text:list>
                      </text:list-item>
                    </text:list>
                  </text:list-item>
                </text:list>
              </text:list-item>
            </text:list>
            <text:list text:style-name="a1171">
              <text:list-item>
                <text:list text:style-name="a1171">
                  <text:list-item>
                    <text:list text:style-name="a1171">
                      <text:list-item>
                        <text:list text:style-name="a1171">
                          <text:list-item>
                            <text:list text:style-name="a1171">
                              <text:list-item>
                                <text:p text:style-name="a1170" text:class-names="" text:cond-style-name=""><text:span text:style-name="a1169" text:class-names="">第五層</text:span></text:p>
                              </text:list-item>
                            </text:list>
                          </text:list-item>
                        </text:list>
                      </text:list-item>
                    </text:list>
                  </text:list-item>
                </text:list>
              </text:list-item>
            </text:list>
          </draw:text-box>
          <svg:title/>
          <svg:desc/>
        </draw:frame>
        <draw:frame draw:id="id9" presentation:style-name="a1175" draw:name="Rectangle 6" svg:x="0in" svg:y="10.32292in" svg:width="3.22396in" svg:height="0.54688in" presentation:class="footer" presentation:placeholder="false">
          <draw:text-box>
            <text:p text:style-name="a1174" text:class-names="" text:cond-style-name=""><text:span text:style-name="a1173" text:class-names=""/></text:p>
          </draw:text-box>
          <svg:title/>
          <svg:desc/>
        </draw:frame>
        <draw:frame draw:id="id10" presentation:style-name="a1178" draw:name="Rectangle 7" svg:x="3.57986in" svg:y="10.32292in" svg:width="3.22569in" svg:height="0.54688in" presentation:class="page-number" presentation:placeholder="false">
          <draw:text-box>
            <text:p text:style-name="a1177" text:class-names="" text:cond-style-name=""><text:span text:style-name="a1176" text:class-names=""><text:page-number style:num-format="1" text:fixed="false">‹#›</text:page-number></text:span></text:p>
          </draw:text-box>
          <svg:title/>
          <svg:desc/>
        </draw:frame>
      </presentation:notes>
    </style:master-page>
    <style:master-page style:name="Master2-Layout7-blank-空白" style:page-layout-name="pageLayout1" draw:style-name="a1180">
      <draw:frame draw:id="id113" presentation:style-name="a1183" draw:name="Rectangle 4" svg:x="0.75in" svg:y="6.83525in" svg:width="2.08333in" svg:height="0.49945in" presentation:class="date-time" presentation:placeholder="false">
        <draw:text-box>
          <text:p text:style-name="a1182" text:class-names="" text:cond-style-name=""><text:span text:style-name="a1181" text:class-names=""/></text:p>
        </draw:text-box>
        <svg:title/>
        <svg:desc/>
      </draw:frame>
      <draw:frame draw:id="id114" presentation:style-name="a1186" draw:name="Rectangle 5" svg:x="3.41667in" svg:y="6.83525in" svg:width="3.16667in" svg:height="0.49945in" presentation:class="footer" presentation:placeholder="false">
        <draw:text-box>
          <text:p text:style-name="a1185" text:class-names="" text:cond-style-name=""><text:span text:style-name="a1184" text:class-names=""/></text:p>
        </draw:text-box>
        <svg:title/>
        <svg:desc/>
      </draw:frame>
      <draw:frame draw:id="id115" presentation:style-name="a1189" draw:name="Rectangle 6" svg:x="7.41667in" svg:y="7.00228in" svg:width="2.08333in" svg:height="0.49945in" presentation:class="page-number" presentation:placeholder="false">
        <draw:text-box>
          <text:p text:style-name="a1188" text:class-names="" text:cond-style-name=""><text:span text:style-name="a1187" text:class-names=""><text:page-number style:num-format="1" text:fixed="false">‹#›</text:page-number></text:span></text:p>
        </draw:text-box>
        <svg:title/>
        <svg:desc/>
      </draw:frame>
      <presentation:notes style:page-layout-name="pageLayout2" draw:style-name="a1218">
        <draw:frame draw:id="id5" presentation:style-name="a1192" draw:name="Rectangle 2" svg:x="0in" svg:y="0in" svg:width="3.22396in" svg:height="0.54688in" presentation:class="header" presentation:placeholder="false">
          <draw:text-box>
            <text:p text:style-name="a1191" text:class-names="" text:cond-style-name=""><text:span text:style-name="a1190" text:class-names=""/></text:p>
          </draw:text-box>
          <svg:title/>
          <svg:desc/>
        </draw:frame>
        <draw:frame draw:id="id6" presentation:style-name="a1195" draw:name="Rectangle 3" svg:x="4.22049in" svg:y="0in" svg:width="3.22396in" svg:height="0.54688in" presentation:class="date-time" presentation:placeholder="false">
          <draw:text-box>
            <text:p text:style-name="a1194" text:class-names="" text:cond-style-name=""><text:span text:style-name="a1193" text:class-names=""/></text:p>
          </draw:text-box>
          <svg:title/>
          <svg:desc/>
        </draw:frame>
        <draw:page-thumbnail svg:x="1.01215in" svg:y="0.81424in" svg:width="5.43229in" svg:height="4.07639in" presentation:class="page" draw:id="id7" presentation:style-name="a1196" draw:name="Rectangle 4">
          <svg:title/>
          <svg:desc/>
        </draw:page-thumbnail>
        <draw:frame draw:id="id8" presentation:style-name="a1211" draw:name="Rectangle 5" svg:x="0.74479in" svg:y="5.16319in" svg:width="5.9566in" svg:height="4.89236in" presentation:class="notes" presentation:placeholder="false">
          <draw:text-box>
            <text:p text:style-name="a1198" text:class-names="" text:cond-style-name=""><text:span text:style-name="a1197" text:class-names="">按一下以編輯母片</text:span></text:p>
            <text:list text:style-name="a1201">
              <text:list-item>
                <text:list text:style-name="a1201">
                  <text:list-item>
                    <text:p text:style-name="a1200" text:class-names="" text:cond-style-name=""><text:span text:style-name="a1199" text:class-names="">第二層</text:span></text:p>
                  </text:list-item>
                </text:list>
              </text:list-item>
            </text:list>
            <text:list text:style-name="a1204">
              <text:list-item>
                <text:list text:style-name="a1204">
                  <text:list-item>
                    <text:list text:style-name="a1204">
                      <text:list-item>
                        <text:p text:style-name="a1203" text:class-names="" text:cond-style-name=""><text:span text:style-name="a1202" text:class-names="">第三層</text:span></text:p>
                      </text:list-item>
                    </text:list>
                  </text:list-item>
                </text:list>
              </text:list-item>
            </text:list>
            <text:list text:style-name="a1207">
              <text:list-item>
                <text:list text:style-name="a1207">
                  <text:list-item>
                    <text:list text:style-name="a1207">
                      <text:list-item>
                        <text:list text:style-name="a1207">
                          <text:list-item>
                            <text:p text:style-name="a1206" text:class-names="" text:cond-style-name=""><text:span text:style-name="a1205" text:class-names="">第四層</text:span></text:p>
                          </text:list-item>
                        </text:list>
                      </text:list-item>
                    </text:list>
                  </text:list-item>
                </text:list>
              </text:list-item>
            </text:list>
            <text:list text:style-name="a1210">
              <text:list-item>
                <text:list text:style-name="a1210">
                  <text:list-item>
                    <text:list text:style-name="a1210">
                      <text:list-item>
                        <text:list text:style-name="a1210">
                          <text:list-item>
                            <text:list text:style-name="a1210">
                              <text:list-item>
                                <text:p text:style-name="a1209" text:class-names="" text:cond-style-name=""><text:span text:style-name="a1208" text:class-names="">第五層</text:span></text:p>
                              </text:list-item>
                            </text:list>
                          </text:list-item>
                        </text:list>
                      </text:list-item>
                    </text:list>
                  </text:list-item>
                </text:list>
              </text:list-item>
            </text:list>
          </draw:text-box>
          <svg:title/>
          <svg:desc/>
        </draw:frame>
        <draw:frame draw:id="id9" presentation:style-name="a1214" draw:name="Rectangle 6" svg:x="0in" svg:y="10.32292in" svg:width="3.22396in" svg:height="0.54688in" presentation:class="footer" presentation:placeholder="false">
          <draw:text-box>
            <text:p text:style-name="a1213" text:class-names="" text:cond-style-name=""><text:span text:style-name="a1212" text:class-names=""/></text:p>
          </draw:text-box>
          <svg:title/>
          <svg:desc/>
        </draw:frame>
        <draw:frame draw:id="id10" presentation:style-name="a1217" draw:name="Rectangle 7" svg:x="3.57986in" svg:y="10.32292in" svg:width="3.22569in" svg:height="0.54688in" presentation:class="page-number" presentation:placeholder="false">
          <draw:text-box>
            <text:p text:style-name="a1216" text:class-names="" text:cond-style-name=""><text:span text:style-name="a1215" text:class-names=""><text:page-number style:num-format="1" text:fixed="false">‹#›</text:page-number></text:span></text:p>
          </draw:text-box>
          <svg:title/>
          <svg:desc/>
        </draw:frame>
      </presentation:notes>
    </style:master-page>
    <style:master-page style:name="Master2-Layout8-objTx-含標題的內容" style:page-layout-name="pageLayout1" draw:style-name="a1219">
      <draw:frame draw:id="id116" presentation:style-name="a1223" draw:name="標題 1" svg:x="0.5in" svg:y="0.29934in" svg:width="3.28993in" svg:height="1.27014in" presentation:class="title" presentation:placeholder="false">
        <draw:text-box>
          <text:p text:style-name="a1222" text:class-names="" text:cond-style-name=""><text:span text:style-name="a1220" text:class-names="">按一下以編輯母片標題樣式</text:span><text:span text:style-name="a1221" text:class-names=""/></text:p>
        </draw:text-box>
        <svg:title/>
        <svg:desc/>
      </draw:frame>
      <draw:frame draw:id="id117" presentation:style-name="a1240" draw:name="內容版面配置區 2" svg:x="3.90972in" svg:y="0.29934in" svg:width="5.59028in" svg:height="6.40194in" presentation:class="object" presentation:placeholder="false">
        <draw:text-box>
          <text:list text:style-name="a1226">
            <text:list-item>
              <text:p text:style-name="a1225" text:class-names="" text:cond-style-name=""><text:span text:style-name="a1224" text:class-names="">按一下以編輯母片文字樣式</text:span></text:p>
            </text:list-item>
          </text:list>
          <text:list text:style-name="a1229">
            <text:list-item>
              <text:list text:style-name="a1229">
                <text:list-item>
                  <text:p text:style-name="a1228" text:class-names="" text:cond-style-name=""><text:span text:style-name="a1227" text:class-names="">第二層</text:span></text:p>
                </text:list-item>
              </text:list>
            </text:list-item>
          </text:list>
          <text:list text:style-name="a1232">
            <text:list-item>
              <text:list text:style-name="a1232">
                <text:list-item>
                  <text:list text:style-name="a1232">
                    <text:list-item>
                      <text:p text:style-name="a1231" text:class-names="" text:cond-style-name=""><text:span text:style-name="a1230" text:class-names="">第三層</text:span></text:p>
                    </text:list-item>
                  </text:list>
                </text:list-item>
              </text:list>
            </text:list-item>
          </text:list>
          <text:list text:style-name="a1235">
            <text:list-item>
              <text:list text:style-name="a1235">
                <text:list-item>
                  <text:list text:style-name="a1235">
                    <text:list-item>
                      <text:list text:style-name="a1235">
                        <text:list-item>
                          <text:p text:style-name="a1234" text:class-names="" text:cond-style-name=""><text:span text:style-name="a1233" text:class-names="">第四層</text:span></text:p>
                        </text:list-item>
                      </text:list>
                    </text:list-item>
                  </text:list>
                </text:list-item>
              </text:list>
            </text:list-item>
          </text:list>
          <text:list text:style-name="a1239">
            <text:list-item>
              <text:list text:style-name="a1239">
                <text:list-item>
                  <text:list text:style-name="a1239">
                    <text:list-item>
                      <text:list text:style-name="a1239">
                        <text:list-item>
                          <text:list text:style-name="a1239">
                            <text:list-item>
                              <text:p text:style-name="a1238" text:class-names="" text:cond-style-name=""><text:span text:style-name="a1236" text:class-names="">第五層</text:span><text:span text:style-name="a1237" text:class-names=""/></text:p>
                            </text:list-item>
                          </text:list>
                        </text:list-item>
                      </text:list>
                    </text:list-item>
                  </text:list>
                </text:list-item>
              </text:list>
            </text:list-item>
          </text:list>
        </draw:text-box>
        <svg:title/>
        <svg:desc/>
      </draw:frame>
      <draw:frame draw:id="id118" presentation:style-name="a1244" draw:name="文字版面配置區 3" svg:x="0.5in" svg:y="1.56948in" svg:width="3.28993in" svg:height="5.13181in" presentation:class="outline" presentation:placeholder="false">
        <draw:text-box>
          <text:list text:style-name="a1243">
            <text:list-item>
              <text:p text:style-name="a1242" text:class-names="" text:cond-style-name=""><text:span text:style-name="a1241" text:class-names="">按一下以編輯母片文字樣式</text:span></text:p>
            </text:list-item>
          </text:list>
        </draw:text-box>
        <svg:title/>
        <svg:desc/>
      </draw:frame>
      <draw:frame draw:id="id119" presentation:style-name="a1247" draw:name="Rectangle 4" svg:x="0.75in" svg:y="6.83525in" svg:width="2.08333in" svg:height="0.49945in" presentation:class="date-time" presentation:placeholder="false">
        <draw:text-box>
          <text:p text:style-name="a1246" text:class-names="" text:cond-style-name=""><text:span text:style-name="a1245" text:class-names=""/></text:p>
        </draw:text-box>
        <svg:title/>
        <svg:desc/>
      </draw:frame>
      <draw:frame draw:id="id120" presentation:style-name="a1250" draw:name="Rectangle 5" svg:x="3.41667in" svg:y="6.83525in" svg:width="3.16667in" svg:height="0.49945in" presentation:class="footer" presentation:placeholder="false">
        <draw:text-box>
          <text:p text:style-name="a1249" text:class-names="" text:cond-style-name=""><text:span text:style-name="a1248" text:class-names=""/></text:p>
        </draw:text-box>
        <svg:title/>
        <svg:desc/>
      </draw:frame>
      <draw:frame draw:id="id121" presentation:style-name="a1253" draw:name="Rectangle 6" svg:x="7.41667in" svg:y="7.00228in" svg:width="2.08333in" svg:height="0.49945in" presentation:class="page-number" presentation:placeholder="false">
        <draw:text-box>
          <text:p text:style-name="a1252" text:class-names="" text:cond-style-name=""><text:span text:style-name="a1251" text:class-names=""><text:page-number style:num-format="1" text:fixed="false">‹#›</text:page-number></text:span></text:p>
        </draw:text-box>
        <svg:title/>
        <svg:desc/>
      </draw:frame>
      <presentation:notes style:page-layout-name="pageLayout2" draw:style-name="a1282">
        <draw:frame draw:id="id5" presentation:style-name="a1256" draw:name="Rectangle 2" svg:x="0in" svg:y="0in" svg:width="3.22396in" svg:height="0.54688in" presentation:class="header" presentation:placeholder="false">
          <draw:text-box>
            <text:p text:style-name="a1255" text:class-names="" text:cond-style-name=""><text:span text:style-name="a1254" text:class-names=""/></text:p>
          </draw:text-box>
          <svg:title/>
          <svg:desc/>
        </draw:frame>
        <draw:frame draw:id="id6" presentation:style-name="a1259" draw:name="Rectangle 3" svg:x="4.22049in" svg:y="0in" svg:width="3.22396in" svg:height="0.54688in" presentation:class="date-time" presentation:placeholder="false">
          <draw:text-box>
            <text:p text:style-name="a1258" text:class-names="" text:cond-style-name=""><text:span text:style-name="a1257" text:class-names=""/></text:p>
          </draw:text-box>
          <svg:title/>
          <svg:desc/>
        </draw:frame>
        <draw:page-thumbnail svg:x="1.01215in" svg:y="0.81424in" svg:width="5.43229in" svg:height="4.07639in" presentation:class="page" draw:id="id7" presentation:style-name="a1260" draw:name="Rectangle 4">
          <svg:title/>
          <svg:desc/>
        </draw:page-thumbnail>
        <draw:frame draw:id="id8" presentation:style-name="a1275" draw:name="Rectangle 5" svg:x="0.74479in" svg:y="5.16319in" svg:width="5.9566in" svg:height="4.89236in" presentation:class="notes" presentation:placeholder="false">
          <draw:text-box>
            <text:p text:style-name="a1262" text:class-names="" text:cond-style-name=""><text:span text:style-name="a1261" text:class-names="">按一下以編輯母片</text:span></text:p>
            <text:list text:style-name="a1265">
              <text:list-item>
                <text:list text:style-name="a1265">
                  <text:list-item>
                    <text:p text:style-name="a1264" text:class-names="" text:cond-style-name=""><text:span text:style-name="a1263" text:class-names="">第二層</text:span></text:p>
                  </text:list-item>
                </text:list>
              </text:list-item>
            </text:list>
            <text:list text:style-name="a1268">
              <text:list-item>
                <text:list text:style-name="a1268">
                  <text:list-item>
                    <text:list text:style-name="a1268">
                      <text:list-item>
                        <text:p text:style-name="a1267" text:class-names="" text:cond-style-name=""><text:span text:style-name="a1266" text:class-names="">第三層</text:span></text:p>
                      </text:list-item>
                    </text:list>
                  </text:list-item>
                </text:list>
              </text:list-item>
            </text:list>
            <text:list text:style-name="a1271">
              <text:list-item>
                <text:list text:style-name="a1271">
                  <text:list-item>
                    <text:list text:style-name="a1271">
                      <text:list-item>
                        <text:list text:style-name="a1271">
                          <text:list-item>
                            <text:p text:style-name="a1270" text:class-names="" text:cond-style-name=""><text:span text:style-name="a1269" text:class-names="">第四層</text:span></text:p>
                          </text:list-item>
                        </text:list>
                      </text:list-item>
                    </text:list>
                  </text:list-item>
                </text:list>
              </text:list-item>
            </text:list>
            <text:list text:style-name="a1274">
              <text:list-item>
                <text:list text:style-name="a1274">
                  <text:list-item>
                    <text:list text:style-name="a1274">
                      <text:list-item>
                        <text:list text:style-name="a1274">
                          <text:list-item>
                            <text:list text:style-name="a1274">
                              <text:list-item>
                                <text:p text:style-name="a1273" text:class-names="" text:cond-style-name=""><text:span text:style-name="a1272" text:class-names="">第五層</text:span></text:p>
                              </text:list-item>
                            </text:list>
                          </text:list-item>
                        </text:list>
                      </text:list-item>
                    </text:list>
                  </text:list-item>
                </text:list>
              </text:list-item>
            </text:list>
          </draw:text-box>
          <svg:title/>
          <svg:desc/>
        </draw:frame>
        <draw:frame draw:id="id9" presentation:style-name="a1278" draw:name="Rectangle 6" svg:x="0in" svg:y="10.32292in" svg:width="3.22396in" svg:height="0.54688in" presentation:class="footer" presentation:placeholder="false">
          <draw:text-box>
            <text:p text:style-name="a1277" text:class-names="" text:cond-style-name=""><text:span text:style-name="a1276" text:class-names=""/></text:p>
          </draw:text-box>
          <svg:title/>
          <svg:desc/>
        </draw:frame>
        <draw:frame draw:id="id10" presentation:style-name="a1281" draw:name="Rectangle 7" svg:x="3.57986in" svg:y="10.32292in" svg:width="3.22569in" svg:height="0.54688in" presentation:class="page-number" presentation:placeholder="false">
          <draw:text-box>
            <text:p text:style-name="a1280" text:class-names="" text:cond-style-name=""><text:span text:style-name="a1279" text:class-names=""><text:page-number style:num-format="1" text:fixed="false">‹#›</text:page-number></text:span></text:p>
          </draw:text-box>
          <svg:title/>
          <svg:desc/>
        </draw:frame>
      </presentation:notes>
    </style:master-page>
    <style:master-page style:name="Master2-Layout9-picTx-含標題的圖片" style:page-layout-name="pageLayout1" draw:style-name="a1283">
      <draw:frame draw:id="id122" presentation:style-name="a1287" draw:name="標題 1" svg:x="1.96007in" svg:y="5.25089in" svg:width="6in" svg:height="0.62018in" presentation:class="title" presentation:placeholder="false">
        <draw:text-box>
          <text:p text:style-name="a1286" text:class-names="" text:cond-style-name=""><text:span text:style-name="a1284" text:class-names="">按一下以編輯母片標題樣式</text:span><text:span text:style-name="a1285" text:class-names=""/></text:p>
        </draw:text-box>
        <svg:title/>
        <svg:desc/>
      </draw:frame>
      <draw:frame draw:id="id123" presentation:style-name="a1290" draw:name="圖片版面配置區 2" svg:x="1.96007in" svg:y="0.6698in" svg:width="6in" svg:height="4.5017in" presentation:class="graphic" presentation:placeholder="false">
        <draw:text-box>
          <text:p text:style-name="a1289" text:class-names="" text:cond-style-name=""><text:span text:style-name="a1288" text:class-names=""/></text:p>
        </draw:text-box>
        <svg:title/>
        <svg:desc/>
      </draw:frame>
      <draw:frame draw:id="id124" presentation:style-name="a1294" draw:name="文字版面配置區 3" svg:x="1.96007in" svg:y="5.87107in" svg:width="6in" svg:height="0.87983in" presentation:class="outline" presentation:placeholder="false">
        <draw:text-box>
          <text:list text:style-name="a1293">
            <text:list-item>
              <text:p text:style-name="a1292" text:class-names="" text:cond-style-name=""><text:span text:style-name="a1291" text:class-names="">按一下以編輯母片文字樣式</text:span></text:p>
            </text:list-item>
          </text:list>
        </draw:text-box>
        <svg:title/>
        <svg:desc/>
      </draw:frame>
      <draw:frame draw:id="id125" presentation:style-name="a1297" draw:name="Rectangle 4" svg:x="0.75in" svg:y="6.83525in" svg:width="2.08333in" svg:height="0.49945in" presentation:class="date-time" presentation:placeholder="false">
        <draw:text-box>
          <text:p text:style-name="a1296" text:class-names="" text:cond-style-name=""><text:span text:style-name="a1295" text:class-names=""/></text:p>
        </draw:text-box>
        <svg:title/>
        <svg:desc/>
      </draw:frame>
      <draw:frame draw:id="id126" presentation:style-name="a1300" draw:name="Rectangle 5" svg:x="3.41667in" svg:y="6.83525in" svg:width="3.16667in" svg:height="0.49945in" presentation:class="footer" presentation:placeholder="false">
        <draw:text-box>
          <text:p text:style-name="a1299" text:class-names="" text:cond-style-name=""><text:span text:style-name="a1298" text:class-names=""/></text:p>
        </draw:text-box>
        <svg:title/>
        <svg:desc/>
      </draw:frame>
      <draw:frame draw:id="id127" presentation:style-name="a1303" draw:name="Rectangle 6" svg:x="7.41667in" svg:y="7.00228in" svg:width="2.08333in" svg:height="0.49945in" presentation:class="page-number" presentation:placeholder="false">
        <draw:text-box>
          <text:p text:style-name="a1302" text:class-names="" text:cond-style-name=""><text:span text:style-name="a1301" text:class-names=""><text:page-number style:num-format="1" text:fixed="false">‹#›</text:page-number></text:span></text:p>
        </draw:text-box>
        <svg:title/>
        <svg:desc/>
      </draw:frame>
      <presentation:notes style:page-layout-name="pageLayout2" draw:style-name="a1332">
        <draw:frame draw:id="id5" presentation:style-name="a1306" draw:name="Rectangle 2" svg:x="0in" svg:y="0in" svg:width="3.22396in" svg:height="0.54688in" presentation:class="header" presentation:placeholder="false">
          <draw:text-box>
            <text:p text:style-name="a1305" text:class-names="" text:cond-style-name=""><text:span text:style-name="a1304" text:class-names=""/></text:p>
          </draw:text-box>
          <svg:title/>
          <svg:desc/>
        </draw:frame>
        <draw:frame draw:id="id6" presentation:style-name="a1309" draw:name="Rectangle 3" svg:x="4.22049in" svg:y="0in" svg:width="3.22396in" svg:height="0.54688in" presentation:class="date-time" presentation:placeholder="false">
          <draw:text-box>
            <text:p text:style-name="a1308" text:class-names="" text:cond-style-name=""><text:span text:style-name="a1307" text:class-names=""/></text:p>
          </draw:text-box>
          <svg:title/>
          <svg:desc/>
        </draw:frame>
        <draw:page-thumbnail svg:x="1.01215in" svg:y="0.81424in" svg:width="5.43229in" svg:height="4.07639in" presentation:class="page" draw:id="id7" presentation:style-name="a1310" draw:name="Rectangle 4">
          <svg:title/>
          <svg:desc/>
        </draw:page-thumbnail>
        <draw:frame draw:id="id8" presentation:style-name="a1325" draw:name="Rectangle 5" svg:x="0.74479in" svg:y="5.16319in" svg:width="5.9566in" svg:height="4.89236in" presentation:class="notes" presentation:placeholder="false">
          <draw:text-box>
            <text:p text:style-name="a1312" text:class-names="" text:cond-style-name=""><text:span text:style-name="a1311" text:class-names="">按一下以編輯母片</text:span></text:p>
            <text:list text:style-name="a1315">
              <text:list-item>
                <text:list text:style-name="a1315">
                  <text:list-item>
                    <text:p text:style-name="a1314" text:class-names="" text:cond-style-name=""><text:span text:style-name="a1313" text:class-names="">第二層</text:span></text:p>
                  </text:list-item>
                </text:list>
              </text:list-item>
            </text:list>
            <text:list text:style-name="a1318">
              <text:list-item>
                <text:list text:style-name="a1318">
                  <text:list-item>
                    <text:list text:style-name="a1318">
                      <text:list-item>
                        <text:p text:style-name="a1317" text:class-names="" text:cond-style-name=""><text:span text:style-name="a1316" text:class-names="">第三層</text:span></text:p>
                      </text:list-item>
                    </text:list>
                  </text:list-item>
                </text:list>
              </text:list-item>
            </text:list>
            <text:list text:style-name="a1321">
              <text:list-item>
                <text:list text:style-name="a1321">
                  <text:list-item>
                    <text:list text:style-name="a1321">
                      <text:list-item>
                        <text:list text:style-name="a1321">
                          <text:list-item>
                            <text:p text:style-name="a1320" text:class-names="" text:cond-style-name=""><text:span text:style-name="a1319" text:class-names="">第四層</text:span></text:p>
                          </text:list-item>
                        </text:list>
                      </text:list-item>
                    </text:list>
                  </text:list-item>
                </text:list>
              </text:list-item>
            </text:list>
            <text:list text:style-name="a1324">
              <text:list-item>
                <text:list text:style-name="a1324">
                  <text:list-item>
                    <text:list text:style-name="a1324">
                      <text:list-item>
                        <text:list text:style-name="a1324">
                          <text:list-item>
                            <text:list text:style-name="a1324">
                              <text:list-item>
                                <text:p text:style-name="a1323" text:class-names="" text:cond-style-name=""><text:span text:style-name="a1322" text:class-names="">第五層</text:span></text:p>
                              </text:list-item>
                            </text:list>
                          </text:list-item>
                        </text:list>
                      </text:list-item>
                    </text:list>
                  </text:list-item>
                </text:list>
              </text:list-item>
            </text:list>
          </draw:text-box>
          <svg:title/>
          <svg:desc/>
        </draw:frame>
        <draw:frame draw:id="id9" presentation:style-name="a1328" draw:name="Rectangle 6" svg:x="0in" svg:y="10.32292in" svg:width="3.22396in" svg:height="0.54688in" presentation:class="footer" presentation:placeholder="false">
          <draw:text-box>
            <text:p text:style-name="a1327" text:class-names="" text:cond-style-name=""><text:span text:style-name="a1326" text:class-names=""/></text:p>
          </draw:text-box>
          <svg:title/>
          <svg:desc/>
        </draw:frame>
        <draw:frame draw:id="id10" presentation:style-name="a1331" draw:name="Rectangle 7" svg:x="3.57986in" svg:y="10.32292in" svg:width="3.22569in" svg:height="0.54688in" presentation:class="page-number" presentation:placeholder="false">
          <draw:text-box>
            <text:p text:style-name="a1330" text:class-names="" text:cond-style-name=""><text:span text:style-name="a1329" text:class-names=""><text:page-number style:num-format="1" text:fixed="false">‹#›</text:page-number></text:span></text:p>
          </draw:text-box>
          <svg:title/>
          <svg:desc/>
        </draw:frame>
      </presentation:notes>
    </style:master-page>
    <style:master-page style:name="Master2-Layout10-vertTx-標題及直排文字" style:page-layout-name="pageLayout1" draw:style-name="a1333">
      <draw:frame draw:id="id128" presentation:style-name="a1337" draw:name="標題 1" svg:x="0.75in" svg:y="0.66649in" svg:width="8.5in" svg:height="1.25029in" presentation:class="title" presentation:placeholder="false">
        <draw:text-box>
          <text:p text:style-name="a1336" text:class-names="" text:cond-style-name=""><text:span text:style-name="a1334" text:class-names="">按一下以編輯母片標題樣式</text:span><text:span text:style-name="a1335" text:class-names=""/></text:p>
        </draw:text-box>
        <svg:title/>
        <svg:desc/>
      </draw:frame>
      <draw:frame draw:id="id129" presentation:style-name="a1354" draw:name="直排文字版面配置區 2" svg:x="0.75in" svg:y="2.16651in" svg:width="8.5in" svg:height="4.5017in" presentation:class="outline" presentation:placeholder="false">
        <draw:text-box>
          <text:list text:style-name="a1340">
            <text:list-item>
              <text:p text:style-name="a1339" text:class-names="" text:cond-style-name=""><text:span text:style-name="a1338" text:class-names="">按一下以編輯母片文字樣式</text:span></text:p>
            </text:list-item>
          </text:list>
          <text:list text:style-name="a1343">
            <text:list-item>
              <text:list text:style-name="a1343">
                <text:list-item>
                  <text:p text:style-name="a1342" text:class-names="" text:cond-style-name=""><text:span text:style-name="a1341" text:class-names="">第二層</text:span></text:p>
                </text:list-item>
              </text:list>
            </text:list-item>
          </text:list>
          <text:list text:style-name="a1346">
            <text:list-item>
              <text:list text:style-name="a1346">
                <text:list-item>
                  <text:list text:style-name="a1346">
                    <text:list-item>
                      <text:p text:style-name="a1345" text:class-names="" text:cond-style-name=""><text:span text:style-name="a1344" text:class-names="">第三層</text:span></text:p>
                    </text:list-item>
                  </text:list>
                </text:list-item>
              </text:list>
            </text:list-item>
          </text:list>
          <text:list text:style-name="a1349">
            <text:list-item>
              <text:list text:style-name="a1349">
                <text:list-item>
                  <text:list text:style-name="a1349">
                    <text:list-item>
                      <text:list text:style-name="a1349">
                        <text:list-item>
                          <text:p text:style-name="a1348" text:class-names="" text:cond-style-name=""><text:span text:style-name="a1347" text:class-names="">第四層</text:span></text:p>
                        </text:list-item>
                      </text:list>
                    </text:list-item>
                  </text:list>
                </text:list-item>
              </text:list>
            </text:list-item>
          </text:list>
          <text:list text:style-name="a1353">
            <text:list-item>
              <text:list text:style-name="a1353">
                <text:list-item>
                  <text:list text:style-name="a1353">
                    <text:list-item>
                      <text:list text:style-name="a1353">
                        <text:list-item>
                          <text:list text:style-name="a1353">
                            <text:list-item>
                              <text:p text:style-name="a1352" text:class-names="" text:cond-style-name=""><text:span text:style-name="a1350" text:class-names="">第五層</text:span><text:span text:style-name="a1351" text:class-names=""/></text:p>
                            </text:list-item>
                          </text:list>
                        </text:list-item>
                      </text:list>
                    </text:list-item>
                  </text:list>
                </text:list-item>
              </text:list>
            </text:list-item>
          </text:list>
        </draw:text-box>
        <svg:title/>
        <svg:desc/>
      </draw:frame>
      <draw:frame draw:id="id130" presentation:style-name="a1357" draw:name="Rectangle 4" svg:x="0.75in" svg:y="6.83525in" svg:width="2.08333in" svg:height="0.49945in" presentation:class="date-time" presentation:placeholder="false">
        <draw:text-box>
          <text:p text:style-name="a1356" text:class-names="" text:cond-style-name=""><text:span text:style-name="a1355" text:class-names=""/></text:p>
        </draw:text-box>
        <svg:title/>
        <svg:desc/>
      </draw:frame>
      <draw:frame draw:id="id131" presentation:style-name="a1360" draw:name="Rectangle 5" svg:x="3.41667in" svg:y="6.83525in" svg:width="3.16667in" svg:height="0.49945in" presentation:class="footer" presentation:placeholder="false">
        <draw:text-box>
          <text:p text:style-name="a1359" text:class-names="" text:cond-style-name=""><text:span text:style-name="a1358" text:class-names=""/></text:p>
        </draw:text-box>
        <svg:title/>
        <svg:desc/>
      </draw:frame>
      <draw:frame draw:id="id132" presentation:style-name="a1363" draw:name="Rectangle 6" svg:x="7.41667in" svg:y="7.00228in" svg:width="2.08333in" svg:height="0.49945in" presentation:class="page-number" presentation:placeholder="false">
        <draw:text-box>
          <text:p text:style-name="a1362" text:class-names="" text:cond-style-name=""><text:span text:style-name="a1361" text:class-names=""><text:page-number style:num-format="1" text:fixed="false">‹#›</text:page-number></text:span></text:p>
        </draw:text-box>
        <svg:title/>
        <svg:desc/>
      </draw:frame>
      <presentation:notes style:page-layout-name="pageLayout2" draw:style-name="a1392">
        <draw:frame draw:id="id5" presentation:style-name="a1366" draw:name="Rectangle 2" svg:x="0in" svg:y="0in" svg:width="3.22396in" svg:height="0.54688in" presentation:class="header" presentation:placeholder="false">
          <draw:text-box>
            <text:p text:style-name="a1365" text:class-names="" text:cond-style-name=""><text:span text:style-name="a1364" text:class-names=""/></text:p>
          </draw:text-box>
          <svg:title/>
          <svg:desc/>
        </draw:frame>
        <draw:frame draw:id="id6" presentation:style-name="a1369" draw:name="Rectangle 3" svg:x="4.22049in" svg:y="0in" svg:width="3.22396in" svg:height="0.54688in" presentation:class="date-time" presentation:placeholder="false">
          <draw:text-box>
            <text:p text:style-name="a1368" text:class-names="" text:cond-style-name=""><text:span text:style-name="a1367" text:class-names=""/></text:p>
          </draw:text-box>
          <svg:title/>
          <svg:desc/>
        </draw:frame>
        <draw:page-thumbnail svg:x="1.01215in" svg:y="0.81424in" svg:width="5.43229in" svg:height="4.07639in" presentation:class="page" draw:id="id7" presentation:style-name="a1370" draw:name="Rectangle 4">
          <svg:title/>
          <svg:desc/>
        </draw:page-thumbnail>
        <draw:frame draw:id="id8" presentation:style-name="a1385" draw:name="Rectangle 5" svg:x="0.74479in" svg:y="5.16319in" svg:width="5.9566in" svg:height="4.89236in" presentation:class="notes" presentation:placeholder="false">
          <draw:text-box>
            <text:p text:style-name="a1372" text:class-names="" text:cond-style-name=""><text:span text:style-name="a1371" text:class-names="">按一下以編輯母片</text:span></text:p>
            <text:list text:style-name="a1375">
              <text:list-item>
                <text:list text:style-name="a1375">
                  <text:list-item>
                    <text:p text:style-name="a1374" text:class-names="" text:cond-style-name=""><text:span text:style-name="a1373" text:class-names="">第二層</text:span></text:p>
                  </text:list-item>
                </text:list>
              </text:list-item>
            </text:list>
            <text:list text:style-name="a1378">
              <text:list-item>
                <text:list text:style-name="a1378">
                  <text:list-item>
                    <text:list text:style-name="a1378">
                      <text:list-item>
                        <text:p text:style-name="a1377" text:class-names="" text:cond-style-name=""><text:span text:style-name="a1376" text:class-names="">第三層</text:span></text:p>
                      </text:list-item>
                    </text:list>
                  </text:list-item>
                </text:list>
              </text:list-item>
            </text:list>
            <text:list text:style-name="a1381">
              <text:list-item>
                <text:list text:style-name="a1381">
                  <text:list-item>
                    <text:list text:style-name="a1381">
                      <text:list-item>
                        <text:list text:style-name="a1381">
                          <text:list-item>
                            <text:p text:style-name="a1380" text:class-names="" text:cond-style-name=""><text:span text:style-name="a1379" text:class-names="">第四層</text:span></text:p>
                          </text:list-item>
                        </text:list>
                      </text:list-item>
                    </text:list>
                  </text:list-item>
                </text:list>
              </text:list-item>
            </text:list>
            <text:list text:style-name="a1384">
              <text:list-item>
                <text:list text:style-name="a1384">
                  <text:list-item>
                    <text:list text:style-name="a1384">
                      <text:list-item>
                        <text:list text:style-name="a1384">
                          <text:list-item>
                            <text:list text:style-name="a1384">
                              <text:list-item>
                                <text:p text:style-name="a1383" text:class-names="" text:cond-style-name=""><text:span text:style-name="a1382" text:class-names="">第五層</text:span></text:p>
                              </text:list-item>
                            </text:list>
                          </text:list-item>
                        </text:list>
                      </text:list-item>
                    </text:list>
                  </text:list-item>
                </text:list>
              </text:list-item>
            </text:list>
          </draw:text-box>
          <svg:title/>
          <svg:desc/>
        </draw:frame>
        <draw:frame draw:id="id9" presentation:style-name="a1388" draw:name="Rectangle 6" svg:x="0in" svg:y="10.32292in" svg:width="3.22396in" svg:height="0.54688in" presentation:class="footer" presentation:placeholder="false">
          <draw:text-box>
            <text:p text:style-name="a1387" text:class-names="" text:cond-style-name=""><text:span text:style-name="a1386" text:class-names=""/></text:p>
          </draw:text-box>
          <svg:title/>
          <svg:desc/>
        </draw:frame>
        <draw:frame draw:id="id10" presentation:style-name="a1391" draw:name="Rectangle 7" svg:x="3.57986in" svg:y="10.32292in" svg:width="3.22569in" svg:height="0.54688in" presentation:class="page-number" presentation:placeholder="false">
          <draw:text-box>
            <text:p text:style-name="a1390" text:class-names="" text:cond-style-name=""><text:span text:style-name="a1389" text:class-names=""><text:page-number style:num-format="1" text:fixed="false">‹#›</text:page-number></text:span></text:p>
          </draw:text-box>
          <svg:title/>
          <svg:desc/>
        </draw:frame>
      </presentation:notes>
    </style:master-page>
    <style:master-page style:name="Master2-Layout11-vertTitleAndTx-直排標題及文字" style:page-layout-name="pageLayout1" draw:style-name="a1393">
      <draw:frame draw:id="id133" presentation:style-name="a1397" draw:name="直排標題 1" svg:x="7.125in" svg:y="0.66649in" svg:width="2.125in" svg:height="6.00172in" presentation:class="title" presentation:placeholder="false">
        <draw:text-box>
          <text:p text:style-name="a1396" text:class-names="" text:cond-style-name=""><text:span text:style-name="a1394" text:class-names="">按一下以編輯母片標題樣式</text:span><text:span text:style-name="a1395" text:class-names=""/></text:p>
        </draw:text-box>
        <svg:title/>
        <svg:desc/>
      </draw:frame>
      <draw:frame draw:id="id134" presentation:style-name="a1414" draw:name="直排文字版面配置區 2" svg:x="0.75in" svg:y="0.66649in" svg:width="6.20833in" svg:height="6.00172in" presentation:class="outline" presentation:placeholder="false">
        <draw:text-box>
          <text:list text:style-name="a1400">
            <text:list-item>
              <text:p text:style-name="a1399" text:class-names="" text:cond-style-name=""><text:span text:style-name="a1398" text:class-names="">按一下以編輯母片文字樣式</text:span></text:p>
            </text:list-item>
          </text:list>
          <text:list text:style-name="a1403">
            <text:list-item>
              <text:list text:style-name="a1403">
                <text:list-item>
                  <text:p text:style-name="a1402" text:class-names="" text:cond-style-name=""><text:span text:style-name="a1401" text:class-names="">第二層</text:span></text:p>
                </text:list-item>
              </text:list>
            </text:list-item>
          </text:list>
          <text:list text:style-name="a1406">
            <text:list-item>
              <text:list text:style-name="a1406">
                <text:list-item>
                  <text:list text:style-name="a1406">
                    <text:list-item>
                      <text:p text:style-name="a1405" text:class-names="" text:cond-style-name=""><text:span text:style-name="a1404" text:class-names="">第三層</text:span></text:p>
                    </text:list-item>
                  </text:list>
                </text:list-item>
              </text:list>
            </text:list-item>
          </text:list>
          <text:list text:style-name="a1409">
            <text:list-item>
              <text:list text:style-name="a1409">
                <text:list-item>
                  <text:list text:style-name="a1409">
                    <text:list-item>
                      <text:list text:style-name="a1409">
                        <text:list-item>
                          <text:p text:style-name="a1408" text:class-names="" text:cond-style-name=""><text:span text:style-name="a1407" text:class-names="">第四層</text:span></text:p>
                        </text:list-item>
                      </text:list>
                    </text:list-item>
                  </text:list>
                </text:list-item>
              </text:list>
            </text:list-item>
          </text:list>
          <text:list text:style-name="a1413">
            <text:list-item>
              <text:list text:style-name="a1413">
                <text:list-item>
                  <text:list text:style-name="a1413">
                    <text:list-item>
                      <text:list text:style-name="a1413">
                        <text:list-item>
                          <text:list text:style-name="a1413">
                            <text:list-item>
                              <text:p text:style-name="a1412" text:class-names="" text:cond-style-name=""><text:span text:style-name="a1410" text:class-names="">第五層</text:span><text:span text:style-name="a1411" text:class-names=""/></text:p>
                            </text:list-item>
                          </text:list>
                        </text:list-item>
                      </text:list>
                    </text:list-item>
                  </text:list>
                </text:list-item>
              </text:list>
            </text:list-item>
          </text:list>
        </draw:text-box>
        <svg:title/>
        <svg:desc/>
      </draw:frame>
      <draw:frame draw:id="id135" presentation:style-name="a1417" draw:name="Rectangle 4" svg:x="0.75in" svg:y="6.83525in" svg:width="2.08333in" svg:height="0.49945in" presentation:class="date-time" presentation:placeholder="false">
        <draw:text-box>
          <text:p text:style-name="a1416" text:class-names="" text:cond-style-name=""><text:span text:style-name="a1415" text:class-names=""/></text:p>
        </draw:text-box>
        <svg:title/>
        <svg:desc/>
      </draw:frame>
      <draw:frame draw:id="id136" presentation:style-name="a1420" draw:name="Rectangle 5" svg:x="3.41667in" svg:y="6.83525in" svg:width="3.16667in" svg:height="0.49945in" presentation:class="footer" presentation:placeholder="false">
        <draw:text-box>
          <text:p text:style-name="a1419" text:class-names="" text:cond-style-name=""><text:span text:style-name="a1418" text:class-names=""/></text:p>
        </draw:text-box>
        <svg:title/>
        <svg:desc/>
      </draw:frame>
      <draw:frame draw:id="id137" presentation:style-name="a1423" draw:name="Rectangle 6" svg:x="7.41667in" svg:y="7.00228in" svg:width="2.08333in" svg:height="0.49945in" presentation:class="page-number" presentation:placeholder="false">
        <draw:text-box>
          <text:p text:style-name="a1422" text:class-names="" text:cond-style-name=""><text:span text:style-name="a1421" text:class-names=""><text:page-number style:num-format="1" text:fixed="false">‹#›</text:page-number></text:span></text:p>
        </draw:text-box>
        <svg:title/>
        <svg:desc/>
      </draw:frame>
      <presentation:notes style:page-layout-name="pageLayout2" draw:style-name="a1452">
        <draw:frame draw:id="id5" presentation:style-name="a1426" draw:name="Rectangle 2" svg:x="0in" svg:y="0in" svg:width="3.22396in" svg:height="0.54688in" presentation:class="header" presentation:placeholder="false">
          <draw:text-box>
            <text:p text:style-name="a1425" text:class-names="" text:cond-style-name=""><text:span text:style-name="a1424" text:class-names=""/></text:p>
          </draw:text-box>
          <svg:title/>
          <svg:desc/>
        </draw:frame>
        <draw:frame draw:id="id6" presentation:style-name="a1429" draw:name="Rectangle 3" svg:x="4.22049in" svg:y="0in" svg:width="3.22396in" svg:height="0.54688in" presentation:class="date-time" presentation:placeholder="false">
          <draw:text-box>
            <text:p text:style-name="a1428" text:class-names="" text:cond-style-name=""><text:span text:style-name="a1427" text:class-names=""/></text:p>
          </draw:text-box>
          <svg:title/>
          <svg:desc/>
        </draw:frame>
        <draw:page-thumbnail svg:x="1.01215in" svg:y="0.81424in" svg:width="5.43229in" svg:height="4.07639in" presentation:class="page" draw:id="id7" presentation:style-name="a1430" draw:name="Rectangle 4">
          <svg:title/>
          <svg:desc/>
        </draw:page-thumbnail>
        <draw:frame draw:id="id8" presentation:style-name="a1445" draw:name="Rectangle 5" svg:x="0.74479in" svg:y="5.16319in" svg:width="5.9566in" svg:height="4.89236in" presentation:class="notes" presentation:placeholder="false">
          <draw:text-box>
            <text:p text:style-name="a1432" text:class-names="" text:cond-style-name=""><text:span text:style-name="a1431" text:class-names="">按一下以編輯母片</text:span></text:p>
            <text:list text:style-name="a1435">
              <text:list-item>
                <text:list text:style-name="a1435">
                  <text:list-item>
                    <text:p text:style-name="a1434" text:class-names="" text:cond-style-name=""><text:span text:style-name="a1433" text:class-names="">第二層</text:span></text:p>
                  </text:list-item>
                </text:list>
              </text:list-item>
            </text:list>
            <text:list text:style-name="a1438">
              <text:list-item>
                <text:list text:style-name="a1438">
                  <text:list-item>
                    <text:list text:style-name="a1438">
                      <text:list-item>
                        <text:p text:style-name="a1437" text:class-names="" text:cond-style-name=""><text:span text:style-name="a1436" text:class-names="">第三層</text:span></text:p>
                      </text:list-item>
                    </text:list>
                  </text:list-item>
                </text:list>
              </text:list-item>
            </text:list>
            <text:list text:style-name="a1441">
              <text:list-item>
                <text:list text:style-name="a1441">
                  <text:list-item>
                    <text:list text:style-name="a1441">
                      <text:list-item>
                        <text:list text:style-name="a1441">
                          <text:list-item>
                            <text:p text:style-name="a1440" text:class-names="" text:cond-style-name=""><text:span text:style-name="a1439" text:class-names="">第四層</text:span></text:p>
                          </text:list-item>
                        </text:list>
                      </text:list-item>
                    </text:list>
                  </text:list-item>
                </text:list>
              </text:list-item>
            </text:list>
            <text:list text:style-name="a1444">
              <text:list-item>
                <text:list text:style-name="a1444">
                  <text:list-item>
                    <text:list text:style-name="a1444">
                      <text:list-item>
                        <text:list text:style-name="a1444">
                          <text:list-item>
                            <text:list text:style-name="a1444">
                              <text:list-item>
                                <text:p text:style-name="a1443" text:class-names="" text:cond-style-name=""><text:span text:style-name="a1442" text:class-names="">第五層</text:span></text:p>
                              </text:list-item>
                            </text:list>
                          </text:list-item>
                        </text:list>
                      </text:list-item>
                    </text:list>
                  </text:list-item>
                </text:list>
              </text:list-item>
            </text:list>
          </draw:text-box>
          <svg:title/>
          <svg:desc/>
        </draw:frame>
        <draw:frame draw:id="id9" presentation:style-name="a1448" draw:name="Rectangle 6" svg:x="0in" svg:y="10.32292in" svg:width="3.22396in" svg:height="0.54688in" presentation:class="footer" presentation:placeholder="false">
          <draw:text-box>
            <text:p text:style-name="a1447" text:class-names="" text:cond-style-name=""><text:span text:style-name="a1446" text:class-names=""/></text:p>
          </draw:text-box>
          <svg:title/>
          <svg:desc/>
        </draw:frame>
        <draw:frame draw:id="id10" presentation:style-name="a1451" draw:name="Rectangle 7" svg:x="3.57986in" svg:y="10.32292in" svg:width="3.22569in" svg:height="0.54688in" presentation:class="page-number" presentation:placeholder="false">
          <draw:text-box>
            <text:p text:style-name="a1450" text:class-names="" text:cond-style-name=""><text:span text:style-name="a1449" text:class-names=""><text:page-number style:num-format="1" text:fixed="false">‹#›</text:page-number></text:span></text:p>
          </draw:text-box>
          <svg:title/>
          <svg:desc/>
        </draw:frame>
      </presentation:notes>
    </style:master-page>
    <style:master-page style:name="Master2-Layout12-txAndObj-標題，文字及物件" style:page-layout-name="pageLayout1" draw:style-name="a1453">
      <draw:frame draw:id="id138" presentation:style-name="a1457" draw:name="標題 1" svg:x="0.75in" svg:y="0.66649in" svg:width="8.5in" svg:height="1.25029in" presentation:class="title" presentation:placeholder="false">
        <draw:text-box>
          <text:p text:style-name="a1456" text:class-names="" text:cond-style-name=""><text:span text:style-name="a1454" text:class-names="">按一下以編輯母片標題樣式</text:span><text:span text:style-name="a1455" text:class-names=""/></text:p>
        </draw:text-box>
        <svg:title/>
        <svg:desc/>
      </draw:frame>
      <draw:frame draw:id="id139" presentation:style-name="a1474" draw:name="文字版面配置區 2" svg:x="0.75in" svg:y="2.16651in" svg:width="4.16667in" svg:height="4.5017in" presentation:class="outline" presentation:placeholder="false">
        <draw:text-box>
          <text:list text:style-name="a1460">
            <text:list-item>
              <text:p text:style-name="a1459" text:class-names="" text:cond-style-name=""><text:span text:style-name="a1458" text:class-names="">按一下以編輯母片文字樣式</text:span></text:p>
            </text:list-item>
          </text:list>
          <text:list text:style-name="a1463">
            <text:list-item>
              <text:list text:style-name="a1463">
                <text:list-item>
                  <text:p text:style-name="a1462" text:class-names="" text:cond-style-name=""><text:span text:style-name="a1461" text:class-names="">第二層</text:span></text:p>
                </text:list-item>
              </text:list>
            </text:list-item>
          </text:list>
          <text:list text:style-name="a1466">
            <text:list-item>
              <text:list text:style-name="a1466">
                <text:list-item>
                  <text:list text:style-name="a1466">
                    <text:list-item>
                      <text:p text:style-name="a1465" text:class-names="" text:cond-style-name=""><text:span text:style-name="a1464" text:class-names="">第三層</text:span></text:p>
                    </text:list-item>
                  </text:list>
                </text:list-item>
              </text:list>
            </text:list-item>
          </text:list>
          <text:list text:style-name="a1469">
            <text:list-item>
              <text:list text:style-name="a1469">
                <text:list-item>
                  <text:list text:style-name="a1469">
                    <text:list-item>
                      <text:list text:style-name="a1469">
                        <text:list-item>
                          <text:p text:style-name="a1468" text:class-names="" text:cond-style-name=""><text:span text:style-name="a1467" text:class-names="">第四層</text:span></text:p>
                        </text:list-item>
                      </text:list>
                    </text:list-item>
                  </text:list>
                </text:list-item>
              </text:list>
            </text:list-item>
          </text:list>
          <text:list text:style-name="a1473">
            <text:list-item>
              <text:list text:style-name="a1473">
                <text:list-item>
                  <text:list text:style-name="a1473">
                    <text:list-item>
                      <text:list text:style-name="a1473">
                        <text:list-item>
                          <text:list text:style-name="a1473">
                            <text:list-item>
                              <text:p text:style-name="a1472" text:class-names="" text:cond-style-name=""><text:span text:style-name="a1470" text:class-names="">第五層</text:span><text:span text:style-name="a1471" text:class-names=""/></text:p>
                            </text:list-item>
                          </text:list>
                        </text:list-item>
                      </text:list>
                    </text:list-item>
                  </text:list>
                </text:list-item>
              </text:list>
            </text:list-item>
          </text:list>
        </draw:text-box>
        <svg:title/>
        <svg:desc/>
      </draw:frame>
      <draw:frame draw:id="id140" presentation:style-name="a1491" draw:name="內容版面配置區 3" svg:x="5.08333in" svg:y="2.16651in" svg:width="4.16667in" svg:height="4.5017in" presentation:class="object" presentation:placeholder="false">
        <draw:text-box>
          <text:list text:style-name="a1477">
            <text:list-item>
              <text:p text:style-name="a1476" text:class-names="" text:cond-style-name=""><text:span text:style-name="a1475" text:class-names="">按一下以編輯母片文字樣式</text:span></text:p>
            </text:list-item>
          </text:list>
          <text:list text:style-name="a1480">
            <text:list-item>
              <text:list text:style-name="a1480">
                <text:list-item>
                  <text:p text:style-name="a1479" text:class-names="" text:cond-style-name=""><text:span text:style-name="a1478" text:class-names="">第二層</text:span></text:p>
                </text:list-item>
              </text:list>
            </text:list-item>
          </text:list>
          <text:list text:style-name="a1483">
            <text:list-item>
              <text:list text:style-name="a1483">
                <text:list-item>
                  <text:list text:style-name="a1483">
                    <text:list-item>
                      <text:p text:style-name="a1482" text:class-names="" text:cond-style-name=""><text:span text:style-name="a1481" text:class-names="">第三層</text:span></text:p>
                    </text:list-item>
                  </text:list>
                </text:list-item>
              </text:list>
            </text:list-item>
          </text:list>
          <text:list text:style-name="a1486">
            <text:list-item>
              <text:list text:style-name="a1486">
                <text:list-item>
                  <text:list text:style-name="a1486">
                    <text:list-item>
                      <text:list text:style-name="a1486">
                        <text:list-item>
                          <text:p text:style-name="a1485" text:class-names="" text:cond-style-name=""><text:span text:style-name="a1484" text:class-names="">第四層</text:span></text:p>
                        </text:list-item>
                      </text:list>
                    </text:list-item>
                  </text:list>
                </text:list-item>
              </text:list>
            </text:list-item>
          </text:list>
          <text:list text:style-name="a1490">
            <text:list-item>
              <text:list text:style-name="a1490">
                <text:list-item>
                  <text:list text:style-name="a1490">
                    <text:list-item>
                      <text:list text:style-name="a1490">
                        <text:list-item>
                          <text:list text:style-name="a1490">
                            <text:list-item>
                              <text:p text:style-name="a1489" text:class-names="" text:cond-style-name=""><text:span text:style-name="a1487" text:class-names="">第五層</text:span><text:span text:style-name="a1488" text:class-names=""/></text:p>
                            </text:list-item>
                          </text:list>
                        </text:list-item>
                      </text:list>
                    </text:list-item>
                  </text:list>
                </text:list-item>
              </text:list>
            </text:list-item>
          </text:list>
        </draw:text-box>
        <svg:title/>
        <svg:desc/>
      </draw:frame>
      <draw:frame draw:id="id141" presentation:style-name="a1494" draw:name="Rectangle 4" svg:x="0.75in" svg:y="6.83525in" svg:width="2.08333in" svg:height="0.49945in" presentation:class="date-time" presentation:placeholder="false">
        <draw:text-box>
          <text:p text:style-name="a1493" text:class-names="" text:cond-style-name=""><text:span text:style-name="a1492" text:class-names=""/></text:p>
        </draw:text-box>
        <svg:title/>
        <svg:desc/>
      </draw:frame>
      <draw:frame draw:id="id142" presentation:style-name="a1497" draw:name="Rectangle 5" svg:x="3.41667in" svg:y="6.83525in" svg:width="3.16667in" svg:height="0.49945in" presentation:class="footer" presentation:placeholder="false">
        <draw:text-box>
          <text:p text:style-name="a1496" text:class-names="" text:cond-style-name=""><text:span text:style-name="a1495" text:class-names=""/></text:p>
        </draw:text-box>
        <svg:title/>
        <svg:desc/>
      </draw:frame>
      <draw:frame draw:id="id143" presentation:style-name="a1500" draw:name="Rectangle 6" svg:x="7.41667in" svg:y="7.00228in" svg:width="2.08333in" svg:height="0.49945in" presentation:class="page-number" presentation:placeholder="false">
        <draw:text-box>
          <text:p text:style-name="a1499" text:class-names="" text:cond-style-name=""><text:span text:style-name="a1498" text:class-names=""><text:page-number style:num-format="1" text:fixed="false">‹#›</text:page-number></text:span></text:p>
        </draw:text-box>
        <svg:title/>
        <svg:desc/>
      </draw:frame>
      <presentation:notes style:page-layout-name="pageLayout2" draw:style-name="a1529">
        <draw:frame draw:id="id5" presentation:style-name="a1503" draw:name="Rectangle 2" svg:x="0in" svg:y="0in" svg:width="3.22396in" svg:height="0.54688in" presentation:class="header" presentation:placeholder="false">
          <draw:text-box>
            <text:p text:style-name="a1502" text:class-names="" text:cond-style-name=""><text:span text:style-name="a1501" text:class-names=""/></text:p>
          </draw:text-box>
          <svg:title/>
          <svg:desc/>
        </draw:frame>
        <draw:frame draw:id="id6" presentation:style-name="a1506" draw:name="Rectangle 3" svg:x="4.22049in" svg:y="0in" svg:width="3.22396in" svg:height="0.54688in" presentation:class="date-time" presentation:placeholder="false">
          <draw:text-box>
            <text:p text:style-name="a1505" text:class-names="" text:cond-style-name=""><text:span text:style-name="a1504" text:class-names=""/></text:p>
          </draw:text-box>
          <svg:title/>
          <svg:desc/>
        </draw:frame>
        <draw:page-thumbnail svg:x="1.01215in" svg:y="0.81424in" svg:width="5.43229in" svg:height="4.07639in" presentation:class="page" draw:id="id7" presentation:style-name="a1507" draw:name="Rectangle 4">
          <svg:title/>
          <svg:desc/>
        </draw:page-thumbnail>
        <draw:frame draw:id="id8" presentation:style-name="a1522" draw:name="Rectangle 5" svg:x="0.74479in" svg:y="5.16319in" svg:width="5.9566in" svg:height="4.89236in" presentation:class="notes" presentation:placeholder="false">
          <draw:text-box>
            <text:p text:style-name="a1509" text:class-names="" text:cond-style-name=""><text:span text:style-name="a1508" text:class-names="">按一下以編輯母片</text:span></text:p>
            <text:list text:style-name="a1512">
              <text:list-item>
                <text:list text:style-name="a1512">
                  <text:list-item>
                    <text:p text:style-name="a1511" text:class-names="" text:cond-style-name=""><text:span text:style-name="a1510" text:class-names="">第二層</text:span></text:p>
                  </text:list-item>
                </text:list>
              </text:list-item>
            </text:list>
            <text:list text:style-name="a1515">
              <text:list-item>
                <text:list text:style-name="a1515">
                  <text:list-item>
                    <text:list text:style-name="a1515">
                      <text:list-item>
                        <text:p text:style-name="a1514" text:class-names="" text:cond-style-name=""><text:span text:style-name="a1513" text:class-names="">第三層</text:span></text:p>
                      </text:list-item>
                    </text:list>
                  </text:list-item>
                </text:list>
              </text:list-item>
            </text:list>
            <text:list text:style-name="a1518">
              <text:list-item>
                <text:list text:style-name="a1518">
                  <text:list-item>
                    <text:list text:style-name="a1518">
                      <text:list-item>
                        <text:list text:style-name="a1518">
                          <text:list-item>
                            <text:p text:style-name="a1517" text:class-names="" text:cond-style-name=""><text:span text:style-name="a1516" text:class-names="">第四層</text:span></text:p>
                          </text:list-item>
                        </text:list>
                      </text:list-item>
                    </text:list>
                  </text:list-item>
                </text:list>
              </text:list-item>
            </text:list>
            <text:list text:style-name="a1521">
              <text:list-item>
                <text:list text:style-name="a1521">
                  <text:list-item>
                    <text:list text:style-name="a1521">
                      <text:list-item>
                        <text:list text:style-name="a1521">
                          <text:list-item>
                            <text:list text:style-name="a1521">
                              <text:list-item>
                                <text:p text:style-name="a1520" text:class-names="" text:cond-style-name=""><text:span text:style-name="a1519" text:class-names="">第五層</text:span></text:p>
                              </text:list-item>
                            </text:list>
                          </text:list-item>
                        </text:list>
                      </text:list-item>
                    </text:list>
                  </text:list-item>
                </text:list>
              </text:list-item>
            </text:list>
          </draw:text-box>
          <svg:title/>
          <svg:desc/>
        </draw:frame>
        <draw:frame draw:id="id9" presentation:style-name="a1525" draw:name="Rectangle 6" svg:x="0in" svg:y="10.32292in" svg:width="3.22396in" svg:height="0.54688in" presentation:class="footer" presentation:placeholder="false">
          <draw:text-box>
            <text:p text:style-name="a1524" text:class-names="" text:cond-style-name=""><text:span text:style-name="a1523" text:class-names=""/></text:p>
          </draw:text-box>
          <svg:title/>
          <svg:desc/>
        </draw:frame>
        <draw:frame draw:id="id10" presentation:style-name="a1528" draw:name="Rectangle 7" svg:x="3.57986in" svg:y="10.32292in" svg:width="3.22569in" svg:height="0.54688in" presentation:class="page-number" presentation:placeholder="false">
          <draw:text-box>
            <text:p text:style-name="a1527" text:class-names="" text:cond-style-name=""><text:span text:style-name="a1526" text:class-names=""><text:page-number style:num-format="1" text:fixed="false">‹#›</text:page-number></text:span></text:p>
          </draw:text-box>
          <svg:title/>
          <svg:desc/>
        </draw:frame>
      </presentation:notes>
    </style:master-page>
    <style:handout-master style:page-layout-name="pageLayout3" draw:style-name="a1530">
      <draw:frame draw:id="id144" presentation:style-name="a1533" draw:name="Rectangle 2" svg:x="0in" svg:y="0in" svg:width="3.22396in" svg:height="0.54688in" presentation:class="header" presentation:placeholder="false">
        <draw:text-box>
          <text:p text:style-name="a1532" text:class-names="" text:cond-style-name=""><text:span text:style-name="a1531" text:class-names=""/></text:p>
        </draw:text-box>
        <svg:title/>
        <svg:desc/>
      </draw:frame>
      <draw:frame draw:id="id145" presentation:style-name="a1536" draw:name="Rectangle 3" svg:x="4.22049in" svg:y="0in" svg:width="3.22396in" svg:height="0.54688in" presentation:class="date-time" presentation:placeholder="false">
        <draw:text-box>
          <text:p text:style-name="a1535" text:class-names="" text:cond-style-name=""><text:span text:style-name="a1534" text:class-names=""/></text:p>
        </draw:text-box>
        <svg:title/>
        <svg:desc/>
      </draw:frame>
      <draw:frame draw:id="id146" presentation:style-name="a1539" draw:name="Rectangle 4" svg:x="0in" svg:y="10.32292in" svg:width="3.22396in" svg:height="0.54688in" presentation:class="footer" presentation:placeholder="false">
        <draw:text-box>
          <text:p text:style-name="a1538" text:class-names="" text:cond-style-name=""><text:span text:style-name="a1537" text:class-names=""/></text:p>
        </draw:text-box>
        <svg:title/>
        <svg:desc/>
      </draw:frame>
      <draw:frame draw:id="id147" presentation:style-name="a1542" draw:name="Rectangle 5" svg:x="4.22049in" svg:y="10.32292in" svg:width="3.22396in" svg:height="0.54688in" presentation:class="page-number" presentation:placeholder="false">
        <draw:text-box>
          <text:p text:style-name="a1541" text:class-names="" text:cond-style-name=""><text:span text:style-name="a1540" text:class-names=""><text:page-number style:num-format="1" text:fixed="false">‹#›</text:page-number></text:span></text:p>
        </draw:text-box>
        <svg:title/>
        <svg:desc/>
      </draw:frame>
      <draw:page-thumbnail draw:page-number="1" svg:x="0.52083in" svg:y="1.13715in" svg:width="3.05208in" svg:height="2.28819in"/>
      <draw:page-thumbnail draw:page-number="2" svg:x="3.86979in" svg:y="1.13715in" svg:width="3.05208in" svg:height="2.28819in"/>
      <draw:page-thumbnail draw:page-number="3" svg:x="0.52083in" svg:y="4.28819in" svg:width="3.05208in" svg:height="2.28819in"/>
      <draw:page-thumbnail draw:page-number="4" svg:x="3.86979in" svg:y="4.28819in" svg:width="3.05208in" svg:height="2.28819in"/>
      <draw:page-thumbnail draw:page-number="5" svg:x="0.52083in" svg:y="7.43924in" svg:width="3.05208in" svg:height="2.28819in"/>
      <draw:page-thumbnail draw:page-number="6" svg:x="3.86979in" svg:y="7.43924in" svg:width="3.05208in" svg:height="2.28819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How Taiwan's National Health Insurance provides universal coverage while contain health cost inflation</dc:title>
    <meta:initial-creator>劉彥秀</meta:initial-creator>
    <dc:creator>國會聯絡組林玲瑤</dc:creator>
    <meta:creation-date>2004-11-15T06:16:02Z</meta:creation-date>
    <dc:date>2015-06-02T07:31:39Z</dc:date>
    <meta:print-date>2015-05-29T09:45:38Z</meta:print-date>
    <meta:editing-cycles>1746</meta:editing-cycles>
    <meta:editing-duration>PT1149906S</meta:editing-duration>
    <meta:document-statistic meta:paragraph-count="192" meta:word-count="2498"/>
  </office:meta>
</office:document-meta>
</file>